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4669in" svg:height="5.035in" svg:x="5.6063in" svg:y="0.2063in">
            <draw:object draw:notify-on-update-of-ranges="Sheet1.A1:Sheet1.A709 Sheet1.B1:Sheet1.B709 Sheet1.C1:Sheet1.C709 Sheet1.D1:Sheet1.D7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00319125753172" calcext:value-type="float">
            <text:p>0.0031912575</text:p>
          </table:table-cell>
          <table:table-cell office:value-type="float" office:value="0.00286314048392" calcext:value-type="float">
            <text:p>0.0028631405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 [m]</text:p>
          </table:table-cell>
          <table:table-cell/>
        </table:table-row>
        <table:table-row table:style-name="ro1">
          <table:table-cell office:value-type="float" office:value="0.00319457402325" calcext:value-type="float">
            <text:p>0.003194574</text:p>
          </table:table-cell>
          <table:table-cell office:value-type="float" office:value="0.00286599846624" calcext:value-type="float">
            <text:p>0.0028659985</text:p>
          </table:table-cell>
          <table:table-cell office:value-type="float" office:value="0.00000800000000111822" calcext:value-type="float">
            <text:p>0.000008</text:p>
          </table:table-cell>
          <table:table-cell office:value-type="float" office:value="0.0000310000000069976" calcext:value-type="float">
            <text:p>0.000031</text:p>
          </table:table-cell>
          <table:table-cell/>
        </table:table-row>
        <table:table-row table:style-name="ro1">
          <table:table-cell office:value-type="float" office:value="0.00319913856252" calcext:value-type="float">
            <text:p>0.0031991386</text:p>
          </table:table-cell>
          <table:table-cell office:value-type="float" office:value="0.00287017778238" calcext:value-type="float">
            <text:p>0.0028701778</text:p>
          </table:table-cell>
          <table:table-cell office:value-type="float" office:value="0.0367359999999977" calcext:value-type="float">
            <text:p>0.036736</text:p>
          </table:table-cell>
          <table:table-cell office:value-type="float" office:value="0.0220640000000003" calcext:value-type="float">
            <text:p>0.022064</text:p>
          </table:table-cell>
          <table:table-cell table:formula="of:=ATAN2([.C3];[.D3])" office:value-type="float" office:value="0.540867729734101" calcext:value-type="float">
            <text:p>0.5408677297</text:p>
          </table:table-cell>
        </table:table-row>
        <table:table-row table:style-name="ro1">
          <table:table-cell office:value-type="float" office:value="0.00320366828721" calcext:value-type="float">
            <text:p>0.0032036683</text:p>
          </table:table-cell>
          <table:table-cell office:value-type="float" office:value="0.00287436864549" calcext:value-type="float">
            <text:p>0.0028743686</text:p>
          </table:table-cell>
          <table:table-cell office:value-type="float" office:value="0.0734629999999967" calcext:value-type="float">
            <text:p>0.073463</text:p>
          </table:table-cell>
          <table:table-cell office:value-type="float" office:value="0.0440979999999911" calcext:value-type="float">
            <text:p>0.044098</text:p>
          </table:table-cell>
          <table:table-cell/>
        </table:table-row>
        <table:table-row table:style-name="ro1">
          <table:table-cell office:value-type="float" office:value="0.00320854549906" calcext:value-type="float">
            <text:p>0.0032085455</text:p>
          </table:table-cell>
          <table:table-cell office:value-type="float" office:value="0.00287871324473" calcext:value-type="float">
            <text:p>0.0028787132</text:p>
          </table:table-cell>
          <table:table-cell office:value-type="float" office:value="0.110191" calcext:value-type="float">
            <text:p>0.110191</text:p>
          </table:table-cell>
          <table:table-cell office:value-type="float" office:value="0.0661320000000103" calcext:value-type="float">
            <text:p>0.066132</text:p>
          </table:table-cell>
          <table:table-cell/>
        </table:table-row>
        <table:table-row table:style-name="ro1">
          <table:table-cell office:value-type="float" office:value="0.00321082836858" calcext:value-type="float">
            <text:p>0.0032108284</text:p>
          </table:table-cell>
          <table:table-cell office:value-type="float" office:value="0.00288088535986" calcext:value-type="float">
            <text:p>0.0028808854</text:p>
          </table:table-cell>
          <table:table-cell office:value-type="float" office:value="0.146918999999997" calcext:value-type="float">
            <text:p>0.146919</text:p>
          </table:table-cell>
          <table:table-cell office:value-type="float" office:value="0.0881650000000036" calcext:value-type="float">
            <text:p>0.088165</text:p>
          </table:table-cell>
          <table:table-cell/>
        </table:table-row>
        <table:table-row table:style-name="ro1">
          <table:table-cell office:value-type="float" office:value="0.00321545992856" calcext:value-type="float">
            <text:p>0.0032154599</text:p>
          </table:table-cell>
          <table:table-cell office:value-type="float" office:value="0.00288502389617" calcext:value-type="float">
            <text:p>0.0028850239</text:p>
          </table:table-cell>
          <table:table-cell office:value-type="float" office:value="0.183647000000001" calcext:value-type="float">
            <text:p>0.183647</text:p>
          </table:table-cell>
          <table:table-cell office:value-type="float" office:value="0.110198999999994" calcext:value-type="float">
            <text:p>0.110199</text:p>
          </table:table-cell>
          <table:table-cell/>
        </table:table-row>
        <table:table-row table:style-name="ro1">
          <table:table-cell office:value-type="float" office:value="0.00322016336367" calcext:value-type="float">
            <text:p>0.0032201634</text:p>
          </table:table-cell>
          <table:table-cell office:value-type="float" office:value="0.0028892569394" calcext:value-type="float">
            <text:p>0.0028892569</text:p>
          </table:table-cell>
          <table:table-cell office:value-type="float" office:value="0.220374999999997" calcext:value-type="float">
            <text:p>0.220375</text:p>
          </table:table-cell>
          <table:table-cell office:value-type="float" office:value="0.132233000000014" calcext:value-type="float">
            <text:p>0.132233</text:p>
          </table:table-cell>
          <table:table-cell/>
        </table:table-row>
        <table:table-row table:style-name="ro1">
          <table:table-cell office:value-type="float" office:value="0.00322473947587" calcext:value-type="float">
            <text:p>0.0032247395</text:p>
          </table:table-cell>
          <table:table-cell office:value-type="float" office:value="0.00289341010457" calcext:value-type="float">
            <text:p>0.0028934101</text:p>
          </table:table-cell>
          <table:table-cell office:value-type="float" office:value="0.257103000000001" calcext:value-type="float">
            <text:p>0.257103</text:p>
          </table:table-cell>
          <table:table-cell office:value-type="float" office:value="0.154266000000007" calcext:value-type="float">
            <text:p>0.154266</text:p>
          </table:table-cell>
          <table:table-cell/>
        </table:table-row>
        <table:table-row table:style-name="ro1">
          <table:table-cell office:value-type="float" office:value="0.00322940052493" calcext:value-type="float">
            <text:p>0.0032294005</text:p>
          </table:table-cell>
          <table:table-cell office:value-type="float" office:value="0.00289765414139" calcext:value-type="float">
            <text:p>0.0028976541</text:p>
          </table:table-cell>
          <table:table-cell office:value-type="float" office:value="0.293830999999997" calcext:value-type="float">
            <text:p>0.293831</text:p>
          </table:table-cell>
          <table:table-cell office:value-type="float" office:value="0.176299999999998" calcext:value-type="float">
            <text:p>0.1763</text:p>
          </table:table-cell>
          <table:table-cell/>
        </table:table-row>
        <table:table-row table:style-name="ro1">
          <table:table-cell office:value-type="float" office:value="0.00323401370041" calcext:value-type="float">
            <text:p>0.0032340137</text:p>
          </table:table-cell>
          <table:table-cell office:value-type="float" office:value="0.00290178873232" calcext:value-type="float">
            <text:p>0.0029017887</text:p>
          </table:table-cell>
          <table:table-cell office:value-type="float" office:value="0.330559000000001" calcext:value-type="float">
            <text:p>0.330559</text:p>
          </table:table-cell>
          <table:table-cell office:value-type="float" office:value="0.198333999999988" calcext:value-type="float">
            <text:p>0.198334</text:p>
          </table:table-cell>
          <table:table-cell/>
        </table:table-row>
        <table:table-row table:style-name="ro1">
          <table:table-cell office:value-type="float" office:value="0.00323862886399" calcext:value-type="float">
            <text:p>0.0032386289</text:p>
          </table:table-cell>
          <table:table-cell office:value-type="float" office:value="0.0029060227213" calcext:value-type="float">
            <text:p>0.0029060227</text:p>
          </table:table-cell>
          <table:table-cell office:value-type="float" office:value="0.367286999999998" calcext:value-type="float">
            <text:p>0.367287</text:p>
          </table:table-cell>
          <table:table-cell office:value-type="float" office:value="0.22036700000001" calcext:value-type="float">
            <text:p>0.220367</text:p>
          </table:table-cell>
          <table:table-cell/>
        </table:table-row>
        <table:table-row table:style-name="ro1">
          <table:table-cell office:value-type="float" office:value="0.00324318951409" calcext:value-type="float">
            <text:p>0.0032431895</text:p>
          </table:table-cell>
          <table:table-cell office:value-type="float" office:value="0.00291004323593" calcext:value-type="float">
            <text:p>0.0029100432</text:p>
          </table:table-cell>
          <table:table-cell office:value-type="float" office:value="0.404015000000001" calcext:value-type="float">
            <text:p>0.404015</text:p>
          </table:table-cell>
          <table:table-cell office:value-type="float" office:value="0.242401000000001" calcext:value-type="float">
            <text:p>0.242401</text:p>
          </table:table-cell>
          <table:table-cell/>
        </table:table-row>
        <table:table-row table:style-name="ro1">
          <table:table-cell office:value-type="float" office:value="0.00324558882599" calcext:value-type="float">
            <text:p>0.0032455888</text:p>
          </table:table-cell>
          <table:table-cell office:value-type="float" office:value="0.00291215580225" calcext:value-type="float">
            <text:p>0.0029121558</text:p>
          </table:table-cell>
          <table:table-cell office:value-type="float" office:value="0.440742" calcext:value-type="float">
            <text:p>0.440742</text:p>
          </table:table-cell>
          <table:table-cell office:value-type="float" office:value="0.264434999999992" calcext:value-type="float">
            <text:p>0.264435</text:p>
          </table:table-cell>
          <table:table-cell/>
        </table:table-row>
        <table:table-row table:style-name="ro1">
          <table:table-cell office:value-type="float" office:value="0.00325015318638" calcext:value-type="float">
            <text:p>0.0032501532</text:p>
          </table:table-cell>
          <table:table-cell office:value-type="float" office:value="0.00291638915849" calcext:value-type="float">
            <text:p>0.0029163892</text:p>
          </table:table-cell>
          <table:table-cell office:value-type="float" office:value="0.477469999999997" calcext:value-type="float">
            <text:p>0.47747</text:p>
          </table:table-cell>
          <table:table-cell office:value-type="float" office:value="0.286469000000011" calcext:value-type="float">
            <text:p>0.286469</text:p>
          </table:table-cell>
          <table:table-cell/>
        </table:table-row>
        <table:table-row table:style-name="ro1">
          <table:table-cell office:value-type="float" office:value="0.00325499816893" calcext:value-type="float">
            <text:p>0.0032549982</text:p>
          </table:table-cell>
          <table:table-cell office:value-type="float" office:value="0.00292068652043" calcext:value-type="float">
            <text:p>0.0029206865</text:p>
          </table:table-cell>
          <table:table-cell office:value-type="float" office:value="0.514198" calcext:value-type="float">
            <text:p>0.514198</text:p>
          </table:table-cell>
          <table:table-cell office:value-type="float" office:value="0.308502000000004" calcext:value-type="float">
            <text:p>0.308502</text:p>
          </table:table-cell>
          <table:table-cell/>
        </table:table-row>
        <table:table-row table:style-name="ro1">
          <table:table-cell office:value-type="float" office:value="0.00325938051928" calcext:value-type="float">
            <text:p>0.0032593805</text:p>
          </table:table-cell>
          <table:table-cell office:value-type="float" office:value="0.00292475167654" calcext:value-type="float">
            <text:p>0.0029247517</text:p>
          </table:table-cell>
          <table:table-cell office:value-type="float" office:value="0.550925999999997" calcext:value-type="float">
            <text:p>0.550926</text:p>
          </table:table-cell>
          <table:table-cell office:value-type="float" office:value="0.330535999999995" calcext:value-type="float">
            <text:p>0.330536</text:p>
          </table:table-cell>
          <table:table-cell/>
        </table:table-row>
        <table:table-row table:style-name="ro1">
          <table:table-cell office:value-type="float" office:value="0.00326411995777" calcext:value-type="float">
            <text:p>0.00326412</text:p>
          </table:table-cell>
          <table:table-cell office:value-type="float" office:value="0.00292909446639" calcext:value-type="float">
            <text:p>0.0029290945</text:p>
          </table:table-cell>
          <table:table-cell office:value-type="float" office:value="0.587654000000001" calcext:value-type="float">
            <text:p>0.587654</text:p>
          </table:table-cell>
          <table:table-cell office:value-type="float" office:value="0.352569999999986" calcext:value-type="float">
            <text:p>0.35257</text:p>
          </table:table-cell>
          <table:table-cell/>
        </table:table-row>
        <table:table-row table:style-name="ro1">
          <table:table-cell office:value-type="float" office:value="0.00326880217866" calcext:value-type="float">
            <text:p>0.0032688022</text:p>
          </table:table-cell>
          <table:table-cell office:value-type="float" office:value="0.00293327536484" calcext:value-type="float">
            <text:p>0.0029332754</text:p>
          </table:table-cell>
          <table:table-cell office:value-type="float" office:value="0.624381999999997" calcext:value-type="float">
            <text:p>0.624382</text:p>
          </table:table-cell>
          <table:table-cell office:value-type="float" office:value="0.374603000000008" calcext:value-type="float">
            <text:p>0.374603</text:p>
          </table:table-cell>
          <table:table-cell/>
        </table:table-row>
        <table:table-row table:style-name="ro1">
          <table:table-cell office:value-type="float" office:value="0.00327382303879" calcext:value-type="float">
            <text:p>0.003273823</text:p>
          </table:table-cell>
          <table:table-cell office:value-type="float" office:value="0.0029378398721" calcext:value-type="float">
            <text:p>0.0029378399</text:p>
          </table:table-cell>
          <table:table-cell office:value-type="float" office:value="0.661110000000001" calcext:value-type="float">
            <text:p>0.66111</text:p>
          </table:table-cell>
          <table:table-cell office:value-type="float" office:value="0.396636999999998" calcext:value-type="float">
            <text:p>0.396637</text:p>
          </table:table-cell>
          <table:table-cell/>
        </table:table-row>
        <table:table-row table:style-name="ro1">
          <table:table-cell office:value-type="float" office:value="0.00327590939727" calcext:value-type="float">
            <text:p>0.0032759094</text:p>
          </table:table-cell>
          <table:table-cell office:value-type="float" office:value="0.00293965496652" calcext:value-type="float">
            <text:p>0.002939655</text:p>
          </table:table-cell>
          <table:table-cell office:value-type="float" office:value="0.697837999999997" calcext:value-type="float">
            <text:p>0.697838</text:p>
          </table:table-cell>
          <table:table-cell office:value-type="float" office:value="0.418670999999989" calcext:value-type="float">
            <text:p>0.418671</text:p>
          </table:table-cell>
          <table:table-cell/>
        </table:table-row>
        <table:table-row table:style-name="ro1">
          <table:table-cell office:value-type="float" office:value="0.00328047075032" calcext:value-type="float">
            <text:p>0.0032804708</text:p>
          </table:table-cell>
          <table:table-cell office:value-type="float" office:value="0.0029437348249" calcext:value-type="float">
            <text:p>0.0029437348</text:p>
          </table:table-cell>
          <table:table-cell office:value-type="float" office:value="0.734566000000001" calcext:value-type="float">
            <text:p>0.734566</text:p>
          </table:table-cell>
          <table:table-cell office:value-type="float" office:value="0.440719999999999" calcext:value-type="float">
            <text:p>0.44072</text:p>
          </table:table-cell>
          <table:table-cell/>
        </table:table-row>
        <table:table-row table:style-name="ro1">
          <table:table-cell office:value-type="float" office:value="0.00328491287421" calcext:value-type="float">
            <text:p>0.0032849129</text:p>
          </table:table-cell>
          <table:table-cell office:value-type="float" office:value="0.00294795041251" calcext:value-type="float">
            <text:p>0.0029479504</text:p>
          </table:table-cell>
          <table:table-cell office:value-type="float" office:value="0.771293999999998" calcext:value-type="float">
            <text:p>0.771294</text:p>
          </table:table-cell>
          <table:table-cell office:value-type="float" office:value="0.462752999999992" calcext:value-type="float">
            <text:p>0.462753</text:p>
          </table:table-cell>
          <table:table-cell/>
        </table:table-row>
        <table:table-row table:style-name="ro1">
          <table:table-cell office:value-type="float" office:value="0.00328945780622" calcext:value-type="float">
            <text:p>0.0032894578</text:p>
          </table:table-cell>
          <table:table-cell office:value-type="float" office:value="0.00295190899777" calcext:value-type="float">
            <text:p>0.002951909</text:p>
          </table:table-cell>
          <table:table-cell office:value-type="float" office:value="0.808022000000001" calcext:value-type="float">
            <text:p>0.808022</text:p>
          </table:table-cell>
          <table:table-cell office:value-type="float" office:value="0.484802000000002" calcext:value-type="float">
            <text:p>0.484802</text:p>
          </table:table-cell>
          <table:table-cell/>
        </table:table-row>
        <table:table-row table:style-name="ro1">
          <table:table-cell office:value-type="float" office:value="0.00329435437025" calcext:value-type="float">
            <text:p>0.0032943544</text:p>
          </table:table-cell>
          <table:table-cell office:value-type="float" office:value="0.00295630417027" calcext:value-type="float">
            <text:p>0.0029563042</text:p>
          </table:table-cell>
          <table:table-cell office:value-type="float" office:value="0.844749" calcext:value-type="float">
            <text:p>0.844749</text:p>
          </table:table-cell>
          <table:table-cell office:value-type="float" office:value="0.506835999999993" calcext:value-type="float">
            <text:p>0.506836</text:p>
          </table:table-cell>
          <table:table-cell/>
        </table:table-row>
        <table:table-row table:style-name="ro1">
          <table:table-cell office:value-type="float" office:value="0.00329917876351" calcext:value-type="float">
            <text:p>0.0032991788</text:p>
          </table:table-cell>
          <table:table-cell office:value-type="float" office:value="0.0029606415352" calcext:value-type="float">
            <text:p>0.0029606415</text:p>
          </table:table-cell>
          <table:table-cell office:value-type="float" office:value="0.881476999999997" calcext:value-type="float">
            <text:p>0.881477</text:p>
          </table:table-cell>
          <table:table-cell office:value-type="float" office:value="0.528885000000003" calcext:value-type="float">
            <text:p>0.528885</text:p>
          </table:table-cell>
          <table:table-cell/>
        </table:table-row>
        <table:table-row table:style-name="ro1">
          <table:table-cell office:value-type="float" office:value="0.00330359975786" calcext:value-type="float">
            <text:p>0.0033035998</text:p>
          </table:table-cell>
          <table:table-cell office:value-type="float" office:value="0.00296473134937" calcext:value-type="float">
            <text:p>0.0029647313</text:p>
          </table:table-cell>
          <table:table-cell office:value-type="float" office:value="0.918205" calcext:value-type="float">
            <text:p>0.918205</text:p>
          </table:table-cell>
          <table:table-cell office:value-type="float" office:value="0.550918999999993" calcext:value-type="float">
            <text:p>0.550919</text:p>
          </table:table-cell>
          <table:table-cell/>
        </table:table-row>
        <table:table-row table:style-name="ro1">
          <table:table-cell office:value-type="float" office:value="0.003308299036" calcext:value-type="float">
            <text:p>0.003308299</text:p>
          </table:table-cell>
          <table:table-cell office:value-type="float" office:value="0.00296897121926" calcext:value-type="float">
            <text:p>0.0029689712</text:p>
          </table:table-cell>
          <table:table-cell office:value-type="float" office:value="0.954932999999997" calcext:value-type="float">
            <text:p>0.954933</text:p>
          </table:table-cell>
          <table:table-cell office:value-type="float" office:value="0.572968000000003" calcext:value-type="float">
            <text:p>0.572968</text:p>
          </table:table-cell>
          <table:table-cell/>
        </table:table-row>
        <table:table-row table:style-name="ro1">
          <table:table-cell office:value-type="float" office:value="0.00331055704434" calcext:value-type="float">
            <text:p>0.003310557</text:p>
          </table:table-cell>
          <table:table-cell office:value-type="float" office:value="0.00297104913788" calcext:value-type="float">
            <text:p>0.0029710491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0.595000999999996" calcext:value-type="float">
            <text:p>0.595001</text:p>
          </table:table-cell>
          <table:table-cell/>
        </table:table-row>
        <table:table-row table:style-name="ro1">
          <table:table-cell office:value-type="float" office:value="0.00331522814556" calcext:value-type="float">
            <text:p>0.0033152281</text:p>
          </table:table-cell>
          <table:table-cell office:value-type="float" office:value="0.00297525078351" calcext:value-type="float">
            <text:p>0.0029752508</text:p>
          </table:table-cell>
          <table:table-cell office:value-type="float" office:value="1.028389" calcext:value-type="float">
            <text:p>1.028389</text:p>
          </table:table-cell>
          <table:table-cell office:value-type="float" office:value="0.617050000000006" calcext:value-type="float">
            <text:p>0.61705</text:p>
          </table:table-cell>
          <table:table-cell/>
        </table:table-row>
        <table:table-row table:style-name="ro1">
          <table:table-cell office:value-type="float" office:value="0.00331993185107" calcext:value-type="float">
            <text:p>0.0033199319</text:p>
          </table:table-cell>
          <table:table-cell office:value-type="float" office:value="0.00297957311287" calcext:value-type="float">
            <text:p>0.0029795731</text:p>
          </table:table-cell>
          <table:table-cell office:value-type="float" office:value="1.065117" calcext:value-type="float">
            <text:p>1.065117</text:p>
          </table:table-cell>
          <table:table-cell office:value-type="float" office:value="0.639083999999997" calcext:value-type="float">
            <text:p>0.639084</text:p>
          </table:table-cell>
          <table:table-cell/>
        </table:table-row>
        <table:table-row table:style-name="ro1">
          <table:table-cell office:value-type="float" office:value="0.00332441812086" calcext:value-type="float">
            <text:p>0.0033244181</text:p>
          </table:table-cell>
          <table:table-cell office:value-type="float" office:value="0.00298360716831" calcext:value-type="float">
            <text:p>0.0029836072</text:p>
          </table:table-cell>
          <table:table-cell office:value-type="float" office:value="1.101845" calcext:value-type="float">
            <text:p>1.101845</text:p>
          </table:table-cell>
          <table:table-cell office:value-type="float" office:value="0.661133000000007" calcext:value-type="float">
            <text:p>0.661133</text:p>
          </table:table-cell>
          <table:table-cell/>
        </table:table-row>
        <table:table-row table:style-name="ro1">
          <table:table-cell office:value-type="float" office:value="0.00332905485831" calcext:value-type="float">
            <text:p>0.0033290549</text:p>
          </table:table-cell>
          <table:table-cell office:value-type="float" office:value="0.00298765823359" calcext:value-type="float">
            <text:p>0.0029876582</text:p>
          </table:table-cell>
          <table:table-cell office:value-type="float" office:value="1.138573" calcext:value-type="float">
            <text:p>1.138573</text:p>
          </table:table-cell>
          <table:table-cell office:value-type="float" office:value="0.683166999999998" calcext:value-type="float">
            <text:p>0.683167</text:p>
          </table:table-cell>
          <table:table-cell/>
        </table:table-row>
        <table:table-row table:style-name="ro1">
          <table:table-cell office:value-type="float" office:value="0.0033336613211" calcext:value-type="float">
            <text:p>0.0033336613</text:p>
          </table:table-cell>
          <table:table-cell office:value-type="float" office:value="0.0029918977815" calcext:value-type="float">
            <text:p>0.0029918978</text:p>
          </table:table-cell>
          <table:table-cell office:value-type="float" office:value="1.175297" calcext:value-type="float">
            <text:p>1.175297</text:p>
          </table:table-cell>
          <table:table-cell office:value-type="float" office:value="0.70521500000001" calcext:value-type="float">
            <text:p>0.705215</text:p>
          </table:table-cell>
          <table:table-cell/>
        </table:table-row>
        <table:table-row table:style-name="ro1">
          <table:table-cell office:value-type="float" office:value="0.003337670228" calcext:value-type="float">
            <text:p>0.0033376702</text:p>
          </table:table-cell>
          <table:table-cell office:value-type="float" office:value="0.00299551291753" calcext:value-type="float">
            <text:p>0.0029955129</text:p>
          </table:table-cell>
          <table:table-cell office:value-type="float" office:value="1.212025" calcext:value-type="float">
            <text:p>1.212025</text:p>
          </table:table-cell>
          <table:table-cell office:value-type="float" office:value="0.727249" calcext:value-type="float">
            <text:p>0.727249</text:p>
          </table:table-cell>
          <table:table-cell/>
        </table:table-row>
        <table:table-row table:style-name="ro1">
          <table:table-cell office:value-type="float" office:value="0.00334076576621" calcext:value-type="float">
            <text:p>0.0033407658</text:p>
          </table:table-cell>
          <table:table-cell office:value-type="float" office:value="0.00299819533897" calcext:value-type="float">
            <text:p>0.0029981953</text:p>
          </table:table-cell>
          <table:table-cell office:value-type="float" office:value="1.248749" calcext:value-type="float">
            <text:p>1.248749</text:p>
          </table:table-cell>
          <table:table-cell office:value-type="float" office:value="0.74929800000001" calcext:value-type="float">
            <text:p>0.749298</text:p>
          </table:table-cell>
          <table:table-cell/>
        </table:table-row>
        <table:table-row table:style-name="ro1">
          <table:table-cell office:value-type="float" office:value="0.00334540334959" calcext:value-type="float">
            <text:p>0.0033454033</text:p>
          </table:table-cell>
          <table:table-cell office:value-type="float" office:value="0.0030024432763" calcext:value-type="float">
            <text:p>0.0030024433</text:p>
          </table:table-cell>
          <table:table-cell office:value-type="float" office:value="1.336475" calcext:value-type="float">
            <text:p>1.336475</text:p>
          </table:table-cell>
          <table:table-cell office:value-type="float" office:value="0.801926000000009" calcext:value-type="float">
            <text:p>0.801926</text:p>
          </table:table-cell>
          <table:table-cell/>
        </table:table-row>
        <table:table-row table:style-name="ro1">
          <table:table-cell office:value-type="float" office:value="0.00335000481559" calcext:value-type="float">
            <text:p>0.0033500048</text:p>
          </table:table-cell>
          <table:table-cell office:value-type="float" office:value="0.00300663535794" calcext:value-type="float">
            <text:p>0.0030066354</text:p>
          </table:table-cell>
          <table:table-cell office:value-type="float" office:value="1.424202" calcext:value-type="float">
            <text:p>1.424202</text:p>
          </table:table-cell>
          <table:table-cell office:value-type="float" office:value="0.85455300000001" calcext:value-type="float">
            <text:p>0.854553</text:p>
          </table:table-cell>
          <table:table-cell/>
        </table:table-row>
        <table:table-row table:style-name="ro1">
          <table:table-cell office:value-type="float" office:value="0.00335476166617" calcext:value-type="float">
            <text:p>0.0033547617</text:p>
          </table:table-cell>
          <table:table-cell office:value-type="float" office:value="0.00301096954125" calcext:value-type="float">
            <text:p>0.0030109695</text:p>
          </table:table-cell>
          <table:table-cell office:value-type="float" office:value="1.511929" calcext:value-type="float">
            <text:p>1.511929</text:p>
          </table:table-cell>
          <table:table-cell office:value-type="float" office:value="0.907181000000008" calcext:value-type="float">
            <text:p>0.907181</text:p>
          </table:table-cell>
          <table:table-cell/>
        </table:table-row>
        <table:table-row table:style-name="ro1">
          <table:table-cell office:value-type="float" office:value="0.0033776425725" calcext:value-type="float">
            <text:p>0.0033776426</text:p>
          </table:table-cell>
          <table:table-cell office:value-type="float" office:value="0.00302270232976" calcext:value-type="float">
            <text:p>0.0030227023</text:p>
          </table:table-cell>
          <table:table-cell office:value-type="float" office:value="1.599655" calcext:value-type="float">
            <text:p>1.599655</text:p>
          </table:table-cell>
          <table:table-cell office:value-type="float" office:value="0.959823999999998" calcext:value-type="float">
            <text:p>0.959824</text:p>
          </table:table-cell>
          <table:table-cell/>
        </table:table-row>
        <table:table-row table:style-name="ro1">
          <table:table-cell office:value-type="float" office:value="0.0081636077944" calcext:value-type="float">
            <text:p>0.0081636078</text:p>
          </table:table-cell>
          <table:table-cell office:value-type="float" office:value="0.00531913108267" calcext:value-type="float">
            <text:p>0.0053191311</text:p>
          </table:table-cell>
          <table:table-cell office:value-type="float" office:value="1.687382" calcext:value-type="float">
            <text:p>1.687382</text:p>
          </table:table-cell>
          <table:table-cell office:value-type="float" office:value="1.012451" calcext:value-type="float">
            <text:p>1.012451</text:p>
          </table:table-cell>
          <table:table-cell/>
        </table:table-row>
        <table:table-row table:style-name="ro1">
          <table:table-cell office:value-type="float" office:value="0.018145505003" calcext:value-type="float">
            <text:p>0.018145505</text:p>
          </table:table-cell>
          <table:table-cell office:value-type="float" office:value="0.0113196980746" calcext:value-type="float">
            <text:p>0.0113196981</text:p>
          </table:table-cell>
          <table:table-cell office:value-type="float" office:value="1.775108" calcext:value-type="float">
            <text:p>1.775108</text:p>
          </table:table-cell>
          <table:table-cell office:value-type="float" office:value="1.06509399999999" calcext:value-type="float">
            <text:p>1.065094</text:p>
          </table:table-cell>
          <table:table-cell/>
        </table:table-row>
        <table:table-row table:style-name="ro1">
          <table:table-cell office:value-type="float" office:value="0.031398384445" calcext:value-type="float">
            <text:p>0.0313983844</text:p>
          </table:table-cell>
          <table:table-cell office:value-type="float" office:value="0.0198561243031" calcext:value-type="float">
            <text:p>0.0198561243</text:p>
          </table:table-cell>
          <table:table-cell office:value-type="float" office:value="1.862831" calcext:value-type="float">
            <text:p>1.862831</text:p>
          </table:table-cell>
          <table:table-cell office:value-type="float" office:value="1.11772199999999" calcext:value-type="float">
            <text:p>1.117722</text:p>
          </table:table-cell>
          <table:table-cell/>
        </table:table-row>
        <table:table-row table:style-name="ro1">
          <table:table-cell office:value-type="float" office:value="0.0394478029297" calcext:value-type="float">
            <text:p>0.0394478029</text:p>
          </table:table-cell>
          <table:table-cell office:value-type="float" office:value="0.0248807116041" calcext:value-type="float">
            <text:p>0.0248807116</text:p>
          </table:table-cell>
          <table:table-cell office:value-type="float" office:value="1.950558" calcext:value-type="float">
            <text:p>1.950558</text:p>
          </table:table-cell>
          <table:table-cell office:value-type="float" office:value="1.17036400000001" calcext:value-type="float">
            <text:p>1.170364</text:p>
          </table:table-cell>
          <table:table-cell/>
        </table:table-row>
        <table:table-row table:style-name="ro1">
          <table:table-cell office:value-type="float" office:value="0.05815092028" calcext:value-type="float">
            <text:p>0.0581509203</text:p>
          </table:table-cell>
          <table:table-cell office:value-type="float" office:value="0.0361972985334" calcext:value-type="float">
            <text:p>0.0361972985</text:p>
          </table:table-cell>
          <table:table-cell office:value-type="float" office:value="2.03828" calcext:value-type="float">
            <text:p>2.03828</text:p>
          </table:table-cell>
          <table:table-cell office:value-type="float" office:value="1.22299200000001" calcext:value-type="float">
            <text:p>1.222992</text:p>
          </table:table-cell>
          <table:table-cell/>
        </table:table-row>
        <table:table-row table:style-name="ro1">
          <table:table-cell office:value-type="float" office:value="0.0803542926521" calcext:value-type="float">
            <text:p>0.0803542927</text:p>
          </table:table-cell>
          <table:table-cell office:value-type="float" office:value="0.049595271361" calcext:value-type="float">
            <text:p>0.0495952714</text:p>
          </table:table-cell>
          <table:table-cell office:value-type="float" office:value="2.126007" calcext:value-type="float">
            <text:p>2.126007</text:p>
          </table:table-cell>
          <table:table-cell office:value-type="float" office:value="1.27563499999999" calcext:value-type="float">
            <text:p>1.275635</text:p>
          </table:table-cell>
          <table:table-cell/>
        </table:table-row>
        <table:table-row table:style-name="ro1">
          <table:table-cell office:value-type="float" office:value="0.105031564074" calcext:value-type="float">
            <text:p>0.1050315641</text:p>
          </table:table-cell>
          <table:table-cell office:value-type="float" office:value="0.0645535106319" calcext:value-type="float">
            <text:p>0.0645535106</text:p>
          </table:table-cell>
          <table:table-cell office:value-type="float" office:value="2.21373" calcext:value-type="float">
            <text:p>2.21373</text:p>
          </table:table-cell>
          <table:table-cell office:value-type="float" office:value="1.328262" calcext:value-type="float">
            <text:p>1.328262</text:p>
          </table:table-cell>
          <table:table-cell/>
        </table:table-row>
        <table:table-row table:style-name="ro1">
          <table:table-cell office:value-type="float" office:value="0.135626289291" calcext:value-type="float">
            <text:p>0.1356262893</text:p>
          </table:table-cell>
          <table:table-cell office:value-type="float" office:value="0.0831478183245" calcext:value-type="float">
            <text:p>0.0831478183</text:p>
          </table:table-cell>
          <table:table-cell office:value-type="float" office:value="2.301453" calcext:value-type="float">
            <text:p>2.301453</text:p>
          </table:table-cell>
          <table:table-cell office:value-type="float" office:value="1.38090500000001" calcext:value-type="float">
            <text:p>1.380905</text:p>
          </table:table-cell>
          <table:table-cell/>
        </table:table-row>
        <table:table-row table:style-name="ro1">
          <table:table-cell office:value-type="float" office:value="0.167827082343" calcext:value-type="float">
            <text:p>0.1678270823</text:p>
          </table:table-cell>
          <table:table-cell office:value-type="float" office:value="0.102698708915" calcext:value-type="float">
            <text:p>0.1026987089</text:p>
          </table:table-cell>
          <table:table-cell office:value-type="float" office:value="2.389179" calcext:value-type="float">
            <text:p>2.389179</text:p>
          </table:table-cell>
          <table:table-cell office:value-type="float" office:value="1.43353300000001" calcext:value-type="float">
            <text:p>1.433533</text:p>
          </table:table-cell>
          <table:table-cell/>
        </table:table-row>
        <table:table-row table:style-name="ro1">
          <table:table-cell office:value-type="float" office:value="0.20323218307" calcext:value-type="float">
            <text:p>0.2032321831</text:p>
          </table:table-cell>
          <table:table-cell office:value-type="float" office:value="0.124144067803" calcext:value-type="float">
            <text:p>0.1241440678</text:p>
          </table:table-cell>
          <table:table-cell office:value-type="float" office:value="2.476902" calcext:value-type="float">
            <text:p>2.476902</text:p>
          </table:table-cell>
          <table:table-cell office:value-type="float" office:value="1.486176" calcext:value-type="float">
            <text:p>1.486176</text:p>
          </table:table-cell>
          <table:table-cell/>
        </table:table-row>
        <table:table-row table:style-name="ro1">
          <table:table-cell office:value-type="float" office:value="0.22216070713" calcext:value-type="float">
            <text:p>0.2221607071</text:p>
          </table:table-cell>
          <table:table-cell office:value-type="float" office:value="0.135571740535" calcext:value-type="float">
            <text:p>0.1355717405</text:p>
          </table:table-cell>
          <table:table-cell office:value-type="float" office:value="2.591343" calcext:value-type="float">
            <text:p>2.591343</text:p>
          </table:table-cell>
          <table:table-cell office:value-type="float" office:value="1.55484000000001" calcext:value-type="float">
            <text:p>1.55484</text:p>
          </table:table-cell>
          <table:table-cell/>
        </table:table-row>
        <table:table-row table:style-name="ro1">
          <table:table-cell office:value-type="float" office:value="0.264823815011" calcext:value-type="float">
            <text:p>0.264823815</text:p>
          </table:table-cell>
          <table:table-cell office:value-type="float" office:value="0.161382873869" calcext:value-type="float">
            <text:p>0.1613828739</text:p>
          </table:table-cell>
          <table:table-cell office:value-type="float" office:value="2.705784" calcext:value-type="float">
            <text:p>2.705784</text:p>
          </table:table-cell>
          <table:table-cell office:value-type="float" office:value="1.62350499999999" calcext:value-type="float">
            <text:p>1.623505</text:p>
          </table:table-cell>
          <table:table-cell/>
        </table:table-row>
        <table:table-row table:style-name="ro1">
          <table:table-cell office:value-type="float" office:value="0.305191664612" calcext:value-type="float">
            <text:p>0.3051916646</text:p>
          </table:table-cell>
          <table:table-cell office:value-type="float" office:value="0.185938867582" calcext:value-type="float">
            <text:p>0.1859388676</text:p>
          </table:table-cell>
          <table:table-cell office:value-type="float" office:value="2.820225" calcext:value-type="float">
            <text:p>2.820225</text:p>
          </table:table-cell>
          <table:table-cell office:value-type="float" office:value="1.69216900000001" calcext:value-type="float">
            <text:p>1.692169</text:p>
          </table:table-cell>
          <table:table-cell/>
        </table:table-row>
        <table:table-row table:style-name="ro1">
          <table:table-cell office:value-type="float" office:value="0.350879764075" calcext:value-type="float">
            <text:p>0.3508797641</text:p>
          </table:table-cell>
          <table:table-cell office:value-type="float" office:value="0.213858811829" calcext:value-type="float">
            <text:p>0.2138588118</text:p>
          </table:table-cell>
          <table:table-cell office:value-type="float" office:value="2.934666" calcext:value-type="float">
            <text:p>2.934666</text:p>
          </table:table-cell>
          <table:table-cell office:value-type="float" office:value="1.76083399999999" calcext:value-type="float">
            <text:p>1.760834</text:p>
          </table:table-cell>
          <table:table-cell/>
        </table:table-row>
        <table:table-row table:style-name="ro1">
          <table:table-cell office:value-type="float" office:value="0.399524059501" calcext:value-type="float">
            <text:p>0.3995240595</text:p>
          </table:table-cell>
          <table:table-cell office:value-type="float" office:value="0.243458340924" calcext:value-type="float">
            <text:p>0.2434583409</text:p>
          </table:table-cell>
          <table:table-cell office:value-type="float" office:value="3.049103" calcext:value-type="float">
            <text:p>3.049103</text:p>
          </table:table-cell>
          <table:table-cell office:value-type="float" office:value="1.829498" calcext:value-type="float">
            <text:p>1.829498</text:p>
          </table:table-cell>
          <table:table-cell/>
        </table:table-row>
        <table:table-row table:style-name="ro1">
          <table:table-cell office:value-type="float" office:value="0.449452362295" calcext:value-type="float">
            <text:p>0.4494523623</text:p>
          </table:table-cell>
          <table:table-cell office:value-type="float" office:value="0.273705620357" calcext:value-type="float">
            <text:p>0.2737056204</text:p>
          </table:table-cell>
          <table:table-cell office:value-type="float" office:value="3.163544" calcext:value-type="float">
            <text:p>3.163544</text:p>
          </table:table-cell>
          <table:table-cell office:value-type="float" office:value="1.89816300000001" calcext:value-type="float">
            <text:p>1.898163</text:p>
          </table:table-cell>
          <table:table-cell/>
        </table:table-row>
        <table:table-row table:style-name="ro1">
          <table:table-cell office:value-type="float" office:value="0.50392874215" calcext:value-type="float">
            <text:p>0.5039287422</text:p>
          </table:table-cell>
          <table:table-cell office:value-type="float" office:value="0.306634090422" calcext:value-type="float">
            <text:p>0.3066340904</text:p>
          </table:table-cell>
          <table:table-cell office:value-type="float" office:value="3.277981" calcext:value-type="float">
            <text:p>3.277981</text:p>
          </table:table-cell>
          <table:table-cell office:value-type="float" office:value="1.966827" calcext:value-type="float">
            <text:p>1.966827</text:p>
          </table:table-cell>
          <table:table-cell/>
        </table:table-row>
        <table:table-row table:style-name="ro1">
          <table:table-cell office:value-type="float" office:value="0.563266016383" calcext:value-type="float">
            <text:p>0.5632660164</text:p>
          </table:table-cell>
          <table:table-cell office:value-type="float" office:value="0.342485566861" calcext:value-type="float">
            <text:p>0.3424855669</text:p>
          </table:table-cell>
          <table:table-cell office:value-type="float" office:value="3.392422" calcext:value-type="float">
            <text:p>3.392422</text:p>
          </table:table-cell>
          <table:table-cell office:value-type="float" office:value="2.035492" calcext:value-type="float">
            <text:p>2.035492</text:p>
          </table:table-cell>
          <table:table-cell/>
        </table:table-row>
        <table:table-row table:style-name="ro1">
          <table:table-cell office:value-type="float" office:value="0.623943249467" calcext:value-type="float">
            <text:p>0.6239432495</text:p>
          </table:table-cell>
          <table:table-cell office:value-type="float" office:value="0.379169257485" calcext:value-type="float">
            <text:p>0.3791692575</text:p>
          </table:table-cell>
          <table:table-cell office:value-type="float" office:value="3.506859" calcext:value-type="float">
            <text:p>3.506859</text:p>
          </table:table-cell>
          <table:table-cell office:value-type="float" office:value="2.10415599999999" calcext:value-type="float">
            <text:p>2.104156</text:p>
          </table:table-cell>
          <table:table-cell/>
        </table:table-row>
        <table:table-row table:style-name="ro1">
          <table:table-cell office:value-type="float" office:value="0.653517347468" calcext:value-type="float">
            <text:p>0.6535173475</text:p>
          </table:table-cell>
          <table:table-cell office:value-type="float" office:value="0.397063324195" calcext:value-type="float">
            <text:p>0.3970633242</text:p>
          </table:table-cell>
          <table:table-cell office:value-type="float" office:value="3.6213" calcext:value-type="float">
            <text:p>3.6213</text:p>
          </table:table-cell>
          <table:table-cell office:value-type="float" office:value="2.172821" calcext:value-type="float">
            <text:p>2.172821</text:p>
          </table:table-cell>
          <table:table-cell/>
        </table:table-row>
        <table:table-row table:style-name="ro1">
          <table:table-cell office:value-type="float" office:value="0.718666363348" calcext:value-type="float">
            <text:p>0.7186663633</text:p>
          </table:table-cell>
          <table:table-cell office:value-type="float" office:value="0.436533912462" calcext:value-type="float">
            <text:p>0.4365339125</text:p>
          </table:table-cell>
          <table:table-cell office:value-type="float" office:value="3.735737" calcext:value-type="float">
            <text:p>3.735737</text:p>
          </table:table-cell>
          <table:table-cell office:value-type="float" office:value="2.24148600000001" calcext:value-type="float">
            <text:p>2.241486</text:p>
          </table:table-cell>
          <table:table-cell/>
        </table:table-row>
        <table:table-row table:style-name="ro1">
          <table:table-cell office:value-type="float" office:value="0.786843486156" calcext:value-type="float">
            <text:p>0.7868434862</text:p>
          </table:table-cell>
          <table:table-cell office:value-type="float" office:value="0.477849397291" calcext:value-type="float">
            <text:p>0.4778493973</text:p>
          </table:table-cell>
          <table:table-cell office:value-type="float" office:value="3.87199" calcext:value-type="float">
            <text:p>3.87199</text:p>
          </table:table-cell>
          <table:table-cell office:value-type="float" office:value="2.32324199999999" calcext:value-type="float">
            <text:p>2.323242</text:p>
          </table:table-cell>
          <table:table-cell/>
        </table:table-row>
        <table:table-row table:style-name="ro1">
          <table:table-cell office:value-type="float" office:value="0.860544672076" calcext:value-type="float">
            <text:p>0.8605446721</text:p>
          </table:table-cell>
          <table:table-cell office:value-type="float" office:value="0.52249241539" calcext:value-type="float">
            <text:p>0.5224924154</text:p>
          </table:table-cell>
          <table:table-cell office:value-type="float" office:value="4.008244" calcext:value-type="float">
            <text:p>4.008244</text:p>
          </table:table-cell>
          <table:table-cell office:value-type="float" office:value="2.40498400000001" calcext:value-type="float">
            <text:p>2.404984</text:p>
          </table:table-cell>
          <table:table-cell/>
        </table:table-row>
        <table:table-row table:style-name="ro1">
          <table:table-cell office:value-type="float" office:value="0.935153046742" calcext:value-type="float">
            <text:p>0.9351530467</text:p>
          </table:table-cell>
          <table:table-cell office:value-type="float" office:value="0.567692651186" calcext:value-type="float">
            <text:p>0.5676926512</text:p>
          </table:table-cell>
          <table:table-cell office:value-type="float" office:value="4.144497" calcext:value-type="float">
            <text:p>4.144497</text:p>
          </table:table-cell>
          <table:table-cell office:value-type="float" office:value="2.48674" calcext:value-type="float">
            <text:p>2.48674</text:p>
          </table:table-cell>
          <table:table-cell/>
        </table:table-row>
        <table:table-row table:style-name="ro1">
          <table:table-cell office:value-type="float" office:value="1.01530826815" calcext:value-type="float">
            <text:p>1.0153082682</text:p>
          </table:table-cell>
          <table:table-cell office:value-type="float" office:value="0.616226634873" calcext:value-type="float">
            <text:p>0.6162266349</text:p>
          </table:table-cell>
          <table:table-cell office:value-type="float" office:value="4.28075" calcext:value-type="float">
            <text:p>4.28075</text:p>
          </table:table-cell>
          <table:table-cell office:value-type="float" office:value="2.56848099999999" calcext:value-type="float">
            <text:p>2.568481</text:p>
          </table:table-cell>
          <table:table-cell/>
        </table:table-row>
        <table:table-row table:style-name="ro1">
          <table:table-cell office:value-type="float" office:value="1.09617536017" calcext:value-type="float">
            <text:p>1.0961753602</text:p>
          </table:table-cell>
          <table:table-cell office:value-type="float" office:value="0.665148819567" calcext:value-type="float">
            <text:p>0.6651488196</text:p>
          </table:table-cell>
          <table:table-cell office:value-type="float" office:value="4.417004" calcext:value-type="float">
            <text:p>4.417004</text:p>
          </table:table-cell>
          <table:table-cell office:value-type="float" office:value="2.650238" calcext:value-type="float">
            <text:p>2.650238</text:p>
          </table:table-cell>
          <table:table-cell/>
        </table:table-row>
        <table:table-row table:style-name="ro1">
          <table:table-cell office:value-type="float" office:value="1.13784217753" calcext:value-type="float">
            <text:p>1.1378421775</text:p>
          </table:table-cell>
          <table:table-cell office:value-type="float" office:value="0.690342422825" calcext:value-type="float">
            <text:p>0.6903424228</text:p>
          </table:table-cell>
          <table:table-cell office:value-type="float" office:value="4.553257" calcext:value-type="float">
            <text:p>4.553257</text:p>
          </table:table-cell>
          <table:table-cell office:value-type="float" office:value="2.731979" calcext:value-type="float">
            <text:p>2.731979</text:p>
          </table:table-cell>
          <table:table-cell/>
        </table:table-row>
        <table:table-row table:style-name="ro1">
          <table:table-cell office:value-type="float" office:value="1.24247709384" calcext:value-type="float">
            <text:p>1.2424770938</text:p>
          </table:table-cell>
          <table:table-cell office:value-type="float" office:value="0.753638823603" calcext:value-type="float">
            <text:p>0.7536388236</text:p>
          </table:table-cell>
          <table:table-cell office:value-type="float" office:value="4.689507" calcext:value-type="float">
            <text:p>4.689507</text:p>
          </table:table-cell>
          <table:table-cell office:value-type="float" office:value="2.81373600000001" calcext:value-type="float">
            <text:p>2.813736</text:p>
          </table:table-cell>
          <table:table-cell/>
        </table:table-row>
        <table:table-row table:style-name="ro1">
          <table:table-cell office:value-type="float" office:value="1.311993608" calcext:value-type="float">
            <text:p>1.311993608</text:p>
          </table:table-cell>
          <table:table-cell office:value-type="float" office:value="0.795668097629" calcext:value-type="float">
            <text:p>0.7956680976</text:p>
          </table:table-cell>
          <table:table-cell office:value-type="float" office:value="4.82576" calcext:value-type="float">
            <text:p>4.82576</text:p>
          </table:table-cell>
          <table:table-cell office:value-type="float" office:value="2.895477" calcext:value-type="float">
            <text:p>2.895477</text:p>
          </table:table-cell>
          <table:table-cell/>
        </table:table-row>
        <table:table-row table:style-name="ro1">
          <table:table-cell office:value-type="float" office:value="1.4065149362" calcext:value-type="float">
            <text:p>1.4065149362</text:p>
          </table:table-cell>
          <table:table-cell office:value-type="float" office:value="0.852832027314" calcext:value-type="float">
            <text:p>0.8528320273</text:p>
          </table:table-cell>
          <table:table-cell office:value-type="float" office:value="4.962009" calcext:value-type="float">
            <text:p>4.962009</text:p>
          </table:table-cell>
          <table:table-cell office:value-type="float" office:value="2.97723400000001" calcext:value-type="float">
            <text:p>2.977234</text:p>
          </table:table-cell>
          <table:table-cell/>
        </table:table-row>
        <table:table-row table:style-name="ro1">
          <table:table-cell office:value-type="float" office:value="1.50141179675" calcext:value-type="float">
            <text:p>1.5014117968</text:p>
          </table:table-cell>
          <table:table-cell office:value-type="float" office:value="0.910208115921" calcext:value-type="float">
            <text:p>0.9102081159</text:p>
          </table:table-cell>
          <table:table-cell office:value-type="float" office:value="5.116413" calcext:value-type="float">
            <text:p>5.116413</text:p>
          </table:table-cell>
          <table:table-cell office:value-type="float" office:value="3.06987000000001" calcext:value-type="float">
            <text:p>3.06987</text:p>
          </table:table-cell>
          <table:table-cell/>
        </table:table-row>
        <table:table-row table:style-name="ro1">
          <table:table-cell office:value-type="float" office:value="1.59942186082" calcext:value-type="float">
            <text:p>1.5994218608</text:p>
          </table:table-cell>
          <table:table-cell office:value-type="float" office:value="0.969478554674" calcext:value-type="float">
            <text:p>0.9694785547</text:p>
          </table:table-cell>
          <table:table-cell office:value-type="float" office:value="5.270817" calcext:value-type="float">
            <text:p>5.270817</text:p>
          </table:table-cell>
          <table:table-cell office:value-type="float" office:value="3.16250600000001" calcext:value-type="float">
            <text:p>3.162506</text:p>
          </table:table-cell>
          <table:table-cell/>
        </table:table-row>
        <table:table-row table:style-name="ro1">
          <table:table-cell office:value-type="float" office:value="1.70374495554" calcext:value-type="float">
            <text:p>1.7037449555</text:p>
          </table:table-cell>
          <table:table-cell office:value-type="float" office:value="1.03256038185" calcext:value-type="float">
            <text:p>1.0325603819</text:p>
          </table:table-cell>
          <table:table-cell office:value-type="float" office:value="5.42522" calcext:value-type="float">
            <text:p>5.42522</text:p>
          </table:table-cell>
          <table:table-cell office:value-type="float" office:value="3.25514200000001" calcext:value-type="float">
            <text:p>3.255142</text:p>
          </table:table-cell>
          <table:table-cell/>
        </table:table-row>
        <table:table-row table:style-name="ro1">
          <table:table-cell office:value-type="float" office:value="1.75231907473" calcext:value-type="float">
            <text:p>1.7523190747</text:p>
          </table:table-cell>
          <table:table-cell office:value-type="float" office:value="1.06192356023" calcext:value-type="float">
            <text:p>1.0619235602</text:p>
          </table:table-cell>
          <table:table-cell office:value-type="float" office:value="5.579624" calcext:value-type="float">
            <text:p>5.579624</text:p>
          </table:table-cell>
          <table:table-cell office:value-type="float" office:value="3.34779399999999" calcext:value-type="float">
            <text:p>3.347794</text:p>
          </table:table-cell>
          <table:table-cell/>
        </table:table-row>
        <table:table-row table:style-name="ro1">
          <table:table-cell office:value-type="float" office:value="1.85810456007" calcext:value-type="float">
            <text:p>1.8581045601</text:p>
          </table:table-cell>
          <table:table-cell office:value-type="float" office:value="1.12589363243" calcext:value-type="float">
            <text:p>1.1258936324</text:p>
          </table:table-cell>
          <table:table-cell office:value-type="float" office:value="5.734028" calcext:value-type="float">
            <text:p>5.734028</text:p>
          </table:table-cell>
          <table:table-cell office:value-type="float" office:value="3.44042999999999" calcext:value-type="float">
            <text:p>3.44043</text:p>
          </table:table-cell>
          <table:table-cell/>
        </table:table-row>
        <table:table-row table:style-name="ro1">
          <table:table-cell office:value-type="float" office:value="1.97041056903" calcext:value-type="float">
            <text:p>1.970410569</text:p>
          </table:table-cell>
          <table:table-cell office:value-type="float" office:value="1.19380250693" calcext:value-type="float">
            <text:p>1.1938025069</text:p>
          </table:table-cell>
          <table:table-cell office:value-type="float" office:value="5.888432" calcext:value-type="float">
            <text:p>5.888432</text:p>
          </table:table-cell>
          <table:table-cell office:value-type="float" office:value="3.53306599999999" calcext:value-type="float">
            <text:p>3.533066</text:p>
          </table:table-cell>
          <table:table-cell/>
        </table:table-row>
        <table:table-row table:style-name="ro1">
          <table:table-cell office:value-type="float" office:value="2.02951585733" calcext:value-type="float">
            <text:p>2.0295158573</text:p>
          </table:table-cell>
          <table:table-cell office:value-type="float" office:value="1.22951916329" calcext:value-type="float">
            <text:p>1.2295191633</text:p>
          </table:table-cell>
          <table:table-cell office:value-type="float" office:value="6.042831" calcext:value-type="float">
            <text:p>6.042831</text:p>
          </table:table-cell>
          <table:table-cell office:value-type="float" office:value="3.62571700000001" calcext:value-type="float">
            <text:p>3.625717</text:p>
          </table:table-cell>
          <table:table-cell/>
        </table:table-row>
        <table:table-row table:style-name="ro1">
          <table:table-cell office:value-type="float" office:value="2.20115651021" calcext:value-type="float">
            <text:p>2.2011565102</text:p>
          </table:table-cell>
          <table:table-cell office:value-type="float" office:value="1.33331548315" calcext:value-type="float">
            <text:p>1.3333154832</text:p>
          </table:table-cell>
          <table:table-cell office:value-type="float" office:value="6.197235" calcext:value-type="float">
            <text:p>6.197235</text:p>
          </table:table-cell>
          <table:table-cell office:value-type="float" office:value="3.71835300000001" calcext:value-type="float">
            <text:p>3.718353</text:p>
          </table:table-cell>
          <table:table-cell/>
        </table:table-row>
        <table:table-row table:style-name="ro1">
          <table:table-cell office:value-type="float" office:value="2.31574315034" calcext:value-type="float">
            <text:p>2.3157431503</text:p>
          </table:table-cell>
          <table:table-cell office:value-type="float" office:value="1.40258291785" calcext:value-type="float">
            <text:p>1.4025829179</text:p>
          </table:table-cell>
          <table:table-cell office:value-type="float" office:value="6.367958" calcext:value-type="float">
            <text:p>6.367958</text:p>
          </table:table-cell>
          <table:table-cell office:value-type="float" office:value="3.820786" calcext:value-type="float">
            <text:p>3.820786</text:p>
          </table:table-cell>
          <table:table-cell/>
        </table:table-row>
        <table:table-row table:style-name="ro1">
          <table:table-cell office:value-type="float" office:value="2.4409570219" calcext:value-type="float">
            <text:p>2.4409570219</text:p>
          </table:table-cell>
          <table:table-cell office:value-type="float" office:value="1.47828074391" calcext:value-type="float">
            <text:p>1.4782807439</text:p>
          </table:table-cell>
          <table:table-cell office:value-type="float" office:value="6.538681" calcext:value-type="float">
            <text:p>6.538681</text:p>
          </table:table-cell>
          <table:table-cell office:value-type="float" office:value="3.92321799999999" calcext:value-type="float">
            <text:p>3.923218</text:p>
          </table:table-cell>
          <table:table-cell/>
        </table:table-row>
        <table:table-row table:style-name="ro1">
          <table:table-cell office:value-type="float" office:value="2.56159470108" calcext:value-type="float">
            <text:p>2.5615947011</text:p>
          </table:table-cell>
          <table:table-cell office:value-type="float" office:value="1.55122320252" calcext:value-type="float">
            <text:p>1.5512232025</text:p>
          </table:table-cell>
          <table:table-cell office:value-type="float" office:value="6.709404" calcext:value-type="float">
            <text:p>6.709404</text:p>
          </table:table-cell>
          <table:table-cell office:value-type="float" office:value="4.02565000000001" calcext:value-type="float">
            <text:p>4.02565</text:p>
          </table:table-cell>
          <table:table-cell/>
        </table:table-row>
        <table:table-row table:style-name="ro1">
          <table:table-cell office:value-type="float" office:value="2.62504165435" calcext:value-type="float">
            <text:p>2.6250416544</text:p>
          </table:table-cell>
          <table:table-cell office:value-type="float" office:value="1.58957163497" calcext:value-type="float">
            <text:p>1.589571635</text:p>
          </table:table-cell>
          <table:table-cell office:value-type="float" office:value="6.880123" calcext:value-type="float">
            <text:p>6.880123</text:p>
          </table:table-cell>
          <table:table-cell office:value-type="float" office:value="4.12808200000001" calcext:value-type="float">
            <text:p>4.128082</text:p>
          </table:table-cell>
          <table:table-cell/>
        </table:table-row>
        <table:table-row table:style-name="ro1">
          <table:table-cell office:value-type="float" office:value="2.76232072319" calcext:value-type="float">
            <text:p>2.7623207232</text:p>
          </table:table-cell>
          <table:table-cell office:value-type="float" office:value="1.67256871059" calcext:value-type="float">
            <text:p>1.6725687106</text:p>
          </table:table-cell>
          <table:table-cell office:value-type="float" office:value="7.050846" calcext:value-type="float">
            <text:p>7.050846</text:p>
          </table:table-cell>
          <table:table-cell office:value-type="float" office:value="4.230515" calcext:value-type="float">
            <text:p>4.230515</text:p>
          </table:table-cell>
          <table:table-cell/>
        </table:table-row>
        <table:table-row table:style-name="ro1">
          <table:table-cell office:value-type="float" office:value="2.89054054655" calcext:value-type="float">
            <text:p>2.8905405466</text:p>
          </table:table-cell>
          <table:table-cell office:value-type="float" office:value="1.75008189433" calcext:value-type="float">
            <text:p>1.7500818943</text:p>
          </table:table-cell>
          <table:table-cell office:value-type="float" office:value="7.221565" calcext:value-type="float">
            <text:p>7.221565</text:p>
          </table:table-cell>
          <table:table-cell office:value-type="float" office:value="4.33294699999999" calcext:value-type="float">
            <text:p>4.332947</text:p>
          </table:table-cell>
          <table:table-cell/>
        </table:table-row>
        <table:table-row table:style-name="ro1">
          <table:table-cell office:value-type="float" office:value="3.02594252088" calcext:value-type="float">
            <text:p>3.0259425209</text:p>
          </table:table-cell>
          <table:table-cell office:value-type="float" office:value="1.83194108581" calcext:value-type="float">
            <text:p>1.8319410858</text:p>
          </table:table-cell>
          <table:table-cell office:value-type="float" office:value="7.392288" calcext:value-type="float">
            <text:p>7.392288</text:p>
          </table:table-cell>
          <table:table-cell office:value-type="float" office:value="4.43537900000001" calcext:value-type="float">
            <text:p>4.435379</text:p>
          </table:table-cell>
          <table:table-cell/>
        </table:table-row>
        <table:table-row table:style-name="ro1">
          <table:table-cell office:value-type="float" office:value="3.16007514419" calcext:value-type="float">
            <text:p>3.1600751442</text:p>
          </table:table-cell>
          <table:table-cell office:value-type="float" office:value="1.91303293819" calcext:value-type="float">
            <text:p>1.9130329382</text:p>
          </table:table-cell>
          <table:table-cell office:value-type="float" office:value="7.577438" calcext:value-type="float">
            <text:p>7.577438</text:p>
          </table:table-cell>
          <table:table-cell office:value-type="float" office:value="4.54646299999999" calcext:value-type="float">
            <text:p>4.546463</text:p>
          </table:table-cell>
          <table:table-cell/>
        </table:table-row>
        <table:table-row table:style-name="ro1">
          <table:table-cell office:value-type="float" office:value="3.30158408634" calcext:value-type="float">
            <text:p>3.3015840863</text:p>
          </table:table-cell>
          <table:table-cell office:value-type="float" office:value="1.99858528319" calcext:value-type="float">
            <text:p>1.9985852832</text:p>
          </table:table-cell>
          <table:table-cell office:value-type="float" office:value="7.762589" calcext:value-type="float">
            <text:p>7.762589</text:p>
          </table:table-cell>
          <table:table-cell office:value-type="float" office:value="4.65754699999999" calcext:value-type="float">
            <text:p>4.657547</text:p>
          </table:table-cell>
          <table:table-cell/>
        </table:table-row>
        <table:table-row table:style-name="ro1">
          <table:table-cell office:value-type="float" office:value="3.44622613722" calcext:value-type="float">
            <text:p>3.4462261372</text:p>
          </table:table-cell>
          <table:table-cell office:value-type="float" office:value="2.08603572209" calcext:value-type="float">
            <text:p>2.0860357221</text:p>
          </table:table-cell>
          <table:table-cell office:value-type="float" office:value="7.947739" calcext:value-type="float">
            <text:p>7.947739</text:p>
          </table:table-cell>
          <table:table-cell office:value-type="float" office:value="4.768631" calcext:value-type="float">
            <text:p>4.768631</text:p>
          </table:table-cell>
          <table:table-cell/>
        </table:table-row>
        <table:table-row table:style-name="ro1">
          <table:table-cell office:value-type="float" office:value="3.51974515342" calcext:value-type="float">
            <text:p>3.5197451534</text:p>
          </table:table-cell>
          <table:table-cell office:value-type="float" office:value="2.13046747074" calcext:value-type="float">
            <text:p>2.1304674707</text:p>
          </table:table-cell>
          <table:table-cell office:value-type="float" office:value="8.132889" calcext:value-type="float">
            <text:p>8.132889</text:p>
          </table:table-cell>
          <table:table-cell office:value-type="float" office:value="4.87973" calcext:value-type="float">
            <text:p>4.87973</text:p>
          </table:table-cell>
          <table:table-cell/>
        </table:table-row>
        <table:table-row table:style-name="ro1">
          <table:table-cell office:value-type="float" office:value="3.66902549524" calcext:value-type="float">
            <text:p>3.6690254952</text:p>
          </table:table-cell>
          <table:table-cell office:value-type="float" office:value="2.22072327922" calcext:value-type="float">
            <text:p>2.2207232792</text:p>
          </table:table-cell>
          <table:table-cell office:value-type="float" office:value="8.318043" calcext:value-type="float">
            <text:p>8.318043</text:p>
          </table:table-cell>
          <table:table-cell office:value-type="float" office:value="4.990814" calcext:value-type="float">
            <text:p>4.990814</text:p>
          </table:table-cell>
          <table:table-cell/>
        </table:table-row>
        <table:table-row table:style-name="ro1">
          <table:table-cell office:value-type="float" office:value="3.82145322143" calcext:value-type="float">
            <text:p>3.8214532214</text:p>
          </table:table-cell>
          <table:table-cell office:value-type="float" office:value="2.31288082715" calcext:value-type="float">
            <text:p>2.3128808272</text:p>
          </table:table-cell>
          <table:table-cell office:value-type="float" office:value="8.503193" calcext:value-type="float">
            <text:p>8.503193</text:p>
          </table:table-cell>
          <table:table-cell office:value-type="float" office:value="5.101913" calcext:value-type="float">
            <text:p>5.101913</text:p>
          </table:table-cell>
          <table:table-cell/>
        </table:table-row>
        <table:table-row table:style-name="ro1">
          <table:table-cell office:value-type="float" office:value="3.97703094605" calcext:value-type="float">
            <text:p>3.9770309461</text:p>
          </table:table-cell>
          <table:table-cell office:value-type="float" office:value="2.40695374641" calcext:value-type="float">
            <text:p>2.4069537464</text:p>
          </table:table-cell>
          <table:table-cell office:value-type="float" office:value="8.688343" calcext:value-type="float">
            <text:p>8.688343</text:p>
          </table:table-cell>
          <table:table-cell office:value-type="float" office:value="5.212997" calcext:value-type="float">
            <text:p>5.212997</text:p>
          </table:table-cell>
          <table:table-cell/>
        </table:table-row>
        <table:table-row table:style-name="ro1">
          <table:table-cell office:value-type="float" office:value="4.13567400005" calcext:value-type="float">
            <text:p>4.1356740001</text:p>
          </table:table-cell>
          <table:table-cell office:value-type="float" office:value="2.50288613089" calcext:value-type="float">
            <text:p>2.5028861309</text:p>
          </table:table-cell>
          <table:table-cell office:value-type="float" office:value="8.887901" calcext:value-type="float">
            <text:p>8.887901</text:p>
          </table:table-cell>
          <table:table-cell office:value-type="float" office:value="5.33273299999999" calcext:value-type="float">
            <text:p>5.332733</text:p>
          </table:table-cell>
          <table:table-cell/>
        </table:table-row>
        <table:table-row table:style-name="ro1">
          <table:table-cell office:value-type="float" office:value="4.29745649718" calcext:value-type="float">
            <text:p>4.2974564972</text:p>
          </table:table-cell>
          <table:table-cell office:value-type="float" office:value="2.60071266931" calcext:value-type="float">
            <text:p>2.6007126693</text:p>
          </table:table-cell>
          <table:table-cell office:value-type="float" office:value="9.08746" calcext:value-type="float">
            <text:p>9.08746</text:p>
          </table:table-cell>
          <table:table-cell office:value-type="float" office:value="5.45246900000001" calcext:value-type="float">
            <text:p>5.452469</text:p>
          </table:table-cell>
          <table:table-cell/>
        </table:table-row>
        <table:table-row table:style-name="ro1">
          <table:table-cell office:value-type="float" office:value="4.46222050204" calcext:value-type="float">
            <text:p>4.462220502</text:p>
          </table:table-cell>
          <table:table-cell office:value-type="float" office:value="2.700355903" calcext:value-type="float">
            <text:p>2.700355903</text:p>
          </table:table-cell>
          <table:table-cell office:value-type="float" office:value="9.287018" calcext:value-type="float">
            <text:p>9.287018</text:p>
          </table:table-cell>
          <table:table-cell office:value-type="float" office:value="5.572205" calcext:value-type="float">
            <text:p>5.572205</text:p>
          </table:table-cell>
          <table:table-cell/>
        </table:table-row>
        <table:table-row table:style-name="ro1">
          <table:table-cell office:value-type="float" office:value="4.63015491354" calcext:value-type="float">
            <text:p>4.6301549135</text:p>
          </table:table-cell>
          <table:table-cell office:value-type="float" office:value="2.80189648572" calcext:value-type="float">
            <text:p>2.8018964857</text:p>
          </table:table-cell>
          <table:table-cell office:value-type="float" office:value="9.486572" calcext:value-type="float">
            <text:p>9.486572</text:p>
          </table:table-cell>
          <table:table-cell office:value-type="float" office:value="5.69193999999999" calcext:value-type="float">
            <text:p>5.69194</text:p>
          </table:table-cell>
          <table:table-cell/>
        </table:table-row>
        <table:table-row table:style-name="ro1">
          <table:table-cell office:value-type="float" office:value="4.80664309565" calcext:value-type="float">
            <text:p>4.8066430957</text:p>
          </table:table-cell>
          <table:table-cell office:value-type="float" office:value="2.90861139519" calcext:value-type="float">
            <text:p>2.9086113952</text:p>
          </table:table-cell>
          <table:table-cell office:value-type="float" office:value="9.686127" calcext:value-type="float">
            <text:p>9.686127</text:p>
          </table:table-cell>
          <table:table-cell office:value-type="float" office:value="5.81167600000001" calcext:value-type="float">
            <text:p>5.811676</text:p>
          </table:table-cell>
          <table:table-cell/>
        </table:table-row>
        <table:table-row table:style-name="ro1">
          <table:table-cell office:value-type="float" office:value="4.88801265655" calcext:value-type="float">
            <text:p>4.8880126566</text:p>
          </table:table-cell>
          <table:table-cell office:value-type="float" office:value="2.95780589426" calcext:value-type="float">
            <text:p>2.9578058943</text:p>
          </table:table-cell>
          <table:table-cell office:value-type="float" office:value="9.885685" calcext:value-type="float">
            <text:p>9.885685</text:p>
          </table:table-cell>
          <table:table-cell office:value-type="float" office:value="5.93141199999999" calcext:value-type="float">
            <text:p>5.931412</text:p>
          </table:table-cell>
          <table:table-cell/>
        </table:table-row>
        <table:table-row table:style-name="ro1">
          <table:table-cell office:value-type="float" office:value="5.07486040565" calcext:value-type="float">
            <text:p>5.0748604057</text:p>
          </table:table-cell>
          <table:table-cell office:value-type="float" office:value="3.07079337265" calcext:value-type="float">
            <text:p>3.0707933727</text:p>
          </table:table-cell>
          <table:table-cell office:value-type="float" office:value="10.097805" calcext:value-type="float">
            <text:p>10.097805</text:p>
          </table:table-cell>
          <table:table-cell office:value-type="float" office:value="6.05868500000003" calcext:value-type="float">
            <text:p>6.058685</text:p>
          </table:table-cell>
          <table:table-cell/>
        </table:table-row>
        <table:table-row table:style-name="ro1">
          <table:table-cell office:value-type="float" office:value="5.24825469572" calcext:value-type="float">
            <text:p>5.2482546957</text:p>
          </table:table-cell>
          <table:table-cell office:value-type="float" office:value="3.17564719218" calcext:value-type="float">
            <text:p>3.1756471922</text:p>
          </table:table-cell>
          <table:table-cell office:value-type="float" office:value="10.309929" calcext:value-type="float">
            <text:p>10.309929</text:p>
          </table:table-cell>
          <table:table-cell office:value-type="float" office:value="6.18597399999999" calcext:value-type="float">
            <text:p>6.185974</text:p>
          </table:table-cell>
          <table:table-cell/>
        </table:table-row>
        <table:table-row table:style-name="ro1">
          <table:table-cell office:value-type="float" office:value="5.43032792925" calcext:value-type="float">
            <text:p>5.4303279293</text:p>
          </table:table-cell>
          <table:table-cell office:value-type="float" office:value="3.28574661091" calcext:value-type="float">
            <text:p>3.2857466109</text:p>
          </table:table-cell>
          <table:table-cell office:value-type="float" office:value="10.522049" calcext:value-type="float">
            <text:p>10.522049</text:p>
          </table:table-cell>
          <table:table-cell office:value-type="float" office:value="6.31323200000003" calcext:value-type="float">
            <text:p>6.313232</text:p>
          </table:table-cell>
          <table:table-cell/>
        </table:table-row>
        <table:table-row table:style-name="ro1">
          <table:table-cell office:value-type="float" office:value="5.62141276106" calcext:value-type="float">
            <text:p>5.6214127611</text:p>
          </table:table-cell>
          <table:table-cell office:value-type="float" office:value="3.40131025179" calcext:value-type="float">
            <text:p>3.4013102518</text:p>
          </table:table-cell>
          <table:table-cell office:value-type="float" office:value="10.734169" calcext:value-type="float">
            <text:p>10.734169</text:p>
          </table:table-cell>
          <table:table-cell office:value-type="float" office:value="6.44052099999999" calcext:value-type="float">
            <text:p>6.440521</text:p>
          </table:table-cell>
          <table:table-cell/>
        </table:table-row>
        <table:table-row table:style-name="ro1">
          <table:table-cell office:value-type="float" office:value="5.80987091199" calcext:value-type="float">
            <text:p>5.809870912</text:p>
          </table:table-cell>
          <table:table-cell office:value-type="float" office:value="3.51530057153" calcext:value-type="float">
            <text:p>3.5153005715</text:p>
          </table:table-cell>
          <table:table-cell office:value-type="float" office:value="10.946293" calcext:value-type="float">
            <text:p>10.946293</text:p>
          </table:table-cell>
          <table:table-cell office:value-type="float" office:value="6.56778000000003" calcext:value-type="float">
            <text:p>6.56778</text:p>
          </table:table-cell>
          <table:table-cell/>
        </table:table-row>
        <table:table-row table:style-name="ro1">
          <table:table-cell office:value-type="float" office:value="5.99541431378" calcext:value-type="float">
            <text:p>5.9954143138</text:p>
          </table:table-cell>
          <table:table-cell office:value-type="float" office:value="3.62753644765" calcext:value-type="float">
            <text:p>3.6275364477</text:p>
          </table:table-cell>
          <table:table-cell office:value-type="float" office:value="11.158413" calcext:value-type="float">
            <text:p>11.158413</text:p>
          </table:table-cell>
          <table:table-cell office:value-type="float" office:value="6.69506799999999" calcext:value-type="float">
            <text:p>6.695068</text:p>
          </table:table-cell>
          <table:table-cell/>
        </table:table-row>
        <table:table-row table:style-name="ro1">
          <table:table-cell office:value-type="float" office:value="6.09841156813" calcext:value-type="float">
            <text:p>6.0984115681</text:p>
          </table:table-cell>
          <table:table-cell office:value-type="float" office:value="3.68982540593" calcext:value-type="float">
            <text:p>3.6898254059</text:p>
          </table:table-cell>
          <table:table-cell office:value-type="float" office:value="11.38298" calcext:value-type="float">
            <text:p>11.38298</text:p>
          </table:table-cell>
          <table:table-cell office:value-type="float" office:value="6.82980300000003" calcext:value-type="float">
            <text:p>6.829803</text:p>
          </table:table-cell>
          <table:table-cell/>
        </table:table-row>
        <table:table-row table:style-name="ro1">
          <table:table-cell office:value-type="float" office:value="6.29459296796" calcext:value-type="float">
            <text:p>6.294592968</text:p>
          </table:table-cell>
          <table:table-cell office:value-type="float" office:value="3.80849471377" calcext:value-type="float">
            <text:p>3.8084947138</text:p>
          </table:table-cell>
          <table:table-cell office:value-type="float" office:value="11.607548" calcext:value-type="float">
            <text:p>11.607548</text:p>
          </table:table-cell>
          <table:table-cell office:value-type="float" office:value="6.964539" calcext:value-type="float">
            <text:p>6.964539</text:p>
          </table:table-cell>
          <table:table-cell/>
        </table:table-row>
        <table:table-row table:style-name="ro1">
          <table:table-cell office:value-type="float" office:value="6.49378257877" calcext:value-type="float">
            <text:p>6.4937825788</text:p>
          </table:table-cell>
          <table:table-cell office:value-type="float" office:value="3.92900079224" calcext:value-type="float">
            <text:p>3.9290007922</text:p>
          </table:table-cell>
          <table:table-cell office:value-type="float" office:value="11.832115" calcext:value-type="float">
            <text:p>11.832115</text:p>
          </table:table-cell>
          <table:table-cell office:value-type="float" office:value="7.09927399999998" calcext:value-type="float">
            <text:p>7.099274</text:p>
          </table:table-cell>
          <table:table-cell/>
        </table:table-row>
        <table:table-row table:style-name="ro1">
          <table:table-cell office:value-type="float" office:value="6.70256856062" calcext:value-type="float">
            <text:p>6.7025685606</text:p>
          </table:table-cell>
          <table:table-cell office:value-type="float" office:value="4.05530068682" calcext:value-type="float">
            <text:p>4.0553006868</text:p>
          </table:table-cell>
          <table:table-cell office:value-type="float" office:value="12.056679" calcext:value-type="float">
            <text:p>12.056679</text:p>
          </table:table-cell>
          <table:table-cell office:value-type="float" office:value="7.23400900000001" calcext:value-type="float">
            <text:p>7.234009</text:p>
          </table:table-cell>
          <table:table-cell/>
        </table:table-row>
        <table:table-row table:style-name="ro1">
          <table:table-cell office:value-type="float" office:value="6.8952510924" calcext:value-type="float">
            <text:p>6.8952510924</text:p>
          </table:table-cell>
          <table:table-cell office:value-type="float" office:value="4.17189250012" calcext:value-type="float">
            <text:p>4.1718925001</text:p>
          </table:table-cell>
          <table:table-cell office:value-type="float" office:value="12.281246" calcext:value-type="float">
            <text:p>12.281246</text:p>
          </table:table-cell>
          <table:table-cell office:value-type="float" office:value="7.36874399999999" calcext:value-type="float">
            <text:p>7.368744</text:p>
          </table:table-cell>
          <table:table-cell/>
        </table:table-row>
        <table:table-row table:style-name="ro1">
          <table:table-cell office:value-type="float" office:value="7.11682590231" calcext:value-type="float">
            <text:p>7.1168259023</text:p>
          </table:table-cell>
          <table:table-cell office:value-type="float" office:value="4.3060025959" calcext:value-type="float">
            <text:p>4.3060025959</text:p>
          </table:table-cell>
          <table:table-cell office:value-type="float" office:value="12.50581" calcext:value-type="float">
            <text:p>12.50581</text:p>
          </table:table-cell>
          <table:table-cell office:value-type="float" office:value="7.50347900000003" calcext:value-type="float">
            <text:p>7.503479</text:p>
          </table:table-cell>
          <table:table-cell/>
        </table:table-row>
        <table:table-row table:style-name="ro1">
          <table:table-cell office:value-type="float" office:value="7.33538702484" calcext:value-type="float">
            <text:p>7.3353870248</text:p>
          </table:table-cell>
          <table:table-cell office:value-type="float" office:value="4.43828312585" calcext:value-type="float">
            <text:p>4.4382831259</text:p>
          </table:table-cell>
          <table:table-cell office:value-type="float" office:value="12.742939" calcext:value-type="float">
            <text:p>12.742939</text:p>
          </table:table-cell>
          <table:table-cell office:value-type="float" office:value="7.64575200000002" calcext:value-type="float">
            <text:p>7.645752</text:p>
          </table:table-cell>
          <table:table-cell/>
        </table:table-row>
        <table:table-row table:style-name="ro1">
          <table:table-cell office:value-type="float" office:value="7.44260019979" calcext:value-type="float">
            <text:p>7.4426001998</text:p>
          </table:table-cell>
          <table:table-cell office:value-type="float" office:value="4.50317662864" calcext:value-type="float">
            <text:p>4.5031766286</text:p>
          </table:table-cell>
          <table:table-cell office:value-type="float" office:value="12.980068" calcext:value-type="float">
            <text:p>12.980068</text:p>
          </table:table-cell>
          <table:table-cell office:value-type="float" office:value="7.788025" calcext:value-type="float">
            <text:p>7.788025</text:p>
          </table:table-cell>
          <table:table-cell/>
        </table:table-row>
        <table:table-row table:style-name="ro1">
          <table:table-cell office:value-type="float" office:value="7.66605594301" calcext:value-type="float">
            <text:p>7.666055943</text:p>
          </table:table-cell>
          <table:table-cell office:value-type="float" office:value="4.6384649082" calcext:value-type="float">
            <text:p>4.6384649082</text:p>
          </table:table-cell>
          <table:table-cell office:value-type="float" office:value="13.217197" calcext:value-type="float">
            <text:p>13.217197</text:p>
          </table:table-cell>
          <table:table-cell office:value-type="float" office:value="7.93029799999999" calcext:value-type="float">
            <text:p>7.930298</text:p>
          </table:table-cell>
          <table:table-cell/>
        </table:table-row>
        <table:table-row table:style-name="ro1">
          <table:table-cell office:value-type="float" office:value="7.88589791273" calcext:value-type="float">
            <text:p>7.8858979127</text:p>
          </table:table-cell>
          <table:table-cell office:value-type="float" office:value="4.77157354028" calcext:value-type="float">
            <text:p>4.7715735403</text:p>
          </table:table-cell>
          <table:table-cell office:value-type="float" office:value="13.454327" calcext:value-type="float">
            <text:p>13.454327</text:p>
          </table:table-cell>
          <table:table-cell office:value-type="float" office:value="8.07257099999998" calcext:value-type="float">
            <text:p>8.072571</text:p>
          </table:table-cell>
          <table:table-cell/>
        </table:table-row>
        <table:table-row table:style-name="ro1">
          <table:table-cell office:value-type="float" office:value="8.10882909152" calcext:value-type="float">
            <text:p>8.1088290915</text:p>
          </table:table-cell>
          <table:table-cell office:value-type="float" office:value="4.90656959399" calcext:value-type="float">
            <text:p>4.906569594</text:p>
          </table:table-cell>
          <table:table-cell office:value-type="float" office:value="13.691456" calcext:value-type="float">
            <text:p>13.691456</text:p>
          </table:table-cell>
          <table:table-cell office:value-type="float" office:value="8.21484400000003" calcext:value-type="float">
            <text:p>8.214844</text:p>
          </table:table-cell>
          <table:table-cell/>
        </table:table-row>
        <table:table-row table:style-name="ro1">
          <table:table-cell office:value-type="float" office:value="8.34909272077" calcext:value-type="float">
            <text:p>8.3490927208</text:p>
          </table:table-cell>
          <table:table-cell office:value-type="float" office:value="5.05207318174" calcext:value-type="float">
            <text:p>5.0520731817</text:p>
          </table:table-cell>
          <table:table-cell office:value-type="float" office:value="13.939163" calcext:value-type="float">
            <text:p>13.939163</text:p>
          </table:table-cell>
          <table:table-cell office:value-type="float" office:value="8.36346400000002" calcext:value-type="float">
            <text:p>8.363464</text:p>
          </table:table-cell>
          <table:table-cell/>
        </table:table-row>
        <table:table-row table:style-name="ro1">
          <table:table-cell office:value-type="float" office:value="8.57121563681" calcext:value-type="float">
            <text:p>8.5712156368</text:p>
          </table:table-cell>
          <table:table-cell office:value-type="float" office:value="5.18659560426" calcext:value-type="float">
            <text:p>5.1865956043</text:p>
          </table:table-cell>
          <table:table-cell office:value-type="float" office:value="14.186867" calcext:value-type="float">
            <text:p>14.186867</text:p>
          </table:table-cell>
          <table:table-cell office:value-type="float" office:value="8.51208500000001" calcext:value-type="float">
            <text:p>8.512085</text:p>
          </table:table-cell>
          <table:table-cell/>
        </table:table-row>
        <table:table-row table:style-name="ro1">
          <table:table-cell office:value-type="float" office:value="8.71613908897" calcext:value-type="float">
            <text:p>8.716139089</text:p>
          </table:table-cell>
          <table:table-cell office:value-type="float" office:value="5.27435272397" calcext:value-type="float">
            <text:p>5.274352724</text:p>
          </table:table-cell>
          <table:table-cell office:value-type="float" office:value="14.43457" calcext:value-type="float">
            <text:p>14.43457</text:p>
          </table:table-cell>
          <table:table-cell office:value-type="float" office:value="8.66073599999999" calcext:value-type="float">
            <text:p>8.660736</text:p>
          </table:table-cell>
          <table:table-cell/>
        </table:table-row>
        <table:table-row table:style-name="ro1">
          <table:table-cell office:value-type="float" office:value="9.03877323775" calcext:value-type="float">
            <text:p>9.0387732378</text:p>
          </table:table-cell>
          <table:table-cell office:value-type="float" office:value="5.46979022157" calcext:value-type="float">
            <text:p>5.4697902216</text:p>
          </table:table-cell>
          <table:table-cell office:value-type="float" office:value="14.682281" calcext:value-type="float">
            <text:p>14.682281</text:p>
          </table:table-cell>
          <table:table-cell office:value-type="float" office:value="8.80935699999998" calcext:value-type="float">
            <text:p>8.809357</text:p>
          </table:table-cell>
          <table:table-cell/>
        </table:table-row>
        <table:table-row table:style-name="ro1">
          <table:table-cell office:value-type="float" office:value="9.15769278218" calcext:value-type="float">
            <text:p>9.1576927822</text:p>
          </table:table-cell>
          <table:table-cell office:value-type="float" office:value="5.54180633267" calcext:value-type="float">
            <text:p>5.5418063327</text:p>
          </table:table-cell>
          <table:table-cell office:value-type="float" office:value="14.929985" calcext:value-type="float">
            <text:p>14.929985</text:p>
          </table:table-cell>
          <table:table-cell office:value-type="float" office:value="8.95800800000001" calcext:value-type="float">
            <text:p>8.958008</text:p>
          </table:table-cell>
          <table:table-cell/>
        </table:table-row>
        <table:table-row table:style-name="ro1">
          <table:table-cell office:value-type="float" office:value="9.39782499457" calcext:value-type="float">
            <text:p>9.3978249946</text:p>
          </table:table-cell>
          <table:table-cell office:value-type="float" office:value="5.68724010199" calcext:value-type="float">
            <text:p>5.687240102</text:p>
          </table:table-cell>
          <table:table-cell office:value-type="float" office:value="15.188148" calcext:value-type="float">
            <text:p>15.188148</text:p>
          </table:table-cell>
          <table:table-cell office:value-type="float" office:value="9.11291499999999" calcext:value-type="float">
            <text:p>9.112915</text:p>
          </table:table-cell>
          <table:table-cell/>
        </table:table-row>
        <table:table-row table:style-name="ro1">
          <table:table-cell office:value-type="float" office:value="9.64110181494" calcext:value-type="float">
            <text:p>9.6411018149</text:p>
          </table:table-cell>
          <table:table-cell office:value-type="float" office:value="5.8346257588" calcext:value-type="float">
            <text:p>5.8346257588</text:p>
          </table:table-cell>
          <table:table-cell office:value-type="float" office:value="15.446312" calcext:value-type="float">
            <text:p>15.446312</text:p>
          </table:table-cell>
          <table:table-cell office:value-type="float" office:value="9.26782200000002" calcext:value-type="float">
            <text:p>9.267822</text:p>
          </table:table-cell>
          <table:table-cell/>
        </table:table-row>
        <table:table-row table:style-name="ro1">
          <table:table-cell office:value-type="float" office:value="9.87976939894" calcext:value-type="float">
            <text:p>9.8797693989</text:p>
          </table:table-cell>
          <table:table-cell office:value-type="float" office:value="5.97928871843" calcext:value-type="float">
            <text:p>5.9792887184</text:p>
          </table:table-cell>
          <table:table-cell office:value-type="float" office:value="15.704483" calcext:value-type="float">
            <text:p>15.704483</text:p>
          </table:table-cell>
          <table:table-cell office:value-type="float" office:value="9.422729" calcext:value-type="float">
            <text:p>9.422729</text:p>
          </table:table-cell>
          <table:table-cell/>
        </table:table-row>
        <table:table-row table:style-name="ro1">
          <table:table-cell office:value-type="float" office:value="10.1291946939" calcext:value-type="float">
            <text:p>10.1291946939</text:p>
          </table:table-cell>
          <table:table-cell office:value-type="float" office:value="6.13051505001" calcext:value-type="float">
            <text:p>6.13051505</text:p>
          </table:table-cell>
          <table:table-cell office:value-type="float" office:value="15.962646" calcext:value-type="float">
            <text:p>15.962646</text:p>
          </table:table-cell>
          <table:table-cell office:value-type="float" office:value="9.57763699999998" calcext:value-type="float">
            <text:p>9.577637</text:p>
          </table:table-cell>
          <table:table-cell/>
        </table:table-row>
        <table:table-row table:style-name="ro1">
          <table:table-cell office:value-type="float" office:value="10.3817443625" calcext:value-type="float">
            <text:p>10.3817443625</text:p>
          </table:table-cell>
          <table:table-cell office:value-type="float" office:value="6.28365766199" calcext:value-type="float">
            <text:p>6.283657662</text:p>
          </table:table-cell>
          <table:table-cell office:value-type="float" office:value="16.220818" calcext:value-type="float">
            <text:p>16.220818</text:p>
          </table:table-cell>
          <table:table-cell office:value-type="float" office:value="9.73251299999998" calcext:value-type="float">
            <text:p>9.732513</text:p>
          </table:table-cell>
          <table:table-cell/>
        </table:table-row>
        <table:table-row table:style-name="ro1">
          <table:table-cell office:value-type="float" office:value="10.64537882" calcext:value-type="float">
            <text:p>10.64537882</text:p>
          </table:table-cell>
          <table:table-cell office:value-type="float" office:value="6.44357422751" calcext:value-type="float">
            <text:p>6.4435742275</text:p>
          </table:table-cell>
          <table:table-cell office:value-type="float" office:value="16.489464" calcext:value-type="float">
            <text:p>16.489464</text:p>
          </table:table-cell>
          <table:table-cell office:value-type="float" office:value="9.89370700000001" calcext:value-type="float">
            <text:p>9.893707</text:p>
          </table:table-cell>
          <table:table-cell/>
        </table:table-row>
        <table:table-row table:style-name="ro1">
          <table:table-cell office:value-type="float" office:value="10.7744588782" calcext:value-type="float">
            <text:p>10.7744588782</text:p>
          </table:table-cell>
          <table:table-cell office:value-type="float" office:value="6.52188067147" calcext:value-type="float">
            <text:p>6.5218806715</text:p>
          </table:table-cell>
          <table:table-cell office:value-type="float" office:value="16.758102" calcext:value-type="float">
            <text:p>16.758102</text:p>
          </table:table-cell>
          <table:table-cell office:value-type="float" office:value="10.054901" calcext:value-type="float">
            <text:p>10.054901</text:p>
          </table:table-cell>
          <table:table-cell/>
        </table:table-row>
        <table:table-row table:style-name="ro1">
          <table:table-cell office:value-type="float" office:value="11.0348554315" calcext:value-type="float">
            <text:p>11.0348554315</text:p>
          </table:table-cell>
          <table:table-cell office:value-type="float" office:value="6.67990146074" calcext:value-type="float">
            <text:p>6.6799014607</text:p>
          </table:table-cell>
          <table:table-cell office:value-type="float" office:value="17.026749" calcext:value-type="float">
            <text:p>17.026749</text:p>
          </table:table-cell>
          <table:table-cell office:value-type="float" office:value="10.216095" calcext:value-type="float">
            <text:p>10.216095</text:p>
          </table:table-cell>
          <table:table-cell/>
        </table:table-row>
        <table:table-row table:style-name="ro1">
          <table:table-cell office:value-type="float" office:value="11.306571466" calcext:value-type="float">
            <text:p>11.306571466</text:p>
          </table:table-cell>
          <table:table-cell office:value-type="float" office:value="6.84483412919" calcext:value-type="float">
            <text:p>6.8448341292</text:p>
          </table:table-cell>
          <table:table-cell office:value-type="float" office:value="17.295387" calcext:value-type="float">
            <text:p>17.295387</text:p>
          </table:table-cell>
          <table:table-cell office:value-type="float" office:value="10.377258" calcext:value-type="float">
            <text:p>10.377258</text:p>
          </table:table-cell>
          <table:table-cell/>
        </table:table-row>
        <table:table-row table:style-name="ro1">
          <table:table-cell office:value-type="float" office:value="11.5900039505" calcext:value-type="float">
            <text:p>11.5900039505</text:p>
          </table:table-cell>
          <table:table-cell office:value-type="float" office:value="7.01691338573" calcext:value-type="float">
            <text:p>7.0169133857</text:p>
          </table:table-cell>
          <table:table-cell office:value-type="float" office:value="17.564034" calcext:value-type="float">
            <text:p>17.564034</text:p>
          </table:table-cell>
          <table:table-cell office:value-type="float" office:value="10.538452" calcext:value-type="float">
            <text:p>10.538452</text:p>
          </table:table-cell>
          <table:table-cell/>
        </table:table-row>
        <table:table-row table:style-name="ro1">
          <table:table-cell office:value-type="float" office:value="11.8599385439" calcext:value-type="float">
            <text:p>11.8599385439</text:p>
          </table:table-cell>
          <table:table-cell office:value-type="float" office:value="7.18083587303" calcext:value-type="float">
            <text:p>7.180835873</text:p>
          </table:table-cell>
          <table:table-cell office:value-type="float" office:value="17.843239" calcext:value-type="float">
            <text:p>17.843239</text:p>
          </table:table-cell>
          <table:table-cell office:value-type="float" office:value="10.705963" calcext:value-type="float">
            <text:p>10.705963</text:p>
          </table:table-cell>
          <table:table-cell/>
        </table:table-row>
        <table:table-row table:style-name="ro1">
          <table:table-cell office:value-type="float" office:value="12.141681582" calcext:value-type="float">
            <text:p>12.141681582</text:p>
          </table:table-cell>
          <table:table-cell office:value-type="float" office:value="7.35196896484" calcext:value-type="float">
            <text:p>7.3519689648</text:p>
          </table:table-cell>
          <table:table-cell office:value-type="float" office:value="18.122437" calcext:value-type="float">
            <text:p>18.122437</text:p>
          </table:table-cell>
          <table:table-cell office:value-type="float" office:value="10.873474" calcext:value-type="float">
            <text:p>10.873474</text:p>
          </table:table-cell>
          <table:table-cell/>
        </table:table-row>
        <table:table-row table:style-name="ro1">
          <table:table-cell office:value-type="float" office:value="12.2708862105" calcext:value-type="float">
            <text:p>12.2708862105</text:p>
          </table:table-cell>
          <table:table-cell office:value-type="float" office:value="7.43044888804" calcext:value-type="float">
            <text:p>7.430448888</text:p>
          </table:table-cell>
          <table:table-cell office:value-type="float" office:value="18.401642" calcext:value-type="float">
            <text:p>18.401642</text:p>
          </table:table-cell>
          <table:table-cell office:value-type="float" office:value="11.041016" calcext:value-type="float">
            <text:p>11.041016</text:p>
          </table:table-cell>
          <table:table-cell/>
        </table:table-row>
        <table:table-row table:style-name="ro1">
          <table:table-cell office:value-type="float" office:value="12.557404009" calcext:value-type="float">
            <text:p>12.557404009</text:p>
          </table:table-cell>
          <table:table-cell office:value-type="float" office:value="7.60452596216" calcext:value-type="float">
            <text:p>7.6045259622</text:p>
          </table:table-cell>
          <table:table-cell office:value-type="float" office:value="18.68084" calcext:value-type="float">
            <text:p>18.68084</text:p>
          </table:table-cell>
          <table:table-cell office:value-type="float" office:value="11.208527" calcext:value-type="float">
            <text:p>11.208527</text:p>
          </table:table-cell>
          <table:table-cell/>
        </table:table-row>
        <table:table-row table:style-name="ro1">
          <table:table-cell office:value-type="float" office:value="12.8383861227" calcext:value-type="float">
            <text:p>12.8383861227</text:p>
          </table:table-cell>
          <table:table-cell office:value-type="float" office:value="7.77528985613" calcext:value-type="float">
            <text:p>7.7752898561</text:p>
          </table:table-cell>
          <table:table-cell office:value-type="float" office:value="18.96862" calcext:value-type="float">
            <text:p>18.96862</text:p>
          </table:table-cell>
          <table:table-cell office:value-type="float" office:value="11.381195" calcext:value-type="float">
            <text:p>11.381195</text:p>
          </table:table-cell>
          <table:table-cell/>
        </table:table-row>
        <table:table-row table:style-name="ro1">
          <table:table-cell office:value-type="float" office:value="13.1224477328" calcext:value-type="float">
            <text:p>13.1224477328</text:p>
          </table:table-cell>
          <table:table-cell office:value-type="float" office:value="7.94798100096" calcext:value-type="float">
            <text:p>7.947981001</text:p>
          </table:table-cell>
          <table:table-cell office:value-type="float" office:value="19.256401" calcext:value-type="float">
            <text:p>19.256401</text:p>
          </table:table-cell>
          <table:table-cell office:value-type="float" office:value="11.553864" calcext:value-type="float">
            <text:p>11.553864</text:p>
          </table:table-cell>
          <table:table-cell/>
        </table:table-row>
        <table:table-row table:style-name="ro1">
          <table:table-cell office:value-type="float" office:value="13.4096075985" calcext:value-type="float">
            <text:p>13.4096075985</text:p>
          </table:table-cell>
          <table:table-cell office:value-type="float" office:value="8.12260300638" calcext:value-type="float">
            <text:p>8.1226030064</text:p>
          </table:table-cell>
          <table:table-cell office:value-type="float" office:value="19.544182" calcext:value-type="float">
            <text:p>19.544182</text:p>
          </table:table-cell>
          <table:table-cell office:value-type="float" office:value="11.726532" calcext:value-type="float">
            <text:p>11.726532</text:p>
          </table:table-cell>
          <table:table-cell/>
        </table:table-row>
        <table:table-row table:style-name="ro1">
          <table:table-cell office:value-type="float" office:value="13.7088595419" calcext:value-type="float">
            <text:p>13.7088595419</text:p>
          </table:table-cell>
          <table:table-cell office:value-type="float" office:value="8.30463047535" calcext:value-type="float">
            <text:p>8.3046304754</text:p>
          </table:table-cell>
          <table:table-cell office:value-type="float" office:value="19.831963" calcext:value-type="float">
            <text:p>19.831963</text:p>
          </table:table-cell>
          <table:table-cell office:value-type="float" office:value="11.8992" calcext:value-type="float">
            <text:p>11.8992</text:p>
          </table:table-cell>
          <table:table-cell/>
        </table:table-row>
        <table:table-row table:style-name="ro1">
          <table:table-cell office:value-type="float" office:value="14.0022607913" calcext:value-type="float">
            <text:p>14.0022607913</text:p>
          </table:table-cell>
          <table:table-cell office:value-type="float" office:value="8.48313583733" calcext:value-type="float">
            <text:p>8.4831358373</text:p>
          </table:table-cell>
          <table:table-cell office:value-type="float" office:value="20.119751" calcext:value-type="float">
            <text:p>20.119751</text:p>
          </table:table-cell>
          <table:table-cell office:value-type="float" office:value="12.071869" calcext:value-type="float">
            <text:p>12.071869</text:p>
          </table:table-cell>
          <table:table-cell/>
        </table:table-row>
        <table:table-row table:style-name="ro1">
          <table:table-cell office:value-type="float" office:value="14.1501620614" calcext:value-type="float">
            <text:p>14.1501620614</text:p>
          </table:table-cell>
          <table:table-cell office:value-type="float" office:value="8.57313288583" calcext:value-type="float">
            <text:p>8.5731328858</text:p>
          </table:table-cell>
          <table:table-cell office:value-type="float" office:value="20.417976" calcext:value-type="float">
            <text:p>20.417976</text:p>
          </table:table-cell>
          <table:table-cell office:value-type="float" office:value="12.250793" calcext:value-type="float">
            <text:p>12.250793</text:p>
          </table:table-cell>
          <table:table-cell/>
        </table:table-row>
        <table:table-row table:style-name="ro1">
          <table:table-cell office:value-type="float" office:value="14.4388144445" calcext:value-type="float">
            <text:p>14.4388144445</text:p>
          </table:table-cell>
          <table:table-cell office:value-type="float" office:value="8.74882518438" calcext:value-type="float">
            <text:p>8.7488251844</text:p>
          </table:table-cell>
          <table:table-cell office:value-type="float" office:value="20.716202" calcext:value-type="float">
            <text:p>20.716202</text:p>
          </table:table-cell>
          <table:table-cell office:value-type="float" office:value="12.429718" calcext:value-type="float">
            <text:p>12.429718</text:p>
          </table:table-cell>
          <table:table-cell/>
        </table:table-row>
        <table:table-row table:style-name="ro1">
          <table:table-cell office:value-type="float" office:value="14.749301601" calcext:value-type="float">
            <text:p>14.749301601</text:p>
          </table:table-cell>
          <table:table-cell office:value-type="float" office:value="8.93785107308" calcext:value-type="float">
            <text:p>8.9378510731</text:p>
          </table:table-cell>
          <table:table-cell office:value-type="float" office:value="21.01442" calcext:value-type="float">
            <text:p>21.01442</text:p>
          </table:table-cell>
          <table:table-cell office:value-type="float" office:value="12.608643" calcext:value-type="float">
            <text:p>12.608643</text:p>
          </table:table-cell>
          <table:table-cell/>
        </table:table-row>
        <table:table-row table:style-name="ro1">
          <table:table-cell office:value-type="float" office:value="15.0535666555" calcext:value-type="float">
            <text:p>15.0535666555</text:p>
          </table:table-cell>
          <table:table-cell office:value-type="float" office:value="9.12306954788" calcext:value-type="float">
            <text:p>9.1230695479</text:p>
          </table:table-cell>
          <table:table-cell office:value-type="float" office:value="21.312645" calcext:value-type="float">
            <text:p>21.312645</text:p>
          </table:table-cell>
          <table:table-cell office:value-type="float" office:value="12.787598" calcext:value-type="float">
            <text:p>12.787598</text:p>
          </table:table-cell>
          <table:table-cell/>
        </table:table-row>
        <table:table-row table:style-name="ro1">
          <table:table-cell office:value-type="float" office:value="15.360933403" calcext:value-type="float">
            <text:p>15.360933403</text:p>
          </table:table-cell>
          <table:table-cell office:value-type="float" office:value="9.31018356439" calcext:value-type="float">
            <text:p>9.3101835644</text:p>
          </table:table-cell>
          <table:table-cell office:value-type="float" office:value="21.619347" calcext:value-type="float">
            <text:p>21.619347</text:p>
          </table:table-cell>
          <table:table-cell office:value-type="float" office:value="12.971619" calcext:value-type="float">
            <text:p>12.971619</text:p>
          </table:table-cell>
          <table:table-cell/>
        </table:table-row>
        <table:table-row table:style-name="ro1">
          <table:table-cell office:value-type="float" office:value="15.6713970703" calcext:value-type="float">
            <text:p>15.6713970703</text:p>
          </table:table-cell>
          <table:table-cell office:value-type="float" office:value="9.49928080235" calcext:value-type="float">
            <text:p>9.4992808024</text:p>
          </table:table-cell>
          <table:table-cell office:value-type="float" office:value="21.926048" calcext:value-type="float">
            <text:p>21.926048</text:p>
          </table:table-cell>
          <table:table-cell office:value-type="float" office:value="13.15564" calcext:value-type="float">
            <text:p>13.15564</text:p>
          </table:table-cell>
          <table:table-cell/>
        </table:table-row>
        <table:table-row table:style-name="ro1">
          <table:table-cell office:value-type="float" office:value="15.9849011642" calcext:value-type="float">
            <text:p>15.9849011642</text:p>
          </table:table-cell>
          <table:table-cell office:value-type="float" office:value="9.69041458053" calcext:value-type="float">
            <text:p>9.6904145805</text:p>
          </table:table-cell>
          <table:table-cell office:value-type="float" office:value="22.23275" calcext:value-type="float">
            <text:p>22.23275</text:p>
          </table:table-cell>
          <table:table-cell office:value-type="float" office:value="13.339661" calcext:value-type="float">
            <text:p>13.339661</text:p>
          </table:table-cell>
          <table:table-cell/>
        </table:table-row>
        <table:table-row table:style-name="ro1">
          <table:table-cell office:value-type="float" office:value="16.3014587043" calcext:value-type="float">
            <text:p>16.3014587043</text:p>
          </table:table-cell>
          <table:table-cell office:value-type="float" office:value="9.8835418826" calcext:value-type="float">
            <text:p>9.8835418826</text:p>
          </table:table-cell>
          <table:table-cell office:value-type="float" office:value="22.539459" calcext:value-type="float">
            <text:p>22.539459</text:p>
          </table:table-cell>
          <table:table-cell office:value-type="float" office:value="13.523682" calcext:value-type="float">
            <text:p>13.523682</text:p>
          </table:table-cell>
          <table:table-cell/>
        </table:table-row>
        <table:table-row table:style-name="ro1">
          <table:table-cell office:value-type="float" office:value="16.4609681264" calcext:value-type="float">
            <text:p>16.4609681264</text:p>
          </table:table-cell>
          <table:table-cell office:value-type="float" office:value="9.98088830462" calcext:value-type="float">
            <text:p>9.9808883046</text:p>
          </table:table-cell>
          <table:table-cell office:value-type="float" office:value="22.854607" calcext:value-type="float">
            <text:p>22.854607</text:p>
          </table:table-cell>
          <table:table-cell office:value-type="float" office:value="13.712769" calcext:value-type="float">
            <text:p>13.712769</text:p>
          </table:table-cell>
          <table:table-cell/>
        </table:table-row>
        <table:table-row table:style-name="ro1">
          <table:table-cell office:value-type="float" office:value="16.7821478432" calcext:value-type="float">
            <text:p>16.7821478432</text:p>
          </table:table-cell>
          <table:table-cell office:value-type="float" office:value="10.1769850173" calcext:value-type="float">
            <text:p>10.1769850173</text:p>
          </table:table-cell>
          <table:table-cell office:value-type="float" office:value="23.169754" calcext:value-type="float">
            <text:p>23.169754</text:p>
          </table:table-cell>
          <table:table-cell office:value-type="float" office:value="13.901855" calcext:value-type="float">
            <text:p>13.901855</text:p>
          </table:table-cell>
          <table:table-cell/>
        </table:table-row>
        <table:table-row table:style-name="ro1">
          <table:table-cell office:value-type="float" office:value="17.1063835046" calcext:value-type="float">
            <text:p>17.1063835046</text:p>
          </table:table-cell>
          <table:table-cell office:value-type="float" office:value="10.3750202423" calcext:value-type="float">
            <text:p>10.3750202423</text:p>
          </table:table-cell>
          <table:table-cell office:value-type="float" office:value="23.484894" calcext:value-type="float">
            <text:p>23.484894</text:p>
          </table:table-cell>
          <table:table-cell office:value-type="float" office:value="14.090942" calcext:value-type="float">
            <text:p>14.090942</text:p>
          </table:table-cell>
          <table:table-cell/>
        </table:table-row>
        <table:table-row table:style-name="ro1">
          <table:table-cell office:value-type="float" office:value="17.4337048747" calcext:value-type="float">
            <text:p>17.4337048747</text:p>
          </table:table-cell>
          <table:table-cell office:value-type="float" office:value="10.5750026868" calcext:value-type="float">
            <text:p>10.5750026868</text:p>
          </table:table-cell>
          <table:table-cell office:value-type="float" office:value="23.800041" calcext:value-type="float">
            <text:p>23.800041</text:p>
          </table:table-cell>
          <table:table-cell office:value-type="float" office:value="14.280029" calcext:value-type="float">
            <text:p>14.280029</text:p>
          </table:table-cell>
          <table:table-cell/>
        </table:table-row>
        <table:table-row table:style-name="ro1">
          <table:table-cell office:value-type="float" office:value="17.7743850904" calcext:value-type="float">
            <text:p>17.7743850904</text:p>
          </table:table-cell>
          <table:table-cell office:value-type="float" office:value="10.7832179096" calcext:value-type="float">
            <text:p>10.7832179096</text:p>
          </table:table-cell>
          <table:table-cell office:value-type="float" office:value="24.123634" calcext:value-type="float">
            <text:p>24.123634</text:p>
          </table:table-cell>
          <table:table-cell office:value-type="float" office:value="14.474182" calcext:value-type="float">
            <text:p>14.474182</text:p>
          </table:table-cell>
          <table:table-cell/>
        </table:table-row>
        <table:table-row table:style-name="ro1">
          <table:table-cell office:value-type="float" office:value="18.0974038562" calcext:value-type="float">
            <text:p>18.0974038562</text:p>
          </table:table-cell>
          <table:table-cell office:value-type="float" office:value="10.9806763708" calcext:value-type="float">
            <text:p>10.9806763708</text:p>
          </table:table-cell>
          <table:table-cell office:value-type="float" office:value="24.44722" calcext:value-type="float">
            <text:p>24.44722</text:p>
          </table:table-cell>
          <table:table-cell office:value-type="float" office:value="14.668335" calcext:value-type="float">
            <text:p>14.668335</text:p>
          </table:table-cell>
          <table:table-cell/>
        </table:table-row>
        <table:table-row table:style-name="ro1">
          <table:table-cell office:value-type="float" office:value="18.43395413" calcext:value-type="float">
            <text:p>18.43395413</text:p>
          </table:table-cell>
          <table:table-cell office:value-type="float" office:value="11.1864397296" calcext:value-type="float">
            <text:p>11.1864397296</text:p>
          </table:table-cell>
          <table:table-cell office:value-type="float" office:value="24.770813" calcext:value-type="float">
            <text:p>24.770813</text:p>
          </table:table-cell>
          <table:table-cell office:value-type="float" office:value="14.862488" calcext:value-type="float">
            <text:p>14.862488</text:p>
          </table:table-cell>
          <table:table-cell/>
        </table:table-row>
        <table:table-row table:style-name="ro1">
          <table:table-cell office:value-type="float" office:value="18.7735732666" calcext:value-type="float">
            <text:p>18.7735732666</text:p>
          </table:table-cell>
          <table:table-cell office:value-type="float" office:value="11.3941473867" calcext:value-type="float">
            <text:p>11.3941473867</text:p>
          </table:table-cell>
          <table:table-cell office:value-type="float" office:value="25.094406" calcext:value-type="float">
            <text:p>25.094406</text:p>
          </table:table-cell>
          <table:table-cell office:value-type="float" office:value="15.056641" calcext:value-type="float">
            <text:p>15.056641</text:p>
          </table:table-cell>
          <table:table-cell/>
        </table:table-row>
        <table:table-row table:style-name="ro1">
          <table:table-cell office:value-type="float" office:value="18.9339016391" calcext:value-type="float">
            <text:p>18.9339016391</text:p>
          </table:table-cell>
          <table:table-cell office:value-type="float" office:value="11.4922086374" calcext:value-type="float">
            <text:p>11.4922086374</text:p>
          </table:table-cell>
          <table:table-cell office:value-type="float" office:value="25.42646" calcext:value-type="float">
            <text:p>25.42646</text:p>
          </table:table-cell>
          <table:table-cell office:value-type="float" office:value="15.255859" calcext:value-type="float">
            <text:p>15.255859</text:p>
          </table:table-cell>
          <table:table-cell/>
        </table:table-row>
        <table:table-row table:style-name="ro1">
          <table:table-cell office:value-type="float" office:value="19.278035889" calcext:value-type="float">
            <text:p>19.278035889</text:p>
          </table:table-cell>
          <table:table-cell office:value-type="float" office:value="11.7028018225" calcext:value-type="float">
            <text:p>11.7028018225</text:p>
          </table:table-cell>
          <table:table-cell office:value-type="float" office:value="25.758514" calcext:value-type="float">
            <text:p>25.758514</text:p>
          </table:table-cell>
          <table:table-cell office:value-type="float" office:value="15.455109" calcext:value-type="float">
            <text:p>15.455109</text:p>
          </table:table-cell>
          <table:table-cell/>
        </table:table-row>
        <table:table-row table:style-name="ro1">
          <table:table-cell office:value-type="float" office:value="19.6252125764" calcext:value-type="float">
            <text:p>19.6252125764</text:p>
          </table:table-cell>
          <table:table-cell office:value-type="float" office:value="11.9153289606" calcext:value-type="float">
            <text:p>11.9153289606</text:p>
          </table:table-cell>
          <table:table-cell office:value-type="float" office:value="26.090569" calcext:value-type="float">
            <text:p>26.090569</text:p>
          </table:table-cell>
          <table:table-cell office:value-type="float" office:value="15.654327" calcext:value-type="float">
            <text:p>15.654327</text:p>
          </table:table-cell>
          <table:table-cell/>
        </table:table-row>
        <table:table-row table:style-name="ro1">
          <table:table-cell office:value-type="float" office:value="19.9753606829" calcext:value-type="float">
            <text:p>19.9753606829</text:p>
          </table:table-cell>
          <table:table-cell office:value-type="float" office:value="12.1297643218" calcext:value-type="float">
            <text:p>12.1297643218</text:p>
          </table:table-cell>
          <table:table-cell office:value-type="float" office:value="26.422623" calcext:value-type="float">
            <text:p>26.422623</text:p>
          </table:table-cell>
          <table:table-cell office:value-type="float" office:value="15.853577" calcext:value-type="float">
            <text:p>15.853577</text:p>
          </table:table-cell>
          <table:table-cell/>
        </table:table-row>
        <table:table-row table:style-name="ro1">
          <table:table-cell office:value-type="float" office:value="20.3286277543" calcext:value-type="float">
            <text:p>20.3286277543</text:p>
          </table:table-cell>
          <table:table-cell office:value-type="float" office:value="12.3461675064" calcext:value-type="float">
            <text:p>12.3461675064</text:p>
          </table:table-cell>
          <table:table-cell office:value-type="float" office:value="26.763176" calcext:value-type="float">
            <text:p>26.763176</text:p>
          </table:table-cell>
          <table:table-cell office:value-type="float" office:value="16.057922" calcext:value-type="float">
            <text:p>16.057922</text:p>
          </table:table-cell>
          <table:table-cell/>
        </table:table-row>
        <table:table-row table:style-name="ro1">
          <table:table-cell office:value-type="float" office:value="20.6850076705" calcext:value-type="float">
            <text:p>20.6850076705</text:p>
          </table:table-cell>
          <table:table-cell office:value-type="float" office:value="12.5645480965" calcext:value-type="float">
            <text:p>12.5645480965</text:p>
          </table:table-cell>
          <table:table-cell office:value-type="float" office:value="27.103729" calcext:value-type="float">
            <text:p>27.103729</text:p>
          </table:table-cell>
          <table:table-cell office:value-type="float" office:value="16.262238" calcext:value-type="float">
            <text:p>16.262238</text:p>
          </table:table-cell>
          <table:table-cell/>
        </table:table-row>
        <table:table-row table:style-name="ro1">
          <table:table-cell office:value-type="float" office:value="21.0557163683" calcext:value-type="float">
            <text:p>21.0557163683</text:p>
          </table:table-cell>
          <table:table-cell office:value-type="float" office:value="12.7917838414" calcext:value-type="float">
            <text:p>12.7917838414</text:p>
          </table:table-cell>
          <table:table-cell office:value-type="float" office:value="27.44429" calcext:value-type="float">
            <text:p>27.44429</text:p>
          </table:table-cell>
          <table:table-cell office:value-type="float" office:value="16.466583" calcext:value-type="float">
            <text:p>16.466583</text:p>
          </table:table-cell>
          <table:table-cell/>
        </table:table-row>
        <table:table-row table:style-name="ro1">
          <table:table-cell office:value-type="float" office:value="21.4182363876" calcext:value-type="float">
            <text:p>21.4182363876</text:p>
          </table:table-cell>
          <table:table-cell office:value-type="float" office:value="13.0140711113" calcext:value-type="float">
            <text:p>13.0140711113</text:p>
          </table:table-cell>
          <table:table-cell office:value-type="float" office:value="27.791412" calcext:value-type="float">
            <text:p>27.791412</text:p>
          </table:table-cell>
          <table:table-cell office:value-type="float" office:value="16.674866" calcext:value-type="float">
            <text:p>16.674866</text:p>
          </table:table-cell>
          <table:table-cell/>
        </table:table-row>
        <table:table-row table:style-name="ro1">
          <table:table-cell office:value-type="float" office:value="21.6120683292" calcext:value-type="float">
            <text:p>21.6120683292</text:p>
          </table:table-cell>
          <table:table-cell office:value-type="float" office:value="13.1329254731" calcext:value-type="float">
            <text:p>13.1329254731</text:p>
          </table:table-cell>
          <table:table-cell office:value-type="float" office:value="28.138542" calcext:value-type="float">
            <text:p>28.138542</text:p>
          </table:table-cell>
          <table:table-cell office:value-type="float" office:value="16.883148" calcext:value-type="float">
            <text:p>16.883148</text:p>
          </table:table-cell>
          <table:table-cell/>
        </table:table-row>
        <table:table-row table:style-name="ro1">
          <table:table-cell office:value-type="float" office:value="21.9677456554" calcext:value-type="float">
            <text:p>21.9677456554</text:p>
          </table:table-cell>
          <table:table-cell office:value-type="float" office:value="13.3511037873" calcext:value-type="float">
            <text:p>13.3511037873</text:p>
          </table:table-cell>
          <table:table-cell office:value-type="float" office:value="28.485672" calcext:value-type="float">
            <text:p>28.485672</text:p>
          </table:table-cell>
          <table:table-cell office:value-type="float" office:value="17.091431" calcext:value-type="float">
            <text:p>17.091431</text:p>
          </table:table-cell>
          <table:table-cell/>
        </table:table-row>
        <table:table-row table:style-name="ro1">
          <table:table-cell office:value-type="float" office:value="22.2218760718" calcext:value-type="float">
            <text:p>22.2218760718</text:p>
          </table:table-cell>
          <table:table-cell office:value-type="float" office:value="13.5070217312" calcext:value-type="float">
            <text:p>13.5070217312</text:p>
          </table:table-cell>
          <table:table-cell office:value-type="float" office:value="28.832802" calcext:value-type="float">
            <text:p>28.832802</text:p>
          </table:table-cell>
          <table:table-cell office:value-type="float" office:value="17.299683" calcext:value-type="float">
            <text:p>17.299683</text:p>
          </table:table-cell>
          <table:table-cell/>
        </table:table-row>
        <table:table-row table:style-name="ro1">
          <table:table-cell office:value-type="float" office:value="22.7228446576" calcext:value-type="float">
            <text:p>22.7228446576</text:p>
          </table:table-cell>
          <table:table-cell office:value-type="float" office:value="13.814512881" calcext:value-type="float">
            <text:p>13.814512881</text:p>
          </table:table-cell>
          <table:table-cell office:value-type="float" office:value="29.188133" calcext:value-type="float">
            <text:p>29.188133</text:p>
          </table:table-cell>
          <table:table-cell office:value-type="float" office:value="17.512878" calcext:value-type="float">
            <text:p>17.512878</text:p>
          </table:table-cell>
          <table:table-cell/>
        </table:table-row>
        <table:table-row table:style-name="ro1">
          <table:table-cell office:value-type="float" office:value="23.0992026011" calcext:value-type="float">
            <text:p>23.0992026011</text:p>
          </table:table-cell>
          <table:table-cell office:value-type="float" office:value="14.0455864248" calcext:value-type="float">
            <text:p>14.0455864248</text:p>
          </table:table-cell>
          <table:table-cell office:value-type="float" office:value="29.543465" calcext:value-type="float">
            <text:p>29.543465</text:p>
          </table:table-cell>
          <table:table-cell office:value-type="float" office:value="17.726074" calcext:value-type="float">
            <text:p>17.726074</text:p>
          </table:table-cell>
          <table:table-cell/>
        </table:table-row>
        <table:table-row table:style-name="ro1">
          <table:table-cell office:value-type="float" office:value="23.4786239721" calcext:value-type="float">
            <text:p>23.4786239721</text:p>
          </table:table-cell>
          <table:table-cell office:value-type="float" office:value="14.2786033422" calcext:value-type="float">
            <text:p>14.2786033422</text:p>
          </table:table-cell>
          <table:table-cell office:value-type="float" office:value="29.898804" calcext:value-type="float">
            <text:p>29.898804</text:p>
          </table:table-cell>
          <table:table-cell office:value-type="float" office:value="17.93927" calcext:value-type="float">
            <text:p>17.93927</text:p>
          </table:table-cell>
          <table:table-cell/>
        </table:table-row>
        <table:table-row table:style-name="ro1">
          <table:table-cell office:value-type="float" office:value="23.8611585686" calcext:value-type="float">
            <text:p>23.8611585686</text:p>
          </table:table-cell>
          <table:table-cell office:value-type="float" office:value="14.513586683" calcext:value-type="float">
            <text:p>14.513586683</text:p>
          </table:table-cell>
          <table:table-cell office:value-type="float" office:value="30.260742" calcext:value-type="float">
            <text:p>30.260742</text:p>
          </table:table-cell>
          <table:table-cell office:value-type="float" office:value="18.156433" calcext:value-type="float">
            <text:p>18.156433</text:p>
          </table:table-cell>
          <table:table-cell/>
        </table:table-row>
        <table:table-row table:style-name="ro1">
          <table:table-cell office:value-type="float" office:value="24.2466937931" calcext:value-type="float">
            <text:p>24.2466937931</text:p>
          </table:table-cell>
          <table:table-cell office:value-type="float" office:value="14.7504845291" calcext:value-type="float">
            <text:p>14.7504845291</text:p>
          </table:table-cell>
          <table:table-cell office:value-type="float" office:value="30.622681" calcext:value-type="float">
            <text:p>30.622681</text:p>
          </table:table-cell>
          <table:table-cell office:value-type="float" office:value="18.373627" calcext:value-type="float">
            <text:p>18.373627</text:p>
          </table:table-cell>
          <table:table-cell/>
        </table:table-row>
        <table:table-row table:style-name="ro1">
          <table:table-cell office:value-type="float" office:value="24.4406561203" calcext:value-type="float">
            <text:p>24.4406561203</text:p>
          </table:table-cell>
          <table:table-cell office:value-type="float" office:value="14.8696660488" calcext:value-type="float">
            <text:p>14.8696660488</text:p>
          </table:table-cell>
          <table:table-cell office:value-type="float" office:value="30.984619" calcext:value-type="float">
            <text:p>30.984619</text:p>
          </table:table-cell>
          <table:table-cell office:value-type="float" office:value="18.59079" calcext:value-type="float">
            <text:p>18.59079</text:p>
          </table:table-cell>
          <table:table-cell/>
        </table:table-row>
        <table:table-row table:style-name="ro1">
          <table:table-cell office:value-type="float" office:value="24.8430723429" calcext:value-type="float">
            <text:p>24.8430723429</text:p>
          </table:table-cell>
          <table:table-cell office:value-type="float" office:value="15.1170376552" calcext:value-type="float">
            <text:p>15.1170376552</text:p>
          </table:table-cell>
          <table:table-cell office:value-type="float" office:value="31.346565" calcext:value-type="float">
            <text:p>31.346565</text:p>
          </table:table-cell>
          <table:table-cell office:value-type="float" office:value="18.807983" calcext:value-type="float">
            <text:p>18.807983</text:p>
          </table:table-cell>
          <table:table-cell/>
        </table:table-row>
        <table:table-row table:style-name="ro1">
          <table:table-cell office:value-type="float" office:value="25.2240149234" calcext:value-type="float">
            <text:p>25.2240149234</text:p>
          </table:table-cell>
          <table:table-cell office:value-type="float" office:value="15.3512841497" calcext:value-type="float">
            <text:p>15.3512841497</text:p>
          </table:table-cell>
          <table:table-cell office:value-type="float" office:value="31.716728" calcext:value-type="float">
            <text:p>31.716728</text:p>
          </table:table-cell>
          <table:table-cell office:value-type="float" office:value="19.03006" calcext:value-type="float">
            <text:p>19.03006</text:p>
          </table:table-cell>
          <table:table-cell/>
        </table:table-row>
        <table:table-row table:style-name="ro1">
          <table:table-cell office:value-type="float" office:value="25.6326724094" calcext:value-type="float">
            <text:p>25.6326724094</text:p>
          </table:table-cell>
          <table:table-cell office:value-type="float" office:value="15.6026391477" calcext:value-type="float">
            <text:p>15.6026391477</text:p>
          </table:table-cell>
          <table:table-cell office:value-type="float" office:value="32.086891" calcext:value-type="float">
            <text:p>32.086891</text:p>
          </table:table-cell>
          <table:table-cell office:value-type="float" office:value="19.252167" calcext:value-type="float">
            <text:p>19.252167</text:p>
          </table:table-cell>
          <table:table-cell/>
        </table:table-row>
        <table:table-row table:style-name="ro1">
          <table:table-cell office:value-type="float" office:value="26.0320428902" calcext:value-type="float">
            <text:p>26.0320428902</text:p>
          </table:table-cell>
          <table:table-cell office:value-type="float" office:value="15.848347994" calcext:value-type="float">
            <text:p>15.848347994</text:p>
          </table:table-cell>
          <table:table-cell office:value-type="float" office:value="32.457054" calcext:value-type="float">
            <text:p>32.457054</text:p>
          </table:table-cell>
          <table:table-cell office:value-type="float" office:value="19.474243" calcext:value-type="float">
            <text:p>19.474243</text:p>
          </table:table-cell>
          <table:table-cell/>
        </table:table-row>
        <table:table-row table:style-name="ro1">
          <table:table-cell office:value-type="float" office:value="26.4345136192" calcext:value-type="float">
            <text:p>26.4345136192</text:p>
          </table:table-cell>
          <table:table-cell office:value-type="float" office:value="16.096027183" calcext:value-type="float">
            <text:p>16.096027183</text:p>
          </table:table-cell>
          <table:table-cell office:value-type="float" office:value="32.833786" calcext:value-type="float">
            <text:p>32.833786</text:p>
          </table:table-cell>
          <table:table-cell office:value-type="float" office:value="19.700287" calcext:value-type="float">
            <text:p>19.700287</text:p>
          </table:table-cell>
          <table:table-cell/>
        </table:table-row>
        <table:table-row table:style-name="ro1">
          <table:table-cell office:value-type="float" office:value="26.8526501021" calcext:value-type="float">
            <text:p>26.8526501021</text:p>
          </table:table-cell>
          <table:table-cell office:value-type="float" office:value="16.3534193906" calcext:value-type="float">
            <text:p>16.3534193906</text:p>
          </table:table-cell>
          <table:table-cell office:value-type="float" office:value="33.21051" calcext:value-type="float">
            <text:p>33.21051</text:p>
          </table:table-cell>
          <table:table-cell office:value-type="float" office:value="19.926331" calcext:value-type="float">
            <text:p>19.926331</text:p>
          </table:table-cell>
          <table:table-cell/>
        </table:table-row>
        <table:table-row table:style-name="ro1">
          <table:table-cell office:value-type="float" office:value="27.0566684533" calcext:value-type="float">
            <text:p>27.0566684533</text:p>
          </table:table-cell>
          <table:table-cell office:value-type="float" office:value="16.4789993309" calcext:value-type="float">
            <text:p>16.4789993309</text:p>
          </table:table-cell>
          <table:table-cell office:value-type="float" office:value="33.587242" calcext:value-type="float">
            <text:p>33.587242</text:p>
          </table:table-cell>
          <table:table-cell office:value-type="float" office:value="20.152374" calcext:value-type="float">
            <text:p>20.152374</text:p>
          </table:table-cell>
          <table:table-cell/>
        </table:table-row>
        <table:table-row table:style-name="ro1">
          <table:table-cell office:value-type="float" office:value="27.4669121319" calcext:value-type="float">
            <text:p>27.4669121319</text:p>
          </table:table-cell>
          <table:table-cell office:value-type="float" office:value="16.7316250747" calcext:value-type="float">
            <text:p>16.7316250747</text:p>
          </table:table-cell>
          <table:table-cell office:value-type="float" office:value="33.963974" calcext:value-type="float">
            <text:p>33.963974</text:p>
          </table:table-cell>
          <table:table-cell office:value-type="float" office:value="20.378387" calcext:value-type="float">
            <text:p>20.378387</text:p>
          </table:table-cell>
          <table:table-cell/>
        </table:table-row>
        <table:table-row table:style-name="ro1">
          <table:table-cell office:value-type="float" office:value="27.8801459028" calcext:value-type="float">
            <text:p>27.8801459028</text:p>
          </table:table-cell>
          <table:table-cell office:value-type="float" office:value="16.9861771635" calcext:value-type="float">
            <text:p>16.9861771635</text:p>
          </table:table-cell>
          <table:table-cell office:value-type="float" office:value="34.349083" calcext:value-type="float">
            <text:p>34.349083</text:p>
          </table:table-cell>
          <table:table-cell office:value-type="float" office:value="20.609436" calcext:value-type="float">
            <text:p>20.609436</text:p>
          </table:table-cell>
          <table:table-cell/>
        </table:table-row>
        <table:table-row table:style-name="ro1">
          <table:table-cell office:value-type="float" office:value="28.2964040148" calcext:value-type="float">
            <text:p>28.2964040148</text:p>
          </table:table-cell>
          <table:table-cell office:value-type="float" office:value="17.242668332" calcext:value-type="float">
            <text:p>17.242668332</text:p>
          </table:table-cell>
          <table:table-cell office:value-type="float" office:value="34.734192" calcext:value-type="float">
            <text:p>34.734192</text:p>
          </table:table-cell>
          <table:table-cell office:value-type="float" office:value="20.840515" calcext:value-type="float">
            <text:p>20.840515</text:p>
          </table:table-cell>
          <table:table-cell/>
        </table:table-row>
        <table:table-row table:style-name="ro1">
          <table:table-cell office:value-type="float" office:value="28.7288701466" calcext:value-type="float">
            <text:p>28.7288701466</text:p>
          </table:table-cell>
          <table:table-cell office:value-type="float" office:value="17.5092268837" calcext:value-type="float">
            <text:p>17.5092268837</text:p>
          </table:table-cell>
          <table:table-cell office:value-type="float" office:value="35.119308" calcext:value-type="float">
            <text:p>35.119308</text:p>
          </table:table-cell>
          <table:table-cell office:value-type="float" office:value="21.071564" calcext:value-type="float">
            <text:p>21.071564</text:p>
          </table:table-cell>
          <table:table-cell/>
        </table:table-row>
        <table:table-row table:style-name="ro1">
          <table:table-cell office:value-type="float" office:value="29.1513861942" calcext:value-type="float">
            <text:p>29.1513861942</text:p>
          </table:table-cell>
          <table:table-cell office:value-type="float" office:value="17.7697155119" calcext:value-type="float">
            <text:p>17.7697155119</text:p>
          </table:table-cell>
          <table:table-cell office:value-type="float" office:value="35.510841" calcext:value-type="float">
            <text:p>35.510841</text:p>
          </table:table-cell>
          <table:table-cell office:value-type="float" office:value="21.306488" calcext:value-type="float">
            <text:p>21.306488</text:p>
          </table:table-cell>
          <table:table-cell/>
        </table:table-row>
        <table:table-row table:style-name="ro1">
          <table:table-cell office:value-type="float" office:value="29.5769006443" calcext:value-type="float">
            <text:p>29.5769006443</text:p>
          </table:table-cell>
          <table:table-cell office:value-type="float" office:value="18.0321357941" calcext:value-type="float">
            <text:p>18.0321357941</text:p>
          </table:table-cell>
          <table:table-cell office:value-type="float" office:value="35.902374" calcext:value-type="float">
            <text:p>35.902374</text:p>
          </table:table-cell>
          <table:table-cell office:value-type="float" office:value="21.541412" calcext:value-type="float">
            <text:p>21.541412</text:p>
          </table:table-cell>
          <table:table-cell/>
        </table:table-row>
        <table:table-row table:style-name="ro1">
          <table:table-cell office:value-type="float" office:value="29.7908413524" calcext:value-type="float">
            <text:p>29.7908413524</text:p>
          </table:table-cell>
          <table:table-cell office:value-type="float" office:value="18.1640748682" calcext:value-type="float">
            <text:p>18.1640748682</text:p>
          </table:table-cell>
          <table:table-cell office:value-type="float" office:value="36.293907" calcext:value-type="float">
            <text:p>36.293907</text:p>
          </table:table-cell>
          <table:table-cell office:value-type="float" office:value="21.776337" calcext:value-type="float">
            <text:p>21.776337</text:p>
          </table:table-cell>
          <table:table-cell/>
        </table:table-row>
        <table:table-row table:style-name="ro1">
          <table:table-cell office:value-type="float" office:value="30.2208613122" calcext:value-type="float">
            <text:p>30.2208613122</text:p>
          </table:table-cell>
          <table:table-cell office:value-type="float" office:value="18.429412121" calcext:value-type="float">
            <text:p>18.429412121</text:p>
          </table:table-cell>
          <table:table-cell office:value-type="float" office:value="36.691826" calcext:value-type="float">
            <text:p>36.691826</text:p>
          </table:table-cell>
          <table:table-cell office:value-type="float" office:value="22.015076" calcext:value-type="float">
            <text:p>22.015076</text:p>
          </table:table-cell>
          <table:table-cell/>
        </table:table-row>
        <table:table-row table:style-name="ro1">
          <table:table-cell office:value-type="float" office:value="30.6675578341" calcext:value-type="float">
            <text:p>30.6675578341</text:p>
          </table:table-cell>
          <table:table-cell office:value-type="float" office:value="18.7051126059" calcext:value-type="float">
            <text:p>18.7051126059</text:p>
          </table:table-cell>
          <table:table-cell office:value-type="float" office:value="37.089745" calcext:value-type="float">
            <text:p>37.089745</text:p>
          </table:table-cell>
          <table:table-cell office:value-type="float" office:value="22.253845" calcext:value-type="float">
            <text:p>22.253845</text:p>
          </table:table-cell>
          <table:table-cell/>
        </table:table-row>
        <table:table-row table:style-name="ro1">
          <table:table-cell office:value-type="float" office:value="31.076481842" calcext:value-type="float">
            <text:p>31.076481842</text:p>
          </table:table-cell>
          <table:table-cell office:value-type="float" office:value="18.9575636015" calcext:value-type="float">
            <text:p>18.9575636015</text:p>
          </table:table-cell>
          <table:table-cell office:value-type="float" office:value="37.487671" calcext:value-type="float">
            <text:p>37.487671</text:p>
          </table:table-cell>
          <table:table-cell office:value-type="float" office:value="22.492584" calcext:value-type="float">
            <text:p>22.492584</text:p>
          </table:table-cell>
          <table:table-cell/>
        </table:table-row>
        <table:table-row table:style-name="ro1">
          <table:table-cell office:value-type="float" office:value="31.5155995837" calcext:value-type="float">
            <text:p>31.5155995837</text:p>
          </table:table-cell>
          <table:table-cell office:value-type="float" office:value="19.2287405346" calcext:value-type="float">
            <text:p>19.2287405346</text:p>
          </table:table-cell>
          <table:table-cell office:value-type="float" office:value="37.891968" calcext:value-type="float">
            <text:p>37.891968</text:p>
          </table:table-cell>
          <table:table-cell office:value-type="float" office:value="22.735168" calcext:value-type="float">
            <text:p>22.735168</text:p>
          </table:table-cell>
          <table:table-cell/>
        </table:table-row>
        <table:table-row table:style-name="ro1">
          <table:table-cell office:value-type="float" office:value="31.9716339052" calcext:value-type="float">
            <text:p>31.9716339052</text:p>
          </table:table-cell>
          <table:table-cell office:value-type="float" office:value="19.5104462502" calcext:value-type="float">
            <text:p>19.5104462502</text:p>
          </table:table-cell>
          <table:table-cell office:value-type="float" office:value="38.296257" calcext:value-type="float">
            <text:p>38.296257</text:p>
          </table:table-cell>
          <table:table-cell office:value-type="float" office:value="22.977753" calcext:value-type="float">
            <text:p>22.977753</text:p>
          </table:table-cell>
          <table:table-cell/>
        </table:table-row>
        <table:table-row table:style-name="ro1">
          <table:table-cell office:value-type="float" office:value="32.4169947015" calcext:value-type="float">
            <text:p>32.4169947015</text:p>
          </table:table-cell>
          <table:table-cell office:value-type="float" office:value="19.7856307024" calcext:value-type="float">
            <text:p>19.7856307024</text:p>
          </table:table-cell>
          <table:table-cell office:value-type="float" office:value="38.700554" calcext:value-type="float">
            <text:p>38.700554</text:p>
          </table:table-cell>
          <table:table-cell office:value-type="float" office:value="23.220337" calcext:value-type="float">
            <text:p>23.220337</text:p>
          </table:table-cell>
          <table:table-cell/>
        </table:table-row>
        <table:table-row table:style-name="ro1">
          <table:table-cell office:value-type="float" office:value="32.8652726292" calcext:value-type="float">
            <text:p>32.8652726292</text:p>
          </table:table-cell>
          <table:table-cell office:value-type="float" office:value="20.0627156293" calcext:value-type="float">
            <text:p>20.0627156293</text:p>
          </table:table-cell>
          <table:table-cell office:value-type="float" office:value="39.111221" calcext:value-type="float">
            <text:p>39.111221</text:p>
          </table:table-cell>
          <table:table-cell office:value-type="float" office:value="23.466736" calcext:value-type="float">
            <text:p>23.466736</text:p>
          </table:table-cell>
          <table:table-cell/>
        </table:table-row>
        <table:table-row table:style-name="ro1">
          <table:table-cell office:value-type="float" office:value="33.0906323709" calcext:value-type="float">
            <text:p>33.0906323709</text:p>
          </table:table-cell>
          <table:table-cell office:value-type="float" office:value="20.2020058973" calcext:value-type="float">
            <text:p>20.2020058973</text:p>
          </table:table-cell>
          <table:table-cell office:value-type="float" office:value="39.521881" calcext:value-type="float">
            <text:p>39.521881</text:p>
          </table:table-cell>
          <table:table-cell office:value-type="float" office:value="23.713135" calcext:value-type="float">
            <text:p>23.713135</text:p>
          </table:table-cell>
          <table:table-cell/>
        </table:table-row>
        <table:table-row table:style-name="ro1">
          <table:table-cell office:value-type="float" office:value="33.5436104615" calcext:value-type="float">
            <text:p>33.5436104615</text:p>
          </table:table-cell>
          <table:table-cell office:value-type="float" office:value="20.4820660104" calcext:value-type="float">
            <text:p>20.4820660104</text:p>
          </table:table-cell>
          <table:table-cell office:value-type="float" office:value="39.932549" calcext:value-type="float">
            <text:p>39.932549</text:p>
          </table:table-cell>
          <table:table-cell office:value-type="float" office:value="23.959534" calcext:value-type="float">
            <text:p>23.959534</text:p>
          </table:table-cell>
          <table:table-cell/>
        </table:table-row>
        <table:table-row table:style-name="ro1">
          <table:table-cell office:value-type="float" office:value="33.9997330949" calcext:value-type="float">
            <text:p>33.9997330949</text:p>
          </table:table-cell>
          <table:table-cell office:value-type="float" office:value="20.7640048194" calcext:value-type="float">
            <text:p>20.7640048194</text:p>
          </table:table-cell>
          <table:table-cell office:value-type="float" office:value="40.349564" calcext:value-type="float">
            <text:p>40.349564</text:p>
          </table:table-cell>
          <table:table-cell office:value-type="float" office:value="24.209747" calcext:value-type="float">
            <text:p>24.209747</text:p>
          </table:table-cell>
          <table:table-cell/>
        </table:table-row>
        <table:table-row table:style-name="ro1">
          <table:table-cell office:value-type="float" office:value="34.458868085" calcext:value-type="float">
            <text:p>34.458868085</text:p>
          </table:table-cell>
          <table:table-cell office:value-type="float" office:value="21.0478009323" calcext:value-type="float">
            <text:p>21.0478009323</text:p>
          </table:table-cell>
          <table:table-cell office:value-type="float" office:value="40.766579" calcext:value-type="float">
            <text:p>40.766579</text:p>
          </table:table-cell>
          <table:table-cell office:value-type="float" office:value="24.459961" calcext:value-type="float">
            <text:p>24.459961</text:p>
          </table:table-cell>
          <table:table-cell/>
        </table:table-row>
        <table:table-row table:style-name="ro1">
          <table:table-cell office:value-type="float" office:value="34.9209985766" calcext:value-type="float">
            <text:p>34.9209985766</text:p>
          </table:table-cell>
          <table:table-cell office:value-type="float" office:value="21.3335951294" calcext:value-type="float">
            <text:p>21.3335951294</text:p>
          </table:table-cell>
          <table:table-cell office:value-type="float" office:value="41.183601" calcext:value-type="float">
            <text:p>41.183601</text:p>
          </table:table-cell>
          <table:table-cell office:value-type="float" office:value="24.710175" calcext:value-type="float">
            <text:p>24.710175</text:p>
          </table:table-cell>
          <table:table-cell/>
        </table:table-row>
        <table:table-row table:style-name="ro1">
          <table:table-cell office:value-type="float" office:value="35.4007716739" calcext:value-type="float">
            <text:p>35.4007716739</text:p>
          </table:table-cell>
          <table:table-cell office:value-type="float" office:value="21.6303492746" calcext:value-type="float">
            <text:p>21.6303492746</text:p>
          </table:table-cell>
          <table:table-cell office:value-type="float" office:value="41.606979" calcext:value-type="float">
            <text:p>41.606979</text:p>
          </table:table-cell>
          <table:table-cell office:value-type="float" office:value="24.964203" calcext:value-type="float">
            <text:p>24.964203</text:p>
          </table:table-cell>
          <table:table-cell/>
        </table:table-row>
        <table:table-row table:style-name="ro1">
          <table:table-cell office:value-type="float" office:value="35.869130959" calcext:value-type="float">
            <text:p>35.869130959</text:p>
          </table:table-cell>
          <table:table-cell office:value-type="float" office:value="21.919944049" calcext:value-type="float">
            <text:p>21.919944049</text:p>
          </table:table-cell>
          <table:table-cell office:value-type="float" office:value="42.030357" calcext:value-type="float">
            <text:p>42.030357</text:p>
          </table:table-cell>
          <table:table-cell office:value-type="float" office:value="25.218231" calcext:value-type="float">
            <text:p>25.218231</text:p>
          </table:table-cell>
          <table:table-cell/>
        </table:table-row>
        <table:table-row table:style-name="ro1">
          <table:table-cell office:value-type="float" office:value="36.3405899664" calcext:value-type="float">
            <text:p>36.3405899664</text:p>
          </table:table-cell>
          <table:table-cell office:value-type="float" office:value="22.211563887" calcext:value-type="float">
            <text:p>22.211563887</text:p>
          </table:table-cell>
          <table:table-cell office:value-type="float" office:value="42.453735" calcext:value-type="float">
            <text:p>42.453735</text:p>
          </table:table-cell>
          <table:table-cell office:value-type="float" office:value="25.47226" calcext:value-type="float">
            <text:p>25.47226</text:p>
          </table:table-cell>
          <table:table-cell/>
        </table:table-row>
        <table:table-row table:style-name="ro1">
          <table:table-cell office:value-type="float" office:value="36.5775361202" calcext:value-type="float">
            <text:p>36.5775361202</text:p>
          </table:table-cell>
          <table:table-cell office:value-type="float" office:value="22.358112037" calcext:value-type="float">
            <text:p>22.358112037</text:p>
          </table:table-cell>
          <table:table-cell office:value-type="float" office:value="42.883476" calcext:value-type="float">
            <text:p>42.883476</text:p>
          </table:table-cell>
          <table:table-cell office:value-type="float" office:value="25.730103" calcext:value-type="float">
            <text:p>25.730103</text:p>
          </table:table-cell>
          <table:table-cell/>
        </table:table-row>
        <table:table-row table:style-name="ro1">
          <table:table-cell office:value-type="float" office:value="37.0536035421" calcext:value-type="float">
            <text:p>37.0536035421</text:p>
          </table:table-cell>
          <table:table-cell office:value-type="float" office:value="22.6527870472" calcext:value-type="float">
            <text:p>22.6527870472</text:p>
          </table:table-cell>
          <table:table-cell office:value-type="float" office:value="43.313217" calcext:value-type="float">
            <text:p>43.313217</text:p>
          </table:table-cell>
          <table:table-cell office:value-type="float" office:value="25.987946" calcext:value-type="float">
            <text:p>25.987946</text:p>
          </table:table-cell>
          <table:table-cell/>
        </table:table-row>
        <table:table-row table:style-name="ro1">
          <table:table-cell office:value-type="float" office:value="37.5326117039" calcext:value-type="float">
            <text:p>37.5326117039</text:p>
          </table:table-cell>
          <table:table-cell office:value-type="float" office:value="22.9494125491" calcext:value-type="float">
            <text:p>22.9494125491</text:p>
          </table:table-cell>
          <table:table-cell office:value-type="float" office:value="43.742966" calcext:value-type="float">
            <text:p>43.742966</text:p>
          </table:table-cell>
          <table:table-cell office:value-type="float" office:value="26.245789" calcext:value-type="float">
            <text:p>26.245789</text:p>
          </table:table-cell>
          <table:table-cell/>
        </table:table-row>
        <table:table-row table:style-name="ro1">
          <table:table-cell office:value-type="float" office:value="38.0298224149" calcext:value-type="float">
            <text:p>38.0298224149</text:p>
          </table:table-cell>
          <table:table-cell office:value-type="float" office:value="23.2573017024" calcext:value-type="float">
            <text:p>23.2573017024</text:p>
          </table:table-cell>
          <table:table-cell office:value-type="float" office:value="44.17907" calcext:value-type="float">
            <text:p>44.17907</text:p>
          </table:table-cell>
          <table:table-cell office:value-type="float" office:value="26.507446" calcext:value-type="float">
            <text:p>26.507446</text:p>
          </table:table-cell>
          <table:table-cell/>
        </table:table-row>
        <table:table-row table:style-name="ro1">
          <table:table-cell office:value-type="float" office:value="38.4998826765" calcext:value-type="float">
            <text:p>38.4998826765</text:p>
          </table:table-cell>
          <table:table-cell office:value-type="float" office:value="23.548391671" calcext:value-type="float">
            <text:p>23.548391671</text:p>
          </table:table-cell>
          <table:table-cell office:value-type="float" office:value="44.615173" calcext:value-type="float">
            <text:p>44.615173</text:p>
          </table:table-cell>
          <table:table-cell office:value-type="float" office:value="26.769104" calcext:value-type="float">
            <text:p>26.769104</text:p>
          </table:table-cell>
          <table:table-cell/>
        </table:table-row>
        <table:table-row table:style-name="ro1">
          <table:table-cell office:value-type="float" office:value="39.0033411115" calcext:value-type="float">
            <text:p>39.0033411115</text:p>
          </table:table-cell>
          <table:table-cell office:value-type="float" office:value="23.860198596" calcext:value-type="float">
            <text:p>23.860198596</text:p>
          </table:table-cell>
          <table:table-cell office:value-type="float" office:value="45.051285" calcext:value-type="float">
            <text:p>45.051285</text:p>
          </table:table-cell>
          <table:table-cell office:value-type="float" office:value="27.030762" calcext:value-type="float">
            <text:p>27.030762</text:p>
          </table:table-cell>
          <table:table-cell/>
        </table:table-row>
        <table:table-row table:style-name="ro1">
          <table:table-cell office:value-type="float" office:value="39.4947174664" calcext:value-type="float">
            <text:p>39.4947174664</text:p>
          </table:table-cell>
          <table:table-cell office:value-type="float" office:value="24.1646122272" calcext:value-type="float">
            <text:p>24.1646122272</text:p>
          </table:table-cell>
          <table:table-cell office:value-type="float" office:value="45.493767" calcext:value-type="float">
            <text:p>45.493767</text:p>
          </table:table-cell>
          <table:table-cell office:value-type="float" office:value="27.296234" calcext:value-type="float">
            <text:p>27.296234</text:p>
          </table:table-cell>
          <table:table-cell/>
        </table:table-row>
        <table:table-row table:style-name="ro1">
          <table:table-cell office:value-type="float" office:value="39.7261859856" calcext:value-type="float">
            <text:p>39.7261859856</text:p>
          </table:table-cell>
          <table:table-cell office:value-type="float" office:value="24.3080254395" calcext:value-type="float">
            <text:p>24.3080254395</text:p>
          </table:table-cell>
          <table:table-cell office:value-type="float" office:value="45.936256" calcext:value-type="float">
            <text:p>45.936256</text:p>
          </table:table-cell>
          <table:table-cell office:value-type="float" office:value="27.561737" calcext:value-type="float">
            <text:p>27.561737</text:p>
          </table:table-cell>
          <table:table-cell/>
        </table:table-row>
        <table:table-row table:style-name="ro1">
          <table:table-cell office:value-type="float" office:value="40.2376867012" calcext:value-type="float">
            <text:p>40.2376867012</text:p>
          </table:table-cell>
          <table:table-cell office:value-type="float" office:value="24.6248703818" calcext:value-type="float">
            <text:p>24.6248703818</text:p>
          </table:table-cell>
          <table:table-cell office:value-type="float" office:value="46.378746" calcext:value-type="float">
            <text:p>46.378746</text:p>
          </table:table-cell>
          <table:table-cell office:value-type="float" office:value="27.827209" calcext:value-type="float">
            <text:p>27.827209</text:p>
          </table:table-cell>
          <table:table-cell/>
        </table:table-row>
        <table:table-row table:style-name="ro1">
          <table:table-cell office:value-type="float" office:value="40.7367680366" calcext:value-type="float">
            <text:p>40.7367680366</text:p>
          </table:table-cell>
          <table:table-cell office:value-type="float" office:value="24.9341282234" calcext:value-type="float">
            <text:p>24.9341282234</text:p>
          </table:table-cell>
          <table:table-cell office:value-type="float" office:value="46.827621" calcext:value-type="float">
            <text:p>46.827621</text:p>
          </table:table-cell>
          <table:table-cell office:value-type="float" office:value="28.096527" calcext:value-type="float">
            <text:p>28.096527</text:p>
          </table:table-cell>
          <table:table-cell/>
        </table:table-row>
        <table:table-row table:style-name="ro1">
          <table:table-cell office:value-type="float" office:value="41.2388769062" calcext:value-type="float">
            <text:p>41.2388769062</text:p>
          </table:table-cell>
          <table:table-cell office:value-type="float" office:value="25.2453870608" calcext:value-type="float">
            <text:p>25.2453870608</text:p>
          </table:table-cell>
          <table:table-cell office:value-type="float" office:value="47.276497" calcext:value-type="float">
            <text:p>47.276497</text:p>
          </table:table-cell>
          <table:table-cell office:value-type="float" office:value="28.365875" calcext:value-type="float">
            <text:p>28.365875</text:p>
          </table:table-cell>
          <table:table-cell/>
        </table:table-row>
        <table:table-row table:style-name="ro1">
          <table:table-cell office:value-type="float" office:value="41.7440325414" calcext:value-type="float">
            <text:p>41.7440325414</text:p>
          </table:table-cell>
          <table:table-cell office:value-type="float" office:value="25.5585199522" calcext:value-type="float">
            <text:p>25.5585199522</text:p>
          </table:table-cell>
          <table:table-cell office:value-type="float" office:value="47.725372" calcext:value-type="float">
            <text:p>47.725372</text:p>
          </table:table-cell>
          <table:table-cell office:value-type="float" office:value="28.635193" calcext:value-type="float">
            <text:p>28.635193</text:p>
          </table:table-cell>
          <table:table-cell/>
        </table:table-row>
        <table:table-row table:style-name="ro1">
          <table:table-cell office:value-type="float" office:value="42.2522009086" calcext:value-type="float">
            <text:p>42.2522009086</text:p>
          </table:table-cell>
          <table:table-cell office:value-type="float" office:value="25.8736473935" calcext:value-type="float">
            <text:p>25.8736473935</text:p>
          </table:table-cell>
          <table:table-cell office:value-type="float" office:value="48.180664" calcext:value-type="float">
            <text:p>48.180664</text:p>
          </table:table-cell>
          <table:table-cell office:value-type="float" office:value="28.908386" calcext:value-type="float">
            <text:p>28.908386</text:p>
          </table:table-cell>
          <table:table-cell/>
        </table:table-row>
        <table:table-row table:style-name="ro1">
          <table:table-cell office:value-type="float" office:value="42.7634183705" calcext:value-type="float">
            <text:p>42.7634183705</text:p>
          </table:table-cell>
          <table:table-cell office:value-type="float" office:value="26.1907292898" calcext:value-type="float">
            <text:p>26.1907292898</text:p>
          </table:table-cell>
          <table:table-cell office:value-type="float" office:value="48.635948" calcext:value-type="float">
            <text:p>48.635948</text:p>
          </table:table-cell>
          <table:table-cell office:value-type="float" office:value="29.181549" calcext:value-type="float">
            <text:p>29.181549</text:p>
          </table:table-cell>
          <table:table-cell/>
        </table:table-row>
        <table:table-row table:style-name="ro1">
          <table:table-cell office:value-type="float" office:value="43.2938308758" calcext:value-type="float">
            <text:p>43.2938308758</text:p>
          </table:table-cell>
          <table:table-cell office:value-type="float" office:value="26.5196471361" calcext:value-type="float">
            <text:p>26.5196471361</text:p>
          </table:table-cell>
          <table:table-cell office:value-type="float" office:value="49.095932" calcext:value-type="float">
            <text:p>49.095932</text:p>
          </table:table-cell>
          <table:table-cell office:value-type="float" office:value="29.45755" calcext:value-type="float">
            <text:p>29.45755</text:p>
          </table:table-cell>
          <table:table-cell/>
        </table:table-row>
        <table:table-row table:style-name="ro1">
          <table:table-cell office:value-type="float" office:value="43.552191606" calcext:value-type="float">
            <text:p>43.552191606</text:p>
          </table:table-cell>
          <table:table-cell office:value-type="float" office:value="26.6799009818" calcext:value-type="float">
            <text:p>26.6799009818</text:p>
          </table:table-cell>
          <table:table-cell office:value-type="float" office:value="49.555916" calcext:value-type="float">
            <text:p>49.555916</text:p>
          </table:table-cell>
          <table:table-cell office:value-type="float" office:value="29.733551" calcext:value-type="float">
            <text:p>29.733551</text:p>
          </table:table-cell>
          <table:table-cell/>
        </table:table-row>
        <table:table-row table:style-name="ro1">
          <table:table-cell office:value-type="float" office:value="44.0711816671" calcext:value-type="float">
            <text:p>44.0711816671</text:p>
          </table:table-cell>
          <table:table-cell office:value-type="float" office:value="27.0017816485" calcext:value-type="float">
            <text:p>27.0017816485</text:p>
          </table:table-cell>
          <table:table-cell office:value-type="float" office:value="50.0159" calcext:value-type="float">
            <text:p>50.0159</text:p>
          </table:table-cell>
          <table:table-cell office:value-type="float" office:value="30.009552" calcext:value-type="float">
            <text:p>30.009552</text:p>
          </table:table-cell>
          <table:table-cell/>
        </table:table-row>
        <table:table-row table:style-name="ro1">
          <table:table-cell office:value-type="float" office:value="44.5932148226" calcext:value-type="float">
            <text:p>44.5932148226</text:p>
          </table:table-cell>
          <table:table-cell office:value-type="float" office:value="27.3257554522" calcext:value-type="float">
            <text:p>27.3257554522</text:p>
          </table:table-cell>
          <table:table-cell office:value-type="float" office:value="50.481834" calcext:value-type="float">
            <text:p>50.481834</text:p>
          </table:table-cell>
          <table:table-cell office:value-type="float" office:value="30.289093" calcext:value-type="float">
            <text:p>30.289093</text:p>
          </table:table-cell>
          <table:table-cell/>
        </table:table-row>
        <table:table-row table:style-name="ro1">
          <table:table-cell office:value-type="float" office:value="45.1346796867" calcext:value-type="float">
            <text:p>45.1346796867</text:p>
          </table:table-cell>
          <table:table-cell office:value-type="float" office:value="27.6618875609" calcext:value-type="float">
            <text:p>27.6618875609</text:p>
          </table:table-cell>
          <table:table-cell office:value-type="float" office:value="50.947769" calcext:value-type="float">
            <text:p>50.947769</text:p>
          </table:table-cell>
          <table:table-cell office:value-type="float" office:value="30.568634" calcext:value-type="float">
            <text:p>30.568634</text:p>
          </table:table-cell>
          <table:table-cell/>
        </table:table-row>
        <table:table-row table:style-name="ro1">
          <table:table-cell office:value-type="float" office:value="45.6461994475" calcext:value-type="float">
            <text:p>45.6461994475</text:p>
          </table:table-cell>
          <table:table-cell office:value-type="float" office:value="27.9795360319" calcext:value-type="float">
            <text:p>27.9795360319</text:p>
          </table:table-cell>
          <table:table-cell office:value-type="float" office:value="51.413704" calcext:value-type="float">
            <text:p>51.413704</text:p>
          </table:table-cell>
          <table:table-cell office:value-type="float" office:value="30.848206" calcext:value-type="float">
            <text:p>30.848206</text:p>
          </table:table-cell>
          <table:table-cell/>
        </table:table-row>
        <table:table-row table:style-name="ro1">
          <table:table-cell office:value-type="float" office:value="46.1606634416" calcext:value-type="float">
            <text:p>46.1606634416</text:p>
          </table:table-cell>
          <table:table-cell office:value-type="float" office:value="28.2990710413" calcext:value-type="float">
            <text:p>28.2990710413</text:p>
          </table:table-cell>
          <table:table-cell office:value-type="float" office:value="51.885971" calcext:value-type="float">
            <text:p>51.885971</text:p>
          </table:table-cell>
          <table:table-cell office:value-type="float" office:value="31.131592" calcext:value-type="float">
            <text:p>31.131592</text:p>
          </table:table-cell>
          <table:table-cell/>
        </table:table-row>
        <table:table-row table:style-name="ro1">
          <table:table-cell office:value-type="float" office:value="46.6946103739" calcext:value-type="float">
            <text:p>46.6946103739</text:p>
          </table:table-cell>
          <table:table-cell office:value-type="float" office:value="28.6308029553" calcext:value-type="float">
            <text:p>28.6308029553</text:p>
          </table:table-cell>
          <table:table-cell office:value-type="float" office:value="52.358238" calcext:value-type="float">
            <text:p>52.358238</text:p>
          </table:table-cell>
          <table:table-cell office:value-type="float" office:value="31.414948" calcext:value-type="float">
            <text:p>31.414948</text:p>
          </table:table-cell>
          <table:table-cell/>
        </table:table-row>
        <table:table-row table:style-name="ro1">
          <table:table-cell office:value-type="float" office:value="47.2314800319" calcext:value-type="float">
            <text:p>47.2314800319</text:p>
          </table:table-cell>
          <table:table-cell office:value-type="float" office:value="28.9645783341" calcext:value-type="float">
            <text:p>28.9645783341</text:p>
          </table:table-cell>
          <table:table-cell office:value-type="float" office:value="52.830513" calcext:value-type="float">
            <text:p>52.830513</text:p>
          </table:table-cell>
          <table:table-cell office:value-type="float" office:value="31.698334" calcext:value-type="float">
            <text:p>31.698334</text:p>
          </table:table-cell>
          <table:table-cell/>
        </table:table-row>
        <table:table-row table:style-name="ro1">
          <table:table-cell office:value-type="float" office:value="47.5011029971" calcext:value-type="float">
            <text:p>47.5011029971</text:p>
          </table:table-cell>
          <table:table-cell office:value-type="float" office:value="29.1322403687" calcext:value-type="float">
            <text:p>29.1322403687</text:p>
          </table:table-cell>
          <table:table-cell office:value-type="float" office:value="53.309265" calcext:value-type="float">
            <text:p>53.309265</text:p>
          </table:table-cell>
          <table:table-cell office:value-type="float" office:value="31.985596" calcext:value-type="float">
            <text:p>31.985596</text:p>
          </table:table-cell>
          <table:table-cell/>
        </table:table-row>
        <table:table-row table:style-name="ro1">
          <table:table-cell office:value-type="float" office:value="48.0426289788" calcext:value-type="float">
            <text:p>48.0426289788</text:p>
          </table:table-cell>
          <table:table-cell office:value-type="float" office:value="29.4689900189" calcext:value-type="float">
            <text:p>29.4689900189</text:p>
          </table:table-cell>
          <table:table-cell office:value-type="float" office:value="53.788017" calcext:value-type="float">
            <text:p>53.788017</text:p>
          </table:table-cell>
          <table:table-cell office:value-type="float" office:value="32.272827" calcext:value-type="float">
            <text:p>32.272827</text:p>
          </table:table-cell>
          <table:table-cell/>
        </table:table-row>
        <table:table-row table:style-name="ro1">
          <table:table-cell office:value-type="float" office:value="48.6042681016" calcext:value-type="float">
            <text:p>48.6042681016</text:p>
          </table:table-cell>
          <table:table-cell office:value-type="float" office:value="29.8184406223" calcext:value-type="float">
            <text:p>29.8184406223</text:p>
          </table:table-cell>
          <table:table-cell office:value-type="float" office:value="54.271309" calcext:value-type="float">
            <text:p>54.271309</text:p>
          </table:table-cell>
          <table:table-cell office:value-type="float" office:value="32.562805" calcext:value-type="float">
            <text:p>32.562805</text:p>
          </table:table-cell>
          <table:table-cell/>
        </table:table-row>
        <table:table-row table:style-name="ro1">
          <table:table-cell office:value-type="float" office:value="49.1519099353" calcext:value-type="float">
            <text:p>49.1519099353</text:p>
          </table:table-cell>
          <table:table-cell office:value-type="float" office:value="30.1592898817" calcext:value-type="float">
            <text:p>30.1592898817</text:p>
          </table:table-cell>
          <table:table-cell office:value-type="float" office:value="54.754601" calcext:value-type="float">
            <text:p>54.754601</text:p>
          </table:table-cell>
          <table:table-cell office:value-type="float" office:value="32.852783" calcext:value-type="float">
            <text:p>32.852783</text:p>
          </table:table-cell>
          <table:table-cell/>
        </table:table-row>
        <table:table-row table:style-name="ro1">
          <table:table-cell office:value-type="float" office:value="49.7025806658" calcext:value-type="float">
            <text:p>49.7025806658</text:p>
          </table:table-cell>
          <table:table-cell office:value-type="float" office:value="30.5021519316" calcext:value-type="float">
            <text:p>30.5021519316</text:p>
          </table:table-cell>
          <table:table-cell office:value-type="float" office:value="55.237892" calcext:value-type="float">
            <text:p>55.237892</text:p>
          </table:table-cell>
          <table:table-cell office:value-type="float" office:value="33.142761" calcext:value-type="float">
            <text:p>33.142761</text:p>
          </table:table-cell>
          <table:table-cell/>
        </table:table-row>
        <table:table-row table:style-name="ro1">
          <table:table-cell office:value-type="float" office:value="50.2215875194" calcext:value-type="float">
            <text:p>50.2215875194</text:p>
          </table:table-cell>
          <table:table-cell office:value-type="float" office:value="30.825417023" calcext:value-type="float">
            <text:p>30.825417023</text:p>
          </table:table-cell>
          <table:table-cell office:value-type="float" office:value="55.727249" calcext:value-type="float">
            <text:p>55.727249</text:p>
          </table:table-cell>
          <table:table-cell office:value-type="float" office:value="33.436371" calcext:value-type="float">
            <text:p>33.436371</text:p>
          </table:table-cell>
          <table:table-cell/>
        </table:table-row>
        <table:table-row table:style-name="ro1">
          <table:table-cell office:value-type="float" office:value="50.8129826898" calcext:value-type="float">
            <text:p>50.8129826898</text:p>
          </table:table-cell>
          <table:table-cell office:value-type="float" office:value="31.1939165149" calcext:value-type="float">
            <text:p>31.1939165149</text:p>
          </table:table-cell>
          <table:table-cell office:value-type="float" office:value="56.216614" calcext:value-type="float">
            <text:p>56.216614</text:p>
          </table:table-cell>
          <table:table-cell office:value-type="float" office:value="33.72998" calcext:value-type="float">
            <text:p>33.72998</text:p>
          </table:table-cell>
          <table:table-cell/>
        </table:table-row>
        <table:table-row table:style-name="ro1">
          <table:table-cell office:value-type="float" office:value="51.3726934046" calcext:value-type="float">
            <text:p>51.3726934046</text:p>
          </table:table-cell>
          <table:table-cell office:value-type="float" office:value="31.5428207579" calcext:value-type="float">
            <text:p>31.5428207579</text:p>
          </table:table-cell>
          <table:table-cell office:value-type="float" office:value="56.710579" calcext:value-type="float">
            <text:p>56.710579</text:p>
          </table:table-cell>
          <table:table-cell office:value-type="float" office:value="34.026367" calcext:value-type="float">
            <text:p>34.026367</text:p>
          </table:table-cell>
          <table:table-cell/>
        </table:table-row>
        <table:table-row table:style-name="ro1">
          <table:table-cell office:value-type="float" office:value="51.6536947457" calcext:value-type="float">
            <text:p>51.6536947457</text:p>
          </table:table-cell>
          <table:table-cell office:value-type="float" office:value="31.7180389864" calcext:value-type="float">
            <text:p>31.7180389864</text:p>
          </table:table-cell>
          <table:table-cell office:value-type="float" office:value="57.204544" calcext:value-type="float">
            <text:p>57.204544</text:p>
          </table:table-cell>
          <table:table-cell office:value-type="float" office:value="34.322723" calcext:value-type="float">
            <text:p>34.322723</text:p>
          </table:table-cell>
          <table:table-cell/>
        </table:table-row>
        <table:table-row table:style-name="ro1">
          <table:table-cell office:value-type="float" office:value="52.2533548456" calcext:value-type="float">
            <text:p>52.2533548456</text:p>
          </table:table-cell>
          <table:table-cell office:value-type="float" office:value="32.0920149003" calcext:value-type="float">
            <text:p>32.0920149003</text:p>
          </table:table-cell>
          <table:table-cell office:value-type="float" office:value="57.698517" calcext:value-type="float">
            <text:p>57.698517</text:p>
          </table:table-cell>
          <table:table-cell office:value-type="float" office:value="34.61911" calcext:value-type="float">
            <text:p>34.61911</text:p>
          </table:table-cell>
          <table:table-cell/>
        </table:table-row>
        <table:table-row table:style-name="ro1">
          <table:table-cell office:value-type="float" office:value="52.8030293949" calcext:value-type="float">
            <text:p>52.8030293949</text:p>
          </table:table-cell>
          <table:table-cell office:value-type="float" office:value="32.4350545323" calcext:value-type="float">
            <text:p>32.4350545323</text:p>
          </table:table-cell>
          <table:table-cell office:value-type="float" office:value="58.198502" calcext:value-type="float">
            <text:p>58.198502</text:p>
          </table:table-cell>
          <table:table-cell office:value-type="float" office:value="34.919098" calcext:value-type="float">
            <text:p>34.919098</text:p>
          </table:table-cell>
          <table:table-cell/>
        </table:table-row>
        <table:table-row table:style-name="ro1">
          <table:table-cell office:value-type="float" office:value="53.3555252441" calcext:value-type="float">
            <text:p>53.3555252441</text:p>
          </table:table-cell>
          <table:table-cell office:value-type="float" office:value="32.7799347927" calcext:value-type="float">
            <text:p>32.7799347927</text:p>
          </table:table-cell>
          <table:table-cell office:value-type="float" office:value="58.698486" calcext:value-type="float">
            <text:p>58.698486</text:p>
          </table:table-cell>
          <table:table-cell office:value-type="float" office:value="35.219086" calcext:value-type="float">
            <text:p>35.219086</text:p>
          </table:table-cell>
          <table:table-cell/>
        </table:table-row>
        <table:table-row table:style-name="ro1">
          <table:table-cell office:value-type="float" office:value="53.9467171295" calcext:value-type="float">
            <text:p>53.9467171295</text:p>
          </table:table-cell>
          <table:table-cell office:value-type="float" office:value="33.1491248172" calcext:value-type="float">
            <text:p>33.1491248172</text:p>
          </table:table-cell>
          <table:table-cell office:value-type="float" office:value="59.203087" calcext:value-type="float">
            <text:p>59.203087</text:p>
          </table:table-cell>
          <table:table-cell office:value-type="float" office:value="35.521851" calcext:value-type="float">
            <text:p>35.521851</text:p>
          </table:table-cell>
          <table:table-cell/>
        </table:table-row>
        <table:table-row table:style-name="ro1">
          <table:table-cell office:value-type="float" office:value="54.5231121663" calcext:value-type="float">
            <text:p>54.5231121663</text:p>
          </table:table-cell>
          <table:table-cell office:value-type="float" office:value="33.5092147732" calcext:value-type="float">
            <text:p>33.5092147732</text:p>
          </table:table-cell>
          <table:table-cell office:value-type="float" office:value="59.707687" calcext:value-type="float">
            <text:p>59.707687</text:p>
          </table:table-cell>
          <table:table-cell office:value-type="float" office:value="35.824615" calcext:value-type="float">
            <text:p>35.824615</text:p>
          </table:table-cell>
          <table:table-cell/>
        </table:table-row>
        <table:table-row table:style-name="ro1">
          <table:table-cell office:value-type="float" office:value="55.1025263019" calcext:value-type="float">
            <text:p>55.1025263019</text:p>
          </table:table-cell>
          <table:table-cell office:value-type="float" office:value="33.8713410329" calcext:value-type="float">
            <text:p>33.8713410329</text:p>
          </table:table-cell>
          <table:table-cell office:value-type="float" office:value="60.212296" calcext:value-type="float">
            <text:p>60.212296</text:p>
          </table:table-cell>
          <table:table-cell office:value-type="float" office:value="36.12735" calcext:value-type="float">
            <text:p>36.12735</text:p>
          </table:table-cell>
          <table:table-cell/>
        </table:table-row>
        <table:table-row table:style-name="ro1">
          <table:table-cell office:value-type="float" office:value="55.3933969414" calcext:value-type="float">
            <text:p>55.3933969414</text:p>
          </table:table-cell>
          <table:table-cell office:value-type="float" office:value="34.053183679" calcext:value-type="float">
            <text:p>34.053183679</text:p>
          </table:table-cell>
          <table:table-cell office:value-type="float" office:value="60.722923" calcext:value-type="float">
            <text:p>60.722923</text:p>
          </table:table-cell>
          <table:table-cell office:value-type="float" office:value="36.433716" calcext:value-type="float">
            <text:p>36.433716</text:p>
          </table:table-cell>
          <table:table-cell/>
        </table:table-row>
        <table:table-row table:style-name="ro1">
          <table:table-cell office:value-type="float" office:value="55.995669912" calcext:value-type="float">
            <text:p>55.995669912</text:p>
          </table:table-cell>
          <table:table-cell office:value-type="float" office:value="34.429827513" calcext:value-type="float">
            <text:p>34.429827513</text:p>
          </table:table-cell>
          <table:table-cell office:value-type="float" office:value="61.233559" calcext:value-type="float">
            <text:p>61.233559</text:p>
          </table:table-cell>
          <table:table-cell office:value-type="float" office:value="36.740112" calcext:value-type="float">
            <text:p>36.740112</text:p>
          </table:table-cell>
          <table:table-cell/>
        </table:table-row>
        <table:table-row table:style-name="ro1">
          <table:table-cell office:value-type="float" office:value="56.5643116803" calcext:value-type="float">
            <text:p>56.5643116803</text:p>
          </table:table-cell>
          <table:table-cell office:value-type="float" office:value="34.7856039524" calcext:value-type="float">
            <text:p>34.7856039524</text:p>
          </table:table-cell>
          <table:table-cell office:value-type="float" office:value="61.748779" calcext:value-type="float">
            <text:p>61.748779</text:p>
          </table:table-cell>
          <table:table-cell office:value-type="float" office:value="37.049255" calcext:value-type="float">
            <text:p>37.049255</text:p>
          </table:table-cell>
          <table:table-cell/>
        </table:table-row>
        <table:table-row table:style-name="ro1">
          <table:table-cell office:value-type="float" office:value="57.1542401452" calcext:value-type="float">
            <text:p>57.1542401452</text:p>
          </table:table-cell>
          <table:table-cell office:value-type="float" office:value="35.1548469224" calcext:value-type="float">
            <text:p>35.1548469224</text:p>
          </table:table-cell>
          <table:table-cell office:value-type="float" office:value="62.264" calcext:value-type="float">
            <text:p>62.264</text:p>
          </table:table-cell>
          <table:table-cell office:value-type="float" office:value="37.358398" calcext:value-type="float">
            <text:p>37.358398</text:p>
          </table:table-cell>
          <table:table-cell/>
        </table:table-row>
        <table:table-row table:style-name="ro1">
          <table:table-cell office:value-type="float" office:value="57.7657553949" calcext:value-type="float">
            <text:p>57.7657553949</text:p>
          </table:table-cell>
          <table:table-cell office:value-type="float" office:value="35.5377661711" calcext:value-type="float">
            <text:p>35.5377661711</text:p>
          </table:table-cell>
          <table:table-cell office:value-type="float" office:value="62.779221" calcext:value-type="float">
            <text:p>62.779221</text:p>
          </table:table-cell>
          <table:table-cell office:value-type="float" office:value="37.667542" calcext:value-type="float">
            <text:p>37.667542</text:p>
          </table:table-cell>
          <table:table-cell/>
        </table:table-row>
        <table:table-row table:style-name="ro1">
          <table:table-cell office:value-type="float" office:value="58.3618284868" calcext:value-type="float">
            <text:p>58.3618284868</text:p>
          </table:table-cell>
          <table:table-cell office:value-type="float" office:value="35.9111803619" calcext:value-type="float">
            <text:p>35.9111803619</text:p>
          </table:table-cell>
          <table:table-cell office:value-type="float" office:value="63.300461" calcext:value-type="float">
            <text:p>63.300461</text:p>
          </table:table-cell>
          <table:table-cell office:value-type="float" office:value="37.980438" calcext:value-type="float">
            <text:p>37.980438</text:p>
          </table:table-cell>
          <table:table-cell/>
        </table:table-row>
        <table:table-row table:style-name="ro1">
          <table:table-cell office:value-type="float" office:value="58.9607104946" calcext:value-type="float">
            <text:p>58.9607104946</text:p>
          </table:table-cell>
          <table:table-cell office:value-type="float" office:value="36.2865454564" calcext:value-type="float">
            <text:p>36.2865454564</text:p>
          </table:table-cell>
          <table:table-cell office:value-type="float" office:value="63.821701" calcext:value-type="float">
            <text:p>63.821701</text:p>
          </table:table-cell>
          <table:table-cell office:value-type="float" office:value="38.293365" calcext:value-type="float">
            <text:p>38.293365</text:p>
          </table:table-cell>
          <table:table-cell/>
        </table:table-row>
        <table:table-row table:style-name="ro1">
          <table:table-cell office:value-type="float" office:value="59.5815144741" calcext:value-type="float">
            <text:p>59.5815144741</text:p>
          </table:table-cell>
          <table:table-cell office:value-type="float" office:value="36.6757946842" calcext:value-type="float">
            <text:p>36.6757946842</text:p>
          </table:table-cell>
          <table:table-cell office:value-type="float" office:value="64.347237" calcext:value-type="float">
            <text:p>64.347237</text:p>
          </table:table-cell>
          <table:table-cell office:value-type="float" office:value="38.609375" calcext:value-type="float">
            <text:p>38.609375</text:p>
          </table:table-cell>
          <table:table-cell/>
        </table:table-row>
        <table:table-row table:style-name="ro1">
          <table:table-cell office:value-type="float" office:value="59.8837344459" calcext:value-type="float">
            <text:p>59.8837344459</text:p>
          </table:table-cell>
          <table:table-cell office:value-type="float" office:value="36.8653535436" calcext:value-type="float">
            <text:p>36.8653535436</text:p>
          </table:table-cell>
          <table:table-cell office:value-type="float" office:value="64.87278" calcext:value-type="float">
            <text:p>64.87278</text:p>
          </table:table-cell>
          <table:table-cell office:value-type="float" office:value="38.925385" calcext:value-type="float">
            <text:p>38.925385</text:p>
          </table:table-cell>
          <table:table-cell/>
        </table:table-row>
        <table:table-row table:style-name="ro1">
          <table:table-cell office:value-type="float" office:value="60.4903310847" calcext:value-type="float">
            <text:p>60.4903310847</text:p>
          </table:table-cell>
          <table:table-cell office:value-type="float" office:value="37.2459610996" calcext:value-type="float">
            <text:p>37.2459610996</text:p>
          </table:table-cell>
          <table:table-cell office:value-type="float" office:value="65.398323" calcext:value-type="float">
            <text:p>65.398323</text:p>
          </table:table-cell>
          <table:table-cell office:value-type="float" office:value="39.241394" calcext:value-type="float">
            <text:p>39.241394</text:p>
          </table:table-cell>
          <table:table-cell/>
        </table:table-row>
        <table:table-row table:style-name="ro1">
          <table:table-cell office:value-type="float" office:value="61.0999820246" calcext:value-type="float">
            <text:p>61.0999820246</text:p>
          </table:table-cell>
          <table:table-cell office:value-type="float" office:value="37.6287145576" calcext:value-type="float">
            <text:p>37.6287145576</text:p>
          </table:table-cell>
          <table:table-cell office:value-type="float" office:value="65.92952" calcext:value-type="float">
            <text:p>65.92952</text:p>
          </table:table-cell>
          <table:table-cell office:value-type="float" office:value="39.562042" calcext:value-type="float">
            <text:p>39.562042</text:p>
          </table:table-cell>
          <table:table-cell/>
        </table:table-row>
        <table:table-row table:style-name="ro1">
          <table:table-cell office:value-type="float" office:value="61.7123679231" calcext:value-type="float">
            <text:p>61.7123679231</text:p>
          </table:table-cell>
          <table:table-cell office:value-type="float" office:value="38.0134108242" calcext:value-type="float">
            <text:p>38.0134108242</text:p>
          </table:table-cell>
          <table:table-cell office:value-type="float" office:value="66.460709" calcext:value-type="float">
            <text:p>66.460709</text:p>
          </table:table-cell>
          <table:table-cell office:value-type="float" office:value="39.88269" calcext:value-type="float">
            <text:p>39.88269</text:p>
          </table:table-cell>
          <table:table-cell/>
        </table:table-row>
        <table:table-row table:style-name="ro1">
          <table:table-cell office:value-type="float" office:value="62.327930526" calcext:value-type="float">
            <text:p>62.327930526</text:p>
          </table:table-cell>
          <table:table-cell office:value-type="float" office:value="38.4002079433" calcext:value-type="float">
            <text:p>38.4002079433</text:p>
          </table:table-cell>
          <table:table-cell office:value-type="float" office:value="66.995682" calcext:value-type="float">
            <text:p>66.995682</text:p>
          </table:table-cell>
          <table:table-cell office:value-type="float" office:value="40.207001" calcext:value-type="float">
            <text:p>40.207001</text:p>
          </table:table-cell>
          <table:table-cell/>
        </table:table-row>
        <table:table-row table:style-name="ro1">
          <table:table-cell office:value-type="float" office:value="62.9465289336" calcext:value-type="float">
            <text:p>62.9465289336</text:p>
          </table:table-cell>
          <table:table-cell office:value-type="float" office:value="38.7889761959" calcext:value-type="float">
            <text:p>38.7889761959</text:p>
          </table:table-cell>
          <table:table-cell office:value-type="float" office:value="67.530663" calcext:value-type="float">
            <text:p>67.530663</text:p>
          </table:table-cell>
          <table:table-cell office:value-type="float" office:value="40.531311" calcext:value-type="float">
            <text:p>40.531311</text:p>
          </table:table-cell>
          <table:table-cell/>
        </table:table-row>
        <table:table-row table:style-name="ro1">
          <table:table-cell office:value-type="float" office:value="63.5875559096" calcext:value-type="float">
            <text:p>63.5875559096</text:p>
          </table:table-cell>
          <table:table-cell office:value-type="float" office:value="39.1921250094" calcext:value-type="float">
            <text:p>39.1921250094</text:p>
          </table:table-cell>
          <table:table-cell office:value-type="float" office:value="68.069176" calcext:value-type="float">
            <text:p>68.069176</text:p>
          </table:table-cell>
          <table:table-cell office:value-type="float" office:value="40.859589" calcext:value-type="float">
            <text:p>40.859589</text:p>
          </table:table-cell>
          <table:table-cell/>
        </table:table-row>
        <table:table-row table:style-name="ro1">
          <table:table-cell office:value-type="float" office:value="63.8019671607" calcext:value-type="float">
            <text:p>63.8019671607</text:p>
          </table:table-cell>
          <table:table-cell office:value-type="float" office:value="39.3270040165" calcext:value-type="float">
            <text:p>39.3270040165</text:p>
          </table:table-cell>
          <table:table-cell office:value-type="float" office:value="68.607689" calcext:value-type="float">
            <text:p>68.607689</text:p>
          </table:table-cell>
          <table:table-cell office:value-type="float" office:value="41.187897" calcext:value-type="float">
            <text:p>41.187897</text:p>
          </table:table-cell>
          <table:table-cell/>
        </table:table-row>
        <table:table-row table:style-name="ro1">
          <table:table-cell office:value-type="float" office:value="64.4864304391" calcext:value-type="float">
            <text:p>64.4864304391</text:p>
          </table:table-cell>
          <table:table-cell office:value-type="float" office:value="39.7577582436" calcext:value-type="float">
            <text:p>39.7577582436</text:p>
          </table:table-cell>
          <table:table-cell office:value-type="float" office:value="69.146202" calcext:value-type="float">
            <text:p>69.146202</text:p>
          </table:table-cell>
          <table:table-cell office:value-type="float" office:value="41.516174" calcext:value-type="float">
            <text:p>41.516174</text:p>
          </table:table-cell>
          <table:table-cell/>
        </table:table-row>
        <table:table-row table:style-name="ro1">
          <table:table-cell office:value-type="float" office:value="65.1153494967" calcext:value-type="float">
            <text:p>65.1153494967</text:p>
          </table:table-cell>
          <table:table-cell office:value-type="float" office:value="40.1537255447" calcext:value-type="float">
            <text:p>40.1537255447</text:p>
          </table:table-cell>
          <table:table-cell office:value-type="float" office:value="69.689438" calcext:value-type="float">
            <text:p>69.689438</text:p>
          </table:table-cell>
          <table:table-cell office:value-type="float" office:value="41.850494" calcext:value-type="float">
            <text:p>41.850494</text:p>
          </table:table-cell>
          <table:table-cell/>
        </table:table-row>
        <table:table-row table:style-name="ro1">
          <table:table-cell office:value-type="float" office:value="65.7471857736" calcext:value-type="float">
            <text:p>65.7471857736</text:p>
          </table:table-cell>
          <table:table-cell office:value-type="float" office:value="40.5517333036" calcext:value-type="float">
            <text:p>40.5517333036</text:p>
          </table:table-cell>
          <table:table-cell office:value-type="float" office:value="70.232674" calcext:value-type="float">
            <text:p>70.232674</text:p>
          </table:table-cell>
          <table:table-cell office:value-type="float" office:value="42.184814" calcext:value-type="float">
            <text:p>42.184814</text:p>
          </table:table-cell>
          <table:table-cell/>
        </table:table-row>
        <table:table-row table:style-name="ro1">
          <table:table-cell office:value-type="float" office:value="66.3820842893" calcext:value-type="float">
            <text:p>66.3820842893</text:p>
          </table:table-cell>
          <table:table-cell office:value-type="float" office:value="40.9517984339" calcext:value-type="float">
            <text:p>40.9517984339</text:p>
          </table:table-cell>
          <table:table-cell office:value-type="float" office:value="70.778999" calcext:value-type="float">
            <text:p>70.778999</text:p>
          </table:table-cell>
          <table:table-cell office:value-type="float" office:value="42.523895" calcext:value-type="float">
            <text:p>42.523895</text:p>
          </table:table-cell>
          <table:table-cell/>
        </table:table-row>
        <table:table-row table:style-name="ro1">
          <table:table-cell office:value-type="float" office:value="67.0399040413" calcext:value-type="float">
            <text:p>67.0399040413</text:p>
          </table:table-cell>
          <table:table-cell office:value-type="float" office:value="41.3665917739" calcext:value-type="float">
            <text:p>41.3665917739</text:p>
          </table:table-cell>
          <table:table-cell office:value-type="float" office:value="71.325325" calcext:value-type="float">
            <text:p>71.325325</text:p>
          </table:table-cell>
          <table:table-cell office:value-type="float" office:value="42.862946" calcext:value-type="float">
            <text:p>42.862946</text:p>
          </table:table-cell>
          <table:table-cell/>
        </table:table-row>
        <table:table-row table:style-name="ro1">
          <table:table-cell office:value-type="float" office:value="67.6808572761" calcext:value-type="float">
            <text:p>67.6808572761</text:p>
          </table:table-cell>
          <table:table-cell office:value-type="float" office:value="41.7708944855" calcext:value-type="float">
            <text:p>41.7708944855</text:p>
          </table:table-cell>
          <table:table-cell office:value-type="float" office:value="71.874443" calcext:value-type="float">
            <text:p>71.874443</text:p>
          </table:table-cell>
          <table:table-cell office:value-type="float" office:value="43.207062" calcext:value-type="float">
            <text:p>43.207062</text:p>
          </table:table-cell>
          <table:table-cell/>
        </table:table-row>
        <table:table-row table:style-name="ro1">
          <table:table-cell office:value-type="float" office:value="68.3449401981" calcext:value-type="float">
            <text:p>68.3449401981</text:p>
          </table:table-cell>
          <table:table-cell office:value-type="float" office:value="42.1899952194" calcext:value-type="float">
            <text:p>42.1899952194</text:p>
          </table:table-cell>
          <table:table-cell office:value-type="float" office:value="72.423569" calcext:value-type="float">
            <text:p>72.423569</text:p>
          </table:table-cell>
          <table:table-cell office:value-type="float" office:value="43.551178" calcext:value-type="float">
            <text:p>43.551178</text:p>
          </table:table-cell>
          <table:table-cell/>
        </table:table-row>
        <table:table-row table:style-name="ro1">
          <table:table-cell office:value-type="float" office:value="68.6478609296" calcext:value-type="float">
            <text:p>68.6478609296</text:p>
          </table:table-cell>
          <table:table-cell office:value-type="float" office:value="42.3812465845" calcext:value-type="float">
            <text:p>42.3812465845</text:p>
          </table:table-cell>
          <table:table-cell office:value-type="float" office:value="72.975235" calcext:value-type="float">
            <text:p>72.975235</text:p>
          </table:table-cell>
          <table:table-cell office:value-type="float" office:value="43.900665" calcext:value-type="float">
            <text:p>43.900665</text:p>
          </table:table-cell>
          <table:table-cell/>
        </table:table-row>
        <table:table-row table:style-name="ro1">
          <table:table-cell office:value-type="float" office:value="69.296226772" calcext:value-type="float">
            <text:p>69.296226772</text:p>
          </table:table-cell>
          <table:table-cell office:value-type="float" office:value="42.7908170757" calcext:value-type="float">
            <text:p>42.7908170757</text:p>
          </table:table-cell>
          <table:table-cell office:value-type="float" office:value="73.526901" calcext:value-type="float">
            <text:p>73.526901</text:p>
          </table:table-cell>
          <table:table-cell office:value-type="float" office:value="44.250153" calcext:value-type="float">
            <text:p>44.250153</text:p>
          </table:table-cell>
          <table:table-cell/>
        </table:table-row>
        <table:table-row table:style-name="ro1">
          <table:table-cell office:value-type="float" office:value="69.9680227986" calcext:value-type="float">
            <text:p>69.9680227986</text:p>
          </table:table-cell>
          <table:table-cell office:value-type="float" office:value="43.2153098797" calcext:value-type="float">
            <text:p>43.2153098797</text:p>
          </table:table-cell>
          <table:table-cell office:value-type="float" office:value="74.078575" calcext:value-type="float">
            <text:p>74.078575</text:p>
          </table:table-cell>
          <table:table-cell office:value-type="float" office:value="44.59964" calcext:value-type="float">
            <text:p>44.59964</text:p>
          </table:table-cell>
          <table:table-cell/>
        </table:table-row>
        <table:table-row table:style-name="ro1">
          <table:table-cell office:value-type="float" office:value="70.6223922501" calcext:value-type="float">
            <text:p>70.6223922501</text:p>
          </table:table-cell>
          <table:table-cell office:value-type="float" office:value="43.6290075093" calcext:value-type="float">
            <text:p>43.6290075093</text:p>
          </table:table-cell>
          <table:table-cell office:value-type="float" office:value="74.633507" calcext:value-type="float">
            <text:p>74.633507</text:p>
          </table:table-cell>
          <table:table-cell office:value-type="float" office:value="44.957336" calcext:value-type="float">
            <text:p>44.957336</text:p>
          </table:table-cell>
          <table:table-cell/>
        </table:table-row>
        <table:table-row table:style-name="ro1">
          <table:table-cell office:value-type="float" office:value="71.2797964755" calcext:value-type="float">
            <text:p>71.2797964755</text:p>
          </table:table-cell>
          <table:table-cell office:value-type="float" office:value="44.0448942322" calcext:value-type="float">
            <text:p>44.0448942322</text:p>
          </table:table-cell>
          <table:table-cell office:value-type="float" office:value="75.188446" calcext:value-type="float">
            <text:p>75.188446</text:p>
          </table:table-cell>
          <table:table-cell office:value-type="float" office:value="45.315002" calcext:value-type="float">
            <text:p>45.315002</text:p>
          </table:table-cell>
          <table:table-cell/>
        </table:table-row>
        <table:table-row table:style-name="ro1">
          <table:table-cell office:value-type="float" office:value="71.9401219729" calcext:value-type="float">
            <text:p>71.9401219729</text:p>
          </table:table-cell>
          <table:table-cell office:value-type="float" office:value="44.4628204561" calcext:value-type="float">
            <text:p>44.4628204561</text:p>
          </table:table-cell>
          <table:table-cell office:value-type="float" office:value="75.745331" calcext:value-type="float">
            <text:p>75.745331</text:p>
          </table:table-cell>
          <table:table-cell office:value-type="float" office:value="45.679077" calcext:value-type="float">
            <text:p>45.679077</text:p>
          </table:table-cell>
          <table:table-cell/>
        </table:table-row>
        <table:table-row table:style-name="ro1">
          <table:table-cell office:value-type="float" office:value="72.6241554435" calcext:value-type="float">
            <text:p>72.6241554435</text:p>
          </table:table-cell>
          <table:table-cell office:value-type="float" office:value="44.8959298014" calcext:value-type="float">
            <text:p>44.8959298014</text:p>
          </table:table-cell>
          <table:table-cell office:value-type="float" office:value="76.302216" calcext:value-type="float">
            <text:p>76.302216</text:p>
          </table:table-cell>
          <table:table-cell office:value-type="float" office:value="46.043182" calcext:value-type="float">
            <text:p>46.043182</text:p>
          </table:table-cell>
          <table:table-cell/>
        </table:table-row>
        <table:table-row table:style-name="ro1">
          <table:table-cell office:value-type="float" office:value="73.2696343854" calcext:value-type="float">
            <text:p>73.2696343854</text:p>
          </table:table-cell>
          <table:table-cell office:value-type="float" office:value="45.3048191162" calcext:value-type="float">
            <text:p>45.3048191162</text:p>
          </table:table-cell>
          <table:table-cell office:value-type="float" office:value="76.860695" calcext:value-type="float">
            <text:p>76.860695</text:p>
          </table:table-cell>
          <table:table-cell office:value-type="float" office:value="46.41394" calcext:value-type="float">
            <text:p>46.41394</text:p>
          </table:table-cell>
          <table:table-cell/>
        </table:table-row>
        <table:table-row table:style-name="ro1">
          <table:table-cell office:value-type="float" office:value="73.603956636" calcext:value-type="float">
            <text:p>73.603956636</text:p>
          </table:table-cell>
          <table:table-cell office:value-type="float" office:value="45.5166258461" calcext:value-type="float">
            <text:p>45.5166258461</text:p>
          </table:table-cell>
          <table:table-cell office:value-type="float" office:value="77.419174" calcext:value-type="float">
            <text:p>77.419174</text:p>
          </table:table-cell>
          <table:table-cell office:value-type="float" office:value="46.784698" calcext:value-type="float">
            <text:p>46.784698</text:p>
          </table:table-cell>
          <table:table-cell/>
        </table:table-row>
        <table:table-row table:style-name="ro1">
          <table:table-cell office:value-type="float" office:value="74.2957136464" calcext:value-type="float">
            <text:p>74.2957136464</text:p>
          </table:table-cell>
          <table:table-cell office:value-type="float" office:value="45.9552167971" calcext:value-type="float">
            <text:p>45.9552167971</text:p>
          </table:table-cell>
          <table:table-cell office:value-type="float" office:value="77.978928" calcext:value-type="float">
            <text:p>77.978928</text:p>
          </table:table-cell>
          <table:table-cell office:value-type="float" office:value="47.162537" calcext:value-type="float">
            <text:p>47.162537</text:p>
          </table:table-cell>
          <table:table-cell/>
        </table:table-row>
        <table:table-row table:style-name="ro1">
          <table:table-cell office:value-type="float" office:value="74.9695130423" calcext:value-type="float">
            <text:p>74.9695130423</text:p>
          </table:table-cell>
          <table:table-cell office:value-type="float" office:value="46.382598226" calcext:value-type="float">
            <text:p>46.382598226</text:p>
          </table:table-cell>
          <table:table-cell office:value-type="float" office:value="78.538681" calcext:value-type="float">
            <text:p>78.538681</text:p>
          </table:table-cell>
          <table:table-cell office:value-type="float" office:value="47.540375" calcext:value-type="float">
            <text:p>47.540375</text:p>
          </table:table-cell>
          <table:table-cell/>
        </table:table-row>
        <table:table-row table:style-name="ro1">
          <table:table-cell office:value-type="float" office:value="75.6462297713" calcext:value-type="float">
            <text:p>75.6462297713</text:p>
          </table:table-cell>
          <table:table-cell office:value-type="float" office:value="46.8120827662" calcext:value-type="float">
            <text:p>46.8120827662</text:p>
          </table:table-cell>
          <table:table-cell office:value-type="float" office:value="79.099365" calcext:value-type="float">
            <text:p>79.099365</text:p>
          </table:table-cell>
          <table:table-cell office:value-type="float" office:value="47.925659" calcext:value-type="float">
            <text:p>47.925659</text:p>
          </table:table-cell>
          <table:table-cell/>
        </table:table-row>
        <table:table-row table:style-name="ro1">
          <table:table-cell office:value-type="float" office:value="76.325884408" calcext:value-type="float">
            <text:p>76.325884408</text:p>
          </table:table-cell>
          <table:table-cell office:value-type="float" office:value="47.2436630003" calcext:value-type="float">
            <text:p>47.2436630003</text:p>
          </table:table-cell>
          <table:table-cell office:value-type="float" office:value="79.660049" calcext:value-type="float">
            <text:p>79.660049</text:p>
          </table:table-cell>
          <table:table-cell office:value-type="float" office:value="48.310974" calcext:value-type="float">
            <text:p>48.310974</text:p>
          </table:table-cell>
          <table:table-cell/>
        </table:table-row>
        <table:table-row table:style-name="ro1">
          <table:table-cell office:value-type="float" office:value="77.0299030957" calcext:value-type="float">
            <text:p>77.0299030957</text:p>
          </table:table-cell>
          <table:table-cell office:value-type="float" office:value="47.6908987761" calcext:value-type="float">
            <text:p>47.6908987761</text:p>
          </table:table-cell>
          <table:table-cell office:value-type="float" office:value="80.221298" calcext:value-type="float">
            <text:p>80.221298</text:p>
          </table:table-cell>
          <table:table-cell office:value-type="float" office:value="48.704193" calcext:value-type="float">
            <text:p>48.704193</text:p>
          </table:table-cell>
          <table:table-cell/>
        </table:table-row>
        <table:table-row table:style-name="ro1">
          <table:table-cell office:value-type="float" office:value="77.7156766991" calcext:value-type="float">
            <text:p>77.7156766991</text:p>
          </table:table-cell>
          <table:table-cell office:value-type="float" office:value="48.1267213939" calcext:value-type="float">
            <text:p>48.1267213939</text:p>
          </table:table-cell>
          <table:table-cell office:value-type="float" office:value="80.782547" calcext:value-type="float">
            <text:p>80.782547</text:p>
          </table:table-cell>
          <table:table-cell office:value-type="float" office:value="49.097382" calcext:value-type="float">
            <text:p>49.097382</text:p>
          </table:table-cell>
          <table:table-cell/>
        </table:table-row>
        <table:table-row table:style-name="ro1">
          <table:table-cell office:value-type="float" office:value="78.0381725883" calcext:value-type="float">
            <text:p>78.0381725883</text:p>
          </table:table-cell>
          <table:table-cell office:value-type="float" office:value="48.331740097" calcext:value-type="float">
            <text:p>48.331740097</text:p>
          </table:table-cell>
          <table:table-cell office:value-type="float" office:value="81.343781" calcext:value-type="float">
            <text:p>81.343781</text:p>
          </table:table-cell>
          <table:table-cell office:value-type="float" office:value="49.490601" calcext:value-type="float">
            <text:p>49.490601</text:p>
          </table:table-cell>
          <table:table-cell/>
        </table:table-row>
        <table:table-row table:style-name="ro1">
          <table:table-cell office:value-type="float" office:value="78.7282285738" calcext:value-type="float">
            <text:p>78.7282285738</text:p>
          </table:table-cell>
          <table:table-cell office:value-type="float" office:value="48.7706161782" calcext:value-type="float">
            <text:p>48.7706161782</text:p>
          </table:table-cell>
          <table:table-cell office:value-type="float" office:value="81.905273" calcext:value-type="float">
            <text:p>81.905273</text:p>
          </table:table-cell>
          <table:table-cell office:value-type="float" office:value="49.896088" calcext:value-type="float">
            <text:p>49.896088</text:p>
          </table:table-cell>
          <table:table-cell/>
        </table:table-row>
        <table:table-row table:style-name="ro1">
          <table:table-cell office:value-type="float" office:value="79.4212456788" calcext:value-type="float">
            <text:p>79.4212456788</text:p>
          </table:table-cell>
          <table:table-cell office:value-type="float" office:value="49.2116927814" calcext:value-type="float">
            <text:p>49.2116927814</text:p>
          </table:table-cell>
          <table:table-cell office:value-type="float" office:value="82.466766" calcext:value-type="float">
            <text:p>82.466766</text:p>
          </table:table-cell>
          <table:table-cell office:value-type="float" office:value="50.301575" calcext:value-type="float">
            <text:p>50.301575</text:p>
          </table:table-cell>
          <table:table-cell/>
        </table:table-row>
        <table:table-row table:style-name="ro1">
          <table:table-cell office:value-type="float" office:value="80.1170644076" calcext:value-type="float">
            <text:p>80.1170644076</text:p>
          </table:table-cell>
          <table:table-cell office:value-type="float" office:value="49.6549034226" calcext:value-type="float">
            <text:p>49.6549034226</text:p>
          </table:table-cell>
          <table:table-cell office:value-type="float" office:value="83.027832" calcext:value-type="float">
            <text:p>83.027832</text:p>
          </table:table-cell>
          <table:table-cell office:value-type="float" office:value="50.716187" calcext:value-type="float">
            <text:p>50.716187</text:p>
          </table:table-cell>
          <table:table-cell/>
        </table:table-row>
        <table:table-row table:style-name="ro1">
          <table:table-cell office:value-type="float" office:value="80.8373243906" calcext:value-type="float">
            <text:p>80.8373243906</text:p>
          </table:table-cell>
          <table:table-cell office:value-type="float" office:value="50.1141577249" calcext:value-type="float">
            <text:p>50.1141577249</text:p>
          </table:table-cell>
          <table:table-cell office:value-type="float" office:value="83.588898" calcext:value-type="float">
            <text:p>83.588898</text:p>
          </table:table-cell>
          <table:table-cell office:value-type="float" office:value="51.130798" calcext:value-type="float">
            <text:p>51.130798</text:p>
          </table:table-cell>
          <table:table-cell/>
        </table:table-row>
        <table:table-row table:style-name="ro1">
          <table:table-cell office:value-type="float" office:value="81.5389067573" calcext:value-type="float">
            <text:p>81.5389067573</text:p>
          </table:table-cell>
          <table:table-cell office:value-type="float" office:value="50.5619595303" calcext:value-type="float">
            <text:p>50.5619595303</text:p>
          </table:table-cell>
          <table:table-cell office:value-type="float" office:value="84.149078" calcext:value-type="float">
            <text:p>84.149078</text:p>
          </table:table-cell>
          <table:table-cell office:value-type="float" office:value="51.554901" calcext:value-type="float">
            <text:p>51.554901</text:p>
          </table:table-cell>
          <table:table-cell/>
        </table:table-row>
        <table:table-row table:style-name="ro1">
          <table:table-cell office:value-type="float" office:value="82.2432750094" calcext:value-type="float">
            <text:p>82.2432750094</text:p>
          </table:table-cell>
          <table:table-cell office:value-type="float" office:value="51.0120513684" calcext:value-type="float">
            <text:p>51.0120513684</text:p>
          </table:table-cell>
          <table:table-cell office:value-type="float" office:value="84.709244" calcext:value-type="float">
            <text:p>84.709244</text:p>
          </table:table-cell>
          <table:table-cell office:value-type="float" office:value="51.979034" calcext:value-type="float">
            <text:p>51.979034</text:p>
          </table:table-cell>
          <table:table-cell/>
        </table:table-row>
        <table:table-row table:style-name="ro1">
          <table:table-cell office:value-type="float" office:value="82.950460691" calcext:value-type="float">
            <text:p>82.950460691</text:p>
          </table:table-cell>
          <table:table-cell office:value-type="float" office:value="51.4644982199" calcext:value-type="float">
            <text:p>51.4644982199</text:p>
          </table:table-cell>
          <table:table-cell office:value-type="float" office:value="85.268021" calcext:value-type="float">
            <text:p>85.268021</text:p>
          </table:table-cell>
          <table:table-cell office:value-type="float" office:value="52.413147" calcext:value-type="float">
            <text:p>52.413147</text:p>
          </table:table-cell>
          <table:table-cell/>
        </table:table-row>
        <table:table-row table:style-name="ro1">
          <table:table-cell office:value-type="float" office:value="83.3050982155" calcext:value-type="float">
            <text:p>83.3050982155</text:p>
          </table:table-cell>
          <table:table-cell office:value-type="float" office:value="51.6916980417" calcext:value-type="float">
            <text:p>51.6916980417</text:p>
          </table:table-cell>
          <table:table-cell office:value-type="float" office:value="85.826797" calcext:value-type="float">
            <text:p>85.826797</text:p>
          </table:table-cell>
          <table:table-cell office:value-type="float" office:value="52.84726" calcext:value-type="float">
            <text:p>52.84726</text:p>
          </table:table-cell>
          <table:table-cell/>
        </table:table-row>
        <table:table-row table:style-name="ro1">
          <table:table-cell office:value-type="float" office:value="84.016198157" calcext:value-type="float">
            <text:p>84.016198157</text:p>
          </table:table-cell>
          <table:table-cell office:value-type="float" office:value="52.1479569009" calcext:value-type="float">
            <text:p>52.1479569009</text:p>
          </table:table-cell>
          <table:table-cell office:value-type="float" office:value="86.383652" calcext:value-type="float">
            <text:p>86.383652</text:p>
          </table:table-cell>
          <table:table-cell office:value-type="float" office:value="53.29184" calcext:value-type="float">
            <text:p>53.29184</text:p>
          </table:table-cell>
          <table:table-cell/>
        </table:table-row>
        <table:table-row table:style-name="ro1">
          <table:table-cell office:value-type="float" office:value="84.7522553869" calcext:value-type="float">
            <text:p>84.7522553869</text:p>
          </table:table-cell>
          <table:table-cell office:value-type="float" office:value="52.6212199751" calcext:value-type="float">
            <text:p>52.6212199751</text:p>
          </table:table-cell>
          <table:table-cell office:value-type="float" office:value="86.940506" calcext:value-type="float">
            <text:p>86.940506</text:p>
          </table:table-cell>
          <table:table-cell office:value-type="float" office:value="53.73642" calcext:value-type="float">
            <text:p>53.73642</text:p>
          </table:table-cell>
          <table:table-cell/>
        </table:table-row>
        <table:table-row table:style-name="ro1">
          <table:table-cell office:value-type="float" office:value="85.4459266342" calcext:value-type="float">
            <text:p>85.4459266342</text:p>
          </table:table-cell>
          <table:table-cell office:value-type="float" office:value="53.0683101439" calcext:value-type="float">
            <text:p>53.0683101439</text:p>
          </table:table-cell>
          <table:table-cell office:value-type="float" office:value="87.494888" calcext:value-type="float">
            <text:p>87.494888</text:p>
          </table:table-cell>
          <table:table-cell office:value-type="float" office:value="54.191956" calcext:value-type="float">
            <text:p>54.191956</text:p>
          </table:table-cell>
          <table:table-cell/>
        </table:table-row>
        <table:table-row table:style-name="ro1">
          <table:table-cell office:value-type="float" office:value="86.1644661939" calcext:value-type="float">
            <text:p>86.1644661939</text:p>
          </table:table-cell>
          <table:table-cell office:value-type="float" office:value="53.5325748804" calcext:value-type="float">
            <text:p>53.5325748804</text:p>
          </table:table-cell>
          <table:table-cell office:value-type="float" office:value="88.049271" calcext:value-type="float">
            <text:p>88.049271</text:p>
          </table:table-cell>
          <table:table-cell office:value-type="float" office:value="54.647461" calcext:value-type="float">
            <text:p>54.647461</text:p>
          </table:table-cell>
          <table:table-cell/>
        </table:table-row>
        <table:table-row table:style-name="ro1">
          <table:table-cell office:value-type="float" office:value="86.9305929501" calcext:value-type="float">
            <text:p>86.9305929501</text:p>
          </table:table-cell>
          <table:table-cell office:value-type="float" office:value="54.0290200315" calcext:value-type="float">
            <text:p>54.0290200315</text:p>
          </table:table-cell>
          <table:table-cell office:value-type="float" office:value="88.600571" calcext:value-type="float">
            <text:p>88.600571</text:p>
          </table:table-cell>
          <table:table-cell office:value-type="float" office:value="55.114471" calcext:value-type="float">
            <text:p>55.114471</text:p>
          </table:table-cell>
          <table:table-cell/>
        </table:table-row>
        <table:table-row table:style-name="ro1">
          <table:table-cell office:value-type="float" office:value="87.6541010313" calcext:value-type="float">
            <text:p>87.6541010313</text:p>
          </table:table-cell>
          <table:table-cell office:value-type="float" office:value="54.4992962474" calcext:value-type="float">
            <text:p>54.4992962474</text:p>
          </table:table-cell>
          <table:table-cell office:value-type="float" office:value="89.151886" calcext:value-type="float">
            <text:p>89.151886</text:p>
          </table:table-cell>
          <table:table-cell office:value-type="float" office:value="55.581451" calcext:value-type="float">
            <text:p>55.581451</text:p>
          </table:table-cell>
          <table:table-cell/>
        </table:table-row>
        <table:table-row table:style-name="ro1">
          <table:table-cell office:value-type="float" office:value="88.0167831399" calcext:value-type="float">
            <text:p>88.0167831399</text:p>
          </table:table-cell>
          <table:table-cell office:value-type="float" office:value="54.7355692698" calcext:value-type="float">
            <text:p>54.7355692698</text:p>
          </table:table-cell>
          <table:table-cell office:value-type="float" office:value="89.692078" calcext:value-type="float">
            <text:p>89.692078</text:p>
          </table:table-cell>
          <table:table-cell office:value-type="float" office:value="56.053925" calcext:value-type="float">
            <text:p>56.053925</text:p>
          </table:table-cell>
          <table:table-cell/>
        </table:table-row>
        <table:table-row table:style-name="ro1">
          <table:table-cell office:value-type="float" office:value="88.7437400303" calcext:value-type="float">
            <text:p>88.7437400303</text:p>
          </table:table-cell>
          <table:table-cell office:value-type="float" office:value="55.2104121537" calcext:value-type="float">
            <text:p>55.2104121537</text:p>
          </table:table-cell>
          <table:table-cell office:value-type="float" office:value="90.232254" calcext:value-type="float">
            <text:p>90.232254</text:p>
          </table:table-cell>
          <table:table-cell office:value-type="float" office:value="56.526398" calcext:value-type="float">
            <text:p>56.526398</text:p>
          </table:table-cell>
          <table:table-cell/>
        </table:table-row>
        <table:table-row table:style-name="ro1">
          <table:table-cell office:value-type="float" office:value="89.4728634723" calcext:value-type="float">
            <text:p>89.4728634723</text:p>
          </table:table-cell>
          <table:table-cell office:value-type="float" office:value="55.688400047" calcext:value-type="float">
            <text:p>55.688400047</text:p>
          </table:table-cell>
          <table:table-cell office:value-type="float" office:value="90.75589" calcext:value-type="float">
            <text:p>90.75589</text:p>
          </table:table-cell>
          <table:table-cell office:value-type="float" office:value="56.999847" calcext:value-type="float">
            <text:p>56.999847</text:p>
          </table:table-cell>
          <table:table-cell/>
        </table:table-row>
        <table:table-row table:style-name="ro1">
          <table:table-cell office:value-type="float" office:value="90.2041781523" calcext:value-type="float">
            <text:p>90.2041781523</text:p>
          </table:table-cell>
          <table:table-cell office:value-type="float" office:value="56.1696700164" calcext:value-type="float">
            <text:p>56.1696700164</text:p>
          </table:table-cell>
          <table:table-cell office:value-type="float" office:value="91.279526" calcext:value-type="float">
            <text:p>91.279526</text:p>
          </table:table-cell>
          <table:table-cell office:value-type="float" office:value="57.473328" calcext:value-type="float">
            <text:p>57.473328</text:p>
          </table:table-cell>
          <table:table-cell/>
        </table:table-row>
        <table:table-row table:style-name="ro1">
          <table:table-cell office:value-type="float" office:value="90.937650855" calcext:value-type="float">
            <text:p>90.937650855</text:p>
          </table:table-cell>
          <table:table-cell office:value-type="float" office:value="56.654304597" calcext:value-type="float">
            <text:p>56.654304597</text:p>
          </table:table-cell>
          <table:table-cell office:value-type="float" office:value="91.785965" calcext:value-type="float">
            <text:p>91.785965</text:p>
          </table:table-cell>
          <table:table-cell office:value-type="float" office:value="57.947144" calcext:value-type="float">
            <text:p>57.947144</text:p>
          </table:table-cell>
          <table:table-cell/>
        </table:table-row>
        <table:table-row table:style-name="ro1">
          <table:table-cell office:value-type="float" office:value="91.6960790207" calcext:value-type="float">
            <text:p>91.6960790207</text:p>
          </table:table-cell>
          <table:table-cell office:value-type="float" office:value="57.15769075" calcext:value-type="float">
            <text:p>57.15769075</text:p>
          </table:table-cell>
          <table:table-cell office:value-type="float" office:value="92.292389" calcext:value-type="float">
            <text:p>92.292389</text:p>
          </table:table-cell>
          <table:table-cell office:value-type="float" office:value="58.42099" calcext:value-type="float">
            <text:p>58.42099</text:p>
          </table:table-cell>
          <table:table-cell/>
        </table:table-row>
        <table:table-row table:style-name="ro1">
          <table:table-cell office:value-type="float" office:value="92.4335103434" calcext:value-type="float">
            <text:p>92.4335103434</text:p>
          </table:table-cell>
          <table:table-cell office:value-type="float" office:value="57.6494840335" calcext:value-type="float">
            <text:p>57.6494840335</text:p>
          </table:table-cell>
          <table:table-cell office:value-type="float" office:value="92.781784" calcext:value-type="float">
            <text:p>92.781784</text:p>
          </table:table-cell>
          <table:table-cell office:value-type="float" office:value="58.895172" calcext:value-type="float">
            <text:p>58.895172</text:p>
          </table:table-cell>
          <table:table-cell/>
        </table:table-row>
        <table:table-row table:style-name="ro1">
          <table:table-cell office:value-type="float" office:value="93.1727617233" calcext:value-type="float">
            <text:p>93.1727617233</text:p>
          </table:table-cell>
          <table:table-cell office:value-type="float" office:value="58.1451136567" calcext:value-type="float">
            <text:p>58.1451136567</text:p>
          </table:table-cell>
          <table:table-cell office:value-type="float" office:value="93.271194" calcext:value-type="float">
            <text:p>93.271194</text:p>
          </table:table-cell>
          <table:table-cell office:value-type="float" office:value="59.369354" calcext:value-type="float">
            <text:p>59.369354</text:p>
          </table:table-cell>
          <table:table-cell/>
        </table:table-row>
        <table:table-row table:style-name="ro1">
          <table:table-cell office:value-type="float" office:value="93.5199487326" calcext:value-type="float">
            <text:p>93.5199487326</text:p>
          </table:table-cell>
          <table:table-cell office:value-type="float" office:value="58.3788664835" calcext:value-type="float">
            <text:p>58.3788664835</text:p>
          </table:table-cell>
          <table:table-cell office:value-type="float" office:value="93.743866" calcext:value-type="float">
            <text:p>93.743866</text:p>
          </table:table-cell>
          <table:table-cell office:value-type="float" office:value="59.843994" calcext:value-type="float">
            <text:p>59.843994</text:p>
          </table:table-cell>
          <table:table-cell/>
        </table:table-row>
        <table:table-row table:style-name="ro1">
          <table:table-cell office:value-type="float" office:value="94.2617035749" calcext:value-type="float">
            <text:p>94.2617035749</text:p>
          </table:table-cell>
          <table:table-cell office:value-type="float" office:value="58.8805161126" calcext:value-type="float">
            <text:p>58.8805161126</text:p>
          </table:table-cell>
          <table:table-cell office:value-type="float" office:value="94.216537" calcext:value-type="float">
            <text:p>94.216537</text:p>
          </table:table-cell>
          <table:table-cell office:value-type="float" office:value="60.318634" calcext:value-type="float">
            <text:p>60.318634</text:p>
          </table:table-cell>
          <table:table-cell/>
        </table:table-row>
        <table:table-row table:style-name="ro1">
          <table:table-cell office:value-type="float" office:value="95.0049570493" calcext:value-type="float">
            <text:p>95.0049570493</text:p>
          </table:table-cell>
          <table:table-cell office:value-type="float" office:value="59.3863070797" calcext:value-type="float">
            <text:p>59.3863070797</text:p>
          </table:table-cell>
          <table:table-cell office:value-type="float" office:value="94.673019" calcext:value-type="float">
            <text:p>94.673019</text:p>
          </table:table-cell>
          <table:table-cell office:value-type="float" office:value="60.794037" calcext:value-type="float">
            <text:p>60.794037</text:p>
          </table:table-cell>
          <table:table-cell/>
        </table:table-row>
        <table:table-row table:style-name="ro1">
          <table:table-cell office:value-type="float" office:value="95.7496245677" calcext:value-type="float">
            <text:p>95.7496245677</text:p>
          </table:table-cell>
          <table:table-cell office:value-type="float" office:value="59.8963242307" calcext:value-type="float">
            <text:p>59.8963242307</text:p>
          </table:table-cell>
          <table:table-cell office:value-type="float" office:value="95.129486" calcext:value-type="float">
            <text:p>95.129486</text:p>
          </table:table-cell>
          <table:table-cell office:value-type="float" office:value="61.26944" calcext:value-type="float">
            <text:p>61.26944</text:p>
          </table:table-cell>
          <table:table-cell/>
        </table:table-row>
        <table:table-row table:style-name="ro1">
          <table:table-cell office:value-type="float" office:value="96.5185944777" calcext:value-type="float">
            <text:p>96.5185944777</text:p>
          </table:table-cell>
          <table:table-cell office:value-type="float" office:value="60.4266803224" calcext:value-type="float">
            <text:p>60.4266803224</text:p>
          </table:table-cell>
          <table:table-cell office:value-type="float" office:value="95.570526" calcext:value-type="float">
            <text:p>95.570526</text:p>
          </table:table-cell>
          <table:table-cell office:value-type="float" office:value="61.746216" calcext:value-type="float">
            <text:p>61.746216</text:p>
          </table:table-cell>
          <table:table-cell/>
        </table:table-row>
        <table:table-row table:style-name="ro1">
          <table:table-cell office:value-type="float" office:value="97.2891902505" calcext:value-type="float">
            <text:p>97.2891902505</text:p>
          </table:table-cell>
          <table:table-cell office:value-type="float" office:value="60.9618518712" calcext:value-type="float">
            <text:p>60.9618518712</text:p>
          </table:table-cell>
          <table:table-cell office:value-type="float" office:value="96.011566" calcext:value-type="float">
            <text:p>96.011566</text:p>
          </table:table-cell>
          <table:table-cell office:value-type="float" office:value="62.222992" calcext:value-type="float">
            <text:p>62.222992</text:p>
          </table:table-cell>
          <table:table-cell/>
        </table:table-row>
        <table:table-row table:style-name="ro1">
          <table:table-cell office:value-type="float" office:value="97.9908474029" calcext:value-type="float">
            <text:p>97.9908474029</text:p>
          </table:table-cell>
          <table:table-cell office:value-type="float" office:value="61.452628267" calcext:value-type="float">
            <text:p>61.452628267</text:p>
          </table:table-cell>
          <table:table-cell office:value-type="float" office:value="96.43779" calcext:value-type="float">
            <text:p>96.43779</text:p>
          </table:table-cell>
          <table:table-cell office:value-type="float" office:value="62.70163" calcext:value-type="float">
            <text:p>62.70163</text:p>
          </table:table-cell>
          <table:table-cell/>
        </table:table-row>
        <table:table-row table:style-name="ro1">
          <table:table-cell office:value-type="float" office:value="98.7872204744" calcext:value-type="float">
            <text:p>98.7872204744</text:p>
          </table:table-cell>
          <table:table-cell office:value-type="float" office:value="62.0138553447" calcext:value-type="float">
            <text:p>62.0138553447</text:p>
          </table:table-cell>
          <table:table-cell office:value-type="float" office:value="96.864014" calcext:value-type="float">
            <text:p>96.864014</text:p>
          </table:table-cell>
          <table:table-cell office:value-type="float" office:value="63.180267" calcext:value-type="float">
            <text:p>63.180267</text:p>
          </table:table-cell>
          <table:table-cell/>
        </table:table-row>
        <table:table-row table:style-name="ro1">
          <table:table-cell office:value-type="float" office:value="99.1389762129" calcext:value-type="float">
            <text:p>99.1389762129</text:p>
          </table:table-cell>
          <table:table-cell office:value-type="float" office:value="62.2632285554" calcext:value-type="float">
            <text:p>62.2632285554</text:p>
          </table:table-cell>
          <table:table-cell office:value-type="float" office:value="97.290222" calcext:value-type="float">
            <text:p>97.290222</text:p>
          </table:table-cell>
          <table:table-cell office:value-type="float" office:value="63.658905" calcext:value-type="float">
            <text:p>63.658905</text:p>
          </table:table-cell>
          <table:table-cell/>
        </table:table-row>
        <table:table-row table:style-name="ro1">
          <table:table-cell office:value-type="float" office:value="99.8900325995" calcext:value-type="float">
            <text:p>99.8900325995</text:p>
          </table:table-cell>
          <table:table-cell office:value-type="float" office:value="62.7987692914" calcext:value-type="float">
            <text:p>62.7987692914</text:p>
          </table:table-cell>
          <table:table-cell office:value-type="float" office:value="97.696091" calcext:value-type="float">
            <text:p>97.696091</text:p>
          </table:table-cell>
          <table:table-cell office:value-type="float" office:value="64.140717" calcext:value-type="float">
            <text:p>64.140717</text:p>
          </table:table-cell>
          <table:table-cell/>
        </table:table-row>
        <table:table-row table:style-name="ro1">
          <table:table-cell office:value-type="float" office:value="100.524552186" calcext:value-type="float">
            <text:p>100.524552186</text:p>
          </table:table-cell>
          <table:table-cell office:value-type="float" office:value="63.2544566516" calcext:value-type="float">
            <text:p>63.2544566516</text:p>
          </table:table-cell>
          <table:table-cell office:value-type="float" office:value="98.101959" calcext:value-type="float">
            <text:p>98.101959</text:p>
          </table:table-cell>
          <table:table-cell office:value-type="float" office:value="64.622528" calcext:value-type="float">
            <text:p>64.622528</text:p>
          </table:table-cell>
          <table:table-cell/>
        </table:table-row>
        <table:table-row table:style-name="ro1">
          <table:table-cell office:value-type="float" office:value="101.394774555" calcext:value-type="float">
            <text:p>101.394774555</text:p>
          </table:table-cell>
          <table:table-cell office:value-type="float" office:value="63.8845862754" calcext:value-type="float">
            <text:p>63.8845862754</text:p>
          </table:table-cell>
          <table:table-cell office:value-type="float" office:value="98.493698" calcext:value-type="float">
            <text:p>98.493698</text:p>
          </table:table-cell>
          <table:table-cell office:value-type="float" office:value="65.106964" calcext:value-type="float">
            <text:p>65.106964</text:p>
          </table:table-cell>
          <table:table-cell/>
        </table:table-row>
        <table:table-row table:style-name="ro1">
          <table:table-cell office:value-type="float" office:value="102.148581568" calcext:value-type="float">
            <text:p>102.148581568</text:p>
          </table:table-cell>
          <table:table-cell office:value-type="float" office:value="64.435033302" calcext:value-type="float">
            <text:p>64.435033302</text:p>
          </table:table-cell>
          <table:table-cell office:value-type="float" office:value="98.885437" calcext:value-type="float">
            <text:p>98.885437</text:p>
          </table:table-cell>
          <table:table-cell office:value-type="float" office:value="65.591431" calcext:value-type="float">
            <text:p>65.591431</text:p>
          </table:table-cell>
          <table:table-cell/>
        </table:table-row>
        <table:table-row table:style-name="ro1">
          <table:table-cell office:value-type="float" office:value="102.926423819" calcext:value-type="float">
            <text:p>102.926423819</text:p>
          </table:table-cell>
          <table:table-cell office:value-type="float" office:value="65.0081108454" calcext:value-type="float">
            <text:p>65.0081108454</text:p>
          </table:table-cell>
          <table:table-cell office:value-type="float" office:value="99.263931" calcext:value-type="float">
            <text:p>99.263931</text:p>
          </table:table-cell>
          <table:table-cell office:value-type="float" office:value="66.079193" calcext:value-type="float">
            <text:p>66.079193</text:p>
          </table:table-cell>
          <table:table-cell/>
        </table:table-row>
        <table:table-row table:style-name="ro1">
          <table:table-cell office:value-type="float" office:value="103.681165685" calcext:value-type="float">
            <text:p>103.681165685</text:p>
          </table:table-cell>
          <table:table-cell office:value-type="float" office:value="65.5691999117" calcext:value-type="float">
            <text:p>65.5691999117</text:p>
          </table:table-cell>
          <table:table-cell office:value-type="float" office:value="99.642426" calcext:value-type="float">
            <text:p>99.642426</text:p>
          </table:table-cell>
          <table:table-cell office:value-type="float" office:value="66.566925" calcext:value-type="float">
            <text:p>66.566925</text:p>
          </table:table-cell>
          <table:table-cell/>
        </table:table-row>
        <table:table-row table:style-name="ro1">
          <table:table-cell office:value-type="float" office:value="104.058735821" calcext:value-type="float">
            <text:p>104.058735821</text:p>
          </table:table-cell>
          <table:table-cell office:value-type="float" office:value="65.8518111376" calcext:value-type="float">
            <text:p>65.8518111376</text:p>
          </table:table-cell>
          <table:table-cell office:value-type="float" office:value="100.02092" calcext:value-type="float">
            <text:p>100.02092</text:p>
          </table:table-cell>
          <table:table-cell office:value-type="float" office:value="67.054657" calcext:value-type="float">
            <text:p>67.054657</text:p>
          </table:table-cell>
          <table:table-cell/>
        </table:table-row>
        <table:table-row table:style-name="ro1">
          <table:table-cell office:value-type="float" office:value="104.837774079" calcext:value-type="float">
            <text:p>104.837774079</text:p>
          </table:table-cell>
          <table:table-cell office:value-type="float" office:value="66.4389516781" calcext:value-type="float">
            <text:p>66.4389516781</text:p>
          </table:table-cell>
          <table:table-cell office:value-type="float" office:value="100.381302" calcext:value-type="float">
            <text:p>100.381302</text:p>
          </table:table-cell>
          <table:table-cell office:value-type="float" office:value="67.547791" calcext:value-type="float">
            <text:p>67.547791</text:p>
          </table:table-cell>
          <table:table-cell/>
        </table:table-row>
        <table:table-row table:style-name="ro1">
          <table:table-cell office:value-type="float" office:value="105.569982575" calcext:value-type="float">
            <text:p>105.569982575</text:p>
          </table:table-cell>
          <table:table-cell office:value-type="float" office:value="66.995775491" calcext:value-type="float">
            <text:p>66.995775491</text:p>
          </table:table-cell>
          <table:table-cell office:value-type="float" office:value="100.741684" calcext:value-type="float">
            <text:p>100.741684</text:p>
          </table:table-cell>
          <table:table-cell office:value-type="float" office:value="68.040924" calcext:value-type="float">
            <text:p>68.040924</text:p>
          </table:table-cell>
          <table:table-cell/>
        </table:table-row>
        <table:table-row table:style-name="ro1">
          <table:table-cell office:value-type="float" office:value="106.373316168" calcext:value-type="float">
            <text:p>106.373316168</text:p>
          </table:table-cell>
          <table:table-cell office:value-type="float" office:value="67.612420688" calcext:value-type="float">
            <text:p>67.612420688</text:p>
          </table:table-cell>
          <table:table-cell office:value-type="float" office:value="101.089447" calcext:value-type="float">
            <text:p>101.089447</text:p>
          </table:table-cell>
          <table:table-cell office:value-type="float" office:value="68.538055" calcext:value-type="float">
            <text:p>68.538055</text:p>
          </table:table-cell>
          <table:table-cell/>
        </table:table-row>
        <table:table-row table:style-name="ro1">
          <table:table-cell office:value-type="float" office:value="107.082325914" calcext:value-type="float">
            <text:p>107.082325914</text:p>
          </table:table-cell>
          <table:table-cell office:value-type="float" office:value="68.1617932022" calcext:value-type="float">
            <text:p>68.1617932022</text:p>
          </table:table-cell>
          <table:table-cell office:value-type="float" office:value="101.43721" calcext:value-type="float">
            <text:p>101.43721</text:p>
          </table:table-cell>
          <table:table-cell office:value-type="float" office:value="69.035187" calcext:value-type="float">
            <text:p>69.035187</text:p>
          </table:table-cell>
          <table:table-cell/>
        </table:table-row>
        <table:table-row table:style-name="ro1">
          <table:table-cell office:value-type="float" office:value="107.838434306" calcext:value-type="float">
            <text:p>107.838434306</text:p>
          </table:table-cell>
          <table:table-cell office:value-type="float" office:value="68.7533520458" calcext:value-type="float">
            <text:p>68.7533520458</text:p>
          </table:table-cell>
          <table:table-cell office:value-type="float" office:value="101.772766" calcext:value-type="float">
            <text:p>101.772766</text:p>
          </table:table-cell>
          <table:table-cell office:value-type="float" office:value="69.536774" calcext:value-type="float">
            <text:p>69.536774</text:p>
          </table:table-cell>
          <table:table-cell/>
        </table:table-row>
        <table:table-row table:style-name="ro1">
          <table:table-cell office:value-type="float" office:value="108.570665882" calcext:value-type="float">
            <text:p>108.570665882</text:p>
          </table:table-cell>
          <table:table-cell office:value-type="float" office:value="69.3320230916" calcext:value-type="float">
            <text:p>69.3320230916</text:p>
          </table:table-cell>
          <table:table-cell office:value-type="float" office:value="102.108322" calcext:value-type="float">
            <text:p>102.108322</text:p>
          </table:table-cell>
          <table:table-cell office:value-type="float" office:value="70.038361" calcext:value-type="float">
            <text:p>70.038361</text:p>
          </table:table-cell>
          <table:table-cell/>
        </table:table-row>
        <table:table-row table:style-name="ro1">
          <table:table-cell office:value-type="float" office:value="108.948433086" calcext:value-type="float">
            <text:p>108.948433086</text:p>
          </table:table-cell>
          <table:table-cell office:value-type="float" office:value="69.6328742211" calcext:value-type="float">
            <text:p>69.6328742211</text:p>
          </table:table-cell>
          <table:table-cell office:value-type="float" office:value="102.443878" calcext:value-type="float">
            <text:p>102.443878</text:p>
          </table:table-cell>
          <table:table-cell office:value-type="float" office:value="70.539917" calcext:value-type="float">
            <text:p>70.539917</text:p>
          </table:table-cell>
          <table:table-cell/>
        </table:table-row>
        <table:table-row table:style-name="ro1">
          <table:table-cell office:value-type="float" office:value="109.727069609" calcext:value-type="float">
            <text:p>109.727069609</text:p>
          </table:table-cell>
          <table:table-cell office:value-type="float" office:value="70.2581809328" calcext:value-type="float">
            <text:p>70.2581809328</text:p>
          </table:table-cell>
          <table:table-cell office:value-type="float" office:value="102.762878" calcext:value-type="float">
            <text:p>102.762878</text:p>
          </table:table-cell>
          <table:table-cell office:value-type="float" office:value="71.048096" calcext:value-type="float">
            <text:p>71.048096</text:p>
          </table:table-cell>
          <table:table-cell/>
        </table:table-row>
        <table:table-row table:style-name="ro1">
          <table:table-cell office:value-type="float" office:value="110.481156118" calcext:value-type="float">
            <text:p>110.481156118</text:p>
          </table:table-cell>
          <table:table-cell office:value-type="float" office:value="70.8707516372" calcext:value-type="float">
            <text:p>70.8707516372</text:p>
          </table:table-cell>
          <table:table-cell office:value-type="float" office:value="103.081879" calcext:value-type="float">
            <text:p>103.081879</text:p>
          </table:table-cell>
          <table:table-cell office:value-type="float" office:value="71.556274" calcext:value-type="float">
            <text:p>71.556274</text:p>
          </table:table-cell>
          <table:table-cell/>
        </table:table-row>
        <table:table-row table:style-name="ro1">
          <table:table-cell office:value-type="float" office:value="111.233865743" calcext:value-type="float">
            <text:p>111.233865743</text:p>
          </table:table-cell>
          <table:table-cell office:value-type="float" office:value="71.4896265042" calcext:value-type="float">
            <text:p>71.4896265042</text:p>
          </table:table-cell>
          <table:table-cell office:value-type="float" office:value="103.388824" calcext:value-type="float">
            <text:p>103.388824</text:p>
          </table:table-cell>
          <table:table-cell office:value-type="float" office:value="72.069672" calcext:value-type="float">
            <text:p>72.069672</text:p>
          </table:table-cell>
          <table:table-cell/>
        </table:table-row>
        <table:table-row table:style-name="ro1">
          <table:table-cell office:value-type="float" office:value="111.983869733" calcext:value-type="float">
            <text:p>111.983869733</text:p>
          </table:table-cell>
          <table:table-cell office:value-type="float" office:value="72.114378265" calcext:value-type="float">
            <text:p>72.114378265</text:p>
          </table:table-cell>
          <table:table-cell office:value-type="float" office:value="103.69577" calcext:value-type="float">
            <text:p>103.69577</text:p>
          </table:table-cell>
          <table:table-cell office:value-type="float" office:value="72.583069" calcext:value-type="float">
            <text:p>72.583069</text:p>
          </table:table-cell>
          <table:table-cell/>
        </table:table-row>
        <table:table-row table:style-name="ro1">
          <table:table-cell office:value-type="float" office:value="112.682289918" calcext:value-type="float">
            <text:p>112.682289918</text:p>
          </table:table-cell>
          <table:table-cell office:value-type="float" office:value="72.703844054" calcext:value-type="float">
            <text:p>72.703844054</text:p>
          </table:table-cell>
          <table:table-cell office:value-type="float" office:value="104.002701" calcext:value-type="float">
            <text:p>104.002701</text:p>
          </table:table-cell>
          <table:table-cell office:value-type="float" office:value="73.096497" calcext:value-type="float">
            <text:p>73.096497</text:p>
          </table:table-cell>
          <table:table-cell/>
        </table:table-row>
        <table:table-row table:style-name="ro1">
          <table:table-cell office:value-type="float" office:value="113.465838835" calcext:value-type="float">
            <text:p>113.465838835</text:p>
          </table:table-cell>
          <table:table-cell office:value-type="float" office:value="73.3740021683" calcext:value-type="float">
            <text:p>73.3740021683</text:p>
          </table:table-cell>
          <table:table-cell office:value-type="float" office:value="104.293762" calcext:value-type="float">
            <text:p>104.293762</text:p>
          </table:table-cell>
          <table:table-cell office:value-type="float" office:value="73.618042" calcext:value-type="float">
            <text:p>73.618042</text:p>
          </table:table-cell>
          <table:table-cell/>
        </table:table-row>
        <table:table-row table:style-name="ro1">
          <table:table-cell office:value-type="float" office:value="114.195217595" calcext:value-type="float">
            <text:p>114.195217595</text:p>
          </table:table-cell>
          <table:table-cell office:value-type="float" office:value="74.0054809099" calcext:value-type="float">
            <text:p>74.0054809099</text:p>
          </table:table-cell>
          <table:table-cell office:value-type="float" office:value="104.584808" calcext:value-type="float">
            <text:p>104.584808</text:p>
          </table:table-cell>
          <table:table-cell office:value-type="float" office:value="74.139587" calcext:value-type="float">
            <text:p>74.139587</text:p>
          </table:table-cell>
          <table:table-cell/>
        </table:table-row>
        <table:table-row table:style-name="ro1">
          <table:table-cell office:value-type="float" office:value="114.961056025" calcext:value-type="float">
            <text:p>114.961056025</text:p>
          </table:table-cell>
          <table:table-cell office:value-type="float" office:value="74.6766584819" calcext:value-type="float">
            <text:p>74.6766584819</text:p>
          </table:table-cell>
          <table:table-cell office:value-type="float" office:value="104.864456" calcext:value-type="float">
            <text:p>104.864456</text:p>
          </table:table-cell>
          <table:table-cell office:value-type="float" office:value="74.667419" calcext:value-type="float">
            <text:p>74.667419</text:p>
          </table:table-cell>
          <table:table-cell/>
        </table:table-row>
        <table:table-row table:style-name="ro1">
          <table:table-cell office:value-type="float" office:value="115.295751484" calcext:value-type="float">
            <text:p>115.295751484</text:p>
          </table:table-cell>
          <table:table-cell office:value-type="float" office:value="74.9727047387" calcext:value-type="float">
            <text:p>74.9727047387</text:p>
          </table:table-cell>
          <table:table-cell office:value-type="float" office:value="105.144104" calcext:value-type="float">
            <text:p>105.144104</text:p>
          </table:table-cell>
          <table:table-cell office:value-type="float" office:value="75.195221" calcext:value-type="float">
            <text:p>75.195221</text:p>
          </table:table-cell>
          <table:table-cell/>
        </table:table-row>
        <table:table-row table:style-name="ro1">
          <table:table-cell office:value-type="float" office:value="116.002882897" calcext:value-type="float">
            <text:p>116.002882897</text:p>
          </table:table-cell>
          <table:table-cell office:value-type="float" office:value="75.6048289683" calcext:value-type="float">
            <text:p>75.6048289683</text:p>
          </table:table-cell>
          <table:table-cell office:value-type="float" office:value="105.423737" calcext:value-type="float">
            <text:p>105.423737</text:p>
          </table:table-cell>
          <table:table-cell office:value-type="float" office:value="75.723022" calcext:value-type="float">
            <text:p>75.723022</text:p>
          </table:table-cell>
          <table:table-cell/>
        </table:table-row>
        <table:table-row table:style-name="ro1">
          <table:table-cell office:value-type="float" office:value="116.700306814" calcext:value-type="float">
            <text:p>116.700306814</text:p>
          </table:table-cell>
          <table:table-cell office:value-type="float" office:value="76.2375931998" calcext:value-type="float">
            <text:p>76.2375931998</text:p>
          </table:table-cell>
          <table:table-cell office:value-type="float" office:value="105.687805" calcext:value-type="float">
            <text:p>105.687805</text:p>
          </table:table-cell>
          <table:table-cell office:value-type="float" office:value="76.259705" calcext:value-type="float">
            <text:p>76.259705</text:p>
          </table:table-cell>
          <table:table-cell/>
        </table:table-row>
        <table:table-row table:style-name="ro1">
          <table:table-cell office:value-type="float" office:value="117.388036079" calcext:value-type="float">
            <text:p>117.388036079</text:p>
          </table:table-cell>
          <table:table-cell office:value-type="float" office:value="76.8710042449" calcext:value-type="float">
            <text:p>76.8710042449</text:p>
          </table:table-cell>
          <table:table-cell office:value-type="float" office:value="105.951874" calcext:value-type="float">
            <text:p>105.951874</text:p>
          </table:table-cell>
          <table:table-cell office:value-type="float" office:value="76.796387" calcext:value-type="float">
            <text:p>76.796387</text:p>
          </table:table-cell>
          <table:table-cell/>
        </table:table-row>
        <table:table-row table:style-name="ro1">
          <table:table-cell office:value-type="float" office:value="118.065543268" calcext:value-type="float">
            <text:p>118.065543268</text:p>
          </table:table-cell>
          <table:table-cell office:value-type="float" office:value="77.505467101" calcext:value-type="float">
            <text:p>77.505467101</text:p>
          </table:table-cell>
          <table:table-cell office:value-type="float" office:value="106.204834" calcext:value-type="float">
            <text:p>106.204834</text:p>
          </table:table-cell>
          <table:table-cell office:value-type="float" office:value="77.340179" calcext:value-type="float">
            <text:p>77.340179</text:p>
          </table:table-cell>
          <table:table-cell/>
        </table:table-row>
        <table:table-row table:style-name="ro1">
          <table:table-cell office:value-type="float" office:value="118.711909745" calcext:value-type="float">
            <text:p>118.711909745</text:p>
          </table:table-cell>
          <table:table-cell office:value-type="float" office:value="78.1215383758" calcext:value-type="float">
            <text:p>78.1215383758</text:p>
          </table:table-cell>
          <table:table-cell office:value-type="float" office:value="106.457794" calcext:value-type="float">
            <text:p>106.457794</text:p>
          </table:table-cell>
          <table:table-cell office:value-type="float" office:value="77.883972" calcext:value-type="float">
            <text:p>77.883972</text:p>
          </table:table-cell>
          <table:table-cell/>
        </table:table-row>
        <table:table-row table:style-name="ro1">
          <table:table-cell office:value-type="float" office:value="119.390342864" calcext:value-type="float">
            <text:p>119.390342864</text:p>
          </table:table-cell>
          <table:table-cell office:value-type="float" office:value="78.7784756037" calcext:value-type="float">
            <text:p>78.7784756037</text:p>
          </table:table-cell>
          <table:table-cell office:value-type="float" office:value="106.710739" calcext:value-type="float">
            <text:p>106.710739</text:p>
          </table:table-cell>
          <table:table-cell office:value-type="float" office:value="78.427734" calcext:value-type="float">
            <text:p>78.427734</text:p>
          </table:table-cell>
          <table:table-cell/>
        </table:table-row>
        <table:table-row table:style-name="ro1">
          <table:table-cell office:value-type="float" office:value="120.058157541" calcext:value-type="float">
            <text:p>120.058157541</text:p>
          </table:table-cell>
          <table:table-cell office:value-type="float" office:value="79.4373025217" calcext:value-type="float">
            <text:p>79.4373025217</text:p>
          </table:table-cell>
          <table:table-cell office:value-type="float" office:value="106.948486" calcext:value-type="float">
            <text:p>106.948486</text:p>
          </table:table-cell>
          <table:table-cell office:value-type="float" office:value="78.981384" calcext:value-type="float">
            <text:p>78.981384</text:p>
          </table:table-cell>
          <table:table-cell/>
        </table:table-row>
        <table:table-row table:style-name="ro1">
          <table:table-cell office:value-type="float" office:value="120.378823026" calcext:value-type="float">
            <text:p>120.378823026</text:p>
          </table:table-cell>
          <table:table-cell office:value-type="float" office:value="79.7571578109" calcext:value-type="float">
            <text:p>79.7571578109</text:p>
          </table:table-cell>
          <table:table-cell office:value-type="float" office:value="107.186234" calcext:value-type="float">
            <text:p>107.186234</text:p>
          </table:table-cell>
          <table:table-cell office:value-type="float" office:value="79.535034" calcext:value-type="float">
            <text:p>79.535034</text:p>
          </table:table-cell>
          <table:table-cell/>
        </table:table-row>
        <table:table-row table:style-name="ro1">
          <table:table-cell office:value-type="float" office:value="120.994599479" calcext:value-type="float">
            <text:p>120.994599479</text:p>
          </table:table-cell>
          <table:table-cell office:value-type="float" office:value="80.3778299828" calcext:value-type="float">
            <text:p>80.3778299828</text:p>
          </table:table-cell>
          <table:table-cell office:value-type="float" office:value="107.412903" calcext:value-type="float">
            <text:p>107.412903</text:p>
          </table:table-cell>
          <table:table-cell office:value-type="float" office:value="80.096558" calcext:value-type="float">
            <text:p>80.096558</text:p>
          </table:table-cell>
          <table:table-cell/>
        </table:table-row>
        <table:table-row table:style-name="ro1">
          <table:table-cell office:value-type="float" office:value="121.621992855" calcext:value-type="float">
            <text:p>121.621992855</text:p>
          </table:table-cell>
          <table:table-cell office:value-type="float" office:value="81.0201010608" calcext:value-type="float">
            <text:p>81.0201010608</text:p>
          </table:table-cell>
          <table:table-cell office:value-type="float" office:value="107.639572" calcext:value-type="float">
            <text:p>107.639572</text:p>
          </table:table-cell>
          <table:table-cell office:value-type="float" office:value="80.658081" calcext:value-type="float">
            <text:p>80.658081</text:p>
          </table:table-cell>
          <table:table-cell/>
        </table:table-row>
        <table:table-row table:style-name="ro1">
          <table:table-cell office:value-type="float" office:value="122.259945739" calcext:value-type="float">
            <text:p>122.259945739</text:p>
          </table:table-cell>
          <table:table-cell office:value-type="float" office:value="81.6844050485" calcext:value-type="float">
            <text:p>81.6844050485</text:p>
          </table:table-cell>
          <table:table-cell office:value-type="float" office:value="107.866257" calcext:value-type="float">
            <text:p>107.866257</text:p>
          </table:table-cell>
          <table:table-cell office:value-type="float" office:value="81.219604" calcext:value-type="float">
            <text:p>81.219604</text:p>
          </table:table-cell>
          <table:table-cell/>
        </table:table-row>
        <table:table-row table:style-name="ro1">
          <table:table-cell office:value-type="float" office:value="122.870357383" calcext:value-type="float">
            <text:p>122.870357383</text:p>
          </table:table-cell>
          <table:table-cell office:value-type="float" office:value="82.3307707956" calcext:value-type="float">
            <text:p>82.3307707956</text:p>
          </table:table-cell>
          <table:table-cell office:value-type="float" office:value="108.07814" calcext:value-type="float">
            <text:p>108.07814</text:p>
          </table:table-cell>
          <table:table-cell office:value-type="float" office:value="81.792419" calcext:value-type="float">
            <text:p>81.792419</text:p>
          </table:table-cell>
          <table:table-cell/>
        </table:table-row>
        <table:table-row table:style-name="ro1">
          <table:table-cell office:value-type="float" office:value="123.469654924" calcext:value-type="float">
            <text:p>123.469654924</text:p>
          </table:table-cell>
          <table:table-cell office:value-type="float" office:value="82.9791595588" calcext:value-type="float">
            <text:p>82.9791595588</text:p>
          </table:table-cell>
          <table:table-cell office:value-type="float" office:value="108.290024" calcext:value-type="float">
            <text:p>108.290024</text:p>
          </table:table-cell>
          <table:table-cell office:value-type="float" office:value="82.365234" calcext:value-type="float">
            <text:p>82.365234</text:p>
          </table:table-cell>
          <table:table-cell/>
        </table:table-row>
        <table:table-row table:style-name="ro1">
          <table:table-cell office:value-type="float" office:value="124.060958852" calcext:value-type="float">
            <text:p>124.060958852</text:p>
          </table:table-cell>
          <table:table-cell office:value-type="float" office:value="83.6291232033" calcext:value-type="float">
            <text:p>83.6291232033</text:p>
          </table:table-cell>
          <table:table-cell office:value-type="float" office:value="108.490723" calcext:value-type="float">
            <text:p>108.490723</text:p>
          </table:table-cell>
          <table:table-cell office:value-type="float" office:value="82.946838" calcext:value-type="float">
            <text:p>82.946838</text:p>
          </table:table-cell>
          <table:table-cell/>
        </table:table-row>
        <table:table-row table:style-name="ro1">
          <table:table-cell office:value-type="float" office:value="124.352984967" calcext:value-type="float">
            <text:p>124.352984967</text:p>
          </table:table-cell>
          <table:table-cell office:value-type="float" office:value="83.9548885965" calcext:value-type="float">
            <text:p>83.9548885965</text:p>
          </table:table-cell>
          <table:table-cell office:value-type="float" office:value="108.691422" calcext:value-type="float">
            <text:p>108.691422</text:p>
          </table:table-cell>
          <table:table-cell office:value-type="float" office:value="83.528442" calcext:value-type="float">
            <text:p>83.528442</text:p>
          </table:table-cell>
          <table:table-cell/>
        </table:table-row>
        <table:table-row table:style-name="ro1">
          <table:table-cell office:value-type="float" office:value="124.931589517" calcext:value-type="float">
            <text:p>124.931589517</text:p>
          </table:table-cell>
          <table:table-cell office:value-type="float" office:value="84.6066297822" calcext:value-type="float">
            <text:p>84.6066297822</text:p>
          </table:table-cell>
          <table:table-cell office:value-type="float" office:value="108.89212" calcext:value-type="float">
            <text:p>108.89212</text:p>
          </table:table-cell>
          <table:table-cell office:value-type="float" office:value="84.110046" calcext:value-type="float">
            <text:p>84.110046</text:p>
          </table:table-cell>
          <table:table-cell/>
        </table:table-row>
        <table:table-row table:style-name="ro1">
          <table:table-cell office:value-type="float" office:value="125.501193413" calcext:value-type="float">
            <text:p>125.501193413</text:p>
          </table:table-cell>
          <table:table-cell office:value-type="float" office:value="85.2607308789" calcext:value-type="float">
            <text:p>85.2607308789</text:p>
          </table:table-cell>
          <table:table-cell office:value-type="float" office:value="109.078033" calcext:value-type="float">
            <text:p>109.078033</text:p>
          </table:table-cell>
          <table:table-cell office:value-type="float" office:value="84.703522" calcext:value-type="float">
            <text:p>84.703522</text:p>
          </table:table-cell>
          <table:table-cell/>
        </table:table-row>
        <table:table-row table:style-name="ro1">
          <table:table-cell office:value-type="float" office:value="126.080537538" calcext:value-type="float">
            <text:p>126.080537538</text:p>
          </table:table-cell>
          <table:table-cell office:value-type="float" office:value="85.9377744345" calcext:value-type="float">
            <text:p>85.9377744345</text:p>
          </table:table-cell>
          <table:table-cell office:value-type="float" office:value="109.263962" calcext:value-type="float">
            <text:p>109.263962</text:p>
          </table:table-cell>
          <table:table-cell office:value-type="float" office:value="85.296997" calcext:value-type="float">
            <text:p>85.296997</text:p>
          </table:table-cell>
          <table:table-cell/>
        </table:table-row>
        <table:table-row table:style-name="ro1">
          <table:table-cell office:value-type="float" office:value="126.633118396" calcext:value-type="float">
            <text:p>126.633118396</text:p>
          </table:table-cell>
          <table:table-cell office:value-type="float" office:value="86.5966840315" calcext:value-type="float">
            <text:p>86.5966840315</text:p>
          </table:table-cell>
          <table:table-cell office:value-type="float" office:value="109.438309" calcext:value-type="float">
            <text:p>109.438309</text:p>
          </table:table-cell>
          <table:table-cell office:value-type="float" office:value="85.899597" calcext:value-type="float">
            <text:p>85.899597</text:p>
          </table:table-cell>
          <table:table-cell/>
        </table:table-row>
        <table:table-row table:style-name="ro1">
          <table:table-cell office:value-type="float" office:value="127.176562109" calcext:value-type="float">
            <text:p>127.176562109</text:p>
          </table:table-cell>
          <table:table-cell office:value-type="float" office:value="87.2590329186" calcext:value-type="float">
            <text:p>87.2590329186</text:p>
          </table:table-cell>
          <table:table-cell office:value-type="float" office:value="109.612656" calcext:value-type="float">
            <text:p>109.612656</text:p>
          </table:table-cell>
          <table:table-cell office:value-type="float" office:value="86.502197" calcext:value-type="float">
            <text:p>86.502197</text:p>
          </table:table-cell>
          <table:table-cell/>
        </table:table-row>
        <table:table-row table:style-name="ro1">
          <table:table-cell office:value-type="float" office:value="127.711205225" calcext:value-type="float">
            <text:p>127.711205225</text:p>
          </table:table-cell>
          <table:table-cell office:value-type="float" office:value="87.9232863262" calcext:value-type="float">
            <text:p>87.9232863262</text:p>
          </table:table-cell>
          <table:table-cell office:value-type="float" office:value="109.786987" calcext:value-type="float">
            <text:p>109.786987</text:p>
          </table:table-cell>
          <table:table-cell office:value-type="float" office:value="87.104797" calcext:value-type="float">
            <text:p>87.104797</text:p>
          </table:table-cell>
          <table:table-cell/>
        </table:table-row>
        <table:table-row table:style-name="ro1">
          <table:table-cell office:value-type="float" office:value="127.992218716" calcext:value-type="float">
            <text:p>127.992218716</text:p>
          </table:table-cell>
          <table:table-cell office:value-type="float" office:value="88.2772304904" calcext:value-type="float">
            <text:p>88.2772304904</text:p>
          </table:table-cell>
          <table:table-cell office:value-type="float" office:value="109.946228" calcext:value-type="float">
            <text:p>109.946228</text:p>
          </table:table-cell>
          <table:table-cell office:value-type="float" office:value="87.718811" calcext:value-type="float">
            <text:p>87.718811</text:p>
          </table:table-cell>
          <table:table-cell/>
        </table:table-row>
        <table:table-row table:style-name="ro1">
          <table:table-cell office:value-type="float" office:value="128.480721346" calcext:value-type="float">
            <text:p>128.480721346</text:p>
          </table:table-cell>
          <table:table-cell office:value-type="float" office:value="88.9037555454" calcext:value-type="float">
            <text:p>88.9037555454</text:p>
          </table:table-cell>
          <table:table-cell office:value-type="float" office:value="110.105484" calcext:value-type="float">
            <text:p>110.105484</text:p>
          </table:table-cell>
          <table:table-cell office:value-type="float" office:value="88.332825" calcext:value-type="float">
            <text:p>88.332825</text:p>
          </table:table-cell>
          <table:table-cell/>
        </table:table-row>
        <table:table-row table:style-name="ro1">
          <table:table-cell office:value-type="float" office:value="128.994289633" calcext:value-type="float">
            <text:p>128.994289633</text:p>
          </table:table-cell>
          <table:table-cell office:value-type="float" office:value="89.5743650047" calcext:value-type="float">
            <text:p>89.5743650047</text:p>
          </table:table-cell>
          <table:table-cell office:value-type="float" office:value="110.264725" calcext:value-type="float">
            <text:p>110.264725</text:p>
          </table:table-cell>
          <table:table-cell office:value-type="float" office:value="88.946838" calcext:value-type="float">
            <text:p>88.946838</text:p>
          </table:table-cell>
          <table:table-cell/>
        </table:table-row>
        <table:table-row table:style-name="ro1">
          <table:table-cell office:value-type="float" office:value="129.528962283" calcext:value-type="float">
            <text:p>129.528962283</text:p>
          </table:table-cell>
          <table:table-cell office:value-type="float" office:value="90.2905054935" calcext:value-type="float">
            <text:p>90.2905054935</text:p>
          </table:table-cell>
          <table:table-cell office:value-type="float" office:value="110.407501" calcext:value-type="float">
            <text:p>110.407501</text:p>
          </table:table-cell>
          <table:table-cell office:value-type="float" office:value="89.572723" calcext:value-type="float">
            <text:p>89.572723</text:p>
          </table:table-cell>
          <table:table-cell/>
        </table:table-row>
        <table:table-row table:style-name="ro1">
          <table:table-cell office:value-type="float" office:value="129.992965453" calcext:value-type="float">
            <text:p>129.992965453</text:p>
          </table:table-cell>
          <table:table-cell office:value-type="float" office:value="90.9246744561" calcext:value-type="float">
            <text:p>90.9246744561</text:p>
          </table:table-cell>
          <table:table-cell office:value-type="float" office:value="110.550278" calcext:value-type="float">
            <text:p>110.550278</text:p>
          </table:table-cell>
          <table:table-cell office:value-type="float" office:value="90.198608" calcext:value-type="float">
            <text:p>90.198608</text:p>
          </table:table-cell>
          <table:table-cell/>
        </table:table-row>
        <table:table-row table:style-name="ro1">
          <table:table-cell office:value-type="float" office:value="130.479012914" calcext:value-type="float">
            <text:p>130.479012914</text:p>
          </table:table-cell>
          <table:table-cell office:value-type="float" office:value="91.6037162465" calcext:value-type="float">
            <text:p>91.6037162465</text:p>
          </table:table-cell>
          <table:table-cell office:value-type="float" office:value="110.681427" calcext:value-type="float">
            <text:p>110.681427</text:p>
          </table:table-cell>
          <table:table-cell office:value-type="float" office:value="90.83252" calcext:value-type="float">
            <text:p>90.83252</text:p>
          </table:table-cell>
          <table:table-cell/>
        </table:table-row>
        <table:table-row table:style-name="ro1">
          <table:table-cell office:value-type="float" office:value="130.95611469" calcext:value-type="float">
            <text:p>130.95611469</text:p>
          </table:table-cell>
          <table:table-cell office:value-type="float" office:value="92.2852848485" calcext:value-type="float">
            <text:p>92.2852848485</text:p>
          </table:table-cell>
          <table:table-cell office:value-type="float" office:value="110.812592" calcext:value-type="float">
            <text:p>110.812592</text:p>
          </table:table-cell>
          <table:table-cell office:value-type="float" office:value="91.466431" calcext:value-type="float">
            <text:p>91.466431</text:p>
          </table:table-cell>
          <table:table-cell/>
        </table:table-row>
        <table:table-row table:style-name="ro1">
          <table:table-cell office:value-type="float" office:value="131.440598497" calcext:value-type="float">
            <text:p>131.440598497</text:p>
          </table:table-cell>
          <table:table-cell office:value-type="float" office:value="92.9904942621" calcext:value-type="float">
            <text:p>92.9904942621</text:p>
          </table:table-cell>
          <table:table-cell office:value-type="float" office:value="110.943741" calcext:value-type="float">
            <text:p>110.943741</text:p>
          </table:table-cell>
          <table:table-cell office:value-type="float" office:value="92.100342" calcext:value-type="float">
            <text:p>92.100342</text:p>
          </table:table-cell>
          <table:table-cell/>
        </table:table-row>
        <table:table-row table:style-name="ro1">
          <table:table-cell office:value-type="float" office:value="131.885867864" calcext:value-type="float">
            <text:p>131.885867864</text:p>
          </table:table-cell>
          <table:table-cell office:value-type="float" office:value="93.6555503482" calcext:value-type="float">
            <text:p>93.6555503482</text:p>
          </table:table-cell>
          <table:table-cell office:value-type="float" office:value="111.060104" calcext:value-type="float">
            <text:p>111.060104</text:p>
          </table:table-cell>
          <table:table-cell office:value-type="float" office:value="92.744385" calcext:value-type="float">
            <text:p>92.744385</text:p>
          </table:table-cell>
          <table:table-cell/>
        </table:table-row>
        <table:table-row table:style-name="ro1">
          <table:table-cell office:value-type="float" office:value="132.127449023" calcext:value-type="float">
            <text:p>132.127449023</text:p>
          </table:table-cell>
          <table:table-cell office:value-type="float" office:value="94.0215375733" calcext:value-type="float">
            <text:p>94.0215375733</text:p>
          </table:table-cell>
          <table:table-cell office:value-type="float" office:value="111.176468" calcext:value-type="float">
            <text:p>111.176468</text:p>
          </table:table-cell>
          <table:table-cell office:value-type="float" office:value="93.388397" calcext:value-type="float">
            <text:p>93.388397</text:p>
          </table:table-cell>
          <table:table-cell/>
        </table:table-row>
        <table:table-row table:style-name="ro1">
          <table:table-cell office:value-type="float" office:value="132.573832731" calcext:value-type="float">
            <text:p>132.573832731</text:p>
          </table:table-cell>
          <table:table-cell office:value-type="float" office:value="94.7130872464" calcext:value-type="float">
            <text:p>94.7130872464</text:p>
          </table:table-cell>
          <table:table-cell office:value-type="float" office:value="111.292816" calcext:value-type="float">
            <text:p>111.292816</text:p>
          </table:table-cell>
          <table:table-cell office:value-type="float" office:value="94.03244" calcext:value-type="float">
            <text:p>94.03244</text:p>
          </table:table-cell>
          <table:table-cell/>
        </table:table-row>
        <table:table-row table:style-name="ro1">
          <table:table-cell office:value-type="float" office:value="133.010515644" calcext:value-type="float">
            <text:p>133.010515644</text:p>
          </table:table-cell>
          <table:table-cell office:value-type="float" office:value="95.4086431292" calcext:value-type="float">
            <text:p>95.4086431292</text:p>
          </table:table-cell>
          <table:table-cell office:value-type="float" office:value="111.393982" calcext:value-type="float">
            <text:p>111.393982</text:p>
          </table:table-cell>
          <table:table-cell office:value-type="float" office:value="94.686737" calcext:value-type="float">
            <text:p>94.686737</text:p>
          </table:table-cell>
          <table:table-cell/>
        </table:table-row>
        <table:table-row table:style-name="ro1">
          <table:table-cell office:value-type="float" office:value="133.451867897" calcext:value-type="float">
            <text:p>133.451867897</text:p>
          </table:table-cell>
          <table:table-cell office:value-type="float" office:value="96.1291812698" calcext:value-type="float">
            <text:p>96.1291812698</text:p>
          </table:table-cell>
          <table:table-cell office:value-type="float" office:value="111.495163" calcext:value-type="float">
            <text:p>111.495163</text:p>
          </table:table-cell>
          <table:table-cell office:value-type="float" office:value="95.341003" calcext:value-type="float">
            <text:p>95.341003</text:p>
          </table:table-cell>
          <table:table-cell/>
        </table:table-row>
        <table:table-row table:style-name="ro1">
          <table:table-cell office:value-type="float" office:value="133.858543332" calcext:value-type="float">
            <text:p>133.858543332</text:p>
          </table:table-cell>
          <table:table-cell office:value-type="float" office:value="96.8087713319" calcext:value-type="float">
            <text:p>96.8087713319</text:p>
          </table:table-cell>
          <table:table-cell office:value-type="float" office:value="111.585983" calcext:value-type="float">
            <text:p>111.585983</text:p>
          </table:table-cell>
          <table:table-cell office:value-type="float" office:value="96.002228" calcext:value-type="float">
            <text:p>96.002228</text:p>
          </table:table-cell>
          <table:table-cell/>
        </table:table-row>
        <table:table-row table:style-name="ro1">
          <table:table-cell office:value-type="float" office:value="134.295265915" calcext:value-type="float">
            <text:p>134.295265915</text:p>
          </table:table-cell>
          <table:table-cell office:value-type="float" office:value="97.5577753834" calcext:value-type="float">
            <text:p>97.5577753834</text:p>
          </table:table-cell>
          <table:table-cell office:value-type="float" office:value="111.676788" calcext:value-type="float">
            <text:p>111.676788</text:p>
          </table:table-cell>
          <table:table-cell office:value-type="float" office:value="96.663452" calcext:value-type="float">
            <text:p>96.663452</text:p>
          </table:table-cell>
          <table:table-cell/>
        </table:table-row>
        <table:table-row table:style-name="ro1">
          <table:table-cell office:value-type="float" office:value="134.684400094" calcext:value-type="float">
            <text:p>134.684400094</text:p>
          </table:table-cell>
          <table:table-cell office:value-type="float" office:value="98.2437260529" calcext:value-type="float">
            <text:p>98.2437260529</text:p>
          </table:table-cell>
          <table:table-cell office:value-type="float" office:value="111.767609" calcext:value-type="float">
            <text:p>111.767609</text:p>
          </table:table-cell>
          <table:table-cell office:value-type="float" office:value="97.324677" calcext:value-type="float">
            <text:p>97.324677</text:p>
          </table:table-cell>
          <table:table-cell/>
        </table:table-row>
        <table:table-row table:style-name="ro1">
          <table:table-cell office:value-type="float" office:value="134.881956275" calcext:value-type="float">
            <text:p>134.881956275</text:p>
          </table:table-cell>
          <table:table-cell office:value-type="float" office:value="98.5993083792" calcext:value-type="float">
            <text:p>98.5993083792</text:p>
          </table:table-cell>
          <table:table-cell office:value-type="float" office:value="111.8452" calcext:value-type="float">
            <text:p>111.8452</text:p>
          </table:table-cell>
          <table:table-cell office:value-type="float" office:value="97.994751" calcext:value-type="float">
            <text:p>97.994751</text:p>
          </table:table-cell>
          <table:table-cell/>
        </table:table-row>
        <table:table-row table:style-name="ro1">
          <table:table-cell office:value-type="float" office:value="135.270456534" calcext:value-type="float">
            <text:p>135.270456534</text:p>
          </table:table-cell>
          <table:table-cell office:value-type="float" office:value="99.3136586048" calcext:value-type="float">
            <text:p>99.3136586048</text:p>
          </table:table-cell>
          <table:table-cell office:value-type="float" office:value="111.922791" calcext:value-type="float">
            <text:p>111.922791</text:p>
          </table:table-cell>
          <table:table-cell office:value-type="float" office:value="98.664795" calcext:value-type="float">
            <text:p>98.664795</text:p>
          </table:table-cell>
          <table:table-cell/>
        </table:table-row>
        <table:table-row table:style-name="ro1">
          <table:table-cell office:value-type="float" office:value="135.649933725" calcext:value-type="float">
            <text:p>135.649933725</text:p>
          </table:table-cell>
          <table:table-cell office:value-type="float" office:value="100.031738176" calcext:value-type="float">
            <text:p>100.031738176</text:p>
          </table:table-cell>
          <table:table-cell office:value-type="float" office:value="112.000397" calcext:value-type="float">
            <text:p>112.000397</text:p>
          </table:table-cell>
          <table:table-cell office:value-type="float" office:value="99.334839" calcext:value-type="float">
            <text:p>99.334839</text:p>
          </table:table-cell>
          <table:table-cell/>
        </table:table-row>
        <table:table-row table:style-name="ro1">
          <table:table-cell office:value-type="float" office:value="136.032246627" calcext:value-type="float">
            <text:p>136.032246627</text:p>
          </table:table-cell>
          <table:table-cell office:value-type="float" office:value="100.776268488" calcext:value-type="float">
            <text:p>100.776268488</text:p>
          </table:table-cell>
          <table:table-cell office:value-type="float" office:value="112.064514" calcext:value-type="float">
            <text:p>112.064514</text:p>
          </table:table-cell>
          <table:table-cell office:value-type="float" office:value="100.013916" calcext:value-type="float">
            <text:p>100.013916</text:p>
          </table:table-cell>
          <table:table-cell/>
        </table:table-row>
        <table:table-row table:style-name="ro1">
          <table:table-cell office:value-type="float" office:value="136.394772816" calcext:value-type="float">
            <text:p>136.394772816</text:p>
          </table:table-cell>
          <table:table-cell office:value-type="float" office:value="101.501717574" calcext:value-type="float">
            <text:p>101.501717574</text:p>
          </table:table-cell>
          <table:table-cell office:value-type="float" office:value="112.128632" calcext:value-type="float">
            <text:p>112.128632</text:p>
          </table:table-cell>
          <table:table-cell office:value-type="float" office:value="100.693024" calcext:value-type="float">
            <text:p>100.693024</text:p>
          </table:table-cell>
          <table:table-cell/>
        </table:table-row>
        <table:table-row table:style-name="ro1">
          <table:table-cell office:value-type="float" office:value="136.747942569" calcext:value-type="float">
            <text:p>136.747942569</text:p>
          </table:table-cell>
          <table:table-cell office:value-type="float" office:value="102.231196504" calcext:value-type="float">
            <text:p>102.231196504</text:p>
          </table:table-cell>
          <table:table-cell office:value-type="float" office:value="112.183411" calcext:value-type="float">
            <text:p>112.183411</text:p>
          </table:table-cell>
          <table:table-cell office:value-type="float" office:value="101.378387" calcext:value-type="float">
            <text:p>101.378387</text:p>
          </table:table-cell>
          <table:table-cell/>
        </table:table-row>
        <table:table-row table:style-name="ro1">
          <table:table-cell office:value-type="float" office:value="137.092973628" calcext:value-type="float">
            <text:p>137.092973628</text:p>
          </table:table-cell>
          <table:table-cell office:value-type="float" office:value="102.964708098" calcext:value-type="float">
            <text:p>102.964708098</text:p>
          </table:table-cell>
          <table:table-cell office:value-type="float" office:value="112.238205" calcext:value-type="float">
            <text:p>112.238205</text:p>
          </table:table-cell>
          <table:table-cell office:value-type="float" office:value="102.063721" calcext:value-type="float">
            <text:p>102.063721</text:p>
          </table:table-cell>
          <table:table-cell/>
        </table:table-row>
        <table:table-row table:style-name="ro1">
          <table:table-cell office:value-type="float" office:value="137.262826397" calcext:value-type="float">
            <text:p>137.262826397</text:p>
          </table:table-cell>
          <table:table-cell office:value-type="float" office:value="103.333065218" calcext:value-type="float">
            <text:p>103.333065218</text:p>
          </table:table-cell>
          <table:table-cell office:value-type="float" office:value="112.292984" calcext:value-type="float">
            <text:p>112.292984</text:p>
          </table:table-cell>
          <table:table-cell office:value-type="float" office:value="102.749084" calcext:value-type="float">
            <text:p>102.749084</text:p>
          </table:table-cell>
          <table:table-cell/>
        </table:table-row>
        <table:table-row table:style-name="ro1">
          <table:table-cell office:value-type="float" office:value="137.597441303" calcext:value-type="float">
            <text:p>137.597441303</text:p>
          </table:table-cell>
          <table:table-cell office:value-type="float" office:value="104.072678395" calcext:value-type="float">
            <text:p>104.072678395</text:p>
          </table:table-cell>
          <table:table-cell office:value-type="float" office:value="112.33606" calcext:value-type="float">
            <text:p>112.33606</text:p>
          </table:table-cell>
          <table:table-cell office:value-type="float" office:value="103.442352" calcext:value-type="float">
            <text:p>103.442352</text:p>
          </table:table-cell>
          <table:table-cell/>
        </table:table-row>
        <table:table-row table:style-name="ro1">
          <table:table-cell office:value-type="float" office:value="137.928185557" calcext:value-type="float">
            <text:p>137.928185557</text:p>
          </table:table-cell>
          <table:table-cell office:value-type="float" office:value="104.817590159" calcext:value-type="float">
            <text:p>104.817590159</text:p>
          </table:table-cell>
          <table:table-cell office:value-type="float" office:value="112.379135" calcext:value-type="float">
            <text:p>112.379135</text:p>
          </table:table-cell>
          <table:table-cell office:value-type="float" office:value="104.13562" calcext:value-type="float">
            <text:p>104.13562</text:p>
          </table:table-cell>
          <table:table-cell/>
        </table:table-row>
        <table:table-row table:style-name="ro1">
          <table:table-cell office:value-type="float" office:value="138.265350842" calcext:value-type="float">
            <text:p>138.265350842</text:p>
          </table:table-cell>
          <table:table-cell office:value-type="float" office:value="105.59252534" calcext:value-type="float">
            <text:p>105.59252534</text:p>
          </table:table-cell>
          <table:table-cell office:value-type="float" office:value="112.422226" calcext:value-type="float">
            <text:p>112.422226</text:p>
          </table:table-cell>
          <table:table-cell office:value-type="float" office:value="104.828888" calcext:value-type="float">
            <text:p>104.828888</text:p>
          </table:table-cell>
          <table:table-cell/>
        </table:table-row>
        <table:table-row table:style-name="ro1">
          <table:table-cell office:value-type="float" office:value="138.586839609" calcext:value-type="float">
            <text:p>138.586839609</text:p>
          </table:table-cell>
          <table:table-cell office:value-type="float" office:value="106.349902261" calcext:value-type="float">
            <text:p>106.349902261</text:p>
          </table:table-cell>
          <table:table-cell office:value-type="float" office:value="112.453354" calcext:value-type="float">
            <text:p>112.453354</text:p>
          </table:table-cell>
          <table:table-cell office:value-type="float" office:value="105.530304" calcext:value-type="float">
            <text:p>105.530304</text:p>
          </table:table-cell>
          <table:table-cell/>
        </table:table-row>
        <table:table-row table:style-name="ro1">
          <table:table-cell office:value-type="float" office:value="138.902672047" calcext:value-type="float">
            <text:p>138.902672047</text:p>
          </table:table-cell>
          <table:table-cell office:value-type="float" office:value="107.112734745" calcext:value-type="float">
            <text:p>107.112734745</text:p>
          </table:table-cell>
          <table:table-cell office:value-type="float" office:value="112.484497" calcext:value-type="float">
            <text:p>112.484497</text:p>
          </table:table-cell>
          <table:table-cell office:value-type="float" office:value="106.23172" calcext:value-type="float">
            <text:p>106.23172</text:p>
          </table:table-cell>
          <table:table-cell/>
        </table:table-row>
        <table:table-row table:style-name="ro1">
          <table:table-cell office:value-type="float" office:value="139.21259714" calcext:value-type="float">
            <text:p>139.21259714</text:p>
          </table:table-cell>
          <table:table-cell office:value-type="float" office:value="107.881019215" calcext:value-type="float">
            <text:p>107.881019215</text:p>
          </table:table-cell>
          <table:table-cell office:value-type="float" office:value="112.515625" calcext:value-type="float">
            <text:p>112.515625</text:p>
          </table:table-cell>
          <table:table-cell office:value-type="float" office:value="106.933167" calcext:value-type="float">
            <text:p>106.933167</text:p>
          </table:table-cell>
          <table:table-cell/>
        </table:table-row>
        <table:table-row table:style-name="ro1">
          <table:table-cell office:value-type="float" office:value="139.516490893" calcext:value-type="float">
            <text:p>139.516490893</text:p>
          </table:table-cell>
          <table:table-cell office:value-type="float" office:value="108.654455865" calcext:value-type="float">
            <text:p>108.654455865</text:p>
          </table:table-cell>
          <table:table-cell office:value-type="float" office:value="112.535187" calcext:value-type="float">
            <text:p>112.535187</text:p>
          </table:table-cell>
          <table:table-cell office:value-type="float" office:value="107.642609" calcext:value-type="float">
            <text:p>107.642609</text:p>
          </table:table-cell>
          <table:table-cell/>
        </table:table-row>
        <table:table-row table:style-name="ro1">
          <table:table-cell office:value-type="float" office:value="139.675805529" calcext:value-type="float">
            <text:p>139.675805529</text:p>
          </table:table-cell>
          <table:table-cell office:value-type="float" office:value="109.067477172" calcext:value-type="float">
            <text:p>109.067477172</text:p>
          </table:table-cell>
          <table:table-cell office:value-type="float" office:value="112.554764" calcext:value-type="float">
            <text:p>112.554764</text:p>
          </table:table-cell>
          <table:table-cell office:value-type="float" office:value="108.35202" calcext:value-type="float">
            <text:p>108.35202</text:p>
          </table:table-cell>
          <table:table-cell/>
        </table:table-row>
        <table:table-row table:style-name="ro1">
          <table:table-cell office:value-type="float" office:value="139.961424142" calcext:value-type="float">
            <text:p>139.961424142</text:p>
          </table:table-cell>
          <table:table-cell office:value-type="float" office:value="109.824715445" calcext:value-type="float">
            <text:p>109.824715445</text:p>
          </table:table-cell>
          <table:table-cell office:value-type="float" office:value="112.566376" calcext:value-type="float">
            <text:p>112.566376</text:p>
          </table:table-cell>
          <table:table-cell office:value-type="float" office:value="109.067047" calcext:value-type="float">
            <text:p>109.067047</text:p>
          </table:table-cell>
          <table:table-cell/>
        </table:table-row>
        <table:table-row table:style-name="ro1">
          <table:table-cell office:value-type="float" office:value="140.250138874" calcext:value-type="float">
            <text:p>140.250138874</text:p>
          </table:table-cell>
          <table:table-cell office:value-type="float" office:value="110.61148418" calcext:value-type="float">
            <text:p>110.61148418</text:p>
          </table:table-cell>
          <table:table-cell office:value-type="float" office:value="112.577988" calcext:value-type="float">
            <text:p>112.577988</text:p>
          </table:table-cell>
          <table:table-cell office:value-type="float" office:value="109.782074" calcext:value-type="float">
            <text:p>109.782074</text:p>
          </table:table-cell>
          <table:table-cell/>
        </table:table-row>
        <table:table-row table:style-name="ro1">
          <table:table-cell office:value-type="float" office:value="140.524063512" calcext:value-type="float">
            <text:p>140.524063512</text:p>
          </table:table-cell>
          <table:table-cell office:value-type="float" office:value="111.378864911" calcext:value-type="float">
            <text:p>111.378864911</text:p>
          </table:table-cell>
          <table:table-cell office:value-type="float" office:value="112.5896" calcext:value-type="float">
            <text:p>112.5896</text:p>
          </table:table-cell>
          <table:table-cell office:value-type="float" office:value="110.497131" calcext:value-type="float">
            <text:p>110.497131</text:p>
          </table:table-cell>
          <table:table-cell/>
        </table:table-row>
        <table:table-row table:style-name="ro1">
          <table:table-cell office:value-type="float" office:value="140.800271048" calcext:value-type="float">
            <text:p>140.800271048</text:p>
          </table:table-cell>
          <table:table-cell office:value-type="float" office:value="112.17625311" calcext:value-type="float">
            <text:p>112.17625311</text:p>
          </table:table-cell>
          <table:table-cell office:value-type="float" office:value="112.591187" calcext:value-type="float">
            <text:p>112.591187</text:p>
          </table:table-cell>
          <table:table-cell office:value-type="float" office:value="111.21933" calcext:value-type="float">
            <text:p>111.21933</text:p>
          </table:table-cell>
          <table:table-cell/>
        </table:table-row>
        <table:table-row table:style-name="ro1">
          <table:table-cell office:value-type="float" office:value="141.070542954" calcext:value-type="float">
            <text:p>141.070542954</text:p>
          </table:table-cell>
          <table:table-cell office:value-type="float" office:value="112.979038168" calcext:value-type="float">
            <text:p>112.979038168</text:p>
          </table:table-cell>
          <table:table-cell office:value-type="float" office:value="112.592758" calcext:value-type="float">
            <text:p>112.592758</text:p>
          </table:table-cell>
          <table:table-cell office:value-type="float" office:value="111.941528" calcext:value-type="float">
            <text:p>111.941528</text:p>
          </table:table-cell>
          <table:table-cell/>
        </table:table-row>
        <table:table-row table:style-name="ro1">
          <table:table-cell office:value-type="float" office:value="141.342344704" calcext:value-type="float">
            <text:p>141.342344704</text:p>
          </table:table-cell>
          <table:table-cell office:value-type="float" office:value="113.81272634" calcext:value-type="float">
            <text:p>113.81272634</text:p>
          </table:table-cell>
          <table:table-cell office:value-type="float" office:value="112.594345" calcext:value-type="float">
            <text:p>112.594345</text:p>
          </table:table-cell>
          <table:table-cell office:value-type="float" office:value="112.663696" calcext:value-type="float">
            <text:p>112.663696</text:p>
          </table:table-cell>
          <table:table-cell/>
        </table:table-row>
        <table:table-row table:style-name="ro1">
          <table:table-cell office:value-type="float" office:value="141.615566009" calcext:value-type="float">
            <text:p>141.615566009</text:p>
          </table:table-cell>
          <table:table-cell office:value-type="float" office:value="114.67748302" calcext:value-type="float">
            <text:p>114.67748302</text:p>
          </table:table-cell>
          <table:table-cell office:value-type="float" office:value="112.585709" calcext:value-type="float">
            <text:p>112.585709</text:p>
          </table:table-cell>
          <table:table-cell office:value-type="float" office:value="113.393341" calcext:value-type="float">
            <text:p>113.393341</text:p>
          </table:table-cell>
          <table:table-cell/>
        </table:table-row>
        <table:table-row table:style-name="ro1">
          <table:table-cell office:value-type="float" office:value="141.725655873" calcext:value-type="float">
            <text:p>141.725655873</text:p>
          </table:table-cell>
          <table:table-cell office:value-type="float" office:value="115.035571514" calcext:value-type="float">
            <text:p>115.035571514</text:p>
          </table:table-cell>
          <table:table-cell office:value-type="float" office:value="112.577072" calcext:value-type="float">
            <text:p>112.577072</text:p>
          </table:table-cell>
          <table:table-cell office:value-type="float" office:value="114.122955" calcext:value-type="float">
            <text:p>114.122955</text:p>
          </table:table-cell>
          <table:table-cell/>
        </table:table-row>
        <table:table-row table:style-name="ro1">
          <table:table-cell office:value-type="float" office:value="141.973156691" calcext:value-type="float">
            <text:p>141.973156691</text:p>
          </table:table-cell>
          <table:table-cell office:value-type="float" office:value="115.857804073" calcext:value-type="float">
            <text:p>115.857804073</text:p>
          </table:table-cell>
          <table:table-cell office:value-type="float" office:value="112.568436" calcext:value-type="float">
            <text:p>112.568436</text:p>
          </table:table-cell>
          <table:table-cell office:value-type="float" office:value="114.8526" calcext:value-type="float">
            <text:p>114.8526</text:p>
          </table:table-cell>
          <table:table-cell/>
        </table:table-row>
        <table:table-row table:style-name="ro1">
          <table:table-cell office:value-type="float" office:value="142.214043948" calcext:value-type="float">
            <text:p>142.214043948</text:p>
          </table:table-cell>
          <table:table-cell office:value-type="float" office:value="116.685327243" calcext:value-type="float">
            <text:p>116.685327243</text:p>
          </table:table-cell>
          <table:table-cell office:value-type="float" office:value="112.549896" calcext:value-type="float">
            <text:p>112.549896</text:p>
          </table:table-cell>
          <table:table-cell office:value-type="float" office:value="115.5896" calcext:value-type="float">
            <text:p>115.5896</text:p>
          </table:table-cell>
          <table:table-cell/>
        </table:table-row>
        <table:table-row table:style-name="ro1">
          <table:table-cell office:value-type="float" office:value="142.448472026" calcext:value-type="float">
            <text:p>142.448472026</text:p>
          </table:table-cell>
          <table:table-cell office:value-type="float" office:value="117.518439156" calcext:value-type="float">
            <text:p>117.518439156</text:p>
          </table:table-cell>
          <table:table-cell office:value-type="float" office:value="112.531357" calcext:value-type="float">
            <text:p>112.531357</text:p>
          </table:table-cell>
          <table:table-cell office:value-type="float" office:value="116.326599" calcext:value-type="float">
            <text:p>116.326599</text:p>
          </table:table-cell>
          <table:table-cell/>
        </table:table-row>
        <table:table-row table:style-name="ro1">
          <table:table-cell office:value-type="float" office:value="142.675905574" calcext:value-type="float">
            <text:p>142.675905574</text:p>
          </table:table-cell>
          <table:table-cell office:value-type="float" office:value="118.357023008" calcext:value-type="float">
            <text:p>118.357023008</text:p>
          </table:table-cell>
          <table:table-cell office:value-type="float" office:value="112.505829" calcext:value-type="float">
            <text:p>112.505829</text:p>
          </table:table-cell>
          <table:table-cell office:value-type="float" office:value="117.068909" calcext:value-type="float">
            <text:p>117.068909</text:p>
          </table:table-cell>
          <table:table-cell/>
        </table:table-row>
        <table:table-row table:style-name="ro1">
          <table:table-cell office:value-type="float" office:value="142.903770239" calcext:value-type="float">
            <text:p>142.903770239</text:p>
          </table:table-cell>
          <table:table-cell office:value-type="float" office:value="119.227571216" calcext:value-type="float">
            <text:p>119.227571216</text:p>
          </table:table-cell>
          <table:table-cell office:value-type="float" office:value="112.480301" calcext:value-type="float">
            <text:p>112.480301</text:p>
          </table:table-cell>
          <table:table-cell office:value-type="float" office:value="117.811218" calcext:value-type="float">
            <text:p>117.811218</text:p>
          </table:table-cell>
          <table:table-cell/>
        </table:table-row>
        <table:table-row table:style-name="ro1">
          <table:table-cell office:value-type="float" office:value="143.110904427" calcext:value-type="float">
            <text:p>143.110904427</text:p>
          </table:table-cell>
          <table:table-cell office:value-type="float" office:value="120.050729668" calcext:value-type="float">
            <text:p>120.050729668</text:p>
          </table:table-cell>
          <table:table-cell office:value-type="float" office:value="112.454773" calcext:value-type="float">
            <text:p>112.454773</text:p>
          </table:table-cell>
          <table:table-cell office:value-type="float" office:value="118.553528" calcext:value-type="float">
            <text:p>118.553528</text:p>
          </table:table-cell>
          <table:table-cell/>
        </table:table-row>
        <table:table-row table:style-name="ro1">
          <table:table-cell office:value-type="float" office:value="143.318069309" calcext:value-type="float">
            <text:p>143.318069309</text:p>
          </table:table-cell>
          <table:table-cell office:value-type="float" office:value="120.905514552" calcext:value-type="float">
            <text:p>120.905514552</text:p>
          </table:table-cell>
          <table:table-cell office:value-type="float" office:value="112.420654" calcext:value-type="float">
            <text:p>112.420654</text:p>
          </table:table-cell>
          <table:table-cell office:value-type="float" office:value="119.302521" calcext:value-type="float">
            <text:p>119.302521</text:p>
          </table:table-cell>
          <table:table-cell/>
        </table:table-row>
        <table:table-row table:style-name="ro1">
          <table:table-cell office:value-type="float" office:value="143.419063806" calcext:value-type="float">
            <text:p>143.419063806</text:p>
          </table:table-cell>
          <table:table-cell office:value-type="float" office:value="121.334905186" calcext:value-type="float">
            <text:p>121.334905186</text:p>
          </table:table-cell>
          <table:table-cell office:value-type="float" office:value="112.386536" calcext:value-type="float">
            <text:p>112.386536</text:p>
          </table:table-cell>
          <table:table-cell office:value-type="float" office:value="120.051514" calcext:value-type="float">
            <text:p>120.051514</text:p>
          </table:table-cell>
          <table:table-cell/>
        </table:table-row>
        <table:table-row table:style-name="ro1">
          <table:table-cell office:value-type="float" office:value="143.616087554" calcext:value-type="float">
            <text:p>143.616087554</text:p>
          </table:table-cell>
          <table:table-cell office:value-type="float" office:value="122.197642796" calcext:value-type="float">
            <text:p>122.197642796</text:p>
          </table:table-cell>
          <table:table-cell office:value-type="float" office:value="112.352432" calcext:value-type="float">
            <text:p>112.352432</text:p>
          </table:table-cell>
          <table:table-cell office:value-type="float" office:value="120.800507" calcext:value-type="float">
            <text:p>120.800507</text:p>
          </table:table-cell>
          <table:table-cell/>
        </table:table-row>
        <table:table-row table:style-name="ro1">
          <table:table-cell office:value-type="float" office:value="143.811894516" calcext:value-type="float">
            <text:p>143.811894516</text:p>
          </table:table-cell>
          <table:table-cell office:value-type="float" office:value="123.0926761" calcext:value-type="float">
            <text:p>123.0926761</text:p>
          </table:table-cell>
          <table:table-cell office:value-type="float" office:value="112.309525" calcext:value-type="float">
            <text:p>112.309525</text:p>
          </table:table-cell>
          <table:table-cell office:value-type="float" office:value="121.556488" calcext:value-type="float">
            <text:p>121.556488</text:p>
          </table:table-cell>
          <table:table-cell/>
        </table:table-row>
        <table:table-row table:style-name="ro1">
          <table:table-cell office:value-type="float" office:value="143.994876446" calcext:value-type="float">
            <text:p>143.994876446</text:p>
          </table:table-cell>
          <table:table-cell office:value-type="float" office:value="123.965922618" calcext:value-type="float">
            <text:p>123.965922618</text:p>
          </table:table-cell>
          <table:table-cell office:value-type="float" office:value="112.266617" calcext:value-type="float">
            <text:p>112.266617</text:p>
          </table:table-cell>
          <table:table-cell office:value-type="float" office:value="122.312469" calcext:value-type="float">
            <text:p>122.312469</text:p>
          </table:table-cell>
          <table:table-cell/>
        </table:table-row>
        <table:table-row table:style-name="ro1">
          <table:table-cell office:value-type="float" office:value="144.171231786" calcext:value-type="float">
            <text:p>144.171231786</text:p>
          </table:table-cell>
          <table:table-cell office:value-type="float" office:value="124.844148741" calcext:value-type="float">
            <text:p>124.844148741</text:p>
          </table:table-cell>
          <table:table-cell office:value-type="float" office:value="112.223724" calcext:value-type="float">
            <text:p>112.223724</text:p>
          </table:table-cell>
          <table:table-cell office:value-type="float" office:value="123.068451" calcext:value-type="float">
            <text:p>123.068451</text:p>
          </table:table-cell>
          <table:table-cell/>
        </table:table-row>
        <table:table-row table:style-name="ro1">
          <table:table-cell office:value-type="float" office:value="144.340777161" calcext:value-type="float">
            <text:p>144.340777161</text:p>
          </table:table-cell>
          <table:table-cell office:value-type="float" office:value="125.727813317" calcext:value-type="float">
            <text:p>125.727813317</text:p>
          </table:table-cell>
          <table:table-cell office:value-type="float" office:value="112.172272" calcext:value-type="float">
            <text:p>112.172272</text:p>
          </table:table-cell>
          <table:table-cell office:value-type="float" office:value="123.831451" calcext:value-type="float">
            <text:p>123.831451</text:p>
          </table:table-cell>
          <table:table-cell/>
        </table:table-row>
        <table:table-row table:style-name="ro1">
          <table:table-cell office:value-type="float" office:value="144.503513663" calcext:value-type="float">
            <text:p>144.503513663</text:p>
          </table:table-cell>
          <table:table-cell office:value-type="float" office:value="126.616482029" calcext:value-type="float">
            <text:p>126.616482029</text:p>
          </table:table-cell>
          <table:table-cell office:value-type="float" office:value="112.120819" calcext:value-type="float">
            <text:p>112.120819</text:p>
          </table:table-cell>
          <table:table-cell office:value-type="float" office:value="124.594452" calcext:value-type="float">
            <text:p>124.594452</text:p>
          </table:table-cell>
          <table:table-cell/>
        </table:table-row>
        <table:table-row table:style-name="ro1">
          <table:table-cell office:value-type="float" office:value="144.582290214" calcext:value-type="float">
            <text:p>144.582290214</text:p>
          </table:table-cell>
          <table:table-cell office:value-type="float" office:value="127.062780469" calcext:value-type="float">
            <text:p>127.062780469</text:p>
          </table:table-cell>
          <table:table-cell office:value-type="float" office:value="112.069366" calcext:value-type="float">
            <text:p>112.069366</text:p>
          </table:table-cell>
          <table:table-cell office:value-type="float" office:value="125.357452" calcext:value-type="float">
            <text:p>125.357452</text:p>
          </table:table-cell>
          <table:table-cell/>
        </table:table-row>
        <table:table-row table:style-name="ro1">
          <table:table-cell office:value-type="float" office:value="144.734759659" calcext:value-type="float">
            <text:p>144.734759659</text:p>
          </table:table-cell>
          <table:table-cell office:value-type="float" office:value="127.959172299" calcext:value-type="float">
            <text:p>127.959172299</text:p>
          </table:table-cell>
          <table:table-cell office:value-type="float" office:value="112.009644" calcext:value-type="float">
            <text:p>112.009644</text:p>
          </table:table-cell>
          <table:table-cell office:value-type="float" office:value="126.127411" calcext:value-type="float">
            <text:p>126.127411</text:p>
          </table:table-cell>
          <table:table-cell/>
        </table:table-row>
        <table:table-row table:style-name="ro1">
          <table:table-cell office:value-type="float" office:value="144.884892586" calcext:value-type="float">
            <text:p>144.884892586</text:p>
          </table:table-cell>
          <table:table-cell office:value-type="float" office:value="128.888979641" calcext:value-type="float">
            <text:p>128.888979641</text:p>
          </table:table-cell>
          <table:table-cell office:value-type="float" office:value="111.949921" calcext:value-type="float">
            <text:p>111.949921</text:p>
          </table:table-cell>
          <table:table-cell office:value-type="float" office:value="126.897369" calcext:value-type="float">
            <text:p>126.897369</text:p>
          </table:table-cell>
          <table:table-cell/>
        </table:table-row>
        <table:table-row table:style-name="ro1">
          <table:table-cell office:value-type="float" office:value="145.027912899" calcext:value-type="float">
            <text:p>145.027912899</text:p>
          </table:table-cell>
          <table:table-cell office:value-type="float" office:value="129.824300727" calcext:value-type="float">
            <text:p>129.824300727</text:p>
          </table:table-cell>
          <table:table-cell office:value-type="float" office:value="111.890198" calcext:value-type="float">
            <text:p>111.890198</text:p>
          </table:table-cell>
          <table:table-cell office:value-type="float" office:value="127.667297" calcext:value-type="float">
            <text:p>127.667297</text:p>
          </table:table-cell>
          <table:table-cell/>
        </table:table-row>
        <table:table-row table:style-name="ro1">
          <table:table-cell office:value-type="float" office:value="145.155805256" calcext:value-type="float">
            <text:p>145.155805256</text:p>
          </table:table-cell>
          <table:table-cell office:value-type="float" office:value="130.70777854" calcext:value-type="float">
            <text:p>130.70777854</text:p>
          </table:table-cell>
          <table:table-cell office:value-type="float" office:value="111.822525" calcext:value-type="float">
            <text:p>111.822525</text:p>
          </table:table-cell>
          <table:table-cell office:value-type="float" office:value="128.444153" calcext:value-type="float">
            <text:p>128.444153</text:p>
          </table:table-cell>
          <table:table-cell/>
        </table:table-row>
        <table:table-row table:style-name="ro1">
          <table:table-cell office:value-type="float" office:value="145.285179274" calcext:value-type="float">
            <text:p>145.285179274</text:p>
          </table:table-cell>
          <table:table-cell office:value-type="float" office:value="131.653450078" calcext:value-type="float">
            <text:p>131.653450078</text:p>
          </table:table-cell>
          <table:table-cell office:value-type="float" office:value="111.754852" calcext:value-type="float">
            <text:p>111.754852</text:p>
          </table:table-cell>
          <table:table-cell office:value-type="float" office:value="129.221008" calcext:value-type="float">
            <text:p>129.221008</text:p>
          </table:table-cell>
          <table:table-cell/>
        </table:table-row>
        <table:table-row table:style-name="ro1">
          <table:table-cell office:value-type="float" office:value="145.403927413" calcext:value-type="float">
            <text:p>145.403927413</text:p>
          </table:table-cell>
          <table:table-cell office:value-type="float" office:value="132.57559235" calcext:value-type="float">
            <text:p>132.57559235</text:p>
          </table:table-cell>
          <table:table-cell office:value-type="float" office:value="111.68158" calcext:value-type="float">
            <text:p>111.68158</text:p>
          </table:table-cell>
          <table:table-cell office:value-type="float" office:value="130.002899" calcext:value-type="float">
            <text:p>130.002899</text:p>
          </table:table-cell>
          <table:table-cell/>
        </table:table-row>
        <table:table-row table:style-name="ro1">
          <table:table-cell office:value-type="float" office:value="145.457123521" calcext:value-type="float">
            <text:p>145.457123521</text:p>
          </table:table-cell>
          <table:table-cell office:value-type="float" office:value="133.009713695" calcext:value-type="float">
            <text:p>133.009713695</text:p>
          </table:table-cell>
          <table:table-cell office:value-type="float" office:value="111.608307" calcext:value-type="float">
            <text:p>111.608307</text:p>
          </table:table-cell>
          <table:table-cell office:value-type="float" office:value="130.78479" calcext:value-type="float">
            <text:p>130.78479</text:p>
          </table:table-cell>
          <table:table-cell/>
        </table:table-row>
        <table:table-row table:style-name="ro1">
          <table:table-cell office:value-type="float" office:value="145.569534682" calcext:value-type="float">
            <text:p>145.569534682</text:p>
          </table:table-cell>
          <table:table-cell office:value-type="float" office:value="133.968484227" calcext:value-type="float">
            <text:p>133.968484227</text:p>
          </table:table-cell>
          <table:table-cell office:value-type="float" office:value="111.535049" calcext:value-type="float">
            <text:p>111.535049</text:p>
          </table:table-cell>
          <table:table-cell office:value-type="float" office:value="131.56665" calcext:value-type="float">
            <text:p>131.56665</text:p>
          </table:table-cell>
          <table:table-cell/>
        </table:table-row>
        <table:table-row table:style-name="ro1">
          <table:table-cell office:value-type="float" office:value="145.672009941" calcext:value-type="float">
            <text:p>145.672009941</text:p>
          </table:table-cell>
          <table:table-cell office:value-type="float" office:value="134.903641558" calcext:value-type="float">
            <text:p>134.903641558</text:p>
          </table:table-cell>
          <table:table-cell office:value-type="float" office:value="111.454834" calcext:value-type="float">
            <text:p>111.454834</text:p>
          </table:table-cell>
          <table:table-cell office:value-type="float" office:value="132.354919" calcext:value-type="float">
            <text:p>132.354919</text:p>
          </table:table-cell>
          <table:table-cell/>
        </table:table-row>
        <table:table-row table:style-name="ro1">
          <table:table-cell office:value-type="float" office:value="145.768333785" calcext:value-type="float">
            <text:p>145.768333785</text:p>
          </table:table-cell>
          <table:table-cell office:value-type="float" office:value="135.8441678" calcext:value-type="float">
            <text:p>135.8441678</text:p>
          </table:table-cell>
          <table:table-cell office:value-type="float" office:value="111.374619" calcext:value-type="float">
            <text:p>111.374619</text:p>
          </table:table-cell>
          <table:table-cell office:value-type="float" office:value="133.143158" calcext:value-type="float">
            <text:p>133.143158</text:p>
          </table:table-cell>
          <table:table-cell/>
        </table:table-row>
        <table:table-row table:style-name="ro1">
          <table:table-cell office:value-type="float" office:value="145.858556101" calcext:value-type="float">
            <text:p>145.858556101</text:p>
          </table:table-cell>
          <table:table-cell office:value-type="float" office:value="136.789688091" calcext:value-type="float">
            <text:p>136.789688091</text:p>
          </table:table-cell>
          <table:table-cell office:value-type="float" office:value="111.294388" calcext:value-type="float">
            <text:p>111.294388</text:p>
          </table:table-cell>
          <table:table-cell office:value-type="float" office:value="133.931427" calcext:value-type="float">
            <text:p>133.931427</text:p>
          </table:table-cell>
          <table:table-cell/>
        </table:table-row>
        <table:table-row table:style-name="ro1">
          <table:table-cell office:value-type="float" office:value="145.942824715" calcext:value-type="float">
            <text:p>145.942824715</text:p>
          </table:table-cell>
          <table:table-cell office:value-type="float" office:value="137.740026339" calcext:value-type="float">
            <text:p>137.740026339</text:p>
          </table:table-cell>
          <table:table-cell office:value-type="float" office:value="111.207077" calcext:value-type="float">
            <text:p>111.207077</text:p>
          </table:table-cell>
          <table:table-cell office:value-type="float" office:value="134.72641" calcext:value-type="float">
            <text:p>134.72641</text:p>
          </table:table-cell>
          <table:table-cell/>
        </table:table-row>
        <table:table-row table:style-name="ro1">
          <table:table-cell office:value-type="float" office:value="146.021246678" calcext:value-type="float">
            <text:p>146.021246678</text:p>
          </table:table-cell>
          <table:table-cell office:value-type="float" office:value="138.694995906" calcext:value-type="float">
            <text:p>138.694995906</text:p>
          </table:table-cell>
          <table:table-cell office:value-type="float" office:value="111.119781" calcext:value-type="float">
            <text:p>111.119781</text:p>
          </table:table-cell>
          <table:table-cell office:value-type="float" office:value="135.521362" calcext:value-type="float">
            <text:p>135.521362</text:p>
          </table:table-cell>
          <table:table-cell/>
        </table:table-row>
        <table:table-row table:style-name="ro1">
          <table:table-cell office:value-type="float" office:value="146.091668626" calcext:value-type="float">
            <text:p>146.091668626</text:p>
          </table:table-cell>
          <table:table-cell office:value-type="float" office:value="139.624467038" calcext:value-type="float">
            <text:p>139.624467038</text:p>
          </table:table-cell>
          <table:table-cell office:value-type="float" office:value="111.032471" calcext:value-type="float">
            <text:p>111.032471</text:p>
          </table:table-cell>
          <table:table-cell office:value-type="float" office:value="136.316315" calcext:value-type="float">
            <text:p>136.316315</text:p>
          </table:table-cell>
          <table:table-cell/>
        </table:table-row>
        <table:table-row table:style-name="ro1">
          <table:table-cell office:value-type="float" office:value="146.12592108" calcext:value-type="float">
            <text:p>146.12592108</text:p>
          </table:table-cell>
          <table:table-cell office:value-type="float" office:value="140.105852011" calcext:value-type="float">
            <text:p>140.105852011</text:p>
          </table:table-cell>
          <table:table-cell office:value-type="float" office:value="110.938248" calcext:value-type="float">
            <text:p>110.938248</text:p>
          </table:table-cell>
          <table:table-cell office:value-type="float" office:value="137.118073" calcext:value-type="float">
            <text:p>137.118073</text:p>
          </table:table-cell>
          <table:table-cell/>
        </table:table-row>
        <table:table-row table:style-name="ro1">
          <table:table-cell office:value-type="float" office:value="146.190198585" calcext:value-type="float">
            <text:p>146.190198585</text:p>
          </table:table-cell>
          <table:table-cell office:value-type="float" office:value="141.071979459" calcext:value-type="float">
            <text:p>141.071979459</text:p>
          </table:table-cell>
          <table:table-cell office:value-type="float" office:value="110.844025" calcext:value-type="float">
            <text:p>110.844025</text:p>
          </table:table-cell>
          <table:table-cell office:value-type="float" office:value="137.9198" calcext:value-type="float">
            <text:p>137.9198</text:p>
          </table:table-cell>
          <table:table-cell/>
        </table:table-row>
        <table:table-row table:style-name="ro1">
          <table:table-cell office:value-type="float" office:value="146.24893923" calcext:value-type="float">
            <text:p>146.24893923</text:p>
          </table:table-cell>
          <table:table-cell office:value-type="float" office:value="142.042550492" calcext:value-type="float">
            <text:p>142.042550492</text:p>
          </table:table-cell>
          <table:table-cell office:value-type="float" office:value="110.749802" calcext:value-type="float">
            <text:p>110.749802</text:p>
          </table:table-cell>
          <table:table-cell office:value-type="float" office:value="138.721527" calcext:value-type="float">
            <text:p>138.721527</text:p>
          </table:table-cell>
          <table:table-cell/>
        </table:table-row>
        <table:table-row table:style-name="ro1">
          <table:table-cell office:value-type="float" office:value="146.302206102" calcext:value-type="float">
            <text:p>146.302206102</text:p>
          </table:table-cell>
          <table:table-cell office:value-type="float" office:value="143.017484121" calcext:value-type="float">
            <text:p>143.017484121</text:p>
          </table:table-cell>
          <table:table-cell office:value-type="float" office:value="110.64888" calcext:value-type="float">
            <text:p>110.64888</text:p>
          </table:table-cell>
          <table:table-cell office:value-type="float" office:value="139.530029" calcext:value-type="float">
            <text:p>139.530029</text:p>
          </table:table-cell>
          <table:table-cell/>
        </table:table-row>
        <table:table-row table:style-name="ro1">
          <table:table-cell office:value-type="float" office:value="146.351517071" calcext:value-type="float">
            <text:p>146.351517071</text:p>
          </table:table-cell>
          <table:table-cell office:value-type="float" office:value="144.027382241" calcext:value-type="float">
            <text:p>144.027382241</text:p>
          </table:table-cell>
          <table:table-cell office:value-type="float" office:value="110.547958" calcext:value-type="float">
            <text:p>110.547958</text:p>
          </table:table-cell>
          <table:table-cell office:value-type="float" office:value="140.338531" calcext:value-type="float">
            <text:p>140.338531</text:p>
          </table:table-cell>
          <table:table-cell/>
        </table:table-row>
        <table:table-row table:style-name="ro1">
          <table:table-cell office:value-type="float" office:value="146.393936309" calcext:value-type="float">
            <text:p>146.393936309</text:p>
          </table:table-cell>
          <table:table-cell office:value-type="float" office:value="145.010991336" calcext:value-type="float">
            <text:p>145.010991336</text:p>
          </table:table-cell>
          <table:table-cell office:value-type="float" office:value="110.447037" calcext:value-type="float">
            <text:p>110.447037</text:p>
          </table:table-cell>
          <table:table-cell office:value-type="float" office:value="141.147064" calcext:value-type="float">
            <text:p>141.147064</text:p>
          </table:table-cell>
          <table:table-cell/>
        </table:table-row>
        <table:table-row table:style-name="ro1">
          <table:table-cell office:value-type="float" office:value="146.430042295" calcext:value-type="float">
            <text:p>146.430042295</text:p>
          </table:table-cell>
          <table:table-cell office:value-type="float" office:value="145.967830061" calcext:value-type="float">
            <text:p>145.967830061</text:p>
          </table:table-cell>
          <table:table-cell office:value-type="float" office:value="110.339676" calcext:value-type="float">
            <text:p>110.339676</text:p>
          </table:table-cell>
          <table:table-cell office:value-type="float" office:value="141.962311" calcext:value-type="float">
            <text:p>141.962311</text:p>
          </table:table-cell>
          <table:table-cell/>
        </table:table-row>
        <table:table-row table:style-name="ro1">
          <table:table-cell office:value-type="float" office:value="146.462322674" calcext:value-type="float">
            <text:p>146.462322674</text:p>
          </table:table-cell>
          <table:table-cell office:value-type="float" office:value="146.959580447" calcext:value-type="float">
            <text:p>146.959580447</text:p>
          </table:table-cell>
          <table:table-cell office:value-type="float" office:value="110.232315" calcext:value-type="float">
            <text:p>110.232315</text:p>
          </table:table-cell>
          <table:table-cell office:value-type="float" office:value="142.777557" calcext:value-type="float">
            <text:p>142.777557</text:p>
          </table:table-cell>
          <table:table-cell/>
        </table:table-row>
        <table:table-row table:style-name="ro1">
          <table:table-cell office:value-type="float" office:value="146.477507957" calcext:value-type="float">
            <text:p>146.477507957</text:p>
          </table:table-cell>
          <table:table-cell office:value-type="float" office:value="147.488112711" calcext:value-type="float">
            <text:p>147.488112711</text:p>
          </table:table-cell>
          <table:table-cell office:value-type="float" office:value="110.120377" calcext:value-type="float">
            <text:p>110.120377</text:p>
          </table:table-cell>
          <table:table-cell office:value-type="float" office:value="143.597748" calcext:value-type="float">
            <text:p>143.597748</text:p>
          </table:table-cell>
          <table:table-cell/>
        </table:table-row>
        <table:table-row table:style-name="ro1">
          <table:table-cell office:value-type="float" office:value="146.502303265" calcext:value-type="float">
            <text:p>146.502303265</text:p>
          </table:table-cell>
          <table:table-cell office:value-type="float" office:value="148.486037107" calcext:value-type="float">
            <text:p>148.486037107</text:p>
          </table:table-cell>
          <table:table-cell office:value-type="float" office:value="110.008438" calcext:value-type="float">
            <text:p>110.008438</text:p>
          </table:table-cell>
          <table:table-cell office:value-type="float" office:value="144.417908" calcext:value-type="float">
            <text:p>144.417908</text:p>
          </table:table-cell>
          <table:table-cell/>
        </table:table-row>
        <table:table-row table:style-name="ro1">
          <table:table-cell office:value-type="float" office:value="146.522015819" calcext:value-type="float">
            <text:p>146.522015819</text:p>
          </table:table-cell>
          <table:table-cell office:value-type="float" office:value="149.487983503" calcext:value-type="float">
            <text:p>149.487983503</text:p>
          </table:table-cell>
          <table:table-cell office:value-type="float" office:value="109.8965" calcext:value-type="float">
            <text:p>109.8965</text:p>
          </table:table-cell>
          <table:table-cell office:value-type="float" office:value="145.238068" calcext:value-type="float">
            <text:p>145.238068</text:p>
          </table:table-cell>
          <table:table-cell/>
        </table:table-row>
        <table:table-row table:style-name="ro1">
          <table:table-cell office:value-type="float" office:value="146.53722437" calcext:value-type="float">
            <text:p>146.53722437</text:p>
          </table:table-cell>
          <table:table-cell office:value-type="float" office:value="150.525409313" calcext:value-type="float">
            <text:p>150.525409313</text:p>
          </table:table-cell>
          <table:table-cell office:value-type="float" office:value="109.781311" calcext:value-type="float">
            <text:p>109.781311</text:p>
          </table:table-cell>
          <table:table-cell office:value-type="float" office:value="146.048035" calcext:value-type="float">
            <text:p>146.048035</text:p>
          </table:table-cell>
          <table:table-cell/>
        </table:table-row>
        <table:table-row table:style-name="ro1">
          <table:table-cell office:value-type="float" office:value="146.547139295" calcext:value-type="float">
            <text:p>146.547139295</text:p>
          </table:table-cell>
          <table:table-cell office:value-type="float" office:value="151.535300499" calcext:value-type="float">
            <text:p>151.535300499</text:p>
          </table:table-cell>
          <table:table-cell office:value-type="float" office:value="109.666122" calcext:value-type="float">
            <text:p>109.666122</text:p>
          </table:table-cell>
          <table:table-cell office:value-type="float" office:value="146.858002" calcext:value-type="float">
            <text:p>146.858002</text:p>
          </table:table-cell>
          <table:table-cell/>
        </table:table-row>
        <table:table-row table:style-name="ro1">
          <table:table-cell office:value-type="float" office:value="146.552364074" calcext:value-type="float">
            <text:p>146.552364074</text:p>
          </table:table-cell>
          <table:table-cell office:value-type="float" office:value="152.549026536" calcext:value-type="float">
            <text:p>152.549026536</text:p>
          </table:table-cell>
          <table:table-cell office:value-type="float" office:value="109.550919" calcext:value-type="float">
            <text:p>109.550919</text:p>
          </table:table-cell>
          <table:table-cell office:value-type="float" office:value="147.667938" calcext:value-type="float">
            <text:p>147.667938</text:p>
          </table:table-cell>
          <table:table-cell/>
        </table:table-row>
        <table:table-row table:style-name="ro1">
          <table:table-cell office:value-type="float" office:value="146.552796736" calcext:value-type="float">
            <text:p>146.552796736</text:p>
          </table:table-cell>
          <table:table-cell office:value-type="float" office:value="153.59848152" calcext:value-type="float">
            <text:p>153.59848152</text:p>
          </table:table-cell>
          <table:table-cell office:value-type="float" office:value="109.433716" calcext:value-type="float">
            <text:p>109.433716</text:p>
          </table:table-cell>
          <table:table-cell office:value-type="float" office:value="148.46051" calcext:value-type="float">
            <text:p>148.46051</text:p>
          </table:table-cell>
          <table:table-cell/>
        </table:table-row>
        <table:table-row table:style-name="ro1">
          <table:table-cell office:value-type="float" office:value="146.548721061" calcext:value-type="float">
            <text:p>146.548721061</text:p>
          </table:table-cell>
          <table:table-cell office:value-type="float" office:value="154.588015398" calcext:value-type="float">
            <text:p>154.588015398</text:p>
          </table:table-cell>
          <table:table-cell office:value-type="float" office:value="109.316513" calcext:value-type="float">
            <text:p>109.316513</text:p>
          </table:table-cell>
          <table:table-cell office:value-type="float" office:value="149.253113" calcext:value-type="float">
            <text:p>149.253113</text:p>
          </table:table-cell>
          <table:table-cell/>
        </table:table-row>
        <table:table-row table:style-name="ro1">
          <table:table-cell office:value-type="float" office:value="146.544684855" calcext:value-type="float">
            <text:p>146.544684855</text:p>
          </table:table-cell>
          <table:table-cell office:value-type="float" office:value="155.13219668" calcext:value-type="float">
            <text:p>155.13219668</text:p>
          </table:table-cell>
          <table:table-cell office:value-type="float" office:value="109.199326" calcext:value-type="float">
            <text:p>109.199326</text:p>
          </table:table-cell>
          <table:table-cell office:value-type="float" office:value="150.045685" calcext:value-type="float">
            <text:p>150.045685</text:p>
          </table:table-cell>
          <table:table-cell/>
        </table:table-row>
        <table:table-row table:style-name="ro1">
          <table:table-cell office:value-type="float" office:value="146.533625143" calcext:value-type="float">
            <text:p>146.533625143</text:p>
          </table:table-cell>
          <table:table-cell office:value-type="float" office:value="156.159311601" calcext:value-type="float">
            <text:p>156.159311601</text:p>
          </table:table-cell>
          <table:table-cell office:value-type="float" office:value="109.080872" calcext:value-type="float">
            <text:p>109.080872</text:p>
          </table:table-cell>
          <table:table-cell office:value-type="float" office:value="150.819305" calcext:value-type="float">
            <text:p>150.819305</text:p>
          </table:table-cell>
          <table:table-cell/>
        </table:table-row>
        <table:table-row table:style-name="ro1">
          <table:table-cell office:value-type="float" office:value="146.518091188" calcext:value-type="float">
            <text:p>146.518091188</text:p>
          </table:table-cell>
          <table:table-cell office:value-type="float" office:value="157.19005796" calcext:value-type="float">
            <text:p>157.19005796</text:p>
          </table:table-cell>
          <table:table-cell office:value-type="float" office:value="108.962418" calcext:value-type="float">
            <text:p>108.962418</text:p>
          </table:table-cell>
          <table:table-cell office:value-type="float" office:value="151.592926" calcext:value-type="float">
            <text:p>151.592926</text:p>
          </table:table-cell>
          <table:table-cell/>
        </table:table-row>
        <table:table-row table:style-name="ro1">
          <table:table-cell office:value-type="float" office:value="146.498112942" calcext:value-type="float">
            <text:p>146.498112942</text:p>
          </table:table-cell>
          <table:table-cell office:value-type="float" office:value="158.224464588" calcext:value-type="float">
            <text:p>158.224464588</text:p>
          </table:table-cell>
          <table:table-cell office:value-type="float" office:value="108.843964" calcext:value-type="float">
            <text:p>108.843964</text:p>
          </table:table-cell>
          <table:table-cell office:value-type="float" office:value="152.366547" calcext:value-type="float">
            <text:p>152.366547</text:p>
          </table:table-cell>
          <table:table-cell/>
        </table:table-row>
        <table:table-row table:style-name="ro1">
          <table:table-cell office:value-type="float" office:value="146.473732779" calcext:value-type="float">
            <text:p>146.473732779</text:p>
          </table:table-cell>
          <table:table-cell office:value-type="float" office:value="159.262539834" calcext:value-type="float">
            <text:p>159.262539834</text:p>
          </table:table-cell>
          <table:table-cell office:value-type="float" office:value="108.724854" calcext:value-type="float">
            <text:p>108.724854</text:p>
          </table:table-cell>
          <table:table-cell office:value-type="float" office:value="153.120911" calcext:value-type="float">
            <text:p>153.120911</text:p>
          </table:table-cell>
          <table:table-cell/>
        </table:table-row>
        <table:table-row table:style-name="ro1">
          <table:table-cell office:value-type="float" office:value="146.445015464" calcext:value-type="float">
            <text:p>146.445015464</text:p>
          </table:table-cell>
          <table:table-cell office:value-type="float" office:value="160.304241248" calcext:value-type="float">
            <text:p>160.304241248</text:p>
          </table:table-cell>
          <table:table-cell office:value-type="float" office:value="108.605743" calcext:value-type="float">
            <text:p>108.605743</text:p>
          </table:table-cell>
          <table:table-cell office:value-type="float" office:value="153.875275" calcext:value-type="float">
            <text:p>153.875275</text:p>
          </table:table-cell>
          <table:table-cell/>
        </table:table-row>
        <table:table-row table:style-name="ro1">
          <table:table-cell office:value-type="float" office:value="146.410948655" calcext:value-type="float">
            <text:p>146.410948655</text:p>
          </table:table-cell>
          <table:table-cell office:value-type="float" office:value="161.382285459" calcext:value-type="float">
            <text:p>161.382285459</text:p>
          </table:table-cell>
          <table:table-cell office:value-type="float" office:value="108.486633" calcext:value-type="float">
            <text:p>108.486633</text:p>
          </table:table-cell>
          <table:table-cell office:value-type="float" office:value="154.629639" calcext:value-type="float">
            <text:p>154.629639</text:p>
          </table:table-cell>
          <table:table-cell/>
        </table:table-row>
        <table:table-row table:style-name="ro1">
          <table:table-cell office:value-type="float" office:value="146.393974724" calcext:value-type="float">
            <text:p>146.393974724</text:p>
          </table:table-cell>
          <table:table-cell office:value-type="float" office:value="161.873571368" calcext:value-type="float">
            <text:p>161.873571368</text:p>
          </table:table-cell>
          <table:table-cell office:value-type="float" office:value="108.367523" calcext:value-type="float">
            <text:p>108.367523</text:p>
          </table:table-cell>
          <table:table-cell office:value-type="float" office:value="155.383972" calcext:value-type="float">
            <text:p>155.383972</text:p>
          </table:table-cell>
          <table:table-cell/>
        </table:table-row>
        <table:table-row table:style-name="ro1">
          <table:table-cell office:value-type="float" office:value="146.353501608" calcext:value-type="float">
            <text:p>146.353501608</text:p>
          </table:table-cell>
          <table:table-cell office:value-type="float" office:value="162.957067293" calcext:value-type="float">
            <text:p>162.957067293</text:p>
          </table:table-cell>
          <table:table-cell office:value-type="float" office:value="108.248215" calcext:value-type="float">
            <text:p>108.248215</text:p>
          </table:table-cell>
          <table:table-cell office:value-type="float" office:value="156.113159" calcext:value-type="float">
            <text:p>156.113159</text:p>
          </table:table-cell>
          <table:table-cell/>
        </table:table-row>
        <table:table-row table:style-name="ro1">
          <table:table-cell office:value-type="float" office:value="146.31134865" calcext:value-type="float">
            <text:p>146.31134865</text:p>
          </table:table-cell>
          <table:table-cell office:value-type="float" office:value="163.978389231" calcext:value-type="float">
            <text:p>163.978389231</text:p>
          </table:table-cell>
          <table:table-cell office:value-type="float" office:value="108.128906" calcext:value-type="float">
            <text:p>108.128906</text:p>
          </table:table-cell>
          <table:table-cell office:value-type="float" office:value="156.842346" calcext:value-type="float">
            <text:p>156.842346</text:p>
          </table:table-cell>
          <table:table-cell/>
        </table:table-row>
        <table:table-row table:style-name="ro1">
          <table:table-cell office:value-type="float" office:value="146.262012949" calcext:value-type="float">
            <text:p>146.262012949</text:p>
          </table:table-cell>
          <table:table-cell office:value-type="float" office:value="165.069209435" calcext:value-type="float">
            <text:p>165.069209435</text:p>
          </table:table-cell>
          <table:table-cell office:value-type="float" office:value="108.009583" calcext:value-type="float">
            <text:p>108.009583</text:p>
          </table:table-cell>
          <table:table-cell office:value-type="float" office:value="157.571533" calcext:value-type="float">
            <text:p>157.571533</text:p>
          </table:table-cell>
          <table:table-cell/>
        </table:table-row>
        <table:table-row table:style-name="ro1">
          <table:table-cell office:value-type="float" office:value="146.210046783" calcext:value-type="float">
            <text:p>146.210046783</text:p>
          </table:table-cell>
          <table:table-cell office:value-type="float" office:value="166.130506233" calcext:value-type="float">
            <text:p>166.130506233</text:p>
          </table:table-cell>
          <table:table-cell office:value-type="float" office:value="107.890686" calcext:value-type="float">
            <text:p>107.890686</text:p>
          </table:table-cell>
          <table:table-cell office:value-type="float" office:value="158.281433" calcext:value-type="float">
            <text:p>158.281433</text:p>
          </table:table-cell>
          <table:table-cell/>
        </table:table-row>
        <table:table-row table:style-name="ro1">
          <table:table-cell office:value-type="float" office:value="146.15405505" calcext:value-type="float">
            <text:p>146.15405505</text:p>
          </table:table-cell>
          <table:table-cell office:value-type="float" office:value="167.19535115" calcext:value-type="float">
            <text:p>167.19535115</text:p>
          </table:table-cell>
          <table:table-cell office:value-type="float" office:value="107.77179" calcext:value-type="float">
            <text:p>107.77179</text:p>
          </table:table-cell>
          <table:table-cell office:value-type="float" office:value="158.991333" calcext:value-type="float">
            <text:p>158.991333</text:p>
          </table:table-cell>
          <table:table-cell/>
        </table:table-row>
        <table:table-row table:style-name="ro1">
          <table:table-cell office:value-type="float" office:value="146.092205695" calcext:value-type="float">
            <text:p>146.092205695</text:p>
          </table:table-cell>
          <table:table-cell office:value-type="float" office:value="168.297071265" calcext:value-type="float">
            <text:p>168.297071265</text:p>
          </table:table-cell>
          <table:table-cell office:value-type="float" office:value="107.652908" calcext:value-type="float">
            <text:p>107.652908</text:p>
          </table:table-cell>
          <table:table-cell office:value-type="float" office:value="159.701233" calcext:value-type="float">
            <text:p>159.701233</text:p>
          </table:table-cell>
          <table:table-cell/>
        </table:table-row>
        <table:table-row table:style-name="ro1">
          <table:table-cell office:value-type="float" office:value="146.030326009" calcext:value-type="float">
            <text:p>146.030326009</text:p>
          </table:table-cell>
          <table:table-cell office:value-type="float" office:value="169.335389057" calcext:value-type="float">
            <text:p>169.335389057</text:p>
          </table:table-cell>
          <table:table-cell office:value-type="float" office:value="107.534821" calcext:value-type="float">
            <text:p>107.534821</text:p>
          </table:table-cell>
          <table:table-cell office:value-type="float" office:value="160.391724" calcext:value-type="float">
            <text:p>160.391724</text:p>
          </table:table-cell>
          <table:table-cell/>
        </table:table-row>
        <table:table-row table:style-name="ro1">
          <table:table-cell office:value-type="float" office:value="145.962613754" calcext:value-type="float">
            <text:p>145.962613754</text:p>
          </table:table-cell>
          <table:table-cell office:value-type="float" office:value="170.410831706" calcext:value-type="float">
            <text:p>170.410831706</text:p>
          </table:table-cell>
          <table:table-cell office:value-type="float" office:value="107.416748" calcext:value-type="float">
            <text:p>107.416748</text:p>
          </table:table-cell>
          <table:table-cell office:value-type="float" office:value="161.082214" calcext:value-type="float">
            <text:p>161.082214</text:p>
          </table:table-cell>
          <table:table-cell/>
        </table:table-row>
        <table:table-row table:style-name="ro1">
          <table:table-cell office:value-type="float" office:value="145.929635169" calcext:value-type="float">
            <text:p>145.929635169</text:p>
          </table:table-cell>
          <table:table-cell office:value-type="float" office:value="170.916175608" calcext:value-type="float">
            <text:p>170.916175608</text:p>
          </table:table-cell>
          <table:table-cell office:value-type="float" office:value="107.29866" calcext:value-type="float">
            <text:p>107.29866</text:p>
          </table:table-cell>
          <table:table-cell office:value-type="float" office:value="161.772705" calcext:value-type="float">
            <text:p>161.772705</text:p>
          </table:table-cell>
          <table:table-cell/>
        </table:table-row>
        <table:table-row table:style-name="ro1">
          <table:table-cell office:value-type="float" office:value="145.85652237" calcext:value-type="float">
            <text:p>145.85652237</text:p>
          </table:table-cell>
          <table:table-cell office:value-type="float" office:value="171.99676708" calcext:value-type="float">
            <text:p>171.99676708</text:p>
          </table:table-cell>
          <table:table-cell office:value-type="float" office:value="107.180588" calcext:value-type="float">
            <text:p>107.180588</text:p>
          </table:table-cell>
          <table:table-cell office:value-type="float" office:value="162.463165" calcext:value-type="float">
            <text:p>162.463165</text:p>
          </table:table-cell>
          <table:table-cell/>
        </table:table-row>
        <table:table-row table:style-name="ro1">
          <table:table-cell office:value-type="float" office:value="145.78695483" calcext:value-type="float">
            <text:p>145.78695483</text:p>
          </table:table-cell>
          <table:table-cell office:value-type="float" office:value="172.979119015" calcext:value-type="float">
            <text:p>172.979119015</text:p>
          </table:table-cell>
          <table:table-cell office:value-type="float" office:value="107.064011" calcext:value-type="float">
            <text:p>107.064011</text:p>
          </table:table-cell>
          <table:table-cell office:value-type="float" office:value="163.129089" calcext:value-type="float">
            <text:p>163.129089</text:p>
          </table:table-cell>
          <table:table-cell/>
        </table:table-row>
        <table:table-row table:style-name="ro1">
          <table:table-cell office:value-type="float" office:value="145.699009606" calcext:value-type="float">
            <text:p>145.699009606</text:p>
          </table:table-cell>
          <table:table-cell office:value-type="float" office:value="174.168207606" calcext:value-type="float">
            <text:p>174.168207606</text:p>
          </table:table-cell>
          <table:table-cell office:value-type="float" office:value="106.947418" calcext:value-type="float">
            <text:p>106.947418</text:p>
          </table:table-cell>
          <table:table-cell office:value-type="float" office:value="163.794983" calcext:value-type="float">
            <text:p>163.794983</text:p>
          </table:table-cell>
          <table:table-cell/>
        </table:table-row>
        <table:table-row table:style-name="ro1">
          <table:table-cell office:value-type="float" office:value="145.614720136" calcext:value-type="float">
            <text:p>145.614720136</text:p>
          </table:table-cell>
          <table:table-cell office:value-type="float" office:value="175.259064569" calcext:value-type="float">
            <text:p>175.259064569</text:p>
          </table:table-cell>
          <table:table-cell office:value-type="float" office:value="106.830841" calcext:value-type="float">
            <text:p>106.830841</text:p>
          </table:table-cell>
          <table:table-cell office:value-type="float" office:value="164.460907" calcext:value-type="float">
            <text:p>164.460907</text:p>
          </table:table-cell>
          <table:table-cell/>
        </table:table-row>
        <table:table-row table:style-name="ro1">
          <table:table-cell office:value-type="float" office:value="145.523955738" calcext:value-type="float">
            <text:p>145.523955738</text:p>
          </table:table-cell>
          <table:table-cell office:value-type="float" office:value="176.387652855" calcext:value-type="float">
            <text:p>176.387652855</text:p>
          </table:table-cell>
          <table:table-cell office:value-type="float" office:value="106.715881" calcext:value-type="float">
            <text:p>106.715881</text:p>
          </table:table-cell>
          <table:table-cell office:value-type="float" office:value="165.106781" calcext:value-type="float">
            <text:p>165.106781</text:p>
          </table:table-cell>
          <table:table-cell/>
        </table:table-row>
        <table:table-row table:style-name="ro1">
          <table:table-cell office:value-type="float" office:value="145.429356523" calcext:value-type="float">
            <text:p>145.429356523</text:p>
          </table:table-cell>
          <table:table-cell office:value-type="float" office:value="177.51988562" calcext:value-type="float">
            <text:p>177.51988562</text:p>
          </table:table-cell>
          <table:table-cell office:value-type="float" office:value="106.600906" calcext:value-type="float">
            <text:p>106.600906</text:p>
          </table:table-cell>
          <table:table-cell office:value-type="float" office:value="165.752655" calcext:value-type="float">
            <text:p>165.752655</text:p>
          </table:table-cell>
          <table:table-cell/>
        </table:table-row>
        <table:table-row table:style-name="ro1">
          <table:table-cell office:value-type="float" office:value="145.385082849" calcext:value-type="float">
            <text:p>145.385082849</text:p>
          </table:table-cell>
          <table:table-cell office:value-type="float" office:value="178.035773452" calcext:value-type="float">
            <text:p>178.035773452</text:p>
          </table:table-cell>
          <table:table-cell office:value-type="float" office:value="106.485947" calcext:value-type="float">
            <text:p>106.485947</text:p>
          </table:table-cell>
          <table:table-cell office:value-type="float" office:value="166.398499" calcext:value-type="float">
            <text:p>166.398499</text:p>
          </table:table-cell>
          <table:table-cell/>
        </table:table-row>
        <table:table-row table:style-name="ro1">
          <table:table-cell office:value-type="float" office:value="145.284942704" calcext:value-type="float">
            <text:p>145.284942704</text:p>
          </table:table-cell>
          <table:table-cell office:value-type="float" office:value="179.173305757" calcext:value-type="float">
            <text:p>179.173305757</text:p>
          </table:table-cell>
          <table:table-cell office:value-type="float" office:value="106.370972" calcext:value-type="float">
            <text:p>106.370972</text:p>
          </table:table-cell>
          <table:table-cell office:value-type="float" office:value="167.044342" calcext:value-type="float">
            <text:p>167.044342</text:p>
          </table:table-cell>
          <table:table-cell/>
        </table:table-row>
        <table:table-row table:style-name="ro1">
          <table:table-cell office:value-type="float" office:value="145.184276049" calcext:value-type="float">
            <text:p>145.184276049</text:p>
          </table:table-cell>
          <table:table-cell office:value-type="float" office:value="180.279792907" calcext:value-type="float">
            <text:p>180.279792907</text:p>
          </table:table-cell>
          <table:table-cell office:value-type="float" office:value="106.258347" calcext:value-type="float">
            <text:p>106.258347</text:p>
          </table:table-cell>
          <table:table-cell office:value-type="float" office:value="167.665863" calcext:value-type="float">
            <text:p>167.665863</text:p>
          </table:table-cell>
          <table:table-cell/>
        </table:table-row>
        <table:table-row table:style-name="ro1">
          <table:table-cell office:value-type="float" office:value="145.080112739" calcext:value-type="float">
            <text:p>145.080112739</text:p>
          </table:table-cell>
          <table:table-cell office:value-type="float" office:value="181.38958831" calcext:value-type="float">
            <text:p>181.38958831</text:p>
          </table:table-cell>
          <table:table-cell office:value-type="float" office:value="106.145721" calcext:value-type="float">
            <text:p>106.145721</text:p>
          </table:table-cell>
          <table:table-cell office:value-type="float" office:value="168.287384" calcext:value-type="float">
            <text:p>168.287384</text:p>
          </table:table-cell>
          <table:table-cell/>
        </table:table-row>
        <table:table-row table:style-name="ro1">
          <table:table-cell office:value-type="float" office:value="144.972601641" calcext:value-type="float">
            <text:p>144.972601641</text:p>
          </table:table-cell>
          <table:table-cell office:value-type="float" office:value="182.501957302" calcext:value-type="float">
            <text:p>182.501957302</text:p>
          </table:table-cell>
          <table:table-cell office:value-type="float" office:value="106.033112" calcext:value-type="float">
            <text:p>106.033112</text:p>
          </table:table-cell>
          <table:table-cell office:value-type="float" office:value="168.908875" calcext:value-type="float">
            <text:p>168.908875</text:p>
          </table:table-cell>
          <table:table-cell/>
        </table:table-row>
        <table:table-row table:style-name="ro1">
          <table:table-cell office:value-type="float" office:value="144.861983755" calcext:value-type="float">
            <text:p>144.861983755</text:p>
          </table:table-cell>
          <table:table-cell office:value-type="float" office:value="183.61517865" calcext:value-type="float">
            <text:p>183.61517865</text:p>
          </table:table-cell>
          <table:table-cell office:value-type="float" office:value="105.920502" calcext:value-type="float">
            <text:p>105.920502</text:p>
          </table:table-cell>
          <table:table-cell office:value-type="float" office:value="169.530365" calcext:value-type="float">
            <text:p>169.530365</text:p>
          </table:table-cell>
          <table:table-cell/>
        </table:table-row>
        <table:table-row table:style-name="ro1">
          <table:table-cell office:value-type="float" office:value="144.740553263" calcext:value-type="float">
            <text:p>144.740553263</text:p>
          </table:table-cell>
          <table:table-cell office:value-type="float" office:value="184.798546946" calcext:value-type="float">
            <text:p>184.798546946</text:p>
          </table:table-cell>
          <table:table-cell office:value-type="float" office:value="105.810715" calcext:value-type="float">
            <text:p>105.810715</text:p>
          </table:table-cell>
          <table:table-cell office:value-type="float" office:value="170.126648" calcext:value-type="float">
            <text:p>170.126648</text:p>
          </table:table-cell>
          <table:table-cell/>
        </table:table-row>
        <table:table-row table:style-name="ro1">
          <table:table-cell office:value-type="float" office:value="144.685852996" calcext:value-type="float">
            <text:p>144.685852996</text:p>
          </table:table-cell>
          <table:table-cell office:value-type="float" office:value="185.319697714" calcext:value-type="float">
            <text:p>185.319697714</text:p>
          </table:table-cell>
          <table:table-cell office:value-type="float" office:value="105.700912" calcext:value-type="float">
            <text:p>105.700912</text:p>
          </table:table-cell>
          <table:table-cell office:value-type="float" office:value="170.722931" calcext:value-type="float">
            <text:p>170.722931</text:p>
          </table:table-cell>
          <table:table-cell/>
        </table:table-row>
        <table:table-row table:style-name="ro1">
          <table:table-cell office:value-type="float" office:value="144.567566501" calcext:value-type="float">
            <text:p>144.567566501</text:p>
          </table:table-cell>
          <table:table-cell office:value-type="float" office:value="186.427448465" calcext:value-type="float">
            <text:p>186.427448465</text:p>
          </table:table-cell>
          <table:table-cell office:value-type="float" office:value="105.591125" calcext:value-type="float">
            <text:p>105.591125</text:p>
          </table:table-cell>
          <table:table-cell office:value-type="float" office:value="171.319214" calcext:value-type="float">
            <text:p>171.319214</text:p>
          </table:table-cell>
          <table:table-cell/>
        </table:table-row>
        <table:table-row table:style-name="ro1">
          <table:table-cell office:value-type="float" office:value="144.448180051" calcext:value-type="float">
            <text:p>144.448180051</text:p>
          </table:table-cell>
          <table:table-cell office:value-type="float" office:value="187.529392822" calcext:value-type="float">
            <text:p>187.529392822</text:p>
          </table:table-cell>
          <table:table-cell office:value-type="float" office:value="105.481323" calcext:value-type="float">
            <text:p>105.481323</text:p>
          </table:table-cell>
          <table:table-cell office:value-type="float" office:value="171.915497" calcext:value-type="float">
            <text:p>171.915497</text:p>
          </table:table-cell>
          <table:table-cell/>
        </table:table-row>
        <table:table-row table:style-name="ro1">
          <table:table-cell office:value-type="float" office:value="144.327382584" calcext:value-type="float">
            <text:p>144.327382584</text:p>
          </table:table-cell>
          <table:table-cell office:value-type="float" office:value="188.62527216" calcext:value-type="float">
            <text:p>188.62527216</text:p>
          </table:table-cell>
          <table:table-cell office:value-type="float" office:value="105.374756" calcext:value-type="float">
            <text:p>105.374756</text:p>
          </table:table-cell>
          <table:table-cell office:value-type="float" office:value="172.486359" calcext:value-type="float">
            <text:p>172.486359</text:p>
          </table:table-cell>
          <table:table-cell/>
        </table:table-row>
        <table:table-row table:style-name="ro1">
          <table:table-cell office:value-type="float" office:value="144.205205789" calcext:value-type="float">
            <text:p>144.205205789</text:p>
          </table:table-cell>
          <table:table-cell office:value-type="float" office:value="189.714138025" calcext:value-type="float">
            <text:p>189.714138025</text:p>
          </table:table-cell>
          <table:table-cell office:value-type="float" office:value="105.268173" calcext:value-type="float">
            <text:p>105.268173</text:p>
          </table:table-cell>
          <table:table-cell office:value-type="float" office:value="173.05722" calcext:value-type="float">
            <text:p>173.05722</text:p>
          </table:table-cell>
          <table:table-cell/>
        </table:table-row>
        <table:table-row table:style-name="ro1">
          <table:table-cell office:value-type="float" office:value="144.082038291" calcext:value-type="float">
            <text:p>144.082038291</text:p>
          </table:table-cell>
          <table:table-cell office:value-type="float" office:value="190.79554497" calcext:value-type="float">
            <text:p>190.79554497</text:p>
          </table:table-cell>
          <table:table-cell office:value-type="float" office:value="105.161606" calcext:value-type="float">
            <text:p>105.161606</text:p>
          </table:table-cell>
          <table:table-cell office:value-type="float" office:value="173.628082" calcext:value-type="float">
            <text:p>173.628082</text:p>
          </table:table-cell>
          <table:table-cell/>
        </table:table-row>
        <table:table-row table:style-name="ro1">
          <table:table-cell office:value-type="float" office:value="143.95347184" calcext:value-type="float">
            <text:p>143.95347184</text:p>
          </table:table-cell>
          <table:table-cell office:value-type="float" office:value="191.902852957" calcext:value-type="float">
            <text:p>191.902852957</text:p>
          </table:table-cell>
          <table:table-cell office:value-type="float" office:value="105.055023" calcext:value-type="float">
            <text:p>105.055023</text:p>
          </table:table-cell>
          <table:table-cell office:value-type="float" office:value="174.198914" calcext:value-type="float">
            <text:p>174.198914</text:p>
          </table:table-cell>
          <table:table-cell/>
        </table:table-row>
        <table:table-row table:style-name="ro1">
          <table:table-cell office:value-type="float" office:value="143.8866114" calcext:value-type="float">
            <text:p>143.8866114</text:p>
          </table:table-cell>
          <table:table-cell office:value-type="float" office:value="192.469988696" calcext:value-type="float">
            <text:p>192.469988696</text:p>
          </table:table-cell>
          <table:table-cell office:value-type="float" office:value="104.948456" calcext:value-type="float">
            <text:p>104.948456</text:p>
          </table:table-cell>
          <table:table-cell office:value-type="float" office:value="174.769745" calcext:value-type="float">
            <text:p>174.769745</text:p>
          </table:table-cell>
          <table:table-cell/>
        </table:table-row>
        <table:table-row table:style-name="ro1">
          <table:table-cell office:value-type="float" office:value="143.763559901" calcext:value-type="float">
            <text:p>143.763559901</text:p>
          </table:table-cell>
          <table:table-cell office:value-type="float" office:value="193.498153484" calcext:value-type="float">
            <text:p>193.498153484</text:p>
          </table:table-cell>
          <table:table-cell office:value-type="float" office:value="104.846176" calcext:value-type="float">
            <text:p>104.846176</text:p>
          </table:table-cell>
          <table:table-cell office:value-type="float" office:value="175.309723" calcext:value-type="float">
            <text:p>175.309723</text:p>
          </table:table-cell>
          <table:table-cell/>
        </table:table-row>
        <table:table-row table:style-name="ro1">
          <table:table-cell office:value-type="float" office:value="143.635075267" calcext:value-type="float">
            <text:p>143.635075267</text:p>
          </table:table-cell>
          <table:table-cell office:value-type="float" office:value="194.55099245" calcext:value-type="float">
            <text:p>194.55099245</text:p>
          </table:table-cell>
          <table:table-cell office:value-type="float" office:value="104.743896" calcext:value-type="float">
            <text:p>104.743896</text:p>
          </table:table-cell>
          <table:table-cell office:value-type="float" office:value="175.849701" calcext:value-type="float">
            <text:p>175.849701</text:p>
          </table:table-cell>
          <table:table-cell/>
        </table:table-row>
        <table:table-row table:style-name="ro1">
          <table:table-cell office:value-type="float" office:value="143.50516179" calcext:value-type="float">
            <text:p>143.50516179</text:p>
          </table:table-cell>
          <table:table-cell office:value-type="float" office:value="195.594901312" calcext:value-type="float">
            <text:p>195.594901312</text:p>
          </table:table-cell>
          <table:table-cell office:value-type="float" office:value="104.641617" calcext:value-type="float">
            <text:p>104.641617</text:p>
          </table:table-cell>
          <table:table-cell office:value-type="float" office:value="176.389679" calcext:value-type="float">
            <text:p>176.389679</text:p>
          </table:table-cell>
          <table:table-cell/>
        </table:table-row>
        <table:table-row table:style-name="ro1">
          <table:table-cell office:value-type="float" office:value="143.377883342" calcext:value-type="float">
            <text:p>143.377883342</text:p>
          </table:table-cell>
          <table:table-cell office:value-type="float" office:value="196.597577113" calcext:value-type="float">
            <text:p>196.597577113</text:p>
          </table:table-cell>
          <table:table-cell office:value-type="float" office:value="104.539337" calcext:value-type="float">
            <text:p>104.539337</text:p>
          </table:table-cell>
          <table:table-cell office:value-type="float" office:value="176.929657" calcext:value-type="float">
            <text:p>176.929657</text:p>
          </table:table-cell>
          <table:table-cell/>
        </table:table-row>
        <table:table-row table:style-name="ro1">
          <table:table-cell office:value-type="float" office:value="143.236604436" calcext:value-type="float">
            <text:p>143.236604436</text:p>
          </table:table-cell>
          <table:table-cell office:value-type="float" office:value="197.68761947" calcext:value-type="float">
            <text:p>197.68761947</text:p>
          </table:table-cell>
          <table:table-cell office:value-type="float" office:value="104.44104" calcext:value-type="float">
            <text:p>104.44104</text:p>
          </table:table-cell>
          <table:table-cell office:value-type="float" office:value="177.443451" calcext:value-type="float">
            <text:p>177.443451</text:p>
          </table:table-cell>
          <table:table-cell/>
        </table:table-row>
        <table:table-row table:style-name="ro1">
          <table:table-cell office:value-type="float" office:value="143.106372914" calcext:value-type="float">
            <text:p>143.106372914</text:p>
          </table:table-cell>
          <table:table-cell office:value-type="float" office:value="198.672569386" calcext:value-type="float">
            <text:p>198.672569386</text:p>
          </table:table-cell>
          <table:table-cell office:value-type="float" office:value="104.342743" calcext:value-type="float">
            <text:p>104.342743</text:p>
          </table:table-cell>
          <table:table-cell office:value-type="float" office:value="177.957214" calcext:value-type="float">
            <text:p>177.957214</text:p>
          </table:table-cell>
          <table:table-cell/>
        </table:table-row>
        <table:table-row table:style-name="ro1">
          <table:table-cell office:value-type="float" office:value="142.966270531" calcext:value-type="float">
            <text:p>142.966270531</text:p>
          </table:table-cell>
          <table:table-cell office:value-type="float" office:value="199.71164791" calcext:value-type="float">
            <text:p>199.71164791</text:p>
          </table:table-cell>
          <table:table-cell office:value-type="float" office:value="104.244446" calcext:value-type="float">
            <text:p>104.244446</text:p>
          </table:table-cell>
          <table:table-cell office:value-type="float" office:value="178.470978" calcext:value-type="float">
            <text:p>178.470978</text:p>
          </table:table-cell>
          <table:table-cell/>
        </table:table-row>
        <table:table-row table:style-name="ro1">
          <table:table-cell office:value-type="float" office:value="142.902107585" calcext:value-type="float">
            <text:p>142.902107585</text:p>
          </table:table-cell>
          <table:table-cell office:value-type="float" office:value="200.180801014" calcext:value-type="float">
            <text:p>200.180801014</text:p>
          </table:table-cell>
          <table:table-cell office:value-type="float" office:value="104.146149" calcext:value-type="float">
            <text:p>104.146149</text:p>
          </table:table-cell>
          <table:table-cell office:value-type="float" office:value="178.984772" calcext:value-type="float">
            <text:p>178.984772</text:p>
          </table:table-cell>
          <table:table-cell/>
        </table:table-row>
        <table:table-row table:style-name="ro1">
          <table:table-cell office:value-type="float" office:value="142.75988767" calcext:value-type="float">
            <text:p>142.75988767</text:p>
          </table:table-cell>
          <table:table-cell office:value-type="float" office:value="201.206002799" calcext:value-type="float">
            <text:p>201.206002799</text:p>
          </table:table-cell>
          <table:table-cell office:value-type="float" office:value="104.047867" calcext:value-type="float">
            <text:p>104.047867</text:p>
          </table:table-cell>
          <table:table-cell office:value-type="float" office:value="179.498535" calcext:value-type="float">
            <text:p>179.498535</text:p>
          </table:table-cell>
          <table:table-cell/>
        </table:table-row>
        <table:table-row table:style-name="ro1">
          <table:table-cell office:value-type="float" office:value="142.620743067" calcext:value-type="float">
            <text:p>142.620743067</text:p>
          </table:table-cell>
          <table:table-cell office:value-type="float" office:value="202.190917478" calcext:value-type="float">
            <text:p>202.190917478</text:p>
          </table:table-cell>
          <table:table-cell office:value-type="float" office:value="103.954575" calcext:value-type="float">
            <text:p>103.954575</text:p>
          </table:table-cell>
          <table:table-cell office:value-type="float" office:value="179.981354" calcext:value-type="float">
            <text:p>179.981354</text:p>
          </table:table-cell>
          <table:table-cell/>
        </table:table-row>
        <table:table-row table:style-name="ro1">
          <table:table-cell office:value-type="float" office:value="142.476097677" calcext:value-type="float">
            <text:p>142.476097677</text:p>
          </table:table-cell>
          <table:table-cell office:value-type="float" office:value="203.197125282" calcext:value-type="float">
            <text:p>203.197125282</text:p>
          </table:table-cell>
          <table:table-cell office:value-type="float" office:value="103.861282" calcext:value-type="float">
            <text:p>103.861282</text:p>
          </table:table-cell>
          <table:table-cell office:value-type="float" office:value="180.464172" calcext:value-type="float">
            <text:p>180.464172</text:p>
          </table:table-cell>
          <table:table-cell/>
        </table:table-row>
        <table:table-row table:style-name="ro1">
          <table:table-cell office:value-type="float" office:value="142.343740251" calcext:value-type="float">
            <text:p>142.343740251</text:p>
          </table:table-cell>
          <table:table-cell office:value-type="float" office:value="204.10357811" calcext:value-type="float">
            <text:p>204.10357811</text:p>
          </table:table-cell>
          <table:table-cell office:value-type="float" office:value="103.76799" calcext:value-type="float">
            <text:p>103.76799</text:p>
          </table:table-cell>
          <table:table-cell office:value-type="float" office:value="180.946991" calcext:value-type="float">
            <text:p>180.946991</text:p>
          </table:table-cell>
          <table:table-cell/>
        </table:table-row>
        <table:table-row table:style-name="ro1">
          <table:table-cell office:value-type="float" office:value="142.197403435" calcext:value-type="float">
            <text:p>142.197403435</text:p>
          </table:table-cell>
          <table:table-cell office:value-type="float" office:value="205.091340107" calcext:value-type="float">
            <text:p>205.091340107</text:p>
          </table:table-cell>
          <table:table-cell office:value-type="float" office:value="103.674698" calcext:value-type="float">
            <text:p>103.674698</text:p>
          </table:table-cell>
          <table:table-cell office:value-type="float" office:value="181.42981" calcext:value-type="float">
            <text:p>181.42981</text:p>
          </table:table-cell>
          <table:table-cell/>
        </table:table-row>
        <table:table-row table:style-name="ro1">
          <table:table-cell office:value-type="float" office:value="142.059336383" calcext:value-type="float">
            <text:p>142.059336383</text:p>
          </table:table-cell>
          <table:table-cell office:value-type="float" office:value="206.010345583" calcext:value-type="float">
            <text:p>206.010345583</text:p>
          </table:table-cell>
          <table:table-cell office:value-type="float" office:value="103.581406" calcext:value-type="float">
            <text:p>103.581406</text:p>
          </table:table-cell>
          <table:table-cell office:value-type="float" office:value="181.912628" calcext:value-type="float">
            <text:p>181.912628</text:p>
          </table:table-cell>
          <table:table-cell/>
        </table:table-row>
        <table:table-row table:style-name="ro1">
          <table:table-cell office:value-type="float" office:value="141.911864039" calcext:value-type="float">
            <text:p>141.911864039</text:p>
          </table:table-cell>
          <table:table-cell office:value-type="float" office:value="206.979198307" calcext:value-type="float">
            <text:p>206.979198307</text:p>
          </table:table-cell>
          <table:table-cell office:value-type="float" office:value="103.488098" calcext:value-type="float">
            <text:p>103.488098</text:p>
          </table:table-cell>
          <table:table-cell office:value-type="float" office:value="182.395477" calcext:value-type="float">
            <text:p>182.395477</text:p>
          </table:table-cell>
          <table:table-cell/>
        </table:table-row>
        <table:table-row table:style-name="ro1">
          <table:table-cell office:value-type="float" office:value="141.853695229" calcext:value-type="float">
            <text:p>141.853695229</text:p>
          </table:table-cell>
          <table:table-cell office:value-type="float" office:value="207.358180448" calcext:value-type="float">
            <text:p>207.358180448</text:p>
          </table:table-cell>
          <table:table-cell office:value-type="float" office:value="103.401215" calcext:value-type="float">
            <text:p>103.401215</text:p>
          </table:table-cell>
          <table:table-cell office:value-type="float" office:value="182.840698" calcext:value-type="float">
            <text:p>182.840698</text:p>
          </table:table-cell>
          <table:table-cell/>
        </table:table-row>
        <table:table-row table:style-name="ro1">
          <table:table-cell office:value-type="float" office:value="141.701449418" calcext:value-type="float">
            <text:p>141.701449418</text:p>
          </table:table-cell>
          <table:table-cell office:value-type="float" office:value="208.342074499" calcext:value-type="float">
            <text:p>208.342074499</text:p>
          </table:table-cell>
          <table:table-cell office:value-type="float" office:value="103.314331" calcext:value-type="float">
            <text:p>103.314331</text:p>
          </table:table-cell>
          <table:table-cell office:value-type="float" office:value="183.285919" calcext:value-type="float">
            <text:p>183.285919</text:p>
          </table:table-cell>
          <table:table-cell/>
        </table:table-row>
        <table:table-row table:style-name="ro1">
          <table:table-cell office:value-type="float" office:value="141.558148737" calcext:value-type="float">
            <text:p>141.558148737</text:p>
          </table:table-cell>
          <table:table-cell office:value-type="float" office:value="209.25849197" calcext:value-type="float">
            <text:p>209.25849197</text:p>
          </table:table-cell>
          <table:table-cell office:value-type="float" office:value="103.227448" calcext:value-type="float">
            <text:p>103.227448</text:p>
          </table:table-cell>
          <table:table-cell office:value-type="float" office:value="183.73114" calcext:value-type="float">
            <text:p>183.73114</text:p>
          </table:table-cell>
          <table:table-cell/>
        </table:table-row>
        <table:table-row table:style-name="ro1">
          <table:table-cell office:value-type="float" office:value="141.387816017" calcext:value-type="float">
            <text:p>141.387816017</text:p>
          </table:table-cell>
          <table:table-cell office:value-type="float" office:value="210.33480956" calcext:value-type="float">
            <text:p>210.33480956</text:p>
          </table:table-cell>
          <table:table-cell office:value-type="float" office:value="103.140564" calcext:value-type="float">
            <text:p>103.140564</text:p>
          </table:table-cell>
          <table:table-cell office:value-type="float" office:value="184.176361" calcext:value-type="float">
            <text:p>184.176361</text:p>
          </table:table-cell>
          <table:table-cell/>
        </table:table-row>
        <table:table-row table:style-name="ro1">
          <table:table-cell office:value-type="float" office:value="141.26687896" calcext:value-type="float">
            <text:p>141.26687896</text:p>
          </table:table-cell>
          <table:table-cell office:value-type="float" office:value="211.091645627" calcext:value-type="float">
            <text:p>211.091645627</text:p>
          </table:table-cell>
          <table:table-cell office:value-type="float" office:value="103.05368" calcext:value-type="float">
            <text:p>103.05368</text:p>
          </table:table-cell>
          <table:table-cell office:value-type="float" office:value="184.621613" calcext:value-type="float">
            <text:p>184.621613</text:p>
          </table:table-cell>
          <table:table-cell/>
        </table:table-row>
        <table:table-row table:style-name="ro1">
          <table:table-cell office:value-type="float" office:value="141.123535539" calcext:value-type="float">
            <text:p>141.123535539</text:p>
          </table:table-cell>
          <table:table-cell office:value-type="float" office:value="211.980276494" calcext:value-type="float">
            <text:p>211.980276494</text:p>
          </table:table-cell>
          <table:table-cell office:value-type="float" office:value="102.972626" calcext:value-type="float">
            <text:p>102.972626</text:p>
          </table:table-cell>
          <table:table-cell office:value-type="float" office:value="185.034332" calcext:value-type="float">
            <text:p>185.034332</text:p>
          </table:table-cell>
          <table:table-cell/>
        </table:table-row>
        <table:table-row table:style-name="ro1">
          <table:table-cell office:value-type="float" office:value="140.980415936" calcext:value-type="float">
            <text:p>140.980415936</text:p>
          </table:table-cell>
          <table:table-cell office:value-type="float" office:value="212.859747421" calcext:value-type="float">
            <text:p>212.859747421</text:p>
          </table:table-cell>
          <table:table-cell office:value-type="float" office:value="102.891571" calcext:value-type="float">
            <text:p>102.891571</text:p>
          </table:table-cell>
          <table:table-cell office:value-type="float" office:value="185.447052" calcext:value-type="float">
            <text:p>185.447052</text:p>
          </table:table-cell>
          <table:table-cell/>
        </table:table-row>
        <table:table-row table:style-name="ro1">
          <table:table-cell office:value-type="float" office:value="140.837461321" calcext:value-type="float">
            <text:p>140.837461321</text:p>
          </table:table-cell>
          <table:table-cell office:value-type="float" office:value="213.730136288" calcext:value-type="float">
            <text:p>213.730136288</text:p>
          </table:table-cell>
          <table:table-cell office:value-type="float" office:value="102.810516" calcext:value-type="float">
            <text:p>102.810516</text:p>
          </table:table-cell>
          <table:table-cell office:value-type="float" office:value="185.859772" calcext:value-type="float">
            <text:p>185.859772</text:p>
          </table:table-cell>
          <table:table-cell/>
        </table:table-row>
        <table:table-row table:style-name="ro1">
          <table:table-cell office:value-type="float" office:value="140.757165123" calcext:value-type="float">
            <text:p>140.757165123</text:p>
          </table:table-cell>
          <table:table-cell office:value-type="float" office:value="214.215749027" calcext:value-type="float">
            <text:p>214.215749027</text:p>
          </table:table-cell>
          <table:table-cell office:value-type="float" office:value="102.729462" calcext:value-type="float">
            <text:p>102.729462</text:p>
          </table:table-cell>
          <table:table-cell office:value-type="float" office:value="186.272491" calcext:value-type="float">
            <text:p>186.272491</text:p>
          </table:table-cell>
          <table:table-cell/>
        </table:table-row>
        <table:table-row table:style-name="ro1">
          <table:table-cell office:value-type="float" office:value="140.623688523" calcext:value-type="float">
            <text:p>140.623688523</text:p>
          </table:table-cell>
          <table:table-cell office:value-type="float" office:value="215.018653531" calcext:value-type="float">
            <text:p>215.018653531</text:p>
          </table:table-cell>
          <table:table-cell office:value-type="float" office:value="102.648407" calcext:value-type="float">
            <text:p>102.648407</text:p>
          </table:table-cell>
          <table:table-cell office:value-type="float" office:value="186.685211" calcext:value-type="float">
            <text:p>186.685211</text:p>
          </table:table-cell>
          <table:table-cell/>
        </table:table-row>
        <table:table-row table:style-name="ro1">
          <table:table-cell office:value-type="float" office:value="140.481606449" calcext:value-type="float">
            <text:p>140.481606449</text:p>
          </table:table-cell>
          <table:table-cell office:value-type="float" office:value="215.866344124" calcext:value-type="float">
            <text:p>215.866344124</text:p>
          </table:table-cell>
          <table:table-cell office:value-type="float" office:value="102.567352" calcext:value-type="float">
            <text:p>102.567352</text:p>
          </table:table-cell>
          <table:table-cell office:value-type="float" office:value="187.097931" calcext:value-type="float">
            <text:p>187.097931</text:p>
          </table:table-cell>
          <table:table-cell/>
        </table:table-row>
        <table:table-row table:style-name="ro1">
          <table:table-cell office:value-type="float" office:value="140.339916821" calcext:value-type="float">
            <text:p>140.339916821</text:p>
          </table:table-cell>
          <table:table-cell office:value-type="float" office:value="216.704986975" calcext:value-type="float">
            <text:p>216.704986975</text:p>
          </table:table-cell>
          <table:table-cell office:value-type="float" office:value="102.493393" calcext:value-type="float">
            <text:p>102.493393</text:p>
          </table:table-cell>
          <table:table-cell office:value-type="float" office:value="187.472351" calcext:value-type="float">
            <text:p>187.472351</text:p>
          </table:table-cell>
          <table:table-cell/>
        </table:table-row>
        <table:table-row table:style-name="ro1">
          <table:table-cell office:value-type="float" office:value="140.1986082" calcext:value-type="float">
            <text:p>140.1986082</text:p>
          </table:table-cell>
          <table:table-cell office:value-type="float" office:value="217.534672325" calcext:value-type="float">
            <text:p>217.534672325</text:p>
          </table:table-cell>
          <table:table-cell office:value-type="float" office:value="102.419434" calcext:value-type="float">
            <text:p>102.419434</text:p>
          </table:table-cell>
          <table:table-cell office:value-type="float" office:value="187.846771" calcext:value-type="float">
            <text:p>187.846771</text:p>
          </table:table-cell>
          <table:table-cell/>
        </table:table-row>
        <table:table-row table:style-name="ro1">
          <table:table-cell office:value-type="float" office:value="140.057845952" calcext:value-type="float">
            <text:p>140.057845952</text:p>
          </table:table-cell>
          <table:table-cell office:value-type="float" office:value="218.355323553" calcext:value-type="float">
            <text:p>218.355323553</text:p>
          </table:table-cell>
          <table:table-cell office:value-type="float" office:value="102.345459" calcext:value-type="float">
            <text:p>102.345459</text:p>
          </table:table-cell>
          <table:table-cell office:value-type="float" office:value="188.221191" calcext:value-type="float">
            <text:p>188.221191</text:p>
          </table:table-cell>
          <table:table-cell/>
        </table:table-row>
        <table:table-row table:style-name="ro1">
          <table:table-cell office:value-type="float" office:value="139.917628322" calcext:value-type="float">
            <text:p>139.917628322</text:p>
          </table:table-cell>
          <table:table-cell office:value-type="float" office:value="219.166988396" calcext:value-type="float">
            <text:p>219.166988396</text:p>
          </table:table-cell>
          <table:table-cell office:value-type="float" office:value="102.2715" calcext:value-type="float">
            <text:p>102.2715</text:p>
          </table:table-cell>
          <table:table-cell office:value-type="float" office:value="188.595642" calcext:value-type="float">
            <text:p>188.595642</text:p>
          </table:table-cell>
          <table:table-cell/>
        </table:table-row>
        <table:table-row table:style-name="ro1">
          <table:table-cell office:value-type="float" office:value="139.769298983" calcext:value-type="float">
            <text:p>139.769298983</text:p>
          </table:table-cell>
          <table:table-cell office:value-type="float" office:value="220.019534167" calcext:value-type="float">
            <text:p>220.019534167</text:p>
          </table:table-cell>
          <table:table-cell office:value-type="float" office:value="102.197525" calcext:value-type="float">
            <text:p>102.197525</text:p>
          </table:table-cell>
          <table:table-cell office:value-type="float" office:value="188.970062" calcext:value-type="float">
            <text:p>188.970062</text:p>
          </table:table-cell>
          <table:table-cell/>
        </table:table-row>
        <table:table-row table:style-name="ro1">
          <table:table-cell office:value-type="float" office:value="139.699773293" calcext:value-type="float">
            <text:p>139.699773293</text:p>
          </table:table-cell>
          <table:table-cell office:value-type="float" office:value="220.417179065" calcext:value-type="float">
            <text:p>220.417179065</text:p>
          </table:table-cell>
          <table:table-cell office:value-type="float" office:value="102.123566" calcext:value-type="float">
            <text:p>102.123566</text:p>
          </table:table-cell>
          <table:table-cell office:value-type="float" office:value="189.344513" calcext:value-type="float">
            <text:p>189.344513</text:p>
          </table:table-cell>
          <table:table-cell/>
        </table:table-row>
        <table:table-row table:style-name="ro1">
          <table:table-cell office:value-type="float" office:value="139.565479477" calcext:value-type="float">
            <text:p>139.565479477</text:p>
          </table:table-cell>
          <table:table-cell office:value-type="float" office:value="221.181311356" calcext:value-type="float">
            <text:p>221.181311356</text:p>
          </table:table-cell>
          <table:table-cell office:value-type="float" office:value="102.049591" calcext:value-type="float">
            <text:p>102.049591</text:p>
          </table:table-cell>
          <table:table-cell office:value-type="float" office:value="189.718933" calcext:value-type="float">
            <text:p>189.718933</text:p>
          </table:table-cell>
          <table:table-cell/>
        </table:table-row>
        <table:table-row table:style-name="ro1">
          <table:table-cell office:value-type="float" office:value="139.427560596" calcext:value-type="float">
            <text:p>139.427560596</text:p>
          </table:table-cell>
          <table:table-cell office:value-type="float" office:value="221.961369512" calcext:value-type="float">
            <text:p>221.961369512</text:p>
          </table:table-cell>
          <table:table-cell office:value-type="float" office:value="101.984207" calcext:value-type="float">
            <text:p>101.984207</text:p>
          </table:table-cell>
          <table:table-cell office:value-type="float" office:value="190.048279" calcext:value-type="float">
            <text:p>190.048279</text:p>
          </table:table-cell>
          <table:table-cell/>
        </table:table-row>
        <table:table-row table:style-name="ro1">
          <table:table-cell office:value-type="float" office:value="139.290496659" calcext:value-type="float">
            <text:p>139.290496659</text:p>
          </table:table-cell>
          <table:table-cell office:value-type="float" office:value="222.732410429" calcext:value-type="float">
            <text:p>222.732410429</text:p>
          </table:table-cell>
          <table:table-cell office:value-type="float" office:value="101.918839" calcext:value-type="float">
            <text:p>101.918839</text:p>
          </table:table-cell>
          <table:table-cell office:value-type="float" office:value="190.377625" calcext:value-type="float">
            <text:p>190.377625</text:p>
          </table:table-cell>
          <table:table-cell/>
        </table:table-row>
        <table:table-row table:style-name="ro1">
          <table:table-cell office:value-type="float" office:value="139.154203383" calcext:value-type="float">
            <text:p>139.154203383</text:p>
          </table:table-cell>
          <table:table-cell office:value-type="float" office:value="223.494507375" calcext:value-type="float">
            <text:p>223.494507375</text:p>
          </table:table-cell>
          <table:table-cell office:value-type="float" office:value="101.853455" calcext:value-type="float">
            <text:p>101.853455</text:p>
          </table:table-cell>
          <table:table-cell office:value-type="float" office:value="190.70697" calcext:value-type="float">
            <text:p>190.70697</text:p>
          </table:table-cell>
          <table:table-cell/>
        </table:table-row>
        <table:table-row table:style-name="ro1">
          <table:table-cell office:value-type="float" office:value="139.018797249" calcext:value-type="float">
            <text:p>139.018797249</text:p>
          </table:table-cell>
          <table:table-cell office:value-type="float" office:value="224.247610694" calcext:value-type="float">
            <text:p>224.247610694</text:p>
          </table:table-cell>
          <table:table-cell office:value-type="float" office:value="101.788086" calcext:value-type="float">
            <text:p>101.788086</text:p>
          </table:table-cell>
          <table:table-cell office:value-type="float" office:value="191.036316" calcext:value-type="float">
            <text:p>191.036316</text:p>
          </table:table-cell>
          <table:table-cell/>
        </table:table-row>
        <table:table-row table:style-name="ro1">
          <table:table-cell office:value-type="float" office:value="138.94720584" calcext:value-type="float">
            <text:p>138.94720584</text:p>
          </table:table-cell>
          <table:table-cell office:value-type="float" office:value="224.644097652" calcext:value-type="float">
            <text:p>224.644097652</text:p>
          </table:table-cell>
          <table:table-cell office:value-type="float" office:value="101.722702" calcext:value-type="float">
            <text:p>101.722702</text:p>
          </table:table-cell>
          <table:table-cell office:value-type="float" office:value="191.365662" calcext:value-type="float">
            <text:p>191.365662</text:p>
          </table:table-cell>
          <table:table-cell/>
        </table:table-row>
        <table:table-row table:style-name="ro1">
          <table:table-cell office:value-type="float" office:value="138.813086584" calcext:value-type="float">
            <text:p>138.813086584</text:p>
          </table:table-cell>
          <table:table-cell office:value-type="float" office:value="225.383551321" calcext:value-type="float">
            <text:p>225.383551321</text:p>
          </table:table-cell>
          <table:table-cell office:value-type="float" office:value="101.657333" calcext:value-type="float">
            <text:p>101.657333</text:p>
          </table:table-cell>
          <table:table-cell office:value-type="float" office:value="191.695007" calcext:value-type="float">
            <text:p>191.695007</text:p>
          </table:table-cell>
          <table:table-cell/>
        </table:table-row>
        <table:table-row table:style-name="ro1">
          <table:table-cell office:value-type="float" office:value="138.67993609" calcext:value-type="float">
            <text:p>138.67993609</text:p>
          </table:table-cell>
          <table:table-cell office:value-type="float" office:value="226.11408212" calcext:value-type="float">
            <text:p>226.11408212</text:p>
          </table:table-cell>
          <table:table-cell office:value-type="float" office:value="101.591949" calcext:value-type="float">
            <text:p>101.591949</text:p>
          </table:table-cell>
          <table:table-cell office:value-type="float" office:value="192.024353" calcext:value-type="float">
            <text:p>192.024353</text:p>
          </table:table-cell>
          <table:table-cell/>
        </table:table-row>
        <table:table-row table:style-name="ro1">
          <table:table-cell office:value-type="float" office:value="138.547856343" calcext:value-type="float">
            <text:p>138.547856343</text:p>
          </table:table-cell>
          <table:table-cell office:value-type="float" office:value="226.835627229" calcext:value-type="float">
            <text:p>226.835627229</text:p>
          </table:table-cell>
          <table:table-cell office:value-type="float" office:value="101.526581" calcext:value-type="float">
            <text:p>101.526581</text:p>
          </table:table-cell>
          <table:table-cell office:value-type="float" office:value="192.353699" calcext:value-type="float">
            <text:p>192.353699</text:p>
          </table:table-cell>
          <table:table-cell/>
        </table:table-row>
        <table:table-row table:style-name="ro1">
          <table:table-cell office:value-type="float" office:value="138.420822778" calcext:value-type="float">
            <text:p>138.420822778</text:p>
          </table:table-cell>
          <table:table-cell office:value-type="float" office:value="227.526096417" calcext:value-type="float">
            <text:p>227.526096417</text:p>
          </table:table-cell>
          <table:table-cell office:value-type="float" office:value="101.471497" calcext:value-type="float">
            <text:p>101.471497</text:p>
          </table:table-cell>
          <table:table-cell office:value-type="float" office:value="192.630188" calcext:value-type="float">
            <text:p>192.630188</text:p>
          </table:table-cell>
          <table:table-cell/>
        </table:table-row>
        <table:table-row table:style-name="ro1">
          <table:table-cell office:value-type="float" office:value="138.286644394" calcext:value-type="float">
            <text:p>138.286644394</text:p>
          </table:table-cell>
          <table:table-cell office:value-type="float" office:value="228.251873187" calcext:value-type="float">
            <text:p>228.251873187</text:p>
          </table:table-cell>
          <table:table-cell office:value-type="float" office:value="101.416412" calcext:value-type="float">
            <text:p>101.416412</text:p>
          </table:table-cell>
          <table:table-cell office:value-type="float" office:value="192.906677" calcext:value-type="float">
            <text:p>192.906677</text:p>
          </table:table-cell>
          <table:table-cell/>
        </table:table-row>
        <table:table-row table:style-name="ro1">
          <table:table-cell office:value-type="float" office:value="138.157603742" calcext:value-type="float">
            <text:p>138.157603742</text:p>
          </table:table-cell>
          <table:table-cell office:value-type="float" office:value="228.94656763" calcext:value-type="float">
            <text:p>228.94656763</text:p>
          </table:table-cell>
          <table:table-cell office:value-type="float" office:value="101.361328" calcext:value-type="float">
            <text:p>101.361328</text:p>
          </table:table-cell>
          <table:table-cell office:value-type="float" office:value="193.183167" calcext:value-type="float">
            <text:p>193.183167</text:p>
          </table:table-cell>
          <table:table-cell/>
        </table:table-row>
        <table:table-row table:style-name="ro1">
          <table:table-cell office:value-type="float" office:value="138.02966921" calcext:value-type="float">
            <text:p>138.02966921</text:p>
          </table:table-cell>
          <table:table-cell office:value-type="float" office:value="229.632316836" calcext:value-type="float">
            <text:p>229.632316836</text:p>
          </table:table-cell>
          <table:table-cell office:value-type="float" office:value="101.306244" calcext:value-type="float">
            <text:p>101.306244</text:p>
          </table:table-cell>
          <table:table-cell office:value-type="float" office:value="193.459656" calcext:value-type="float">
            <text:p>193.459656</text:p>
          </table:table-cell>
          <table:table-cell/>
        </table:table-row>
        <table:table-row table:style-name="ro1">
          <table:table-cell office:value-type="float" office:value="137.970093804" calcext:value-type="float">
            <text:p>137.970093804</text:p>
          </table:table-cell>
          <table:table-cell office:value-type="float" office:value="229.950701258" calcext:value-type="float">
            <text:p>229.950701258</text:p>
          </table:table-cell>
          <table:table-cell office:value-type="float" office:value="101.251144" calcext:value-type="float">
            <text:p>101.251144</text:p>
          </table:table-cell>
          <table:table-cell office:value-type="float" office:value="193.736145" calcext:value-type="float">
            <text:p>193.736145</text:p>
          </table:table-cell>
          <table:table-cell/>
        </table:table-row>
        <table:table-row table:style-name="ro1">
          <table:table-cell office:value-type="float" office:value="137.843803643" calcext:value-type="float">
            <text:p>137.843803643</text:p>
          </table:table-cell>
          <table:table-cell office:value-type="float" office:value="230.623335079" calcext:value-type="float">
            <text:p>230.623335079</text:p>
          </table:table-cell>
          <table:table-cell office:value-type="float" office:value="101.19606" calcext:value-type="float">
            <text:p>101.19606</text:p>
          </table:table-cell>
          <table:table-cell office:value-type="float" office:value="194.012604" calcext:value-type="float">
            <text:p>194.012604</text:p>
          </table:table-cell>
          <table:table-cell/>
        </table:table-row>
        <table:table-row table:style-name="ro1">
          <table:table-cell office:value-type="float" office:value="137.714808785" calcext:value-type="float">
            <text:p>137.714808785</text:p>
          </table:table-cell>
          <table:table-cell office:value-type="float" office:value="231.30765231" calcext:value-type="float">
            <text:p>231.30765231</text:p>
          </table:table-cell>
          <table:table-cell office:value-type="float" office:value="101.140961" calcext:value-type="float">
            <text:p>101.140961</text:p>
          </table:table-cell>
          <table:table-cell office:value-type="float" office:value="194.289093" calcext:value-type="float">
            <text:p>194.289093</text:p>
          </table:table-cell>
          <table:table-cell/>
        </table:table-row>
        <table:table-row table:style-name="ro1">
          <table:table-cell office:value-type="float" office:value="137.590948551" calcext:value-type="float">
            <text:p>137.590948551</text:p>
          </table:table-cell>
          <table:table-cell office:value-type="float" office:value="231.962194113" calcext:value-type="float">
            <text:p>231.962194113</text:p>
          </table:table-cell>
          <table:table-cell office:value-type="float" office:value="101.085876" calcext:value-type="float">
            <text:p>101.085876</text:p>
          </table:table-cell>
          <table:table-cell office:value-type="float" office:value="194.565552" calcext:value-type="float">
            <text:p>194.565552</text:p>
          </table:table-cell>
          <table:table-cell/>
        </table:table-row>
        <table:table-row table:style-name="ro1">
          <table:table-cell office:value-type="float" office:value="137.464499622" calcext:value-type="float">
            <text:p>137.464499622</text:p>
          </table:table-cell>
          <table:table-cell office:value-type="float" office:value="232.627874252" calcext:value-type="float">
            <text:p>232.627874252</text:p>
          </table:table-cell>
          <table:table-cell office:value-type="float" office:value="101.030777" calcext:value-type="float">
            <text:p>101.030777</text:p>
          </table:table-cell>
          <table:table-cell office:value-type="float" office:value="194.84201" calcext:value-type="float">
            <text:p>194.84201</text:p>
          </table:table-cell>
          <table:table-cell/>
        </table:table-row>
        <table:table-row table:style-name="ro1">
          <table:table-cell office:value-type="float" office:value="137.346927905" calcext:value-type="float">
            <text:p>137.346927905</text:p>
          </table:table-cell>
          <table:table-cell office:value-type="float" office:value="233.244592603" calcext:value-type="float">
            <text:p>233.244592603</text:p>
          </table:table-cell>
          <table:table-cell office:value-type="float" office:value="100.98819" calcext:value-type="float">
            <text:p>100.98819</text:p>
          </table:table-cell>
          <table:table-cell office:value-type="float" office:value="195.055237" calcext:value-type="float">
            <text:p>195.055237</text:p>
          </table:table-cell>
          <table:table-cell/>
        </table:table-row>
        <table:table-row table:style-name="ro1">
          <table:table-cell office:value-type="float" office:value="137.223070178" calcext:value-type="float">
            <text:p>137.223070178</text:p>
          </table:table-cell>
          <table:table-cell office:value-type="float" office:value="233.891926012" calcext:value-type="float">
            <text:p>233.891926012</text:p>
          </table:table-cell>
          <table:table-cell office:value-type="float" office:value="100.945602" calcext:value-type="float">
            <text:p>100.945602</text:p>
          </table:table-cell>
          <table:table-cell office:value-type="float" office:value="195.268463" calcext:value-type="float">
            <text:p>195.268463</text:p>
          </table:table-cell>
          <table:table-cell/>
        </table:table-row>
        <table:table-row table:style-name="ro1">
          <table:table-cell office:value-type="float" office:value="137.104313837" calcext:value-type="float">
            <text:p>137.104313837</text:p>
          </table:table-cell>
          <table:table-cell office:value-type="float" office:value="234.510528251" calcext:value-type="float">
            <text:p>234.510528251</text:p>
          </table:table-cell>
          <table:table-cell office:value-type="float" office:value="100.903015" calcext:value-type="float">
            <text:p>100.903015</text:p>
          </table:table-cell>
          <table:table-cell office:value-type="float" office:value="195.481689" calcext:value-type="float">
            <text:p>195.481689</text:p>
          </table:table-cell>
          <table:table-cell/>
        </table:table-row>
        <table:table-row table:style-name="ro1">
          <table:table-cell office:value-type="float" office:value="137.045411469" calcext:value-type="float">
            <text:p>137.045411469</text:p>
          </table:table-cell>
          <table:table-cell office:value-type="float" office:value="234.816551158" calcext:value-type="float">
            <text:p>234.816551158</text:p>
          </table:table-cell>
          <table:table-cell office:value-type="float" office:value="100.860428" calcext:value-type="float">
            <text:p>100.860428</text:p>
          </table:table-cell>
          <table:table-cell office:value-type="float" office:value="195.694916" calcext:value-type="float">
            <text:p>195.694916</text:p>
          </table:table-cell>
          <table:table-cell/>
        </table:table-row>
        <table:table-row table:style-name="ro1">
          <table:table-cell office:value-type="float" office:value="136.924859052" calcext:value-type="float">
            <text:p>136.924859052</text:p>
          </table:table-cell>
          <table:table-cell office:value-type="float" office:value="235.440864132" calcext:value-type="float">
            <text:p>235.440864132</text:p>
          </table:table-cell>
          <table:table-cell office:value-type="float" office:value="100.817841" calcext:value-type="float">
            <text:p>100.817841</text:p>
          </table:table-cell>
          <table:table-cell office:value-type="float" office:value="195.908142" calcext:value-type="float">
            <text:p>195.908142</text:p>
          </table:table-cell>
          <table:table-cell/>
        </table:table-row>
        <table:table-row table:style-name="ro1">
          <table:table-cell office:value-type="float" office:value="136.813035532" calcext:value-type="float">
            <text:p>136.813035532</text:p>
          </table:table-cell>
          <table:table-cell office:value-type="float" office:value="236.018727433" calcext:value-type="float">
            <text:p>236.018727433</text:p>
          </table:table-cell>
          <table:table-cell office:value-type="float" office:value="100.775253" calcext:value-type="float">
            <text:p>100.775253</text:p>
          </table:table-cell>
          <table:table-cell office:value-type="float" office:value="196.121368" calcext:value-type="float">
            <text:p>196.121368</text:p>
          </table:table-cell>
          <table:table-cell/>
        </table:table-row>
        <table:table-row table:style-name="ro1">
          <table:table-cell office:value-type="float" office:value="136.698902698" calcext:value-type="float">
            <text:p>136.698902698</text:p>
          </table:table-cell>
          <table:table-cell office:value-type="float" office:value="236.606598005" calcext:value-type="float">
            <text:p>236.606598005</text:p>
          </table:table-cell>
          <table:table-cell office:value-type="float" office:value="100.732666" calcext:value-type="float">
            <text:p>100.732666</text:p>
          </table:table-cell>
          <table:table-cell office:value-type="float" office:value="196.334595" calcext:value-type="float">
            <text:p>196.334595</text:p>
          </table:table-cell>
          <table:table-cell/>
        </table:table-row>
        <table:table-row table:style-name="ro1">
          <table:table-cell office:value-type="float" office:value="136.582704827" calcext:value-type="float">
            <text:p>136.582704827</text:p>
          </table:table-cell>
          <table:table-cell office:value-type="float" office:value="237.203494361" calcext:value-type="float">
            <text:p>237.203494361</text:p>
          </table:table-cell>
          <table:table-cell office:value-type="float" office:value="100.690079" calcext:value-type="float">
            <text:p>100.690079</text:p>
          </table:table-cell>
          <table:table-cell office:value-type="float" office:value="196.547821" calcext:value-type="float">
            <text:p>196.547821</text:p>
          </table:table-cell>
          <table:table-cell/>
        </table:table-row>
        <table:table-row table:style-name="ro1">
          <table:table-cell office:value-type="float" office:value="136.471373017" calcext:value-type="float">
            <text:p>136.471373017</text:p>
          </table:table-cell>
          <table:table-cell office:value-type="float" office:value="237.773328232" calcext:value-type="float">
            <text:p>237.773328232</text:p>
          </table:table-cell>
          <table:table-cell office:value-type="float" office:value="100.647491" calcext:value-type="float">
            <text:p>100.647491</text:p>
          </table:table-cell>
          <table:table-cell office:value-type="float" office:value="196.761047" calcext:value-type="float">
            <text:p>196.761047</text:p>
          </table:table-cell>
          <table:table-cell/>
        </table:table-row>
        <table:table-row table:style-name="ro1">
          <table:table-cell office:value-type="float" office:value="136.361498" calcext:value-type="float">
            <text:p>136.361498</text:p>
          </table:table-cell>
          <table:table-cell office:value-type="float" office:value="238.334312285" calcext:value-type="float">
            <text:p>238.334312285</text:p>
          </table:table-cell>
          <table:table-cell office:value-type="float" office:value="100.604919" calcext:value-type="float">
            <text:p>100.604919</text:p>
          </table:table-cell>
          <table:table-cell office:value-type="float" office:value="196.974274" calcext:value-type="float">
            <text:p>196.974274</text:p>
          </table:table-cell>
          <table:table-cell/>
        </table:table-row>
        <table:table-row table:style-name="ro1">
          <table:table-cell office:value-type="float" office:value="136.303764757" calcext:value-type="float">
            <text:p>136.303764757</text:p>
          </table:table-cell>
          <table:table-cell office:value-type="float" office:value="238.628713732" calcext:value-type="float">
            <text:p>238.628713732</text:p>
          </table:table-cell>
          <table:table-cell office:value-type="float" office:value="100.562332" calcext:value-type="float">
            <text:p>100.562332</text:p>
          </table:table-cell>
          <table:table-cell office:value-type="float" office:value="197.1875" calcext:value-type="float">
            <text:p>197.1875</text:p>
          </table:table-cell>
          <table:table-cell/>
        </table:table-row>
        <table:table-row table:style-name="ro1">
          <table:table-cell office:value-type="float" office:value="136.199433011" calcext:value-type="float">
            <text:p>136.199433011</text:p>
          </table:table-cell>
          <table:table-cell office:value-type="float" office:value="239.159152278" calcext:value-type="float">
            <text:p>239.159152278</text:p>
          </table:table-cell>
          <table:table-cell office:value-type="float" office:value="100.51976" calcext:value-type="float">
            <text:p>100.51976</text:p>
          </table:table-cell>
          <table:table-cell office:value-type="float" office:value="197.400726" calcext:value-type="float">
            <text:p>197.400726</text:p>
          </table:table-cell>
          <table:table-cell/>
        </table:table-row>
        <table:table-row table:style-name="ro1">
          <table:table-cell office:value-type="float" office:value="136.089899193" calcext:value-type="float">
            <text:p>136.089899193</text:p>
          </table:table-cell>
          <table:table-cell office:value-type="float" office:value="239.714637916" calcext:value-type="float">
            <text:p>239.714637916</text:p>
          </table:table-cell>
          <table:table-cell office:value-type="float" office:value="100.501968" calcext:value-type="float">
            <text:p>100.501968</text:p>
          </table:table-cell>
          <table:table-cell office:value-type="float" office:value="197.489716" calcext:value-type="float">
            <text:p>197.489716</text:p>
          </table:table-cell>
          <table:table-cell/>
        </table:table-row>
        <table:table-row table:style-name="ro1">
          <table:table-cell office:value-type="float" office:value="135.985211516" calcext:value-type="float">
            <text:p>135.985211516</text:p>
          </table:table-cell>
          <table:table-cell office:value-type="float" office:value="240.244269442" calcext:value-type="float">
            <text:p>240.244269442</text:p>
          </table:table-cell>
          <table:table-cell office:value-type="float" office:value="100.484177" calcext:value-type="float">
            <text:p>100.484177</text:p>
          </table:table-cell>
          <table:table-cell office:value-type="float" office:value="197.578705" calcext:value-type="float">
            <text:p>197.578705</text:p>
          </table:table-cell>
          <table:table-cell/>
        </table:table-row>
        <table:table-row table:style-name="ro1">
          <table:table-cell office:value-type="float" office:value="135.881920326" calcext:value-type="float">
            <text:p>135.881920326</text:p>
          </table:table-cell>
          <table:table-cell office:value-type="float" office:value="240.76509771" calcext:value-type="float">
            <text:p>240.76509771</text:p>
          </table:table-cell>
          <table:table-cell office:value-type="float" office:value="100.466385" calcext:value-type="float">
            <text:p>100.466385</text:p>
          </table:table-cell>
          <table:table-cell office:value-type="float" office:value="197.667694" calcext:value-type="float">
            <text:p>197.667694</text:p>
          </table:table-cell>
          <table:table-cell/>
        </table:table-row>
        <table:table-row table:style-name="ro1">
          <table:table-cell office:value-type="float" office:value="135.780196196" calcext:value-type="float">
            <text:p>135.780196196</text:p>
          </table:table-cell>
          <table:table-cell office:value-type="float" office:value="241.27704933" calcext:value-type="float">
            <text:p>241.27704933</text:p>
          </table:table-cell>
          <table:table-cell office:value-type="float" office:value="100.448593" calcext:value-type="float">
            <text:p>100.448593</text:p>
          </table:table-cell>
          <table:table-cell office:value-type="float" office:value="197.756683" calcext:value-type="float">
            <text:p>197.756683</text:p>
          </table:table-cell>
          <table:table-cell/>
        </table:table-row>
        <table:table-row table:style-name="ro1">
          <table:table-cell office:value-type="float" office:value="135.679940341" calcext:value-type="float">
            <text:p>135.679940341</text:p>
          </table:table-cell>
          <table:table-cell office:value-type="float" office:value="241.780284696" calcext:value-type="float">
            <text:p>241.780284696</text:p>
          </table:table-cell>
          <table:table-cell office:value-type="float" office:value="100.430801" calcext:value-type="float">
            <text:p>100.430801</text:p>
          </table:table-cell>
          <table:table-cell office:value-type="float" office:value="197.845673" calcext:value-type="float">
            <text:p>197.845673</text:p>
          </table:table-cell>
          <table:table-cell/>
        </table:table-row>
        <table:table-row table:style-name="ro1">
          <table:table-cell office:value-type="float" office:value="135.57823776" calcext:value-type="float">
            <text:p>135.57823776</text:p>
          </table:table-cell>
          <table:table-cell office:value-type="float" office:value="242.289904579" calcext:value-type="float">
            <text:p>242.289904579</text:p>
          </table:table-cell>
          <table:table-cell office:value-type="float" office:value="100.41301" calcext:value-type="float">
            <text:p>100.41301</text:p>
          </table:table-cell>
          <table:table-cell office:value-type="float" office:value="197.934662" calcext:value-type="float">
            <text:p>197.934662</text:p>
          </table:table-cell>
          <table:table-cell/>
        </table:table-row>
        <table:table-row table:style-name="ro1">
          <table:table-cell office:value-type="float" office:value="135.532538127" calcext:value-type="float">
            <text:p>135.532538127</text:p>
          </table:table-cell>
          <table:table-cell office:value-type="float" office:value="242.518449914" calcext:value-type="float">
            <text:p>242.518449914</text:p>
          </table:table-cell>
          <table:table-cell office:value-type="float" office:value="100.395218" calcext:value-type="float">
            <text:p>100.395218</text:p>
          </table:table-cell>
          <table:table-cell office:value-type="float" office:value="198.023651" calcext:value-type="float">
            <text:p>198.023651</text:p>
          </table:table-cell>
          <table:table-cell/>
        </table:table-row>
        <table:table-row table:style-name="ro1">
          <table:table-cell office:value-type="float" office:value="135.433202987" calcext:value-type="float">
            <text:p>135.433202987</text:p>
          </table:table-cell>
          <table:table-cell office:value-type="float" office:value="243.01438572" calcext:value-type="float">
            <text:p>243.01438572</text:p>
          </table:table-cell>
          <table:table-cell office:value-type="float" office:value="100.377426" calcext:value-type="float">
            <text:p>100.377426</text:p>
          </table:table-cell>
          <table:table-cell office:value-type="float" office:value="198.11264" calcext:value-type="float">
            <text:p>198.11264</text:p>
          </table:table-cell>
          <table:table-cell/>
        </table:table-row>
        <table:table-row table:style-name="ro1">
          <table:table-cell office:value-type="float" office:value="135.338499062" calcext:value-type="float">
            <text:p>135.338499062</text:p>
          </table:table-cell>
          <table:table-cell office:value-type="float" office:value="243.486296688" calcext:value-type="float">
            <text:p>243.486296688</text:p>
          </table:table-cell>
          <table:table-cell office:value-type="float" office:value="100.359634" calcext:value-type="float">
            <text:p>100.359634</text:p>
          </table:table-cell>
          <table:table-cell office:value-type="float" office:value="198.20163" calcext:value-type="float">
            <text:p>198.20163</text:p>
          </table:table-cell>
          <table:table-cell/>
        </table:table-row>
        <table:table-row table:style-name="ro1">
          <table:table-cell office:value-type="float" office:value="135.245183372" calcext:value-type="float">
            <text:p>135.245183372</text:p>
          </table:table-cell>
          <table:table-cell office:value-type="float" office:value="243.949555927" calcext:value-type="float">
            <text:p>243.949555927</text:p>
          </table:table-cell>
          <table:table-cell office:value-type="float" office:value="100.341843" calcext:value-type="float">
            <text:p>100.341843</text:p>
          </table:table-cell>
          <table:table-cell office:value-type="float" office:value="198.290619" calcext:value-type="float">
            <text:p>198.290619</text:p>
          </table:table-cell>
          <table:table-cell/>
        </table:table-row>
        <table:table-row table:style-name="ro1">
          <table:table-cell office:value-type="float" office:value="135.150754626" calcext:value-type="float">
            <text:p>135.150754626</text:p>
          </table:table-cell>
          <table:table-cell office:value-type="float" office:value="244.417956233" calcext:value-type="float">
            <text:p>244.417956233</text:p>
          </table:table-cell>
          <table:table-cell office:value-type="float" office:value="100.324051" calcext:value-type="float">
            <text:p>100.324051</text:p>
          </table:table-cell>
          <table:table-cell office:value-type="float" office:value="198.379608" calcext:value-type="float">
            <text:p>198.379608</text:p>
          </table:table-cell>
          <table:table-cell/>
        </table:table-row>
        <table:table-row table:style-name="ro1">
          <table:table-cell office:value-type="float" office:value="135.063611359" calcext:value-type="float">
            <text:p>135.063611359</text:p>
          </table:table-cell>
          <table:table-cell office:value-type="float" office:value="244.849429833" calcext:value-type="float">
            <text:p>244.849429833</text:p>
          </table:table-cell>
          <table:table-cell office:value-type="float" office:value="100.306259" calcext:value-type="float">
            <text:p>100.306259</text:p>
          </table:table-cell>
          <table:table-cell office:value-type="float" office:value="198.468597" calcext:value-type="float">
            <text:p>198.468597</text:p>
          </table:table-cell>
          <table:table-cell/>
        </table:table-row>
        <table:table-row table:style-name="ro1">
          <table:table-cell office:value-type="float" office:value="134.972476791" calcext:value-type="float">
            <text:p>134.972476791</text:p>
          </table:table-cell>
          <table:table-cell office:value-type="float" office:value="245.299671593" calcext:value-type="float">
            <text:p>245.299671593</text:p>
          </table:table-cell>
          <table:table-cell office:value-type="float" office:value="100.288467" calcext:value-type="float">
            <text:p>100.288467</text:p>
          </table:table-cell>
          <table:table-cell office:value-type="float" office:value="198.557587" calcext:value-type="float">
            <text:p>198.557587</text:p>
          </table:table-cell>
          <table:table-cell/>
        </table:table-row>
        <table:table-row table:style-name="ro1">
          <table:table-cell office:value-type="float" office:value="134.88570862" calcext:value-type="float">
            <text:p>134.88570862</text:p>
          </table:table-cell>
          <table:table-cell office:value-type="float" office:value="245.727427933" calcext:value-type="float">
            <text:p>245.727427933</text:p>
          </table:table-cell>
          <table:table-cell office:value-type="float" office:value="100.270676" calcext:value-type="float">
            <text:p>100.270676</text:p>
          </table:table-cell>
          <table:table-cell office:value-type="float" office:value="198.646576" calcext:value-type="float">
            <text:p>198.646576</text:p>
          </table:table-cell>
          <table:table-cell/>
        </table:table-row>
        <table:table-row table:style-name="ro1">
          <table:table-cell office:value-type="float" office:value="134.845650901" calcext:value-type="float">
            <text:p>134.845650901</text:p>
          </table:table-cell>
          <table:table-cell office:value-type="float" office:value="245.924853322" calcext:value-type="float">
            <text:p>245.924853322</text:p>
          </table:table-cell>
          <table:table-cell office:value-type="float" office:value="100.252869" calcext:value-type="float">
            <text:p>100.252869</text:p>
          </table:table-cell>
          <table:table-cell office:value-type="float" office:value="198.735565" calcext:value-type="float">
            <text:p>198.735565</text:p>
          </table:table-cell>
          <table:table-cell/>
        </table:table-row>
        <table:table-row table:style-name="ro1">
          <table:table-cell office:value-type="float" office:value="134.761371645" calcext:value-type="float">
            <text:p>134.761371645</text:p>
          </table:table-cell>
          <table:table-cell office:value-type="float" office:value="246.339531189" calcext:value-type="float">
            <text:p>246.339531189</text:p>
          </table:table-cell>
          <table:table-cell office:value-type="float" office:value="100.235077" calcext:value-type="float">
            <text:p>100.235077</text:p>
          </table:table-cell>
          <table:table-cell office:value-type="float" office:value="198.824585" calcext:value-type="float">
            <text:p>198.824585</text:p>
          </table:table-cell>
          <table:table-cell/>
        </table:table-row>
        <table:table-row table:style-name="ro1">
          <table:table-cell office:value-type="float" office:value="134.678778878" calcext:value-type="float">
            <text:p>134.678778878</text:p>
          </table:table-cell>
          <table:table-cell office:value-type="float" office:value="246.745266304" calcext:value-type="float">
            <text:p>246.745266304</text:p>
          </table:table-cell>
          <table:table-cell office:value-type="float" office:value="100.21727" calcext:value-type="float">
            <text:p>100.21727</text:p>
          </table:table-cell>
          <table:table-cell office:value-type="float" office:value="198.913574" calcext:value-type="float">
            <text:p>198.913574</text:p>
          </table:table-cell>
          <table:table-cell/>
        </table:table-row>
        <table:table-row table:style-name="ro1">
          <table:table-cell office:value-type="float" office:value="134.600277129" calcext:value-type="float">
            <text:p>134.600277129</text:p>
          </table:table-cell>
          <table:table-cell office:value-type="float" office:value="247.129938424" calcext:value-type="float">
            <text:p>247.129938424</text:p>
          </table:table-cell>
          <table:table-cell office:value-type="float" office:value="100.199463" calcext:value-type="float">
            <text:p>100.199463</text:p>
          </table:table-cell>
          <table:table-cell office:value-type="float" office:value="199.002594" calcext:value-type="float">
            <text:p>199.002594</text:p>
          </table:table-cell>
          <table:table-cell/>
        </table:table-row>
        <table:table-row table:style-name="ro1">
          <table:table-cell office:value-type="float" office:value="134.518359745" calcext:value-type="float">
            <text:p>134.518359745</text:p>
          </table:table-cell>
          <table:table-cell office:value-type="float" office:value="247.530371882" calcext:value-type="float">
            <text:p>247.530371882</text:p>
          </table:table-cell>
          <table:table-cell office:value-type="float" office:value="100.181671" calcext:value-type="float">
            <text:p>100.181671</text:p>
          </table:table-cell>
          <table:table-cell office:value-type="float" office:value="199.091614" calcext:value-type="float">
            <text:p>199.091614</text:p>
          </table:table-cell>
          <table:table-cell/>
        </table:table-row>
        <table:table-row table:style-name="ro1">
          <table:table-cell office:value-type="float" office:value="134.443101161" calcext:value-type="float">
            <text:p>134.443101161</text:p>
          </table:table-cell>
          <table:table-cell office:value-type="float" office:value="247.897955741" calcext:value-type="float">
            <text:p>247.897955741</text:p>
          </table:table-cell>
          <table:table-cell office:value-type="float" office:value="100.163864" calcext:value-type="float">
            <text:p>100.163864</text:p>
          </table:table-cell>
          <table:table-cell office:value-type="float" office:value="199.180603" calcext:value-type="float">
            <text:p>199.180603</text:p>
          </table:table-cell>
          <table:table-cell/>
        </table:table-row>
        <table:table-row table:style-name="ro1">
          <table:table-cell office:value-type="float" office:value="134.362299673" calcext:value-type="float">
            <text:p>134.362299673</text:p>
          </table:table-cell>
          <table:table-cell office:value-type="float" office:value="248.291670471" calcext:value-type="float">
            <text:p>248.291670471</text:p>
          </table:table-cell>
          <table:table-cell office:value-type="float" office:value="100.146072" calcext:value-type="float">
            <text:p>100.146072</text:p>
          </table:table-cell>
          <table:table-cell office:value-type="float" office:value="199.269623" calcext:value-type="float">
            <text:p>199.269623</text:p>
          </table:table-cell>
          <table:table-cell/>
        </table:table-row>
        <table:table-row table:style-name="ro1">
          <table:table-cell office:value-type="float" office:value="134.290267386" calcext:value-type="float">
            <text:p>134.290267386</text:p>
          </table:table-cell>
          <table:table-cell office:value-type="float" office:value="248.642008654" calcext:value-type="float">
            <text:p>248.642008654</text:p>
          </table:table-cell>
          <table:table-cell office:value-type="float" office:value="100.128265" calcext:value-type="float">
            <text:p>100.128265</text:p>
          </table:table-cell>
          <table:table-cell office:value-type="float" office:value="199.358612" calcext:value-type="float">
            <text:p>199.358612</text:p>
          </table:table-cell>
          <table:table-cell/>
        </table:table-row>
        <table:table-row table:style-name="ro1">
          <table:table-cell office:value-type="float" office:value="134.253742427" calcext:value-type="float">
            <text:p>134.253742427</text:p>
          </table:table-cell>
          <table:table-cell office:value-type="float" office:value="248.819591687" calcext:value-type="float">
            <text:p>248.819591687</text:p>
          </table:table-cell>
          <table:table-cell office:value-type="float" office:value="100.110474" calcext:value-type="float">
            <text:p>100.110474</text:p>
          </table:table-cell>
          <table:table-cell office:value-type="float" office:value="199.447632" calcext:value-type="float">
            <text:p>199.447632</text:p>
          </table:table-cell>
          <table:table-cell/>
        </table:table-row>
        <table:table-row table:style-name="ro1">
          <table:table-cell office:value-type="float" office:value="134.179790593" calcext:value-type="float">
            <text:p>134.179790593</text:p>
          </table:table-cell>
          <table:table-cell office:value-type="float" office:value="249.178875834" calcext:value-type="float">
            <text:p>249.178875834</text:p>
          </table:table-cell>
          <table:table-cell office:value-type="float" office:value="100.092667" calcext:value-type="float">
            <text:p>100.092667</text:p>
          </table:table-cell>
          <table:table-cell office:value-type="float" office:value="199.536621" calcext:value-type="float">
            <text:p>199.536621</text:p>
          </table:table-cell>
          <table:table-cell/>
        </table:table-row>
        <table:table-row table:style-name="ro1">
          <table:table-cell office:value-type="float" office:value="134.109737878" calcext:value-type="float">
            <text:p>134.109737878</text:p>
          </table:table-cell>
          <table:table-cell office:value-type="float" office:value="249.51837243" calcext:value-type="float">
            <text:p>249.51837243</text:p>
          </table:table-cell>
          <table:table-cell office:value-type="float" office:value="100.074875" calcext:value-type="float">
            <text:p>100.074875</text:p>
          </table:table-cell>
          <table:table-cell office:value-type="float" office:value="199.625641" calcext:value-type="float">
            <text:p>199.625641</text:p>
          </table:table-cell>
          <table:table-cell/>
        </table:table-row>
        <table:table-row table:style-name="ro1">
          <table:table-cell office:value-type="float" office:value="134.04135402" calcext:value-type="float">
            <text:p>134.04135402</text:p>
          </table:table-cell>
          <table:table-cell office:value-type="float" office:value="249.849165248" calcext:value-type="float">
            <text:p>249.849165248</text:p>
          </table:table-cell>
          <table:table-cell office:value-type="float" office:value="100.057068" calcext:value-type="float">
            <text:p>100.057068</text:p>
          </table:table-cell>
          <table:table-cell office:value-type="float" office:value="199.714661" calcext:value-type="float">
            <text:p>199.714661</text:p>
          </table:table-cell>
          <table:table-cell/>
        </table:table-row>
        <table:table-row table:style-name="ro1">
          <table:table-cell office:value-type="float" office:value="133.974801581" calcext:value-type="float">
            <text:p>133.974801581</text:p>
          </table:table-cell>
          <table:table-cell office:value-type="float" office:value="250.171077992" calcext:value-type="float">
            <text:p>250.171077992</text:p>
          </table:table-cell>
          <table:table-cell office:value-type="float" office:value="100.039276" calcext:value-type="float">
            <text:p>100.039276</text:p>
          </table:table-cell>
          <table:table-cell office:value-type="float" office:value="199.80365" calcext:value-type="float">
            <text:p>199.80365</text:p>
          </table:table-cell>
          <table:table-cell/>
        </table:table-row>
        <table:table-row table:style-name="ro1">
          <table:table-cell office:value-type="float" office:value="133.909884451" calcext:value-type="float">
            <text:p>133.909884451</text:p>
          </table:table-cell>
          <table:table-cell office:value-type="float" office:value="250.48430492" calcext:value-type="float">
            <text:p>250.48430492</text:p>
          </table:table-cell>
          <table:table-cell office:value-type="float" office:value="100.021469" calcext:value-type="float">
            <text:p>100.021469</text:p>
          </table:table-cell>
          <table:table-cell office:value-type="float" office:value="199.89267" calcext:value-type="float">
            <text:p>199.89267</text:p>
          </table:table-cell>
          <table:table-cell/>
        </table:table-row>
        <table:table-row table:style-name="ro1">
          <table:table-cell office:value-type="float" office:value="133.846799141" calcext:value-type="float">
            <text:p>133.846799141</text:p>
          </table:table-cell>
          <table:table-cell office:value-type="float" office:value="250.788637336" calcext:value-type="float">
            <text:p>250.788637336</text:p>
          </table:table-cell>
          <table:table-cell office:value-type="float" office:value="100.003677" calcext:value-type="float">
            <text:p>100.003677</text:p>
          </table:table-cell>
          <table:table-cell office:value-type="float" office:value="199.981659" calcext:value-type="float">
            <text:p>199.981659</text:p>
          </table:table-cell>
          <table:table-cell/>
        </table:table-row>
        <table:table-row table:style-name="ro1">
          <table:table-cell office:value-type="float" office:value="133.817858215" calcext:value-type="float">
            <text:p>133.817858215</text:p>
          </table:table-cell>
          <table:table-cell office:value-type="float" office:value="250.928243832" calcext:value-type="float">
            <text:p>250.928243832</text:p>
          </table:table-cell>
          <table:table-cell table:number-columns-repeated="3"/>
        </table:table-row>
        <table:table-row table:style-name="ro1">
          <table:table-cell office:value-type="float" office:value="133.7515804" calcext:value-type="float">
            <text:p>133.7515804</text:p>
          </table:table-cell>
          <table:table-cell office:value-type="float" office:value="251.246622107" calcext:value-type="float">
            <text:p>251.246622107</text:p>
          </table:table-cell>
          <table:table-cell table:number-columns-repeated="3"/>
        </table:table-row>
        <table:table-row table:style-name="ro1">
          <table:table-cell office:value-type="float" office:value="133.694741786" calcext:value-type="float">
            <text:p>133.694741786</text:p>
          </table:table-cell>
          <table:table-cell office:value-type="float" office:value="251.519777823" calcext:value-type="float">
            <text:p>251.519777823</text:p>
          </table:table-cell>
          <table:table-cell table:number-columns-repeated="3"/>
        </table:table-row>
        <table:table-row table:style-name="ro1">
          <table:table-cell office:value-type="float" office:value="133.637679194" calcext:value-type="float">
            <text:p>133.637679194</text:p>
          </table:table-cell>
          <table:table-cell office:value-type="float" office:value="251.793236977" calcext:value-type="float">
            <text:p>251.793236977</text:p>
          </table:table-cell>
          <table:table-cell table:number-columns-repeated="3"/>
        </table:table-row>
        <table:table-row table:style-name="ro1">
          <table:table-cell office:value-type="float" office:value="133.582439786" calcext:value-type="float">
            <text:p>133.582439786</text:p>
          </table:table-cell>
          <table:table-cell office:value-type="float" office:value="252.057862814" calcext:value-type="float">
            <text:p>252.057862814</text:p>
          </table:table-cell>
          <table:table-cell table:number-columns-repeated="3"/>
        </table:table-row>
        <table:table-row table:style-name="ro1">
          <table:table-cell office:value-type="float" office:value="133.52900224" calcext:value-type="float">
            <text:p>133.52900224</text:p>
          </table:table-cell>
          <table:table-cell office:value-type="float" office:value="252.313682251" calcext:value-type="float">
            <text:p>252.313682251</text:p>
          </table:table-cell>
          <table:table-cell table:number-columns-repeated="3"/>
        </table:table-row>
        <table:table-row table:style-name="ro1">
          <table:table-cell office:value-type="float" office:value="133.477339491" calcext:value-type="float">
            <text:p>133.477339491</text:p>
          </table:table-cell>
          <table:table-cell office:value-type="float" office:value="252.560717522" calcext:value-type="float">
            <text:p>252.560717522</text:p>
          </table:table-cell>
          <table:table-cell table:number-columns-repeated="3"/>
        </table:table-row>
        <table:table-row table:style-name="ro1">
          <table:table-cell office:value-type="float" office:value="133.427474728" calcext:value-type="float">
            <text:p>133.427474728</text:p>
          </table:table-cell>
          <table:table-cell office:value-type="float" office:value="252.798951042" calcext:value-type="float">
            <text:p>252.798951042</text:p>
          </table:table-cell>
          <table:table-cell table:number-columns-repeated="3"/>
        </table:table-row>
        <table:table-row table:style-name="ro1">
          <table:table-cell office:value-type="float" office:value="133.4032844" calcext:value-type="float">
            <text:p>133.4032844</text:p>
          </table:table-cell>
          <table:table-cell office:value-type="float" office:value="252.914715679" calcext:value-type="float">
            <text:p>252.914715679</text:p>
          </table:table-cell>
          <table:table-cell table:number-columns-repeated="3"/>
        </table:table-row>
        <table:table-row table:style-name="ro1">
          <table:table-cell office:value-type="float" office:value="133.354665026" calcext:value-type="float">
            <text:p>133.354665026</text:p>
          </table:table-cell>
          <table:table-cell office:value-type="float" office:value="253.146598082" calcext:value-type="float">
            <text:p>253.146598082</text:p>
          </table:table-cell>
          <table:table-cell table:number-columns-repeated="3"/>
        </table:table-row>
        <table:table-row table:style-name="ro1">
          <table:table-cell office:value-type="float" office:value="133.306617596" calcext:value-type="float">
            <text:p>133.306617596</text:p>
          </table:table-cell>
          <table:table-cell office:value-type="float" office:value="253.375686201" calcext:value-type="float">
            <text:p>253.375686201</text:p>
          </table:table-cell>
          <table:table-cell table:number-columns-repeated="3"/>
        </table:table-row>
        <table:table-row table:style-name="ro1">
          <table:table-cell office:value-type="float" office:value="133.267282021" calcext:value-type="float">
            <text:p>133.267282021</text:p>
          </table:table-cell>
          <table:table-cell office:value-type="float" office:value="253.563217546" calcext:value-type="float">
            <text:p>253.563217546</text:p>
          </table:table-cell>
          <table:table-cell table:number-columns-repeated="3"/>
        </table:table-row>
        <table:table-row table:style-name="ro1">
          <table:table-cell office:value-type="float" office:value="133.224192283" calcext:value-type="float">
            <text:p>133.224192283</text:p>
          </table:table-cell>
          <table:table-cell office:value-type="float" office:value="253.767976022" calcext:value-type="float">
            <text:p>253.767976022</text:p>
          </table:table-cell>
          <table:table-cell table:number-columns-repeated="3"/>
        </table:table-row>
        <table:table-row table:style-name="ro1">
          <table:table-cell office:value-type="float" office:value="133.184268943" calcext:value-type="float">
            <text:p>133.184268943</text:p>
          </table:table-cell>
          <table:table-cell office:value-type="float" office:value="253.957577506" calcext:value-type="float">
            <text:p>253.957577506</text:p>
          </table:table-cell>
          <table:table-cell table:number-columns-repeated="3"/>
        </table:table-row>
        <table:table-row table:style-name="ro1">
          <table:table-cell office:value-type="float" office:value="133.143870367" calcext:value-type="float">
            <text:p>133.143870367</text:p>
          </table:table-cell>
          <table:table-cell office:value-type="float" office:value="254.149430053" calcext:value-type="float">
            <text:p>254.149430053</text:p>
          </table:table-cell>
          <table:table-cell table:number-columns-repeated="3"/>
        </table:table-row>
        <table:table-row table:style-name="ro1">
          <table:table-cell office:value-type="float" office:value="133.127865324" calcext:value-type="float">
            <text:p>133.127865324</text:p>
          </table:table-cell>
          <table:table-cell office:value-type="float" office:value="254.225532418" calcext:value-type="float">
            <text:p>254.225532418</text:p>
          </table:table-cell>
          <table:table-cell table:number-columns-repeated="3"/>
        </table:table-row>
        <table:table-row table:style-name="ro1">
          <table:table-cell office:value-type="float" office:value="133.092626404" calcext:value-type="float">
            <text:p>133.092626404</text:p>
          </table:table-cell>
          <table:table-cell office:value-type="float" office:value="254.393151615" calcext:value-type="float">
            <text:p>254.393151615</text:p>
          </table:table-cell>
          <table:table-cell table:number-columns-repeated="3"/>
        </table:table-row>
        <table:table-row table:style-name="ro1">
          <table:table-cell office:value-type="float" office:value="133.05713061" calcext:value-type="float">
            <text:p>133.05713061</text:p>
          </table:table-cell>
          <table:table-cell office:value-type="float" office:value="254.561650803" calcext:value-type="float">
            <text:p>254.561650803</text:p>
          </table:table-cell>
          <table:table-cell table:number-columns-repeated="3"/>
        </table:table-row>
        <table:table-row table:style-name="ro1">
          <table:table-cell office:value-type="float" office:value="133.025590513" calcext:value-type="float">
            <text:p>133.025590513</text:p>
          </table:table-cell>
          <table:table-cell office:value-type="float" office:value="254.711202362" calcext:value-type="float">
            <text:p>254.711202362</text:p>
          </table:table-cell>
          <table:table-cell table:number-columns-repeated="3"/>
        </table:table-row>
        <table:table-row table:style-name="ro1">
          <table:table-cell office:value-type="float" office:value="132.996907736" calcext:value-type="float">
            <text:p>132.996907736</text:p>
          </table:table-cell>
          <table:table-cell office:value-type="float" office:value="254.847658952" calcext:value-type="float">
            <text:p>254.847658952</text:p>
          </table:table-cell>
          <table:table-cell table:number-columns-repeated="3"/>
        </table:table-row>
        <table:table-row table:style-name="ro1">
          <table:table-cell office:value-type="float" office:value="132.969987026" calcext:value-type="float">
            <text:p>132.969987026</text:p>
          </table:table-cell>
          <table:table-cell office:value-type="float" office:value="254.975776491" calcext:value-type="float">
            <text:p>254.975776491</text:p>
          </table:table-cell>
          <table:table-cell table:number-columns-repeated="3"/>
        </table:table-row>
        <table:table-row table:style-name="ro1">
          <table:table-cell office:value-type="float" office:value="132.94400965" calcext:value-type="float">
            <text:p>132.94400965</text:p>
          </table:table-cell>
          <table:table-cell office:value-type="float" office:value="255.099335167" calcext:value-type="float">
            <text:p>255.099335167</text:p>
          </table:table-cell>
          <table:table-cell table:number-columns-repeated="3"/>
        </table:table-row>
        <table:table-row table:style-name="ro1">
          <table:table-cell office:value-type="float" office:value="132.931745721" calcext:value-type="float">
            <text:p>132.931745721</text:p>
          </table:table-cell>
          <table:table-cell office:value-type="float" office:value="255.157851246" calcext:value-type="float">
            <text:p>255.157851246</text:p>
          </table:table-cell>
          <table:table-cell table:number-columns-repeated="3"/>
        </table:table-row>
        <table:table-row table:style-name="ro1">
          <table:table-cell office:value-type="float" office:value="132.907811251" calcext:value-type="float">
            <text:p>132.907811251</text:p>
          </table:table-cell>
          <table:table-cell office:value-type="float" office:value="255.271638331" calcext:value-type="float">
            <text:p>255.271638331</text:p>
          </table:table-cell>
          <table:table-cell table:number-columns-repeated="3"/>
        </table:table-row>
        <table:table-row table:style-name="ro1">
          <table:table-cell office:value-type="float" office:value="132.887189251" calcext:value-type="float">
            <text:p>132.887189251</text:p>
          </table:table-cell>
          <table:table-cell office:value-type="float" office:value="255.370025345" calcext:value-type="float">
            <text:p>255.370025345</text:p>
          </table:table-cell>
          <table:table-cell table:number-columns-repeated="3"/>
        </table:table-row>
        <table:table-row table:style-name="ro1">
          <table:table-cell office:value-type="float" office:value="132.867220347" calcext:value-type="float">
            <text:p>132.867220347</text:p>
          </table:table-cell>
          <table:table-cell office:value-type="float" office:value="255.465721555" calcext:value-type="float">
            <text:p>255.465721555</text:p>
          </table:table-cell>
          <table:table-cell table:number-columns-repeated="3"/>
        </table:table-row>
        <table:table-row table:style-name="ro1">
          <table:table-cell office:value-type="float" office:value="132.850199287" calcext:value-type="float">
            <text:p>132.850199287</text:p>
          </table:table-cell>
          <table:table-cell office:value-type="float" office:value="255.547192169" calcext:value-type="float">
            <text:p>255.547192169</text:p>
          </table:table-cell>
          <table:table-cell table:number-columns-repeated="3"/>
        </table:table-row>
        <table:table-row table:style-name="ro1">
          <table:table-cell office:value-type="float" office:value="132.834568196" calcext:value-type="float">
            <text:p>132.834568196</text:p>
          </table:table-cell>
          <table:table-cell office:value-type="float" office:value="255.622639654" calcext:value-type="float">
            <text:p>255.622639654</text:p>
          </table:table-cell>
          <table:table-cell table:number-columns-repeated="3"/>
        </table:table-row>
        <table:table-row table:style-name="ro1">
          <table:table-cell office:value-type="float" office:value="132.820752065" calcext:value-type="float">
            <text:p>132.820752065</text:p>
          </table:table-cell>
          <table:table-cell office:value-type="float" office:value="255.689479777" calcext:value-type="float">
            <text:p>255.689479777</text:p>
          </table:table-cell>
          <table:table-cell table:number-columns-repeated="3"/>
        </table:table-row>
        <table:table-row table:style-name="ro1">
          <table:table-cell office:value-type="float" office:value="132.80884889" calcext:value-type="float">
            <text:p>132.80884889</text:p>
          </table:table-cell>
          <table:table-cell office:value-type="float" office:value="255.74754519" calcext:value-type="float">
            <text:p>255.74754519</text:p>
          </table:table-cell>
          <table:table-cell table:number-columns-repeated="3"/>
        </table:table-row>
        <table:table-row table:style-name="ro1">
          <table:table-cell office:value-type="float" office:value="132.798608735" calcext:value-type="float">
            <text:p>132.798608735</text:p>
          </table:table-cell>
          <table:table-cell office:value-type="float" office:value="255.798272099" calcext:value-type="float">
            <text:p>255.798272099</text:p>
          </table:table-cell>
          <table:table-cell table:number-columns-repeated="3"/>
        </table:table-row>
        <table:table-row table:style-name="ro1">
          <table:table-cell office:value-type="float" office:value="132.79421367" calcext:value-type="float">
            <text:p>132.79421367</text:p>
          </table:table-cell>
          <table:table-cell office:value-type="float" office:value="255.820713924" calcext:value-type="float">
            <text:p>255.820713924</text:p>
          </table:table-cell>
          <table:table-cell table:number-columns-repeated="3"/>
        </table:table-row>
        <table:table-row table:style-name="ro1">
          <table:table-cell office:value-type="float" office:value="132.787544159" calcext:value-type="float">
            <text:p>132.787544159</text:p>
          </table:table-cell>
          <table:table-cell office:value-type="float" office:value="255.855311626" calcext:value-type="float">
            <text:p>255.855311626</text:p>
          </table:table-cell>
          <table:table-cell table:number-columns-repeated="3"/>
        </table:table-row>
        <table:table-row table:style-name="ro1">
          <table:table-cell office:value-type="float" office:value="132.782459103" calcext:value-type="float">
            <text:p>132.782459103</text:p>
          </table:table-cell>
          <table:table-cell office:value-type="float" office:value="255.882435493" calcext:value-type="float">
            <text:p>255.882435493</text:p>
          </table:table-cell>
          <table:table-cell table:number-columns-repeated="3"/>
        </table:table-row>
        <table:table-row table:style-name="ro1">
          <table:table-cell office:value-type="float" office:value="132.779378777" calcext:value-type="float">
            <text:p>132.779378777</text:p>
          </table:table-cell>
          <table:table-cell office:value-type="float" office:value="255.900761481" calcext:value-type="float">
            <text:p>255.900761481</text:p>
          </table:table-cell>
          <table:table-cell table:number-columns-repeated="3"/>
        </table:table-row>
        <table:table-row table:style-name="ro1">
          <table:table-cell office:value-type="float" office:value="132.777304057" calcext:value-type="float">
            <text:p>132.777304057</text:p>
          </table:table-cell>
          <table:table-cell office:value-type="float" office:value="255.911524665" calcext:value-type="float">
            <text:p>255.911524665</text:p>
          </table:table-cell>
          <table:table-cell table:number-columns-repeated="3"/>
        </table:table-row>
        <table:table-row table:style-name="ro1">
          <table:table-cell office:value-type="float" office:value="132.775291728" calcext:value-type="float">
            <text:p>132.775291728</text:p>
          </table:table-cell>
          <table:table-cell office:value-type="float" office:value="255.91800258" calcext:value-type="float">
            <text:p>255.91800258</text:p>
          </table:table-cell>
          <table:table-cell table:number-columns-repeated="3"/>
        </table:table-row>
        <table:table-row table:style-name="ro1">
          <table:table-cell office:value-type="float" office:value="132.774048272" calcext:value-type="float">
            <text:p>132.774048272</text:p>
          </table:table-cell>
          <table:table-cell office:value-type="float" office:value="255.922200397" calcext:value-type="float">
            <text:p>255.922200397</text:p>
          </table:table-cell>
          <table:table-cell table:number-columns-repeated="3"/>
        </table:table-row>
        <table:table-row table:style-name="ro1">
          <table:table-cell office:value-type="float" office:value="132.773664416" calcext:value-type="float">
            <text:p>132.773664416</text:p>
          </table:table-cell>
          <table:table-cell office:value-type="float" office:value="255.923806881" calcext:value-type="float">
            <text:p>255.923806881</text:p>
          </table:table-cell>
          <table:table-cell table:number-columns-repeated="3"/>
        </table:table-row>
        <table:table-row table:style-name="ro1">
          <table:table-cell office:value-type="float" office:value="132.773132185" calcext:value-type="float">
            <text:p>132.773132185</text:p>
          </table:table-cell>
          <table:table-cell office:value-type="float" office:value="255.926366134" calcext:value-type="float">
            <text:p>255.926366134</text:p>
          </table:table-cell>
          <table:table-cell table:number-columns-repeated="3"/>
        </table:table-row>
        <table:table-row table:style-name="ro1">
          <table:table-cell office:value-type="float" office:value="132.772771724" calcext:value-type="float">
            <text:p>132.772771724</text:p>
          </table:table-cell>
          <table:table-cell office:value-type="float" office:value="255.928334836" calcext:value-type="float">
            <text:p>255.928334836</text:p>
          </table:table-cell>
          <table:table-cell table:number-columns-repeated="3"/>
        </table:table-row>
        <table:table-row table:style-name="ro1">
          <table:table-cell office:value-type="float" office:value="132.772468216" calcext:value-type="float">
            <text:p>132.772468216</text:p>
          </table:table-cell>
          <table:table-cell office:value-type="float" office:value="255.930151517" calcext:value-type="float">
            <text:p>255.930151517</text:p>
          </table:table-cell>
          <table:table-cell table:number-columns-repeated="3"/>
        </table:table-row>
        <table:table-row table:style-name="ro1">
          <table:table-cell office:value-type="float" office:value="132.772181179" calcext:value-type="float">
            <text:p>132.772181179</text:p>
          </table:table-cell>
          <table:table-cell office:value-type="float" office:value="255.931883555" calcext:value-type="float">
            <text:p>255.931883555</text:p>
          </table:table-cell>
          <table:table-cell table:number-columns-repeated="3"/>
        </table:table-row>
        <table:table-row table:style-name="ro1">
          <table:table-cell office:value-type="float" office:value="132.771903958" calcext:value-type="float">
            <text:p>132.771903958</text:p>
          </table:table-cell>
          <table:table-cell office:value-type="float" office:value="255.933579527" calcext:value-type="float">
            <text:p>255.933579527</text:p>
          </table:table-cell>
          <table:table-cell table:number-columns-repeated="3"/>
        </table:table-row>
        <table:table-row table:style-name="ro1">
          <table:table-cell office:value-type="float" office:value="132.771864176" calcext:value-type="float">
            <text:p>132.771864176</text:p>
          </table:table-cell>
          <table:table-cell office:value-type="float" office:value="255.934256403" calcext:value-type="float">
            <text:p>255.934256403</text:p>
          </table:table-cell>
          <table:table-cell table:number-columns-repeated="3"/>
        </table:table-row>
        <table:table-row table:style-name="ro1">
          <table:table-cell office:value-type="float" office:value="132.771829257" calcext:value-type="float">
            <text:p>132.771829257</text:p>
          </table:table-cell>
          <table:table-cell office:value-type="float" office:value="255.934425477" calcext:value-type="float">
            <text:p>255.934425477</text:p>
          </table:table-cell>
          <table:table-cell table:number-columns-repeated="3"/>
        </table:table-row>
        <table:table-row table:style-name="ro1">
          <table:table-cell office:value-type="float" office:value="132.771746003" calcext:value-type="float">
            <text:p>132.771746003</text:p>
          </table:table-cell>
          <table:table-cell office:value-type="float" office:value="255.934658" calcext:value-type="float">
            <text:p>255.934658</text:p>
          </table:table-cell>
          <table:table-cell table:number-columns-repeated="3"/>
        </table:table-row>
        <table:table-row table:style-name="ro1">
          <table:table-cell office:value-type="float" office:value="132.771720955" calcext:value-type="float">
            <text:p>132.771720955</text:p>
          </table:table-cell>
          <table:table-cell office:value-type="float" office:value="255.934817436" calcext:value-type="float">
            <text:p>255.934817436</text:p>
          </table:table-cell>
          <table:table-cell table:number-columns-repeated="3"/>
        </table:table-row>
        <table:table-row table:style-name="ro1">
          <table:table-cell office:value-type="float" office:value="132.771732833" calcext:value-type="float">
            <text:p>132.771732833</text:p>
          </table:table-cell>
          <table:table-cell office:value-type="float" office:value="255.934854154" calcext:value-type="float">
            <text:p>255.934854154</text:p>
          </table:table-cell>
          <table:table-cell table:number-columns-repeated="3"/>
        </table:table-row>
        <table:table-row table:style-name="ro1">
          <table:table-cell office:value-type="float" office:value="132.77175232" calcext:value-type="float">
            <text:p>132.77175232</text:p>
          </table:table-cell>
          <table:table-cell office:value-type="float" office:value="255.934812316" calcext:value-type="float">
            <text:p>255.934812316</text:p>
          </table:table-cell>
          <table:table-cell table:number-columns-repeated="3"/>
        </table:table-row>
        <table:table-row table:style-name="ro1">
          <table:table-cell office:value-type="float" office:value="132.771776469" calcext:value-type="float">
            <text:p>132.771776469</text:p>
          </table:table-cell>
          <table:table-cell office:value-type="float" office:value="255.934737624" calcext:value-type="float">
            <text:p>255.934737624</text:p>
          </table:table-cell>
          <table:table-cell table:number-columns-repeated="3"/>
        </table:table-row>
        <table:table-row table:style-name="ro1">
          <table:table-cell office:value-type="float" office:value="132.77179991" calcext:value-type="float">
            <text:p>132.77179991</text:p>
          </table:table-cell>
          <table:table-cell office:value-type="float" office:value="255.93465345" calcext:value-type="float">
            <text:p>255.93465345</text:p>
          </table:table-cell>
          <table:table-cell table:number-columns-repeated="3"/>
        </table:table-row>
        <table:table-row table:style-name="ro1">
          <table:table-cell office:value-type="float" office:value="132.771821148" calcext:value-type="float">
            <text:p>132.771821148</text:p>
          </table:table-cell>
          <table:table-cell office:value-type="float" office:value="255.93456855" calcext:value-type="float">
            <text:p>255.93456855</text:p>
          </table:table-cell>
          <table:table-cell table:number-columns-repeated="3"/>
        </table:table-row>
        <table:table-row table:style-name="ro1">
          <table:table-cell office:value-type="float" office:value="132.771829554" calcext:value-type="float">
            <text:p>132.771829554</text:p>
          </table:table-cell>
          <table:table-cell office:value-type="float" office:value="255.934529831" calcext:value-type="float">
            <text:p>255.934529831</text:p>
          </table:table-cell>
          <table:table-cell table:number-columns-repeated="3"/>
        </table:table-row>
        <table:table-row table:style-name="ro1">
          <table:table-cell office:value-type="float" office:value="132.771848101" calcext:value-type="float">
            <text:p>132.771848101</text:p>
          </table:table-cell>
          <table:table-cell office:value-type="float" office:value="255.934451312" calcext:value-type="float">
            <text:p>255.934451312</text:p>
          </table:table-cell>
          <table:table-cell table:number-columns-repeated="3"/>
        </table:table-row>
        <table:table-row table:style-name="ro1">
          <table:table-cell office:value-type="float" office:value="132.771865325" calcext:value-type="float">
            <text:p>132.771865325</text:p>
          </table:table-cell>
          <table:table-cell office:value-type="float" office:value="255.934380913" calcext:value-type="float">
            <text:p>255.934380913</text:p>
          </table:table-cell>
          <table:table-cell table:number-columns-repeated="3"/>
        </table:table-row>
        <table:table-row table:style-name="ro1">
          <table:table-cell office:value-type="float" office:value="132.771880752" calcext:value-type="float">
            <text:p>132.771880752</text:p>
          </table:table-cell>
          <table:table-cell office:value-type="float" office:value="255.934311308" calcext:value-type="float">
            <text:p>255.934311308</text:p>
          </table:table-cell>
          <table:table-cell table:number-columns-repeated="3"/>
        </table:table-row>
        <table:table-row table:style-name="ro1">
          <table:table-cell office:value-type="float" office:value="132.771896545" calcext:value-type="float">
            <text:p>132.771896545</text:p>
          </table:table-cell>
          <table:table-cell office:value-type="float" office:value="255.934249153" calcext:value-type="float">
            <text:p>255.934249153</text:p>
          </table:table-cell>
          <table:table-cell table:number-columns-repeated="3"/>
        </table:table-row>
        <table:table-row table:style-name="ro1">
          <table:table-cell office:value-type="float" office:value="132.771909369" calcext:value-type="float">
            <text:p>132.771909369</text:p>
          </table:table-cell>
          <table:table-cell office:value-type="float" office:value="255.934196201" calcext:value-type="float">
            <text:p>255.934196201</text:p>
          </table:table-cell>
          <table:table-cell table:number-columns-repeated="3"/>
        </table:table-row>
        <table:table-row table:style-name="ro1">
          <table:table-cell office:value-type="float" office:value="132.771922041" calcext:value-type="float">
            <text:p>132.771922041</text:p>
          </table:table-cell>
          <table:table-cell office:value-type="float" office:value="255.934143128" calcext:value-type="float">
            <text:p>255.934143128</text:p>
          </table:table-cell>
          <table:table-cell table:number-columns-repeated="3"/>
        </table:table-row>
        <table:table-row table:style-name="ro1">
          <table:table-cell office:value-type="float" office:value="132.771934317" calcext:value-type="float">
            <text:p>132.771934317</text:p>
          </table:table-cell>
          <table:table-cell office:value-type="float" office:value="255.934098246" calcext:value-type="float">
            <text:p>255.934098246</text:p>
          </table:table-cell>
          <table:table-cell table:number-columns-repeated="3"/>
        </table:table-row>
        <table:table-row table:style-name="ro1">
          <table:table-cell office:value-type="float" office:value="132.771944693" calcext:value-type="float">
            <text:p>132.771944693</text:p>
          </table:table-cell>
          <table:table-cell office:value-type="float" office:value="255.934055978" calcext:value-type="float">
            <text:p>255.934055978</text:p>
          </table:table-cell>
          <table:table-cell table:number-columns-repeated="3"/>
        </table:table-row>
        <table:table-row table:style-name="ro1">
          <table:table-cell office:value-type="float" office:value="132.771949439" calcext:value-type="float">
            <text:p>132.771949439</text:p>
          </table:table-cell>
          <table:table-cell office:value-type="float" office:value="255.934037252" calcext:value-type="float">
            <text:p>255.934037252</text:p>
          </table:table-cell>
          <table:table-cell table:number-columns-repeated="3"/>
        </table:table-row>
        <table:table-row table:style-name="ro1">
          <table:table-cell office:value-type="float" office:value="132.771958348" calcext:value-type="float">
            <text:p>132.771958348</text:p>
          </table:table-cell>
          <table:table-cell office:value-type="float" office:value="255.933999897" calcext:value-type="float">
            <text:p>255.933999897</text:p>
          </table:table-cell>
          <table:table-cell table:number-columns-repeated="3"/>
        </table:table-row>
        <table:table-row table:style-name="ro1">
          <table:table-cell office:value-type="float" office:value="132.771962533" calcext:value-type="float">
            <text:p>132.771962533</text:p>
          </table:table-cell>
          <table:table-cell office:value-type="float" office:value="255.93395996" calcext:value-type="float">
            <text:p>255.93395996</text:p>
          </table:table-cell>
          <table:table-cell table:number-columns-repeated="3"/>
        </table:table-row>
        <table:table-row table:style-name="ro1">
          <table:table-cell office:value-type="float" office:value="132.771966275" calcext:value-type="float">
            <text:p>132.771966275</text:p>
          </table:table-cell>
          <table:table-cell office:value-type="float" office:value="255.933928117" calcext:value-type="float">
            <text:p>255.933928117</text:p>
          </table:table-cell>
          <table:table-cell table:number-columns-repeated="3"/>
        </table:table-row>
        <table:table-row table:style-name="ro1">
          <table:table-cell office:value-type="float" office:value="132.771971901" calcext:value-type="float">
            <text:p>132.771971901</text:p>
          </table:table-cell>
          <table:table-cell office:value-type="float" office:value="255.933897757" calcext:value-type="float">
            <text:p>255.933897757</text:p>
          </table:table-cell>
          <table:table-cell table:number-columns-repeated="3"/>
        </table:table-row>
        <table:table-row table:style-name="ro1">
          <table:table-cell office:value-type="float" office:value="132.771969416" calcext:value-type="float">
            <text:p>132.771969416</text:p>
          </table:table-cell>
          <table:table-cell office:value-type="float" office:value="255.933861022" calcext:value-type="float">
            <text:p>255.933861022</text:p>
          </table:table-cell>
          <table:table-cell table:number-columns-repeated="3"/>
        </table:table-row>
        <table:table-row table:style-name="ro1">
          <table:table-cell office:value-type="float" office:value="132.771965166" calcext:value-type="float">
            <text:p>132.771965166</text:p>
          </table:table-cell>
          <table:table-cell office:value-type="float" office:value="255.933822354" calcext:value-type="float">
            <text:p>255.933822354</text:p>
          </table:table-cell>
          <table:table-cell table:number-columns-repeated="3"/>
        </table:table-row>
        <table:table-row table:style-name="ro1">
          <table:table-cell office:value-type="float" office:value="132.77196341" calcext:value-type="float">
            <text:p>132.77196341</text:p>
          </table:table-cell>
          <table:table-cell office:value-type="float" office:value="255.933805256" calcext:value-type="float">
            <text:p>255.933805256</text:p>
          </table:table-cell>
          <table:table-cell table:number-columns-repeated="3"/>
        </table:table-row>
        <table:table-row table:style-name="ro1">
          <table:table-cell office:value-type="float" office:value="132.771961672" calcext:value-type="float">
            <text:p>132.771961672</text:p>
          </table:table-cell>
          <table:table-cell office:value-type="float" office:value="255.933770986" calcext:value-type="float">
            <text:p>255.933770986</text:p>
          </table:table-cell>
          <table:table-cell table:number-columns-repeated="3"/>
        </table:table-row>
        <table:table-row table:style-name="ro1">
          <table:table-cell office:value-type="float" office:value="132.771960925" calcext:value-type="float">
            <text:p>132.771960925</text:p>
          </table:table-cell>
          <table:table-cell office:value-type="float" office:value="255.933739243" calcext:value-type="float">
            <text:p>255.933739243</text:p>
          </table:table-cell>
          <table:table-cell table:number-columns-repeated="3"/>
        </table:table-row>
        <table:table-row table:style-name="ro1">
          <table:table-cell office:value-type="float" office:value="132.771959572" calcext:value-type="float">
            <text:p>132.771959572</text:p>
          </table:table-cell>
          <table:table-cell office:value-type="float" office:value="255.933709524" calcext:value-type="float">
            <text:p>255.933709524</text:p>
          </table:table-cell>
          <table:table-cell table:number-columns-repeated="3"/>
        </table:table-row>
        <table:table-row table:style-name="ro1">
          <table:table-cell office:value-type="float" office:value="132.771958737" calcext:value-type="float">
            <text:p>132.771958737</text:p>
          </table:table-cell>
          <table:table-cell office:value-type="float" office:value="255.933682848" calcext:value-type="float">
            <text:p>255.933682848</text:p>
          </table:table-cell>
          <table:table-cell table:number-columns-repeated="3"/>
        </table:table-row>
        <table:table-row table:style-name="ro1">
          <table:table-cell office:value-type="float" office:value="132.771958865" calcext:value-type="float">
            <text:p>132.771958865</text:p>
          </table:table-cell>
          <table:table-cell office:value-type="float" office:value="255.933659847" calcext:value-type="float">
            <text:p>255.933659847</text:p>
          </table:table-cell>
          <table:table-cell table:number-columns-repeated="3"/>
        </table:table-row>
        <table:table-row table:style-name="ro1">
          <table:table-cell office:value-type="float" office:value="132.77195887" calcext:value-type="float">
            <text:p>132.77195887</text:p>
          </table:table-cell>
          <table:table-cell office:value-type="float" office:value="255.93363716" calcext:value-type="float">
            <text:p>255.93363716</text:p>
          </table:table-cell>
          <table:table-cell table:number-columns-repeated="3"/>
        </table:table-row>
        <table:table-row table:style-name="ro1">
          <table:table-cell office:value-type="float" office:value="132.771958784" calcext:value-type="float">
            <text:p>132.771958784</text:p>
          </table:table-cell>
          <table:table-cell office:value-type="float" office:value="255.933628225" calcext:value-type="float">
            <text:p>255.933628225</text:p>
          </table:table-cell>
          <table:table-cell table:number-columns-repeated="3"/>
        </table:table-row>
        <table:table-row table:style-name="ro1">
          <table:table-cell office:value-type="float" office:value="132.771958392" calcext:value-type="float">
            <text:p>132.771958392</text:p>
          </table:table-cell>
          <table:table-cell office:value-type="float" office:value="255.93361063" calcext:value-type="float">
            <text:p>255.93361063</text:p>
          </table:table-cell>
          <table:table-cell table:number-columns-repeated="3"/>
        </table:table-row>
        <table:table-row table:style-name="ro1">
          <table:table-cell office:value-type="float" office:value="132.771958024" calcext:value-type="float">
            <text:p>132.771958024</text:p>
          </table:table-cell>
          <table:table-cell office:value-type="float" office:value="255.933594668" calcext:value-type="float">
            <text:p>255.933594668</text:p>
          </table:table-cell>
          <table:table-cell table:number-columns-repeated="3"/>
        </table:table-row>
        <table:table-row table:style-name="ro1">
          <table:table-cell office:value-type="float" office:value="132.771957931" calcext:value-type="float">
            <text:p>132.771957931</text:p>
          </table:table-cell>
          <table:table-cell office:value-type="float" office:value="255.933580282" calcext:value-type="float">
            <text:p>255.933580282</text:p>
          </table:table-cell>
          <table:table-cell table:number-columns-repeated="3"/>
        </table:table-row>
        <table:table-row table:style-name="ro1">
          <table:table-cell office:value-type="float" office:value="132.771957452" calcext:value-type="float">
            <text:p>132.771957452</text:p>
          </table:table-cell>
          <table:table-cell office:value-type="float" office:value="255.93356744" calcext:value-type="float">
            <text:p>255.93356744</text:p>
          </table:table-cell>
          <table:table-cell table:number-columns-repeated="3"/>
        </table:table-row>
        <table:table-row table:style-name="ro1">
          <table:table-cell office:value-type="float" office:value="132.771957577" calcext:value-type="float">
            <text:p>132.771957577</text:p>
          </table:table-cell>
          <table:table-cell office:value-type="float" office:value="255.933555471" calcext:value-type="float">
            <text:p>255.933555471</text:p>
          </table:table-cell>
          <table:table-cell table:number-columns-repeated="3"/>
        </table:table-row>
        <table:table-row table:style-name="ro1">
          <table:table-cell office:value-type="float" office:value="132.771957244" calcext:value-type="float">
            <text:p>132.771957244</text:p>
          </table:table-cell>
          <table:table-cell office:value-type="float" office:value="255.93354545" calcext:value-type="float">
            <text:p>255.93354545</text:p>
          </table:table-cell>
          <table:table-cell table:number-columns-repeated="3"/>
        </table:table-row>
        <table:table-row table:style-name="ro1">
          <table:table-cell office:value-type="float" office:value="132.771957505" calcext:value-type="float">
            <text:p>132.771957505</text:p>
          </table:table-cell>
          <table:table-cell office:value-type="float" office:value="255.933536009" calcext:value-type="float">
            <text:p>255.933536009</text:p>
          </table:table-cell>
          <table:table-cell table:number-columns-repeated="3"/>
        </table:table-row>
        <table:table-row table:style-name="ro1">
          <table:table-cell office:value-type="float" office:value="132.771957301" calcext:value-type="float">
            <text:p>132.771957301</text:p>
          </table:table-cell>
          <table:table-cell office:value-type="float" office:value="255.93353173" calcext:value-type="float">
            <text:p>255.93353173</text:p>
          </table:table-cell>
          <table:table-cell table:number-columns-repeated="3"/>
        </table:table-row>
        <table:table-row table:style-name="ro1">
          <table:table-cell office:value-type="float" office:value="132.771957795" calcext:value-type="float">
            <text:p>132.771957795</text:p>
          </table:table-cell>
          <table:table-cell office:value-type="float" office:value="255.933523524" calcext:value-type="float">
            <text:p>255.933523524</text:p>
          </table:table-cell>
          <table:table-cell table:number-columns-repeated="3"/>
        </table:table-row>
        <table:table-row table:style-name="ro1">
          <table:table-cell office:value-type="float" office:value="132.771958086" calcext:value-type="float">
            <text:p>132.771958086</text:p>
          </table:table-cell>
          <table:table-cell office:value-type="float" office:value="255.933516565" calcext:value-type="float">
            <text:p>255.933516565</text:p>
          </table:table-cell>
          <table:table-cell table:number-columns-repeated="3"/>
        </table:table-row>
        <table:table-row table:style-name="ro1">
          <table:table-cell office:value-type="float" office:value="132.771958351" calcext:value-type="float">
            <text:p>132.771958351</text:p>
          </table:table-cell>
          <table:table-cell office:value-type="float" office:value="255.933510078" calcext:value-type="float">
            <text:p>255.933510078</text:p>
          </table:table-cell>
          <table:table-cell table:number-columns-repeated="3"/>
        </table:table-row>
        <table:table-row table:style-name="ro1">
          <table:table-cell office:value-type="float" office:value="132.771959035" calcext:value-type="float">
            <text:p>132.771959035</text:p>
          </table:table-cell>
          <table:table-cell office:value-type="float" office:value="255.933504375" calcext:value-type="float">
            <text:p>255.933504375</text:p>
          </table:table-cell>
          <table:table-cell table:number-columns-repeated="3"/>
        </table:table-row>
        <table:table-row table:style-name="ro1">
          <table:table-cell office:value-type="float" office:value="132.77195969" calcext:value-type="float">
            <text:p>132.77195969</text:p>
          </table:table-cell>
          <table:table-cell office:value-type="float" office:value="255.933499049" calcext:value-type="float">
            <text:p>255.933499049</text:p>
          </table:table-cell>
          <table:table-cell table:number-columns-repeated="3"/>
        </table:table-row>
        <table:table-row table:style-name="ro1">
          <table:table-cell office:value-type="float" office:value="132.771959988" calcext:value-type="float">
            <text:p>132.771959988</text:p>
          </table:table-cell>
          <table:table-cell office:value-type="float" office:value="255.93349399" calcext:value-type="float">
            <text:p>255.93349399</text:p>
          </table:table-cell>
          <table:table-cell table:number-columns-repeated="3"/>
        </table:table-row>
        <table:table-row table:style-name="ro1">
          <table:table-cell office:value-type="float" office:value="132.771960562" calcext:value-type="float">
            <text:p>132.771960562</text:p>
          </table:table-cell>
          <table:table-cell office:value-type="float" office:value="255.933491984" calcext:value-type="float">
            <text:p>255.933491984</text:p>
          </table:table-cell>
          <table:table-cell table:number-columns-repeated="3"/>
        </table:table-row>
        <table:table-row table:style-name="ro1">
          <table:table-cell office:value-type="float" office:value="132.771961216" calcext:value-type="float">
            <text:p>132.771961216</text:p>
          </table:table-cell>
          <table:table-cell office:value-type="float" office:value="255.933487669" calcext:value-type="float">
            <text:p>255.933487669</text:p>
          </table:table-cell>
          <table:table-cell table:number-columns-repeated="3"/>
        </table:table-row>
        <table:table-row table:style-name="ro1">
          <table:table-cell office:value-type="float" office:value="132.771961567" calcext:value-type="float">
            <text:p>132.771961567</text:p>
          </table:table-cell>
          <table:table-cell office:value-type="float" office:value="255.933483504" calcext:value-type="float">
            <text:p>255.933483504</text:p>
          </table:table-cell>
          <table:table-cell table:number-columns-repeated="3"/>
        </table:table-row>
        <table:table-row table:style-name="ro1">
          <table:table-cell office:value-type="float" office:value="132.77196219" calcext:value-type="float">
            <text:p>132.77196219</text:p>
          </table:table-cell>
          <table:table-cell office:value-type="float" office:value="255.933479711" calcext:value-type="float">
            <text:p>255.933479711</text:p>
          </table:table-cell>
          <table:table-cell table:number-columns-repeated="3"/>
        </table:table-row>
        <table:table-row table:style-name="ro1">
          <table:table-cell office:value-type="float" office:value="132.771962791" calcext:value-type="float">
            <text:p>132.771962791</text:p>
          </table:table-cell>
          <table:table-cell office:value-type="float" office:value="255.933476079" calcext:value-type="float">
            <text:p>255.933476079</text:p>
          </table:table-cell>
          <table:table-cell table:number-columns-repeated="3"/>
        </table:table-row>
        <table:table-row table:style-name="ro1">
          <table:table-cell office:value-type="float" office:value="132.771963438" calcext:value-type="float">
            <text:p>132.771963438</text:p>
          </table:table-cell>
          <table:table-cell office:value-type="float" office:value="255.933472726" calcext:value-type="float">
            <text:p>255.933472726</text:p>
          </table:table-cell>
          <table:table-cell table:number-columns-repeated="3"/>
        </table:table-row>
        <table:table-row table:style-name="ro1">
          <table:table-cell office:value-type="float" office:value="132.771964174" calcext:value-type="float">
            <text:p>132.771964174</text:p>
          </table:table-cell>
          <table:table-cell office:value-type="float" office:value="255.93346951" calcext:value-type="float">
            <text:p>255.93346951</text:p>
          </table:table-cell>
          <table:table-cell table:number-columns-repeated="3"/>
        </table:table-row>
        <table:table-row table:style-name="ro1">
          <table:table-cell office:value-type="float" office:value="132.771965004" calcext:value-type="float">
            <text:p>132.771965004</text:p>
          </table:table-cell>
          <table:table-cell office:value-type="float" office:value="255.933466336" calcext:value-type="float">
            <text:p>255.933466336</text:p>
          </table:table-cell>
          <table:table-cell table:number-columns-repeated="3"/>
        </table:table-row>
        <table:table-row table:style-name="ro1">
          <table:table-cell office:value-type="float" office:value="132.771965076" calcext:value-type="float">
            <text:p>132.771965076</text:p>
          </table:table-cell>
          <table:table-cell office:value-type="float" office:value="255.933464784" calcext:value-type="float">
            <text:p>255.933464784</text:p>
          </table:table-cell>
          <table:table-cell table:number-columns-repeated="3"/>
        </table:table-row>
        <table:table-row table:style-name="ro1">
          <table:table-cell office:value-type="float" office:value="132.771966107" calcext:value-type="float">
            <text:p>132.771966107</text:p>
          </table:table-cell>
          <table:table-cell office:value-type="float" office:value="255.933461792" calcext:value-type="float">
            <text:p>255.933461792</text:p>
          </table:table-cell>
          <table:table-cell table:number-columns-repeated="3"/>
        </table:table-row>
        <table:table-row table:style-name="ro1">
          <table:table-cell office:value-type="float" office:value="132.771966911" calcext:value-type="float">
            <text:p>132.771966911</text:p>
          </table:table-cell>
          <table:table-cell office:value-type="float" office:value="255.933459067" calcext:value-type="float">
            <text:p>255.933459067</text:p>
          </table:table-cell>
          <table:table-cell table:number-columns-repeated="3"/>
        </table:table-row>
        <table:table-row table:style-name="ro1">
          <table:table-cell office:value-type="float" office:value="132.771967662" calcext:value-type="float">
            <text:p>132.771967662</text:p>
          </table:table-cell>
          <table:table-cell office:value-type="float" office:value="255.93345643" calcext:value-type="float">
            <text:p>255.93345643</text:p>
          </table:table-cell>
          <table:table-cell table:number-columns-repeated="3"/>
        </table:table-row>
        <table:table-row table:style-name="ro1">
          <table:table-cell office:value-type="float" office:value="132.771969391" calcext:value-type="float">
            <text:p>132.771969391</text:p>
          </table:table-cell>
          <table:table-cell office:value-type="float" office:value="255.933454832" calcext:value-type="float">
            <text:p>255.933454832</text:p>
          </table:table-cell>
          <table:table-cell table:number-columns-repeated="3"/>
        </table:table-row>
        <table:table-row table:style-name="ro1">
          <table:table-cell office:value-type="float" office:value="132.77197036" calcext:value-type="float">
            <text:p>132.77197036</text:p>
          </table:table-cell>
          <table:table-cell office:value-type="float" office:value="255.933452835" calcext:value-type="float">
            <text:p>255.933452835</text:p>
          </table:table-cell>
          <table:table-cell table:number-columns-repeated="3"/>
        </table:table-row>
        <table:table-row table:style-name="ro1">
          <table:table-cell office:value-type="float" office:value="132.771971879" calcext:value-type="float">
            <text:p>132.771971879</text:p>
          </table:table-cell>
          <table:table-cell office:value-type="float" office:value="255.933451538" calcext:value-type="float">
            <text:p>255.933451538</text:p>
          </table:table-cell>
          <table:table-cell table:number-columns-repeated="3"/>
        </table:table-row>
        <table:table-row table:style-name="ro1">
          <table:table-cell office:value-type="float" office:value="132.771972118" calcext:value-type="float">
            <text:p>132.771972118</text:p>
          </table:table-cell>
          <table:table-cell office:value-type="float" office:value="255.93345072" calcext:value-type="float">
            <text:p>255.93345072</text:p>
          </table:table-cell>
          <table:table-cell table:number-columns-repeated="3"/>
        </table:table-row>
        <table:table-row table:style-name="ro1">
          <table:table-cell office:value-type="float" office:value="132.771973427" calcext:value-type="float">
            <text:p>132.771973427</text:p>
          </table:table-cell>
          <table:table-cell office:value-type="float" office:value="255.933449213" calcext:value-type="float">
            <text:p>255.933449213</text:p>
          </table:table-cell>
          <table:table-cell table:number-columns-repeated="3"/>
        </table:table-row>
        <table:table-row table:style-name="ro1">
          <table:table-cell office:value-type="float" office:value="132.771974255" calcext:value-type="float">
            <text:p>132.771974255</text:p>
          </table:table-cell>
          <table:table-cell office:value-type="float" office:value="255.933447385" calcext:value-type="float">
            <text:p>255.933447385</text:p>
          </table:table-cell>
          <table:table-cell table:number-columns-repeated="3"/>
        </table:table-row>
        <table:table-row table:style-name="ro1">
          <table:table-cell office:value-type="float" office:value="132.771975277" calcext:value-type="float">
            <text:p>132.771975277</text:p>
          </table:table-cell>
          <table:table-cell office:value-type="float" office:value="255.933446053" calcext:value-type="float">
            <text:p>255.933446053</text:p>
          </table:table-cell>
          <table:table-cell table:number-columns-repeated="3"/>
        </table:table-row>
        <table:table-row table:style-name="ro1">
          <table:table-cell office:value-type="float" office:value="132.771976494" calcext:value-type="float">
            <text:p>132.771976494</text:p>
          </table:table-cell>
          <table:table-cell office:value-type="float" office:value="255.933444715" calcext:value-type="float">
            <text:p>255.933444715</text:p>
          </table:table-cell>
          <table:table-cell table:number-columns-repeated="3"/>
        </table:table-row>
        <table:table-row table:style-name="ro1">
          <table:table-cell office:value-type="float" office:value="132.771977702" calcext:value-type="float">
            <text:p>132.771977702</text:p>
          </table:table-cell>
          <table:table-cell office:value-type="float" office:value="255.933443472" calcext:value-type="float">
            <text:p>255.933443472</text:p>
          </table:table-cell>
          <table:table-cell table:number-columns-repeated="3"/>
        </table:table-row>
        <table:table-row table:style-name="ro1">
          <table:table-cell office:value-type="float" office:value="132.771978589" calcext:value-type="float">
            <text:p>132.771978589</text:p>
          </table:table-cell>
          <table:table-cell office:value-type="float" office:value="255.933442055" calcext:value-type="float">
            <text:p>255.933442055</text:p>
          </table:table-cell>
          <table:table-cell table:number-columns-repeated="3"/>
        </table:table-row>
        <table:table-row table:style-name="ro1">
          <table:table-cell office:value-type="float" office:value="132.771979296" calcext:value-type="float">
            <text:p>132.771979296</text:p>
          </table:table-cell>
          <table:table-cell office:value-type="float" office:value="255.933441485" calcext:value-type="float">
            <text:p>255.933441485</text:p>
          </table:table-cell>
          <table:table-cell table:number-columns-repeated="3"/>
        </table:table-row>
        <table:table-row table:style-name="ro1">
          <table:table-cell office:value-type="float" office:value="132.771980226" calcext:value-type="float">
            <text:p>132.771980226</text:p>
          </table:table-cell>
          <table:table-cell office:value-type="float" office:value="255.933440123" calcext:value-type="float">
            <text:p>255.933440123</text:p>
          </table:table-cell>
          <table:table-cell table:number-columns-repeated="3"/>
        </table:table-row>
        <table:table-row table:style-name="ro1">
          <table:table-cell office:value-type="float" office:value="132.771981619" calcext:value-type="float">
            <text:p>132.771981619</text:p>
          </table:table-cell>
          <table:table-cell office:value-type="float" office:value="255.933439078" calcext:value-type="float">
            <text:p>255.933439078</text:p>
          </table:table-cell>
          <table:table-cell table:number-columns-repeated="3"/>
        </table:table-row>
        <table:table-row table:style-name="ro1">
          <table:table-cell office:value-type="float" office:value="132.771982758" calcext:value-type="float">
            <text:p>132.771982758</text:p>
          </table:table-cell>
          <table:table-cell office:value-type="float" office:value="255.933438327" calcext:value-type="float">
            <text:p>255.933438327</text:p>
          </table:table-cell>
          <table:table-cell table:number-columns-repeated="3"/>
        </table:table-row>
        <table:table-row table:style-name="ro1">
          <table:table-cell office:value-type="float" office:value="132.77198417" calcext:value-type="float">
            <text:p>132.77198417</text:p>
          </table:table-cell>
          <table:table-cell office:value-type="float" office:value="255.933437242" calcext:value-type="float">
            <text:p>255.933437242</text:p>
          </table:table-cell>
          <table:table-cell table:number-columns-repeated="3"/>
        </table:table-row>
        <table:table-row table:style-name="ro1">
          <table:table-cell office:value-type="float" office:value="132.771985094" calcext:value-type="float">
            <text:p>132.771985094</text:p>
          </table:table-cell>
          <table:table-cell office:value-type="float" office:value="255.933436137" calcext:value-type="float">
            <text:p>255.933436137</text:p>
          </table:table-cell>
          <table:table-cell table:number-columns-repeated="3"/>
        </table:table-row>
        <table:table-row table:style-name="ro1">
          <table:table-cell office:value-type="float" office:value="132.771986222" calcext:value-type="float">
            <text:p>132.771986222</text:p>
          </table:table-cell>
          <table:table-cell office:value-type="float" office:value="255.933434781" calcext:value-type="float">
            <text:p>255.933434781</text:p>
          </table:table-cell>
          <table:table-cell table:number-columns-repeated="3"/>
        </table:table-row>
        <table:table-row table:style-name="ro1">
          <table:table-cell office:value-type="float" office:value="132.771986616" calcext:value-type="float">
            <text:p>132.771986616</text:p>
          </table:table-cell>
          <table:table-cell office:value-type="float" office:value="255.933434229" calcext:value-type="float">
            <text:p>255.933434229</text:p>
          </table:table-cell>
          <table:table-cell table:number-columns-repeated="3"/>
        </table:table-row>
        <table:table-row table:style-name="ro1">
          <table:table-cell office:value-type="float" office:value="132.771988404" calcext:value-type="float">
            <text:p>132.771988404</text:p>
          </table:table-cell>
          <table:table-cell office:value-type="float" office:value="255.933433882" calcext:value-type="float">
            <text:p>255.933433882</text:p>
          </table:table-cell>
          <table:table-cell table:number-columns-repeated="3"/>
        </table:table-row>
        <table:table-row table:style-name="ro1">
          <table:table-cell office:value-type="float" office:value="132.771989227" calcext:value-type="float">
            <text:p>132.771989227</text:p>
          </table:table-cell>
          <table:table-cell office:value-type="float" office:value="255.933432571" calcext:value-type="float">
            <text:p>255.933432571</text:p>
          </table:table-cell>
          <table:table-cell table:number-columns-repeated="3"/>
        </table:table-row>
        <table:table-row table:style-name="ro1">
          <table:table-cell office:value-type="float" office:value="132.77199036" calcext:value-type="float">
            <text:p>132.77199036</text:p>
          </table:table-cell>
          <table:table-cell office:value-type="float" office:value="255.933431789" calcext:value-type="float">
            <text:p>255.933431789</text:p>
          </table:table-cell>
          <table:table-cell table:number-columns-repeated="3"/>
        </table:table-row>
        <table:table-row table:style-name="ro1">
          <table:table-cell office:value-type="float" office:value="132.771991905" calcext:value-type="float">
            <text:p>132.771991905</text:p>
          </table:table-cell>
          <table:table-cell office:value-type="float" office:value="255.933431109" calcext:value-type="float">
            <text:p>255.933431109</text:p>
          </table:table-cell>
          <table:table-cell table:number-columns-repeated="3"/>
        </table:table-row>
        <table:table-row table:style-name="ro1">
          <table:table-cell office:value-type="float" office:value="132.771993063" calcext:value-type="float">
            <text:p>132.771993063</text:p>
          </table:table-cell>
          <table:table-cell office:value-type="float" office:value="255.933430473" calcext:value-type="float">
            <text:p>255.933430473</text:p>
          </table:table-cell>
          <table:table-cell table:number-columns-repeated="3"/>
        </table:table-row>
        <table:table-row table:style-name="ro1">
          <table:table-cell office:value-type="float" office:value="132.771994035" calcext:value-type="float">
            <text:p>132.771994035</text:p>
          </table:table-cell>
          <table:table-cell office:value-type="float" office:value="255.933429465" calcext:value-type="float">
            <text:p>255.933429465</text:p>
          </table:table-cell>
          <table:table-cell table:number-columns-repeated="3"/>
        </table:table-row>
        <table:table-row table:style-name="ro1">
          <table:table-cell office:value-type="float" office:value="132.771995255" calcext:value-type="float">
            <text:p>132.771995255</text:p>
          </table:table-cell>
          <table:table-cell office:value-type="float" office:value="255.933428202" calcext:value-type="float">
            <text:p>255.933428202</text:p>
          </table:table-cell>
          <table:table-cell table:number-columns-repeated="3"/>
        </table:table-row>
        <table:table-row table:style-name="ro1">
          <table:table-cell office:value-type="float" office:value="132.77199659" calcext:value-type="float">
            <text:p>132.77199659</text:p>
          </table:table-cell>
          <table:table-cell office:value-type="float" office:value="255.9334276" calcext:value-type="float">
            <text:p>255.9334276</text:p>
          </table:table-cell>
          <table:table-cell table:number-columns-repeated="3"/>
        </table:table-row>
        <table:table-row table:style-name="ro1">
          <table:table-cell office:value-type="float" office:value="132.771997139" calcext:value-type="float">
            <text:p>132.771997139</text:p>
          </table:table-cell>
          <table:table-cell office:value-type="float" office:value="255.933427194" calcext:value-type="float">
            <text:p>255.933427194</text:p>
          </table:table-cell>
          <table:table-cell table:number-columns-repeated="3"/>
        </table:table-row>
        <table:table-row table:style-name="ro1">
          <table:table-cell office:value-type="float" office:value="132.771998431" calcext:value-type="float">
            <text:p>132.771998431</text:p>
          </table:table-cell>
          <table:table-cell office:value-type="float" office:value="255.933426205" calcext:value-type="float">
            <text:p>255.933426205</text:p>
          </table:table-cell>
          <table:table-cell table:number-columns-repeated="3"/>
        </table:table-row>
        <table:table-row table:style-name="ro1">
          <table:table-cell office:value-type="float" office:value="132.771999706" calcext:value-type="float">
            <text:p>132.771999706</text:p>
          </table:table-cell>
          <table:table-cell office:value-type="float" office:value="255.9334255" calcext:value-type="float">
            <text:p>255.9334255</text:p>
          </table:table-cell>
          <table:table-cell table:number-columns-repeated="3"/>
        </table:table-row>
        <table:table-row table:style-name="ro1">
          <table:table-cell office:value-type="float" office:value="132.772001246" calcext:value-type="float">
            <text:p>132.772001246</text:p>
          </table:table-cell>
          <table:table-cell office:value-type="float" office:value="255.933425059" calcext:value-type="float">
            <text:p>255.933425059</text:p>
          </table:table-cell>
          <table:table-cell table:number-columns-repeated="3"/>
        </table:table-row>
        <table:table-row table:style-name="ro1">
          <table:table-cell office:value-type="float" office:value="132.772002157" calcext:value-type="float">
            <text:p>132.772002157</text:p>
          </table:table-cell>
          <table:table-cell office:value-type="float" office:value="255.93342429" calcext:value-type="float">
            <text:p>255.93342429</text:p>
          </table:table-cell>
          <table:table-cell table:number-columns-repeated="3"/>
        </table:table-row>
        <table:table-row table:style-name="ro1">
          <table:table-cell office:value-type="float" office:value="132.772003384" calcext:value-type="float">
            <text:p>132.772003384</text:p>
          </table:table-cell>
          <table:table-cell office:value-type="float" office:value="255.933423087" calcext:value-type="float">
            <text:p>255.933423087</text:p>
          </table:table-cell>
          <table:table-cell table:number-columns-repeated="3"/>
        </table:table-row>
        <table:table-row table:style-name="ro1">
          <table:table-cell office:value-type="float" office:value="132.772004908" calcext:value-type="float">
            <text:p>132.772004908</text:p>
          </table:table-cell>
          <table:table-cell office:value-type="float" office:value="255.933422611" calcext:value-type="float">
            <text:p>255.933422611</text:p>
          </table:table-cell>
          <table:table-cell table:number-columns-repeated="3"/>
        </table:table-row>
        <table:table-row table:style-name="ro1">
          <table:table-cell office:value-type="float" office:value="132.772005839" calcext:value-type="float">
            <text:p>132.772005839</text:p>
          </table:table-cell>
          <table:table-cell office:value-type="float" office:value="255.933421448" calcext:value-type="float">
            <text:p>255.933421448</text:p>
          </table:table-cell>
          <table:table-cell table:number-columns-repeated="3"/>
        </table:table-row>
        <table:table-row table:style-name="ro1">
          <table:table-cell office:value-type="float" office:value="132.772006419" calcext:value-type="float">
            <text:p>132.772006419</text:p>
          </table:table-cell>
          <table:table-cell office:value-type="float" office:value="255.933421119" calcext:value-type="float">
            <text:p>255.933421119</text:p>
          </table:table-cell>
          <table:table-cell table:number-columns-repeated="3"/>
        </table:table-row>
        <table:table-row table:style-name="ro1">
          <table:table-cell office:value-type="float" office:value="132.772007986" calcext:value-type="float">
            <text:p>132.772007986</text:p>
          </table:table-cell>
          <table:table-cell office:value-type="float" office:value="255.933420522" calcext:value-type="float">
            <text:p>255.933420522</text:p>
          </table:table-cell>
          <table:table-cell table:number-columns-repeated="3"/>
        </table:table-row>
        <table:table-row table:style-name="ro1">
          <table:table-cell office:value-type="float" office:value="132.772009252" calcext:value-type="float">
            <text:p>132.772009252</text:p>
          </table:table-cell>
          <table:table-cell office:value-type="float" office:value="255.933420032" calcext:value-type="float">
            <text:p>255.933420032</text:p>
          </table:table-cell>
          <table:table-cell table:number-columns-repeated="3"/>
        </table:table-row>
        <table:table-row table:style-name="ro1">
          <table:table-cell office:value-type="float" office:value="132.772010153" calcext:value-type="float">
            <text:p>132.772010153</text:p>
          </table:table-cell>
          <table:table-cell office:value-type="float" office:value="255.933419255" calcext:value-type="float">
            <text:p>255.933419255</text:p>
          </table:table-cell>
          <table:table-cell table:number-columns-repeated="3"/>
        </table:table-row>
        <table:table-row table:style-name="ro1">
          <table:table-cell office:value-type="float" office:value="132.772011388" calcext:value-type="float">
            <text:p>132.772011388</text:p>
          </table:table-cell>
          <table:table-cell office:value-type="float" office:value="255.933418066" calcext:value-type="float">
            <text:p>255.9334180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9:52:09.180677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2:41:23.83657591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5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27cm" svg:height="12.79cm" xlink:href=".." xlink:type="simple" chart:class="chart:scatter" chart:style-name="ch1">
        <chart:legend chart:legend-position="end" svg:x="14.12cm" svg:y="5.821cm" style:legend-expansion="high" chart:style-name="ch2"/>
        <chart:plot-area chart:style-name="ch3" table:cell-range-address="Sheet1.A1:Sheet1.B709 Sheet1.D1:Sheet1.D709" svg:x="0.374cm" svg:y="0.23cm" svg:width="13.485cm" svg:height="12.28cm">
          <chartooo:coordinate-region svg:x="1.189cm" svg:y="0.443cm" svg:width="12.387cm" svg:height="11.3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09" chart:class="chart:scatter">
            <chart:domain table:cell-range-address="Sheet1.A1:Sheet1.A709"/>
            <chart:data-point chart:repeated="709"/>
          </chart:series>
          <chart:series chart:style-name="ch7" chart:values-cell-range-address="Sheet1.D1:Sheet1.D709" chart:class="chart:scatter">
            <chart:domain table:cell-range-address="Sheet1.C1:Sheet1.C709"/>
            <chart:data-point chart:repeated="7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9125753172">
                <text:p>0.00319125753172</text:p>
                <draw:g>
                  <svg:desc>Sheet1.A1:Sheet1.A709</svg:desc>
                </draw:g>
              </table:table-cell>
              <table:table-cell office:value-type="float" office:value="0.00286314048392">
                <text:p>0.00286314048392</text:p>
                <draw:g>
                  <svg:desc>Sheet1.B1:Sheet1.B709</svg:desc>
                </draw:g>
              </table:table-cell>
              <table:table-cell office:value-type="float" office:value="NaN">
                <text:p>NaN</text:p>
                <draw:g>
                  <svg:desc>Sheet1.C1:Sheet1.C709</svg:desc>
                </draw:g>
              </table:table-cell>
              <table:table-cell office:value-type="float" office:value="NaN">
                <text:p>NaN</text:p>
                <draw:g>
                  <svg:desc>Sheet1.D1:Sheet1.D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19457402325">
                <text:p>0.00319457402325</text:p>
              </table:table-cell>
              <table:table-cell office:value-type="float" office:value="0.00286599846624">
                <text:p>0.00286599846624</text:p>
              </table:table-cell>
              <table:table-cell office:value-type="float" office:value="0.00000800000000111822">
                <text:p>0.00000800000000111822</text:p>
              </table:table-cell>
              <table:table-cell office:value-type="float" office:value="0.0000310000000069976">
                <text:p>0.0000310000000069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9913856252">
                <text:p>0.00319913856252</text:p>
              </table:table-cell>
              <table:table-cell office:value-type="float" office:value="0.00287017778238">
                <text:p>0.00287017778238</text:p>
              </table:table-cell>
              <table:table-cell office:value-type="float" office:value="0.0367359999999977">
                <text:p>0.0367359999999977</text:p>
              </table:table-cell>
              <table:table-cell office:value-type="float" office:value="0.0220640000000003">
                <text:p>0.022064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0366828721">
                <text:p>0.00320366828721</text:p>
              </table:table-cell>
              <table:table-cell office:value-type="float" office:value="0.00287436864549">
                <text:p>0.00287436864549</text:p>
              </table:table-cell>
              <table:table-cell office:value-type="float" office:value="0.0734629999999967">
                <text:p>0.0734629999999967</text:p>
              </table:table-cell>
              <table:table-cell office:value-type="float" office:value="0.0440979999999911">
                <text:p>0.0440979999999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0854549906">
                <text:p>0.00320854549906</text:p>
              </table:table-cell>
              <table:table-cell office:value-type="float" office:value="0.00287871324473">
                <text:p>0.00287871324473</text:p>
              </table:table-cell>
              <table:table-cell office:value-type="float" office:value="0.110191">
                <text:p>0.110191</text:p>
              </table:table-cell>
              <table:table-cell office:value-type="float" office:value="0.0661320000000103">
                <text:p>0.066132000000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1082836858">
                <text:p>0.00321082836858</text:p>
              </table:table-cell>
              <table:table-cell office:value-type="float" office:value="0.00288088535986">
                <text:p>0.00288088535986</text:p>
              </table:table-cell>
              <table:table-cell office:value-type="float" office:value="0.146918999999997">
                <text:p>0.146918999999997</text:p>
              </table:table-cell>
              <table:table-cell office:value-type="float" office:value="0.0881650000000036">
                <text:p>0.0881650000000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1545992856">
                <text:p>0.00321545992856</text:p>
              </table:table-cell>
              <table:table-cell office:value-type="float" office:value="0.00288502389617">
                <text:p>0.00288502389617</text:p>
              </table:table-cell>
              <table:table-cell office:value-type="float" office:value="0.183647000000001">
                <text:p>0.183647000000001</text:p>
              </table:table-cell>
              <table:table-cell office:value-type="float" office:value="0.110198999999994">
                <text:p>0.110198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2016336367">
                <text:p>0.00322016336367</text:p>
              </table:table-cell>
              <table:table-cell office:value-type="float" office:value="0.0028892569394">
                <text:p>0.0028892569394</text:p>
              </table:table-cell>
              <table:table-cell office:value-type="float" office:value="0.220374999999997">
                <text:p>0.220374999999997</text:p>
              </table:table-cell>
              <table:table-cell office:value-type="float" office:value="0.132233000000014">
                <text:p>0.1322330000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2473947587">
                <text:p>0.00322473947587</text:p>
              </table:table-cell>
              <table:table-cell office:value-type="float" office:value="0.00289341010457">
                <text:p>0.00289341010457</text:p>
              </table:table-cell>
              <table:table-cell office:value-type="float" office:value="0.257103000000001">
                <text:p>0.257103000000001</text:p>
              </table:table-cell>
              <table:table-cell office:value-type="float" office:value="0.154266000000007">
                <text:p>0.154266000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2940052493">
                <text:p>0.00322940052493</text:p>
              </table:table-cell>
              <table:table-cell office:value-type="float" office:value="0.00289765414139">
                <text:p>0.00289765414139</text:p>
              </table:table-cell>
              <table:table-cell office:value-type="float" office:value="0.293830999999997">
                <text:p>0.293830999999997</text:p>
              </table:table-cell>
              <table:table-cell office:value-type="float" office:value="0.176299999999998">
                <text:p>0.1762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3401370041">
                <text:p>0.00323401370041</text:p>
              </table:table-cell>
              <table:table-cell office:value-type="float" office:value="0.00290178873232">
                <text:p>0.00290178873232</text:p>
              </table:table-cell>
              <table:table-cell office:value-type="float" office:value="0.330559000000001">
                <text:p>0.330559000000001</text:p>
              </table:table-cell>
              <table:table-cell office:value-type="float" office:value="0.198333999999988">
                <text:p>0.198333999999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3862886399">
                <text:p>0.00323862886399</text:p>
              </table:table-cell>
              <table:table-cell office:value-type="float" office:value="0.0029060227213">
                <text:p>0.0029060227213</text:p>
              </table:table-cell>
              <table:table-cell office:value-type="float" office:value="0.367286999999998">
                <text:p>0.367286999999998</text:p>
              </table:table-cell>
              <table:table-cell office:value-type="float" office:value="0.22036700000001">
                <text:p>0.220367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4318951409">
                <text:p>0.00324318951409</text:p>
              </table:table-cell>
              <table:table-cell office:value-type="float" office:value="0.00291004323593">
                <text:p>0.00291004323593</text:p>
              </table:table-cell>
              <table:table-cell office:value-type="float" office:value="0.404015000000001">
                <text:p>0.404015000000001</text:p>
              </table:table-cell>
              <table:table-cell office:value-type="float" office:value="0.242401000000001">
                <text:p>0.242401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4558882599">
                <text:p>0.00324558882599</text:p>
              </table:table-cell>
              <table:table-cell office:value-type="float" office:value="0.00291215580225">
                <text:p>0.00291215580225</text:p>
              </table:table-cell>
              <table:table-cell office:value-type="float" office:value="0.440742">
                <text:p>0.440742</text:p>
              </table:table-cell>
              <table:table-cell office:value-type="float" office:value="0.264434999999992">
                <text:p>0.264434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5015318638">
                <text:p>0.00325015318638</text:p>
              </table:table-cell>
              <table:table-cell office:value-type="float" office:value="0.00291638915849">
                <text:p>0.00291638915849</text:p>
              </table:table-cell>
              <table:table-cell office:value-type="float" office:value="0.477469999999997">
                <text:p>0.477469999999997</text:p>
              </table:table-cell>
              <table:table-cell office:value-type="float" office:value="0.286469000000011">
                <text:p>0.28646900000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25499816893">
                <text:p>0.00325499816893</text:p>
              </table:table-cell>
              <table:table-cell office:value-type="float" office:value="0.00292068652043">
                <text:p>0.00292068652043</text:p>
              </table:table-cell>
              <table:table-cell office:value-type="float" office:value="0.514198">
                <text:p>0.514198</text:p>
              </table:table-cell>
              <table:table-cell office:value-type="float" office:value="0.308502000000004">
                <text:p>0.308502000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25938051928">
                <text:p>0.00325938051928</text:p>
              </table:table-cell>
              <table:table-cell office:value-type="float" office:value="0.00292475167654">
                <text:p>0.00292475167654</text:p>
              </table:table-cell>
              <table:table-cell office:value-type="float" office:value="0.550925999999997">
                <text:p>0.550925999999997</text:p>
              </table:table-cell>
              <table:table-cell office:value-type="float" office:value="0.330535999999995">
                <text:p>0.330535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26411995777">
                <text:p>0.00326411995777</text:p>
              </table:table-cell>
              <table:table-cell office:value-type="float" office:value="0.00292909446639">
                <text:p>0.00292909446639</text:p>
              </table:table-cell>
              <table:table-cell office:value-type="float" office:value="0.587654000000001">
                <text:p>0.587654000000001</text:p>
              </table:table-cell>
              <table:table-cell office:value-type="float" office:value="0.352569999999986">
                <text:p>0.352569999999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26880217866">
                <text:p>0.00326880217866</text:p>
              </table:table-cell>
              <table:table-cell office:value-type="float" office:value="0.00293327536484">
                <text:p>0.00293327536484</text:p>
              </table:table-cell>
              <table:table-cell office:value-type="float" office:value="0.624381999999997">
                <text:p>0.624381999999997</text:p>
              </table:table-cell>
              <table:table-cell office:value-type="float" office:value="0.374603000000008">
                <text:p>0.37460300000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27382303879">
                <text:p>0.00327382303879</text:p>
              </table:table-cell>
              <table:table-cell office:value-type="float" office:value="0.0029378398721">
                <text:p>0.0029378398721</text:p>
              </table:table-cell>
              <table:table-cell office:value-type="float" office:value="0.661110000000001">
                <text:p>0.661110000000001</text:p>
              </table:table-cell>
              <table:table-cell office:value-type="float" office:value="0.396636999999998">
                <text:p>0.396636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27590939727">
                <text:p>0.00327590939727</text:p>
              </table:table-cell>
              <table:table-cell office:value-type="float" office:value="0.00293965496652">
                <text:p>0.00293965496652</text:p>
              </table:table-cell>
              <table:table-cell office:value-type="float" office:value="0.697837999999997">
                <text:p>0.697837999999997</text:p>
              </table:table-cell>
              <table:table-cell office:value-type="float" office:value="0.418670999999989">
                <text:p>0.418670999999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8047075032">
                <text:p>0.00328047075032</text:p>
              </table:table-cell>
              <table:table-cell office:value-type="float" office:value="0.0029437348249">
                <text:p>0.0029437348249</text:p>
              </table:table-cell>
              <table:table-cell office:value-type="float" office:value="0.734566000000001">
                <text:p>0.734566000000001</text:p>
              </table:table-cell>
              <table:table-cell office:value-type="float" office:value="0.440719999999999">
                <text:p>0.44071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491287421">
                <text:p>0.00328491287421</text:p>
              </table:table-cell>
              <table:table-cell office:value-type="float" office:value="0.00294795041251">
                <text:p>0.00294795041251</text:p>
              </table:table-cell>
              <table:table-cell office:value-type="float" office:value="0.771293999999998">
                <text:p>0.771293999999998</text:p>
              </table:table-cell>
              <table:table-cell office:value-type="float" office:value="0.462752999999992">
                <text:p>0.462752999999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28945780622">
                <text:p>0.00328945780622</text:p>
              </table:table-cell>
              <table:table-cell office:value-type="float" office:value="0.00295190899777">
                <text:p>0.00295190899777</text:p>
              </table:table-cell>
              <table:table-cell office:value-type="float" office:value="0.808022000000001">
                <text:p>0.808022000000001</text:p>
              </table:table-cell>
              <table:table-cell office:value-type="float" office:value="0.484802000000002">
                <text:p>0.484802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29435437025">
                <text:p>0.00329435437025</text:p>
              </table:table-cell>
              <table:table-cell office:value-type="float" office:value="0.00295630417027">
                <text:p>0.00295630417027</text:p>
              </table:table-cell>
              <table:table-cell office:value-type="float" office:value="0.844749">
                <text:p>0.844749</text:p>
              </table:table-cell>
              <table:table-cell office:value-type="float" office:value="0.506835999999993">
                <text:p>0.50683599999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29917876351">
                <text:p>0.00329917876351</text:p>
              </table:table-cell>
              <table:table-cell office:value-type="float" office:value="0.0029606415352">
                <text:p>0.0029606415352</text:p>
              </table:table-cell>
              <table:table-cell office:value-type="float" office:value="0.881476999999997">
                <text:p>0.881476999999997</text:p>
              </table:table-cell>
              <table:table-cell office:value-type="float" office:value="0.528885000000003">
                <text:p>0.528885000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30359975786">
                <text:p>0.00330359975786</text:p>
              </table:table-cell>
              <table:table-cell office:value-type="float" office:value="0.00296473134937">
                <text:p>0.00296473134937</text:p>
              </table:table-cell>
              <table:table-cell office:value-type="float" office:value="0.918205">
                <text:p>0.918205</text:p>
              </table:table-cell>
              <table:table-cell office:value-type="float" office:value="0.550918999999993">
                <text:p>0.550918999999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08299036">
                <text:p>0.003308299036</text:p>
              </table:table-cell>
              <table:table-cell office:value-type="float" office:value="0.00296897121926">
                <text:p>0.00296897121926</text:p>
              </table:table-cell>
              <table:table-cell office:value-type="float" office:value="0.954932999999997">
                <text:p>0.954932999999997</text:p>
              </table:table-cell>
              <table:table-cell office:value-type="float" office:value="0.572968000000003">
                <text:p>0.572968000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1055704434">
                <text:p>0.00331055704434</text:p>
              </table:table-cell>
              <table:table-cell office:value-type="float" office:value="0.00297104913788">
                <text:p>0.00297104913788</text:p>
              </table:table-cell>
              <table:table-cell office:value-type="float" office:value="0.991661">
                <text:p>0.991661</text:p>
              </table:table-cell>
              <table:table-cell office:value-type="float" office:value="0.595000999999996">
                <text:p>0.5950009999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31522814556">
                <text:p>0.00331522814556</text:p>
              </table:table-cell>
              <table:table-cell office:value-type="float" office:value="0.00297525078351">
                <text:p>0.00297525078351</text:p>
              </table:table-cell>
              <table:table-cell office:value-type="float" office:value="1.028389">
                <text:p>1.028389</text:p>
              </table:table-cell>
              <table:table-cell office:value-type="float" office:value="0.617050000000006">
                <text:p>0.617050000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31993185107">
                <text:p>0.00331993185107</text:p>
              </table:table-cell>
              <table:table-cell office:value-type="float" office:value="0.00297957311287">
                <text:p>0.00297957311287</text:p>
              </table:table-cell>
              <table:table-cell office:value-type="float" office:value="1.065117">
                <text:p>1.065117</text:p>
              </table:table-cell>
              <table:table-cell office:value-type="float" office:value="0.639083999999997">
                <text:p>0.63908399999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2441812086">
                <text:p>0.00332441812086</text:p>
              </table:table-cell>
              <table:table-cell office:value-type="float" office:value="0.00298360716831">
                <text:p>0.00298360716831</text:p>
              </table:table-cell>
              <table:table-cell office:value-type="float" office:value="1.101845">
                <text:p>1.101845</text:p>
              </table:table-cell>
              <table:table-cell office:value-type="float" office:value="0.661133000000007">
                <text:p>0.661133000000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2905485831">
                <text:p>0.00332905485831</text:p>
              </table:table-cell>
              <table:table-cell office:value-type="float" office:value="0.00298765823359">
                <text:p>0.00298765823359</text:p>
              </table:table-cell>
              <table:table-cell office:value-type="float" office:value="1.138573">
                <text:p>1.138573</text:p>
              </table:table-cell>
              <table:table-cell office:value-type="float" office:value="0.683166999999998">
                <text:p>0.683166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336613211">
                <text:p>0.0033336613211</text:p>
              </table:table-cell>
              <table:table-cell office:value-type="float" office:value="0.0029918977815">
                <text:p>0.0029918977815</text:p>
              </table:table-cell>
              <table:table-cell office:value-type="float" office:value="1.175297">
                <text:p>1.175297</text:p>
              </table:table-cell>
              <table:table-cell office:value-type="float" office:value="0.70521500000001">
                <text:p>0.705215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37670228">
                <text:p>0.003337670228</text:p>
              </table:table-cell>
              <table:table-cell office:value-type="float" office:value="0.00299551291753">
                <text:p>0.00299551291753</text:p>
              </table:table-cell>
              <table:table-cell office:value-type="float" office:value="1.212025">
                <text:p>1.212025</text:p>
              </table:table-cell>
              <table:table-cell office:value-type="float" office:value="0.727249">
                <text:p>0.727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34076576621">
                <text:p>0.00334076576621</text:p>
              </table:table-cell>
              <table:table-cell office:value-type="float" office:value="0.00299819533897">
                <text:p>0.00299819533897</text:p>
              </table:table-cell>
              <table:table-cell office:value-type="float" office:value="1.248749">
                <text:p>1.248749</text:p>
              </table:table-cell>
              <table:table-cell office:value-type="float" office:value="0.74929800000001">
                <text:p>0.749298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34540334959">
                <text:p>0.00334540334959</text:p>
              </table:table-cell>
              <table:table-cell office:value-type="float" office:value="0.0030024432763">
                <text:p>0.0030024432763</text:p>
              </table:table-cell>
              <table:table-cell office:value-type="float" office:value="1.336475">
                <text:p>1.336475</text:p>
              </table:table-cell>
              <table:table-cell office:value-type="float" office:value="0.801926000000009">
                <text:p>0.80192600000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35000481559">
                <text:p>0.00335000481559</text:p>
              </table:table-cell>
              <table:table-cell office:value-type="float" office:value="0.00300663535794">
                <text:p>0.00300663535794</text:p>
              </table:table-cell>
              <table:table-cell office:value-type="float" office:value="1.424202">
                <text:p>1.424202</text:p>
              </table:table-cell>
              <table:table-cell office:value-type="float" office:value="0.85455300000001">
                <text:p>0.854553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35476166617">
                <text:p>0.00335476166617</text:p>
              </table:table-cell>
              <table:table-cell office:value-type="float" office:value="0.00301096954125">
                <text:p>0.00301096954125</text:p>
              </table:table-cell>
              <table:table-cell office:value-type="float" office:value="1.511929">
                <text:p>1.511929</text:p>
              </table:table-cell>
              <table:table-cell office:value-type="float" office:value="0.907181000000008">
                <text:p>0.907181000000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3776425725">
                <text:p>0.0033776425725</text:p>
              </table:table-cell>
              <table:table-cell office:value-type="float" office:value="0.00302270232976">
                <text:p>0.00302270232976</text:p>
              </table:table-cell>
              <table:table-cell office:value-type="float" office:value="1.599655">
                <text:p>1.599655</text:p>
              </table:table-cell>
              <table:table-cell office:value-type="float" office:value="0.959823999999998">
                <text:p>0.959823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1636077944">
                <text:p>0.0081636077944</text:p>
              </table:table-cell>
              <table:table-cell office:value-type="float" office:value="0.00531913108267">
                <text:p>0.00531913108267</text:p>
              </table:table-cell>
              <table:table-cell office:value-type="float" office:value="1.687382">
                <text:p>1.687382</text:p>
              </table:table-cell>
              <table:table-cell office:value-type="float" office:value="1.012451">
                <text:p>1.012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8145505003">
                <text:p>0.018145505003</text:p>
              </table:table-cell>
              <table:table-cell office:value-type="float" office:value="0.0113196980746">
                <text:p>0.0113196980746</text:p>
              </table:table-cell>
              <table:table-cell office:value-type="float" office:value="1.775108">
                <text:p>1.775108</text:p>
              </table:table-cell>
              <table:table-cell office:value-type="float" office:value="1.06509399999999">
                <text:p>1.065093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398384445">
                <text:p>0.031398384445</text:p>
              </table:table-cell>
              <table:table-cell office:value-type="float" office:value="0.0198561243031">
                <text:p>0.0198561243031</text:p>
              </table:table-cell>
              <table:table-cell office:value-type="float" office:value="1.862831">
                <text:p>1.862831</text:p>
              </table:table-cell>
              <table:table-cell office:value-type="float" office:value="1.11772199999999">
                <text:p>1.117721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94478029297">
                <text:p>0.0394478029297</text:p>
              </table:table-cell>
              <table:table-cell office:value-type="float" office:value="0.0248807116041">
                <text:p>0.0248807116041</text:p>
              </table:table-cell>
              <table:table-cell office:value-type="float" office:value="1.950558">
                <text:p>1.950558</text:p>
              </table:table-cell>
              <table:table-cell office:value-type="float" office:value="1.17036400000001">
                <text:p>1.170364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5092028">
                <text:p>0.05815092028</text:p>
              </table:table-cell>
              <table:table-cell office:value-type="float" office:value="0.0361972985334">
                <text:p>0.0361972985334</text:p>
              </table:table-cell>
              <table:table-cell office:value-type="float" office:value="2.03828">
                <text:p>2.03828</text:p>
              </table:table-cell>
              <table:table-cell office:value-type="float" office:value="1.22299200000001">
                <text:p>1.222992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03542926521">
                <text:p>0.0803542926521</text:p>
              </table:table-cell>
              <table:table-cell office:value-type="float" office:value="0.049595271361">
                <text:p>0.049595271361</text:p>
              </table:table-cell>
              <table:table-cell office:value-type="float" office:value="2.126007">
                <text:p>2.126007</text:p>
              </table:table-cell>
              <table:table-cell office:value-type="float" office:value="1.27563499999999">
                <text:p>1.275634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5031564074">
                <text:p>0.105031564074</text:p>
              </table:table-cell>
              <table:table-cell office:value-type="float" office:value="0.0645535106319">
                <text:p>0.0645535106319</text:p>
              </table:table-cell>
              <table:table-cell office:value-type="float" office:value="2.21373">
                <text:p>2.21373</text:p>
              </table:table-cell>
              <table:table-cell office:value-type="float" office:value="1.328262">
                <text:p>1.328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5626289291">
                <text:p>0.135626289291</text:p>
              </table:table-cell>
              <table:table-cell office:value-type="float" office:value="0.0831478183245">
                <text:p>0.0831478183245</text:p>
              </table:table-cell>
              <table:table-cell office:value-type="float" office:value="2.301453">
                <text:p>2.301453</text:p>
              </table:table-cell>
              <table:table-cell office:value-type="float" office:value="1.38090500000001">
                <text:p>1.380905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7827082343">
                <text:p>0.167827082343</text:p>
              </table:table-cell>
              <table:table-cell office:value-type="float" office:value="0.102698708915">
                <text:p>0.102698708915</text:p>
              </table:table-cell>
              <table:table-cell office:value-type="float" office:value="2.389179">
                <text:p>2.389179</text:p>
              </table:table-cell>
              <table:table-cell office:value-type="float" office:value="1.43353300000001">
                <text:p>1.433533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323218307">
                <text:p>0.20323218307</text:p>
              </table:table-cell>
              <table:table-cell office:value-type="float" office:value="0.124144067803">
                <text:p>0.124144067803</text:p>
              </table:table-cell>
              <table:table-cell office:value-type="float" office:value="2.476902">
                <text:p>2.476902</text:p>
              </table:table-cell>
              <table:table-cell office:value-type="float" office:value="1.486176">
                <text:p>1.486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216070713">
                <text:p>0.22216070713</text:p>
              </table:table-cell>
              <table:table-cell office:value-type="float" office:value="0.135571740535">
                <text:p>0.135571740535</text:p>
              </table:table-cell>
              <table:table-cell office:value-type="float" office:value="2.591343">
                <text:p>2.591343</text:p>
              </table:table-cell>
              <table:table-cell office:value-type="float" office:value="1.55484000000001">
                <text:p>1.55484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4823815011">
                <text:p>0.264823815011</text:p>
              </table:table-cell>
              <table:table-cell office:value-type="float" office:value="0.161382873869">
                <text:p>0.161382873869</text:p>
              </table:table-cell>
              <table:table-cell office:value-type="float" office:value="2.705784">
                <text:p>2.705784</text:p>
              </table:table-cell>
              <table:table-cell office:value-type="float" office:value="1.62350499999999">
                <text:p>1.623504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5191664612">
                <text:p>0.305191664612</text:p>
              </table:table-cell>
              <table:table-cell office:value-type="float" office:value="0.185938867582">
                <text:p>0.185938867582</text:p>
              </table:table-cell>
              <table:table-cell office:value-type="float" office:value="2.820225">
                <text:p>2.820225</text:p>
              </table:table-cell>
              <table:table-cell office:value-type="float" office:value="1.69216900000001">
                <text:p>1.692169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0879764075">
                <text:p>0.350879764075</text:p>
              </table:table-cell>
              <table:table-cell office:value-type="float" office:value="0.213858811829">
                <text:p>0.213858811829</text:p>
              </table:table-cell>
              <table:table-cell office:value-type="float" office:value="2.934666">
                <text:p>2.934666</text:p>
              </table:table-cell>
              <table:table-cell office:value-type="float" office:value="1.76083399999999">
                <text:p>1.760833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524059501">
                <text:p>0.399524059501</text:p>
              </table:table-cell>
              <table:table-cell office:value-type="float" office:value="0.243458340924">
                <text:p>0.243458340924</text:p>
              </table:table-cell>
              <table:table-cell office:value-type="float" office:value="3.049103">
                <text:p>3.049103</text:p>
              </table:table-cell>
              <table:table-cell office:value-type="float" office:value="1.829498">
                <text:p>1.829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452362295">
                <text:p>0.449452362295</text:p>
              </table:table-cell>
              <table:table-cell office:value-type="float" office:value="0.273705620357">
                <text:p>0.273705620357</text:p>
              </table:table-cell>
              <table:table-cell office:value-type="float" office:value="3.163544">
                <text:p>3.163544</text:p>
              </table:table-cell>
              <table:table-cell office:value-type="float" office:value="1.89816300000001">
                <text:p>1.898163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392874215">
                <text:p>0.50392874215</text:p>
              </table:table-cell>
              <table:table-cell office:value-type="float" office:value="0.306634090422">
                <text:p>0.306634090422</text:p>
              </table:table-cell>
              <table:table-cell office:value-type="float" office:value="3.277981">
                <text:p>3.277981</text:p>
              </table:table-cell>
              <table:table-cell office:value-type="float" office:value="1.966827">
                <text:p>1.966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3266016383">
                <text:p>0.563266016383</text:p>
              </table:table-cell>
              <table:table-cell office:value-type="float" office:value="0.342485566861">
                <text:p>0.342485566861</text:p>
              </table:table-cell>
              <table:table-cell office:value-type="float" office:value="3.392422">
                <text:p>3.392422</text:p>
              </table:table-cell>
              <table:table-cell office:value-type="float" office:value="2.035492">
                <text:p>2.035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3943249467">
                <text:p>0.623943249467</text:p>
              </table:table-cell>
              <table:table-cell office:value-type="float" office:value="0.379169257485">
                <text:p>0.379169257485</text:p>
              </table:table-cell>
              <table:table-cell office:value-type="float" office:value="3.506859">
                <text:p>3.506859</text:p>
              </table:table-cell>
              <table:table-cell office:value-type="float" office:value="2.10415599999999">
                <text:p>2.104155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3517347468">
                <text:p>0.653517347468</text:p>
              </table:table-cell>
              <table:table-cell office:value-type="float" office:value="0.397063324195">
                <text:p>0.397063324195</text:p>
              </table:table-cell>
              <table:table-cell office:value-type="float" office:value="3.6213">
                <text:p>3.6213</text:p>
              </table:table-cell>
              <table:table-cell office:value-type="float" office:value="2.172821">
                <text:p>2.1728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8666363348">
                <text:p>0.718666363348</text:p>
              </table:table-cell>
              <table:table-cell office:value-type="float" office:value="0.436533912462">
                <text:p>0.436533912462</text:p>
              </table:table-cell>
              <table:table-cell office:value-type="float" office:value="3.735737">
                <text:p>3.735737</text:p>
              </table:table-cell>
              <table:table-cell office:value-type="float" office:value="2.24148600000001">
                <text:p>2.241486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6843486156">
                <text:p>0.786843486156</text:p>
              </table:table-cell>
              <table:table-cell office:value-type="float" office:value="0.477849397291">
                <text:p>0.477849397291</text:p>
              </table:table-cell>
              <table:table-cell office:value-type="float" office:value="3.87199">
                <text:p>3.87199</text:p>
              </table:table-cell>
              <table:table-cell office:value-type="float" office:value="2.32324199999999">
                <text:p>2.323241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0544672076">
                <text:p>0.860544672076</text:p>
              </table:table-cell>
              <table:table-cell office:value-type="float" office:value="0.52249241539">
                <text:p>0.52249241539</text:p>
              </table:table-cell>
              <table:table-cell office:value-type="float" office:value="4.008244">
                <text:p>4.008244</text:p>
              </table:table-cell>
              <table:table-cell office:value-type="float" office:value="2.40498400000001">
                <text:p>2.404984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5153046742">
                <text:p>0.935153046742</text:p>
              </table:table-cell>
              <table:table-cell office:value-type="float" office:value="0.567692651186">
                <text:p>0.567692651186</text:p>
              </table:table-cell>
              <table:table-cell office:value-type="float" office:value="4.144497">
                <text:p>4.144497</text:p>
              </table:table-cell>
              <table:table-cell office:value-type="float" office:value="2.48674">
                <text:p>2.48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530826815">
                <text:p>1.01530826815</text:p>
              </table:table-cell>
              <table:table-cell office:value-type="float" office:value="0.616226634873">
                <text:p>0.616226634873</text:p>
              </table:table-cell>
              <table:table-cell office:value-type="float" office:value="4.28075">
                <text:p>4.28075</text:p>
              </table:table-cell>
              <table:table-cell office:value-type="float" office:value="2.56848099999999">
                <text:p>2.568480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9617536017">
                <text:p>1.09617536017</text:p>
              </table:table-cell>
              <table:table-cell office:value-type="float" office:value="0.665148819567">
                <text:p>0.665148819567</text:p>
              </table:table-cell>
              <table:table-cell office:value-type="float" office:value="4.417004">
                <text:p>4.417004</text:p>
              </table:table-cell>
              <table:table-cell office:value-type="float" office:value="2.650238">
                <text:p>2.650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784217753">
                <text:p>1.13784217753</text:p>
              </table:table-cell>
              <table:table-cell office:value-type="float" office:value="0.690342422825">
                <text:p>0.690342422825</text:p>
              </table:table-cell>
              <table:table-cell office:value-type="float" office:value="4.553257">
                <text:p>4.553257</text:p>
              </table:table-cell>
              <table:table-cell office:value-type="float" office:value="2.731979">
                <text:p>2.731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247709384">
                <text:p>1.24247709384</text:p>
              </table:table-cell>
              <table:table-cell office:value-type="float" office:value="0.753638823603">
                <text:p>0.753638823603</text:p>
              </table:table-cell>
              <table:table-cell office:value-type="float" office:value="4.689507">
                <text:p>4.689507</text:p>
              </table:table-cell>
              <table:table-cell office:value-type="float" office:value="2.81373600000001">
                <text:p>2.813736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11993608">
                <text:p>1.311993608</text:p>
              </table:table-cell>
              <table:table-cell office:value-type="float" office:value="0.795668097629">
                <text:p>0.795668097629</text:p>
              </table:table-cell>
              <table:table-cell office:value-type="float" office:value="4.82576">
                <text:p>4.82576</text:p>
              </table:table-cell>
              <table:table-cell office:value-type="float" office:value="2.895477">
                <text:p>2.895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065149362">
                <text:p>1.4065149362</text:p>
              </table:table-cell>
              <table:table-cell office:value-type="float" office:value="0.852832027314">
                <text:p>0.852832027314</text:p>
              </table:table-cell>
              <table:table-cell office:value-type="float" office:value="4.962009">
                <text:p>4.962009</text:p>
              </table:table-cell>
              <table:table-cell office:value-type="float" office:value="2.97723400000001">
                <text:p>2.977234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141179675">
                <text:p>1.50141179675</text:p>
              </table:table-cell>
              <table:table-cell office:value-type="float" office:value="0.910208115921">
                <text:p>0.910208115921</text:p>
              </table:table-cell>
              <table:table-cell office:value-type="float" office:value="5.116413">
                <text:p>5.116413</text:p>
              </table:table-cell>
              <table:table-cell office:value-type="float" office:value="3.06987000000001">
                <text:p>3.06987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9942186082">
                <text:p>1.59942186082</text:p>
              </table:table-cell>
              <table:table-cell office:value-type="float" office:value="0.969478554674">
                <text:p>0.969478554674</text:p>
              </table:table-cell>
              <table:table-cell office:value-type="float" office:value="5.270817">
                <text:p>5.270817</text:p>
              </table:table-cell>
              <table:table-cell office:value-type="float" office:value="3.16250600000001">
                <text:p>3.162506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0374495554">
                <text:p>1.70374495554</text:p>
              </table:table-cell>
              <table:table-cell office:value-type="float" office:value="1.03256038185">
                <text:p>1.03256038185</text:p>
              </table:table-cell>
              <table:table-cell office:value-type="float" office:value="5.42522">
                <text:p>5.42522</text:p>
              </table:table-cell>
              <table:table-cell office:value-type="float" office:value="3.25514200000001">
                <text:p>3.255142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5231907473">
                <text:p>1.75231907473</text:p>
              </table:table-cell>
              <table:table-cell office:value-type="float" office:value="1.06192356023">
                <text:p>1.06192356023</text:p>
              </table:table-cell>
              <table:table-cell office:value-type="float" office:value="5.579624">
                <text:p>5.579624</text:p>
              </table:table-cell>
              <table:table-cell office:value-type="float" office:value="3.34779399999999">
                <text:p>3.347793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810456007">
                <text:p>1.85810456007</text:p>
              </table:table-cell>
              <table:table-cell office:value-type="float" office:value="1.12589363243">
                <text:p>1.12589363243</text:p>
              </table:table-cell>
              <table:table-cell office:value-type="float" office:value="5.734028">
                <text:p>5.734028</text:p>
              </table:table-cell>
              <table:table-cell office:value-type="float" office:value="3.44042999999999">
                <text:p>3.44042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7041056903">
                <text:p>1.97041056903</text:p>
              </table:table-cell>
              <table:table-cell office:value-type="float" office:value="1.19380250693">
                <text:p>1.19380250693</text:p>
              </table:table-cell>
              <table:table-cell office:value-type="float" office:value="5.888432">
                <text:p>5.888432</text:p>
              </table:table-cell>
              <table:table-cell office:value-type="float" office:value="3.53306599999999">
                <text:p>3.533065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2951585733">
                <text:p>2.02951585733</text:p>
              </table:table-cell>
              <table:table-cell office:value-type="float" office:value="1.22951916329">
                <text:p>1.22951916329</text:p>
              </table:table-cell>
              <table:table-cell office:value-type="float" office:value="6.042831">
                <text:p>6.042831</text:p>
              </table:table-cell>
              <table:table-cell office:value-type="float" office:value="3.62571700000001">
                <text:p>3.625717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0115651021">
                <text:p>2.20115651021</text:p>
              </table:table-cell>
              <table:table-cell office:value-type="float" office:value="1.33331548315">
                <text:p>1.33331548315</text:p>
              </table:table-cell>
              <table:table-cell office:value-type="float" office:value="6.197235">
                <text:p>6.197235</text:p>
              </table:table-cell>
              <table:table-cell office:value-type="float" office:value="3.71835300000001">
                <text:p>3.718353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1574315034">
                <text:p>2.31574315034</text:p>
              </table:table-cell>
              <table:table-cell office:value-type="float" office:value="1.40258291785">
                <text:p>1.40258291785</text:p>
              </table:table-cell>
              <table:table-cell office:value-type="float" office:value="6.367958">
                <text:p>6.367958</text:p>
              </table:table-cell>
              <table:table-cell office:value-type="float" office:value="3.820786">
                <text:p>3.820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409570219">
                <text:p>2.4409570219</text:p>
              </table:table-cell>
              <table:table-cell office:value-type="float" office:value="1.47828074391">
                <text:p>1.47828074391</text:p>
              </table:table-cell>
              <table:table-cell office:value-type="float" office:value="6.538681">
                <text:p>6.538681</text:p>
              </table:table-cell>
              <table:table-cell office:value-type="float" office:value="3.92321799999999">
                <text:p>3.923217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6159470108">
                <text:p>2.56159470108</text:p>
              </table:table-cell>
              <table:table-cell office:value-type="float" office:value="1.55122320252">
                <text:p>1.55122320252</text:p>
              </table:table-cell>
              <table:table-cell office:value-type="float" office:value="6.709404">
                <text:p>6.709404</text:p>
              </table:table-cell>
              <table:table-cell office:value-type="float" office:value="4.02565000000001">
                <text:p>4.02565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2504165435">
                <text:p>2.62504165435</text:p>
              </table:table-cell>
              <table:table-cell office:value-type="float" office:value="1.58957163497">
                <text:p>1.58957163497</text:p>
              </table:table-cell>
              <table:table-cell office:value-type="float" office:value="6.880123">
                <text:p>6.880123</text:p>
              </table:table-cell>
              <table:table-cell office:value-type="float" office:value="4.12808200000001">
                <text:p>4.128082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232072319">
                <text:p>2.76232072319</text:p>
              </table:table-cell>
              <table:table-cell office:value-type="float" office:value="1.67256871059">
                <text:p>1.67256871059</text:p>
              </table:table-cell>
              <table:table-cell office:value-type="float" office:value="7.050846">
                <text:p>7.050846</text:p>
              </table:table-cell>
              <table:table-cell office:value-type="float" office:value="4.230515">
                <text:p>4.230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9054054655">
                <text:p>2.89054054655</text:p>
              </table:table-cell>
              <table:table-cell office:value-type="float" office:value="1.75008189433">
                <text:p>1.75008189433</text:p>
              </table:table-cell>
              <table:table-cell office:value-type="float" office:value="7.221565">
                <text:p>7.221565</text:p>
              </table:table-cell>
              <table:table-cell office:value-type="float" office:value="4.33294699999999">
                <text:p>4.33294699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2594252088">
                <text:p>3.02594252088</text:p>
              </table:table-cell>
              <table:table-cell office:value-type="float" office:value="1.83194108581">
                <text:p>1.83194108581</text:p>
              </table:table-cell>
              <table:table-cell office:value-type="float" office:value="7.392288">
                <text:p>7.392288</text:p>
              </table:table-cell>
              <table:table-cell office:value-type="float" office:value="4.43537900000001">
                <text:p>4.435379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6007514419">
                <text:p>3.16007514419</text:p>
              </table:table-cell>
              <table:table-cell office:value-type="float" office:value="1.91303293819">
                <text:p>1.91303293819</text:p>
              </table:table-cell>
              <table:table-cell office:value-type="float" office:value="7.577438">
                <text:p>7.577438</text:p>
              </table:table-cell>
              <table:table-cell office:value-type="float" office:value="4.54646299999999">
                <text:p>4.546462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0158408634">
                <text:p>3.30158408634</text:p>
              </table:table-cell>
              <table:table-cell office:value-type="float" office:value="1.99858528319">
                <text:p>1.99858528319</text:p>
              </table:table-cell>
              <table:table-cell office:value-type="float" office:value="7.762589">
                <text:p>7.762589</text:p>
              </table:table-cell>
              <table:table-cell office:value-type="float" office:value="4.65754699999999">
                <text:p>4.657546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4622613722">
                <text:p>3.44622613722</text:p>
              </table:table-cell>
              <table:table-cell office:value-type="float" office:value="2.08603572209">
                <text:p>2.08603572209</text:p>
              </table:table-cell>
              <table:table-cell office:value-type="float" office:value="7.947739">
                <text:p>7.947739</text:p>
              </table:table-cell>
              <table:table-cell office:value-type="float" office:value="4.768631">
                <text:p>4.7686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1974515342">
                <text:p>3.51974515342</text:p>
              </table:table-cell>
              <table:table-cell office:value-type="float" office:value="2.13046747074">
                <text:p>2.13046747074</text:p>
              </table:table-cell>
              <table:table-cell office:value-type="float" office:value="8.132889">
                <text:p>8.132889</text:p>
              </table:table-cell>
              <table:table-cell office:value-type="float" office:value="4.87973">
                <text:p>4.87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6902549524">
                <text:p>3.66902549524</text:p>
              </table:table-cell>
              <table:table-cell office:value-type="float" office:value="2.22072327922">
                <text:p>2.22072327922</text:p>
              </table:table-cell>
              <table:table-cell office:value-type="float" office:value="8.318043">
                <text:p>8.318043</text:p>
              </table:table-cell>
              <table:table-cell office:value-type="float" office:value="4.990814">
                <text:p>4.990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2145322143">
                <text:p>3.82145322143</text:p>
              </table:table-cell>
              <table:table-cell office:value-type="float" office:value="2.31288082715">
                <text:p>2.31288082715</text:p>
              </table:table-cell>
              <table:table-cell office:value-type="float" office:value="8.503193">
                <text:p>8.503193</text:p>
              </table:table-cell>
              <table:table-cell office:value-type="float" office:value="5.101913">
                <text:p>5.101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7703094605">
                <text:p>3.97703094605</text:p>
              </table:table-cell>
              <table:table-cell office:value-type="float" office:value="2.40695374641">
                <text:p>2.40695374641</text:p>
              </table:table-cell>
              <table:table-cell office:value-type="float" office:value="8.688343">
                <text:p>8.688343</text:p>
              </table:table-cell>
              <table:table-cell office:value-type="float" office:value="5.212997">
                <text:p>5.212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3567400005">
                <text:p>4.13567400005</text:p>
              </table:table-cell>
              <table:table-cell office:value-type="float" office:value="2.50288613089">
                <text:p>2.50288613089</text:p>
              </table:table-cell>
              <table:table-cell office:value-type="float" office:value="8.887901">
                <text:p>8.887901</text:p>
              </table:table-cell>
              <table:table-cell office:value-type="float" office:value="5.33273299999999">
                <text:p>5.332732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745649718">
                <text:p>4.29745649718</text:p>
              </table:table-cell>
              <table:table-cell office:value-type="float" office:value="2.60071266931">
                <text:p>2.60071266931</text:p>
              </table:table-cell>
              <table:table-cell office:value-type="float" office:value="9.08746">
                <text:p>9.08746</text:p>
              </table:table-cell>
              <table:table-cell office:value-type="float" office:value="5.45246900000001">
                <text:p>5.452469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6222050204">
                <text:p>4.46222050204</text:p>
              </table:table-cell>
              <table:table-cell office:value-type="float" office:value="2.700355903">
                <text:p>2.700355903</text:p>
              </table:table-cell>
              <table:table-cell office:value-type="float" office:value="9.287018">
                <text:p>9.287018</text:p>
              </table:table-cell>
              <table:table-cell office:value-type="float" office:value="5.572205">
                <text:p>5.572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3015491354">
                <text:p>4.63015491354</text:p>
              </table:table-cell>
              <table:table-cell office:value-type="float" office:value="2.80189648572">
                <text:p>2.80189648572</text:p>
              </table:table-cell>
              <table:table-cell office:value-type="float" office:value="9.486572">
                <text:p>9.486572</text:p>
              </table:table-cell>
              <table:table-cell office:value-type="float" office:value="5.69193999999999">
                <text:p>5.69193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0664309565">
                <text:p>4.80664309565</text:p>
              </table:table-cell>
              <table:table-cell office:value-type="float" office:value="2.90861139519">
                <text:p>2.90861139519</text:p>
              </table:table-cell>
              <table:table-cell office:value-type="float" office:value="9.686127">
                <text:p>9.686127</text:p>
              </table:table-cell>
              <table:table-cell office:value-type="float" office:value="5.81167600000001">
                <text:p>5.811676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8801265655">
                <text:p>4.88801265655</text:p>
              </table:table-cell>
              <table:table-cell office:value-type="float" office:value="2.95780589426">
                <text:p>2.95780589426</text:p>
              </table:table-cell>
              <table:table-cell office:value-type="float" office:value="9.885685">
                <text:p>9.885685</text:p>
              </table:table-cell>
              <table:table-cell office:value-type="float" office:value="5.93141199999999">
                <text:p>5.931411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7486040565">
                <text:p>5.07486040565</text:p>
              </table:table-cell>
              <table:table-cell office:value-type="float" office:value="3.07079337265">
                <text:p>3.07079337265</text:p>
              </table:table-cell>
              <table:table-cell office:value-type="float" office:value="10.097805">
                <text:p>10.097805</text:p>
              </table:table-cell>
              <table:table-cell office:value-type="float" office:value="6.05868500000003">
                <text:p>6.05868500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4825469572">
                <text:p>5.24825469572</text:p>
              </table:table-cell>
              <table:table-cell office:value-type="float" office:value="3.17564719218">
                <text:p>3.17564719218</text:p>
              </table:table-cell>
              <table:table-cell office:value-type="float" office:value="10.309929">
                <text:p>10.309929</text:p>
              </table:table-cell>
              <table:table-cell office:value-type="float" office:value="6.18597399999999">
                <text:p>6.185973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43032792925">
                <text:p>5.43032792925</text:p>
              </table:table-cell>
              <table:table-cell office:value-type="float" office:value="3.28574661091">
                <text:p>3.28574661091</text:p>
              </table:table-cell>
              <table:table-cell office:value-type="float" office:value="10.522049">
                <text:p>10.522049</text:p>
              </table:table-cell>
              <table:table-cell office:value-type="float" office:value="6.31323200000003">
                <text:p>6.313232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2141276106">
                <text:p>5.62141276106</text:p>
              </table:table-cell>
              <table:table-cell office:value-type="float" office:value="3.40131025179">
                <text:p>3.40131025179</text:p>
              </table:table-cell>
              <table:table-cell office:value-type="float" office:value="10.734169">
                <text:p>10.734169</text:p>
              </table:table-cell>
              <table:table-cell office:value-type="float" office:value="6.44052099999999">
                <text:p>6.440520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0987091199">
                <text:p>5.80987091199</text:p>
              </table:table-cell>
              <table:table-cell office:value-type="float" office:value="3.51530057153">
                <text:p>3.51530057153</text:p>
              </table:table-cell>
              <table:table-cell office:value-type="float" office:value="10.946293">
                <text:p>10.946293</text:p>
              </table:table-cell>
              <table:table-cell office:value-type="float" office:value="6.56778000000003">
                <text:p>6.5677800000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9541431378">
                <text:p>5.99541431378</text:p>
              </table:table-cell>
              <table:table-cell office:value-type="float" office:value="3.62753644765">
                <text:p>3.62753644765</text:p>
              </table:table-cell>
              <table:table-cell office:value-type="float" office:value="11.158413">
                <text:p>11.158413</text:p>
              </table:table-cell>
              <table:table-cell office:value-type="float" office:value="6.69506799999999">
                <text:p>6.695067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9841156813">
                <text:p>6.09841156813</text:p>
              </table:table-cell>
              <table:table-cell office:value-type="float" office:value="3.68982540593">
                <text:p>3.68982540593</text:p>
              </table:table-cell>
              <table:table-cell office:value-type="float" office:value="11.38298">
                <text:p>11.38298</text:p>
              </table:table-cell>
              <table:table-cell office:value-type="float" office:value="6.82980300000003">
                <text:p>6.82980300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9459296796">
                <text:p>6.29459296796</text:p>
              </table:table-cell>
              <table:table-cell office:value-type="float" office:value="3.80849471377">
                <text:p>3.80849471377</text:p>
              </table:table-cell>
              <table:table-cell office:value-type="float" office:value="11.607548">
                <text:p>11.607548</text:p>
              </table:table-cell>
              <table:table-cell office:value-type="float" office:value="6.964539">
                <text:p>6.964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9378257877">
                <text:p>6.49378257877</text:p>
              </table:table-cell>
              <table:table-cell office:value-type="float" office:value="3.92900079224">
                <text:p>3.92900079224</text:p>
              </table:table-cell>
              <table:table-cell office:value-type="float" office:value="11.832115">
                <text:p>11.832115</text:p>
              </table:table-cell>
              <table:table-cell office:value-type="float" office:value="7.09927399999998">
                <text:p>7.0992739999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70256856062">
                <text:p>6.70256856062</text:p>
              </table:table-cell>
              <table:table-cell office:value-type="float" office:value="4.05530068682">
                <text:p>4.05530068682</text:p>
              </table:table-cell>
              <table:table-cell office:value-type="float" office:value="12.056679">
                <text:p>12.056679</text:p>
              </table:table-cell>
              <table:table-cell office:value-type="float" office:value="7.23400900000001">
                <text:p>7.234009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952510924">
                <text:p>6.8952510924</text:p>
              </table:table-cell>
              <table:table-cell office:value-type="float" office:value="4.17189250012">
                <text:p>4.17189250012</text:p>
              </table:table-cell>
              <table:table-cell office:value-type="float" office:value="12.281246">
                <text:p>12.281246</text:p>
              </table:table-cell>
              <table:table-cell office:value-type="float" office:value="7.36874399999999">
                <text:p>7.368743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1682590231">
                <text:p>7.11682590231</text:p>
              </table:table-cell>
              <table:table-cell office:value-type="float" office:value="4.3060025959">
                <text:p>4.3060025959</text:p>
              </table:table-cell>
              <table:table-cell office:value-type="float" office:value="12.50581">
                <text:p>12.50581</text:p>
              </table:table-cell>
              <table:table-cell office:value-type="float" office:value="7.50347900000003">
                <text:p>7.50347900000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3538702484">
                <text:p>7.33538702484</text:p>
              </table:table-cell>
              <table:table-cell office:value-type="float" office:value="4.43828312585">
                <text:p>4.43828312585</text:p>
              </table:table-cell>
              <table:table-cell office:value-type="float" office:value="12.742939">
                <text:p>12.742939</text:p>
              </table:table-cell>
              <table:table-cell office:value-type="float" office:value="7.64575200000002">
                <text:p>7.64575200000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44260019979">
                <text:p>7.44260019979</text:p>
              </table:table-cell>
              <table:table-cell office:value-type="float" office:value="4.50317662864">
                <text:p>4.50317662864</text:p>
              </table:table-cell>
              <table:table-cell office:value-type="float" office:value="12.980068">
                <text:p>12.980068</text:p>
              </table:table-cell>
              <table:table-cell office:value-type="float" office:value="7.788025">
                <text:p>7.7880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6605594301">
                <text:p>7.66605594301</text:p>
              </table:table-cell>
              <table:table-cell office:value-type="float" office:value="4.6384649082">
                <text:p>4.6384649082</text:p>
              </table:table-cell>
              <table:table-cell office:value-type="float" office:value="13.217197">
                <text:p>13.217197</text:p>
              </table:table-cell>
              <table:table-cell office:value-type="float" office:value="7.93029799999999">
                <text:p>7.930297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8589791273">
                <text:p>7.88589791273</text:p>
              </table:table-cell>
              <table:table-cell office:value-type="float" office:value="4.77157354028">
                <text:p>4.77157354028</text:p>
              </table:table-cell>
              <table:table-cell office:value-type="float" office:value="13.454327">
                <text:p>13.454327</text:p>
              </table:table-cell>
              <table:table-cell office:value-type="float" office:value="8.07257099999998">
                <text:p>8.072570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10882909152">
                <text:p>8.10882909152</text:p>
              </table:table-cell>
              <table:table-cell office:value-type="float" office:value="4.90656959399">
                <text:p>4.90656959399</text:p>
              </table:table-cell>
              <table:table-cell office:value-type="float" office:value="13.691456">
                <text:p>13.691456</text:p>
              </table:table-cell>
              <table:table-cell office:value-type="float" office:value="8.21484400000003">
                <text:p>8.21484400000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4909272077">
                <text:p>8.34909272077</text:p>
              </table:table-cell>
              <table:table-cell office:value-type="float" office:value="5.05207318174">
                <text:p>5.05207318174</text:p>
              </table:table-cell>
              <table:table-cell office:value-type="float" office:value="13.939163">
                <text:p>13.939163</text:p>
              </table:table-cell>
              <table:table-cell office:value-type="float" office:value="8.36346400000002">
                <text:p>8.363464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57121563681">
                <text:p>8.57121563681</text:p>
              </table:table-cell>
              <table:table-cell office:value-type="float" office:value="5.18659560426">
                <text:p>5.18659560426</text:p>
              </table:table-cell>
              <table:table-cell office:value-type="float" office:value="14.186867">
                <text:p>14.186867</text:p>
              </table:table-cell>
              <table:table-cell office:value-type="float" office:value="8.51208500000001">
                <text:p>8.512085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71613908897">
                <text:p>8.71613908897</text:p>
              </table:table-cell>
              <table:table-cell office:value-type="float" office:value="5.27435272397">
                <text:p>5.27435272397</text:p>
              </table:table-cell>
              <table:table-cell office:value-type="float" office:value="14.43457">
                <text:p>14.43457</text:p>
              </table:table-cell>
              <table:table-cell office:value-type="float" office:value="8.66073599999999">
                <text:p>8.660735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03877323775">
                <text:p>9.03877323775</text:p>
              </table:table-cell>
              <table:table-cell office:value-type="float" office:value="5.46979022157">
                <text:p>5.46979022157</text:p>
              </table:table-cell>
              <table:table-cell office:value-type="float" office:value="14.682281">
                <text:p>14.682281</text:p>
              </table:table-cell>
              <table:table-cell office:value-type="float" office:value="8.80935699999998">
                <text:p>8.809356999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15769278218">
                <text:p>9.15769278218</text:p>
              </table:table-cell>
              <table:table-cell office:value-type="float" office:value="5.54180633267">
                <text:p>5.54180633267</text:p>
              </table:table-cell>
              <table:table-cell office:value-type="float" office:value="14.929985">
                <text:p>14.929985</text:p>
              </table:table-cell>
              <table:table-cell office:value-type="float" office:value="8.95800800000001">
                <text:p>8.958008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39782499457">
                <text:p>9.39782499457</text:p>
              </table:table-cell>
              <table:table-cell office:value-type="float" office:value="5.68724010199">
                <text:p>5.68724010199</text:p>
              </table:table-cell>
              <table:table-cell office:value-type="float" office:value="15.188148">
                <text:p>15.188148</text:p>
              </table:table-cell>
              <table:table-cell office:value-type="float" office:value="9.11291499999999">
                <text:p>9.11291499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4110181494">
                <text:p>9.64110181494</text:p>
              </table:table-cell>
              <table:table-cell office:value-type="float" office:value="5.8346257588">
                <text:p>5.8346257588</text:p>
              </table:table-cell>
              <table:table-cell office:value-type="float" office:value="15.446312">
                <text:p>15.446312</text:p>
              </table:table-cell>
              <table:table-cell office:value-type="float" office:value="9.26782200000002">
                <text:p>9.267822000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87976939894">
                <text:p>9.87976939894</text:p>
              </table:table-cell>
              <table:table-cell office:value-type="float" office:value="5.97928871843">
                <text:p>5.97928871843</text:p>
              </table:table-cell>
              <table:table-cell office:value-type="float" office:value="15.704483">
                <text:p>15.704483</text:p>
              </table:table-cell>
              <table:table-cell office:value-type="float" office:value="9.422729">
                <text:p>9.422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1291946939">
                <text:p>10.1291946939</text:p>
              </table:table-cell>
              <table:table-cell office:value-type="float" office:value="6.13051505001">
                <text:p>6.13051505001</text:p>
              </table:table-cell>
              <table:table-cell office:value-type="float" office:value="15.962646">
                <text:p>15.962646</text:p>
              </table:table-cell>
              <table:table-cell office:value-type="float" office:value="9.57763699999998">
                <text:p>9.577636999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817443625">
                <text:p>10.3817443625</text:p>
              </table:table-cell>
              <table:table-cell office:value-type="float" office:value="6.28365766199">
                <text:p>6.28365766199</text:p>
              </table:table-cell>
              <table:table-cell office:value-type="float" office:value="16.220818">
                <text:p>16.220818</text:p>
              </table:table-cell>
              <table:table-cell office:value-type="float" office:value="9.73251299999998">
                <text:p>9.7325129999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64537882">
                <text:p>10.64537882</text:p>
              </table:table-cell>
              <table:table-cell office:value-type="float" office:value="6.44357422751">
                <text:p>6.44357422751</text:p>
              </table:table-cell>
              <table:table-cell office:value-type="float" office:value="16.489464">
                <text:p>16.489464</text:p>
              </table:table-cell>
              <table:table-cell office:value-type="float" office:value="9.89370700000001">
                <text:p>9.893707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7744588782">
                <text:p>10.7744588782</text:p>
              </table:table-cell>
              <table:table-cell office:value-type="float" office:value="6.52188067147">
                <text:p>6.52188067147</text:p>
              </table:table-cell>
              <table:table-cell office:value-type="float" office:value="16.758102">
                <text:p>16.758102</text:p>
              </table:table-cell>
              <table:table-cell office:value-type="float" office:value="10.054901">
                <text:p>10.0549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0348554315">
                <text:p>11.0348554315</text:p>
              </table:table-cell>
              <table:table-cell office:value-type="float" office:value="6.67990146074">
                <text:p>6.67990146074</text:p>
              </table:table-cell>
              <table:table-cell office:value-type="float" office:value="17.026749">
                <text:p>17.026749</text:p>
              </table:table-cell>
              <table:table-cell office:value-type="float" office:value="10.216095">
                <text:p>10.216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306571466">
                <text:p>11.306571466</text:p>
              </table:table-cell>
              <table:table-cell office:value-type="float" office:value="6.84483412919">
                <text:p>6.84483412919</text:p>
              </table:table-cell>
              <table:table-cell office:value-type="float" office:value="17.295387">
                <text:p>17.295387</text:p>
              </table:table-cell>
              <table:table-cell office:value-type="float" office:value="10.377258">
                <text:p>10.377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5900039505">
                <text:p>11.5900039505</text:p>
              </table:table-cell>
              <table:table-cell office:value-type="float" office:value="7.01691338573">
                <text:p>7.01691338573</text:p>
              </table:table-cell>
              <table:table-cell office:value-type="float" office:value="17.564034">
                <text:p>17.564034</text:p>
              </table:table-cell>
              <table:table-cell office:value-type="float" office:value="10.538452">
                <text:p>10.538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8599385439">
                <text:p>11.8599385439</text:p>
              </table:table-cell>
              <table:table-cell office:value-type="float" office:value="7.18083587303">
                <text:p>7.18083587303</text:p>
              </table:table-cell>
              <table:table-cell office:value-type="float" office:value="17.843239">
                <text:p>17.843239</text:p>
              </table:table-cell>
              <table:table-cell office:value-type="float" office:value="10.705963">
                <text:p>10.705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41681582">
                <text:p>12.141681582</text:p>
              </table:table-cell>
              <table:table-cell office:value-type="float" office:value="7.35196896484">
                <text:p>7.35196896484</text:p>
              </table:table-cell>
              <table:table-cell office:value-type="float" office:value="18.122437">
                <text:p>18.122437</text:p>
              </table:table-cell>
              <table:table-cell office:value-type="float" office:value="10.873474">
                <text:p>10.8734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708862105">
                <text:p>12.2708862105</text:p>
              </table:table-cell>
              <table:table-cell office:value-type="float" office:value="7.43044888804">
                <text:p>7.43044888804</text:p>
              </table:table-cell>
              <table:table-cell office:value-type="float" office:value="18.401642">
                <text:p>18.401642</text:p>
              </table:table-cell>
              <table:table-cell office:value-type="float" office:value="11.041016">
                <text:p>11.04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557404009">
                <text:p>12.557404009</text:p>
              </table:table-cell>
              <table:table-cell office:value-type="float" office:value="7.60452596216">
                <text:p>7.60452596216</text:p>
              </table:table-cell>
              <table:table-cell office:value-type="float" office:value="18.68084">
                <text:p>18.68084</text:p>
              </table:table-cell>
              <table:table-cell office:value-type="float" office:value="11.208527">
                <text:p>11.2085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8383861227">
                <text:p>12.8383861227</text:p>
              </table:table-cell>
              <table:table-cell office:value-type="float" office:value="7.77528985613">
                <text:p>7.77528985613</text:p>
              </table:table-cell>
              <table:table-cell office:value-type="float" office:value="18.96862">
                <text:p>18.96862</text:p>
              </table:table-cell>
              <table:table-cell office:value-type="float" office:value="11.381195">
                <text:p>11.3811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1224477328">
                <text:p>13.1224477328</text:p>
              </table:table-cell>
              <table:table-cell office:value-type="float" office:value="7.94798100096">
                <text:p>7.94798100096</text:p>
              </table:table-cell>
              <table:table-cell office:value-type="float" office:value="19.256401">
                <text:p>19.256401</text:p>
              </table:table-cell>
              <table:table-cell office:value-type="float" office:value="11.553864">
                <text:p>11.553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4096075985">
                <text:p>13.4096075985</text:p>
              </table:table-cell>
              <table:table-cell office:value-type="float" office:value="8.12260300638">
                <text:p>8.12260300638</text:p>
              </table:table-cell>
              <table:table-cell office:value-type="float" office:value="19.544182">
                <text:p>19.544182</text:p>
              </table:table-cell>
              <table:table-cell office:value-type="float" office:value="11.726532">
                <text:p>11.726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088595419">
                <text:p>13.7088595419</text:p>
              </table:table-cell>
              <table:table-cell office:value-type="float" office:value="8.30463047535">
                <text:p>8.30463047535</text:p>
              </table:table-cell>
              <table:table-cell office:value-type="float" office:value="19.831963">
                <text:p>19.831963</text:p>
              </table:table-cell>
              <table:table-cell office:value-type="float" office:value="11.8992">
                <text:p>11.8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0022607913">
                <text:p>14.0022607913</text:p>
              </table:table-cell>
              <table:table-cell office:value-type="float" office:value="8.48313583733">
                <text:p>8.48313583733</text:p>
              </table:table-cell>
              <table:table-cell office:value-type="float" office:value="20.119751">
                <text:p>20.119751</text:p>
              </table:table-cell>
              <table:table-cell office:value-type="float" office:value="12.071869">
                <text:p>12.071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1501620614">
                <text:p>14.1501620614</text:p>
              </table:table-cell>
              <table:table-cell office:value-type="float" office:value="8.57313288583">
                <text:p>8.57313288583</text:p>
              </table:table-cell>
              <table:table-cell office:value-type="float" office:value="20.417976">
                <text:p>20.417976</text:p>
              </table:table-cell>
              <table:table-cell office:value-type="float" office:value="12.250793">
                <text:p>12.2507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4388144445">
                <text:p>14.4388144445</text:p>
              </table:table-cell>
              <table:table-cell office:value-type="float" office:value="8.74882518438">
                <text:p>8.74882518438</text:p>
              </table:table-cell>
              <table:table-cell office:value-type="float" office:value="20.716202">
                <text:p>20.716202</text:p>
              </table:table-cell>
              <table:table-cell office:value-type="float" office:value="12.429718">
                <text:p>12.429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49301601">
                <text:p>14.749301601</text:p>
              </table:table-cell>
              <table:table-cell office:value-type="float" office:value="8.93785107308">
                <text:p>8.93785107308</text:p>
              </table:table-cell>
              <table:table-cell office:value-type="float" office:value="21.01442">
                <text:p>21.01442</text:p>
              </table:table-cell>
              <table:table-cell office:value-type="float" office:value="12.608643">
                <text:p>12.608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0535666555">
                <text:p>15.0535666555</text:p>
              </table:table-cell>
              <table:table-cell office:value-type="float" office:value="9.12306954788">
                <text:p>9.12306954788</text:p>
              </table:table-cell>
              <table:table-cell office:value-type="float" office:value="21.312645">
                <text:p>21.312645</text:p>
              </table:table-cell>
              <table:table-cell office:value-type="float" office:value="12.787598">
                <text:p>12.7875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60933403">
                <text:p>15.360933403</text:p>
              </table:table-cell>
              <table:table-cell office:value-type="float" office:value="9.31018356439">
                <text:p>9.31018356439</text:p>
              </table:table-cell>
              <table:table-cell office:value-type="float" office:value="21.619347">
                <text:p>21.619347</text:p>
              </table:table-cell>
              <table:table-cell office:value-type="float" office:value="12.971619">
                <text:p>12.9716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6713970703">
                <text:p>15.6713970703</text:p>
              </table:table-cell>
              <table:table-cell office:value-type="float" office:value="9.49928080235">
                <text:p>9.49928080235</text:p>
              </table:table-cell>
              <table:table-cell office:value-type="float" office:value="21.926048">
                <text:p>21.926048</text:p>
              </table:table-cell>
              <table:table-cell office:value-type="float" office:value="13.15564">
                <text:p>13.155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9849011642">
                <text:p>15.9849011642</text:p>
              </table:table-cell>
              <table:table-cell office:value-type="float" office:value="9.69041458053">
                <text:p>9.69041458053</text:p>
              </table:table-cell>
              <table:table-cell office:value-type="float" office:value="22.23275">
                <text:p>22.23275</text:p>
              </table:table-cell>
              <table:table-cell office:value-type="float" office:value="13.339661">
                <text:p>13.339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3014587043">
                <text:p>16.3014587043</text:p>
              </table:table-cell>
              <table:table-cell office:value-type="float" office:value="9.8835418826">
                <text:p>9.8835418826</text:p>
              </table:table-cell>
              <table:table-cell office:value-type="float" office:value="22.539459">
                <text:p>22.539459</text:p>
              </table:table-cell>
              <table:table-cell office:value-type="float" office:value="13.523682">
                <text:p>13.523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4609681264">
                <text:p>16.4609681264</text:p>
              </table:table-cell>
              <table:table-cell office:value-type="float" office:value="9.98088830462">
                <text:p>9.98088830462</text:p>
              </table:table-cell>
              <table:table-cell office:value-type="float" office:value="22.854607">
                <text:p>22.854607</text:p>
              </table:table-cell>
              <table:table-cell office:value-type="float" office:value="13.712769">
                <text:p>13.712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821478432">
                <text:p>16.7821478432</text:p>
              </table:table-cell>
              <table:table-cell office:value-type="float" office:value="10.1769850173">
                <text:p>10.1769850173</text:p>
              </table:table-cell>
              <table:table-cell office:value-type="float" office:value="23.169754">
                <text:p>23.169754</text:p>
              </table:table-cell>
              <table:table-cell office:value-type="float" office:value="13.901855">
                <text:p>13.9018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1063835046">
                <text:p>17.1063835046</text:p>
              </table:table-cell>
              <table:table-cell office:value-type="float" office:value="10.3750202423">
                <text:p>10.3750202423</text:p>
              </table:table-cell>
              <table:table-cell office:value-type="float" office:value="23.484894">
                <text:p>23.484894</text:p>
              </table:table-cell>
              <table:table-cell office:value-type="float" office:value="14.090942">
                <text:p>14.0909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4337048747">
                <text:p>17.4337048747</text:p>
              </table:table-cell>
              <table:table-cell office:value-type="float" office:value="10.5750026868">
                <text:p>10.5750026868</text:p>
              </table:table-cell>
              <table:table-cell office:value-type="float" office:value="23.800041">
                <text:p>23.800041</text:p>
              </table:table-cell>
              <table:table-cell office:value-type="float" office:value="14.280029">
                <text:p>14.280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7743850904">
                <text:p>17.7743850904</text:p>
              </table:table-cell>
              <table:table-cell office:value-type="float" office:value="10.7832179096">
                <text:p>10.7832179096</text:p>
              </table:table-cell>
              <table:table-cell office:value-type="float" office:value="24.123634">
                <text:p>24.123634</text:p>
              </table:table-cell>
              <table:table-cell office:value-type="float" office:value="14.474182">
                <text:p>14.4741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0974038562">
                <text:p>18.0974038562</text:p>
              </table:table-cell>
              <table:table-cell office:value-type="float" office:value="10.9806763708">
                <text:p>10.9806763708</text:p>
              </table:table-cell>
              <table:table-cell office:value-type="float" office:value="24.44722">
                <text:p>24.44722</text:p>
              </table:table-cell>
              <table:table-cell office:value-type="float" office:value="14.668335">
                <text:p>14.668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43395413">
                <text:p>18.43395413</text:p>
              </table:table-cell>
              <table:table-cell office:value-type="float" office:value="11.1864397296">
                <text:p>11.1864397296</text:p>
              </table:table-cell>
              <table:table-cell office:value-type="float" office:value="24.770813">
                <text:p>24.770813</text:p>
              </table:table-cell>
              <table:table-cell office:value-type="float" office:value="14.862488">
                <text:p>14.862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7735732666">
                <text:p>18.7735732666</text:p>
              </table:table-cell>
              <table:table-cell office:value-type="float" office:value="11.3941473867">
                <text:p>11.3941473867</text:p>
              </table:table-cell>
              <table:table-cell office:value-type="float" office:value="25.094406">
                <text:p>25.094406</text:p>
              </table:table-cell>
              <table:table-cell office:value-type="float" office:value="15.056641">
                <text:p>15.0566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9339016391">
                <text:p>18.9339016391</text:p>
              </table:table-cell>
              <table:table-cell office:value-type="float" office:value="11.4922086374">
                <text:p>11.4922086374</text:p>
              </table:table-cell>
              <table:table-cell office:value-type="float" office:value="25.42646">
                <text:p>25.42646</text:p>
              </table:table-cell>
              <table:table-cell office:value-type="float" office:value="15.255859">
                <text:p>15.2558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278035889">
                <text:p>19.278035889</text:p>
              </table:table-cell>
              <table:table-cell office:value-type="float" office:value="11.7028018225">
                <text:p>11.7028018225</text:p>
              </table:table-cell>
              <table:table-cell office:value-type="float" office:value="25.758514">
                <text:p>25.758514</text:p>
              </table:table-cell>
              <table:table-cell office:value-type="float" office:value="15.455109">
                <text:p>15.4551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2125764">
                <text:p>19.6252125764</text:p>
              </table:table-cell>
              <table:table-cell office:value-type="float" office:value="11.9153289606">
                <text:p>11.9153289606</text:p>
              </table:table-cell>
              <table:table-cell office:value-type="float" office:value="26.090569">
                <text:p>26.090569</text:p>
              </table:table-cell>
              <table:table-cell office:value-type="float" office:value="15.654327">
                <text:p>15.654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9753606829">
                <text:p>19.9753606829</text:p>
              </table:table-cell>
              <table:table-cell office:value-type="float" office:value="12.1297643218">
                <text:p>12.1297643218</text:p>
              </table:table-cell>
              <table:table-cell office:value-type="float" office:value="26.422623">
                <text:p>26.422623</text:p>
              </table:table-cell>
              <table:table-cell office:value-type="float" office:value="15.853577">
                <text:p>15.853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286277543">
                <text:p>20.3286277543</text:p>
              </table:table-cell>
              <table:table-cell office:value-type="float" office:value="12.3461675064">
                <text:p>12.3461675064</text:p>
              </table:table-cell>
              <table:table-cell office:value-type="float" office:value="26.763176">
                <text:p>26.763176</text:p>
              </table:table-cell>
              <table:table-cell office:value-type="float" office:value="16.057922">
                <text:p>16.057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6850076705">
                <text:p>20.6850076705</text:p>
              </table:table-cell>
              <table:table-cell office:value-type="float" office:value="12.5645480965">
                <text:p>12.5645480965</text:p>
              </table:table-cell>
              <table:table-cell office:value-type="float" office:value="27.103729">
                <text:p>27.103729</text:p>
              </table:table-cell>
              <table:table-cell office:value-type="float" office:value="16.262238">
                <text:p>16.262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0557163683">
                <text:p>21.0557163683</text:p>
              </table:table-cell>
              <table:table-cell office:value-type="float" office:value="12.7917838414">
                <text:p>12.7917838414</text:p>
              </table:table-cell>
              <table:table-cell office:value-type="float" office:value="27.44429">
                <text:p>27.44429</text:p>
              </table:table-cell>
              <table:table-cell office:value-type="float" office:value="16.466583">
                <text:p>16.4665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4182363876">
                <text:p>21.4182363876</text:p>
              </table:table-cell>
              <table:table-cell office:value-type="float" office:value="13.0140711113">
                <text:p>13.0140711113</text:p>
              </table:table-cell>
              <table:table-cell office:value-type="float" office:value="27.791412">
                <text:p>27.791412</text:p>
              </table:table-cell>
              <table:table-cell office:value-type="float" office:value="16.674866">
                <text:p>16.674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6120683292">
                <text:p>21.6120683292</text:p>
              </table:table-cell>
              <table:table-cell office:value-type="float" office:value="13.1329254731">
                <text:p>13.1329254731</text:p>
              </table:table-cell>
              <table:table-cell office:value-type="float" office:value="28.138542">
                <text:p>28.138542</text:p>
              </table:table-cell>
              <table:table-cell office:value-type="float" office:value="16.883148">
                <text:p>16.883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9677456554">
                <text:p>21.9677456554</text:p>
              </table:table-cell>
              <table:table-cell office:value-type="float" office:value="13.3511037873">
                <text:p>13.3511037873</text:p>
              </table:table-cell>
              <table:table-cell office:value-type="float" office:value="28.485672">
                <text:p>28.485672</text:p>
              </table:table-cell>
              <table:table-cell office:value-type="float" office:value="17.091431">
                <text:p>17.0914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2218760718">
                <text:p>22.2218760718</text:p>
              </table:table-cell>
              <table:table-cell office:value-type="float" office:value="13.5070217312">
                <text:p>13.5070217312</text:p>
              </table:table-cell>
              <table:table-cell office:value-type="float" office:value="28.832802">
                <text:p>28.832802</text:p>
              </table:table-cell>
              <table:table-cell office:value-type="float" office:value="17.299683">
                <text:p>17.2996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7228446576">
                <text:p>22.7228446576</text:p>
              </table:table-cell>
              <table:table-cell office:value-type="float" office:value="13.814512881">
                <text:p>13.814512881</text:p>
              </table:table-cell>
              <table:table-cell office:value-type="float" office:value="29.188133">
                <text:p>29.188133</text:p>
              </table:table-cell>
              <table:table-cell office:value-type="float" office:value="17.512878">
                <text:p>17.5128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0992026011">
                <text:p>23.0992026011</text:p>
              </table:table-cell>
              <table:table-cell office:value-type="float" office:value="14.0455864248">
                <text:p>14.0455864248</text:p>
              </table:table-cell>
              <table:table-cell office:value-type="float" office:value="29.543465">
                <text:p>29.543465</text:p>
              </table:table-cell>
              <table:table-cell office:value-type="float" office:value="17.726074">
                <text:p>17.726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786239721">
                <text:p>23.4786239721</text:p>
              </table:table-cell>
              <table:table-cell office:value-type="float" office:value="14.2786033422">
                <text:p>14.2786033422</text:p>
              </table:table-cell>
              <table:table-cell office:value-type="float" office:value="29.898804">
                <text:p>29.898804</text:p>
              </table:table-cell>
              <table:table-cell office:value-type="float" office:value="17.93927">
                <text:p>17.939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8611585686">
                <text:p>23.8611585686</text:p>
              </table:table-cell>
              <table:table-cell office:value-type="float" office:value="14.513586683">
                <text:p>14.513586683</text:p>
              </table:table-cell>
              <table:table-cell office:value-type="float" office:value="30.260742">
                <text:p>30.260742</text:p>
              </table:table-cell>
              <table:table-cell office:value-type="float" office:value="18.156433">
                <text:p>18.156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.2466937931">
                <text:p>24.2466937931</text:p>
              </table:table-cell>
              <table:table-cell office:value-type="float" office:value="14.7504845291">
                <text:p>14.7504845291</text:p>
              </table:table-cell>
              <table:table-cell office:value-type="float" office:value="30.622681">
                <text:p>30.622681</text:p>
              </table:table-cell>
              <table:table-cell office:value-type="float" office:value="18.373627">
                <text:p>18.373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.4406561203">
                <text:p>24.4406561203</text:p>
              </table:table-cell>
              <table:table-cell office:value-type="float" office:value="14.8696660488">
                <text:p>14.8696660488</text:p>
              </table:table-cell>
              <table:table-cell office:value-type="float" office:value="30.984619">
                <text:p>30.984619</text:p>
              </table:table-cell>
              <table:table-cell office:value-type="float" office:value="18.59079">
                <text:p>18.590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8430723429">
                <text:p>24.8430723429</text:p>
              </table:table-cell>
              <table:table-cell office:value-type="float" office:value="15.1170376552">
                <text:p>15.1170376552</text:p>
              </table:table-cell>
              <table:table-cell office:value-type="float" office:value="31.346565">
                <text:p>31.346565</text:p>
              </table:table-cell>
              <table:table-cell office:value-type="float" office:value="18.807983">
                <text:p>18.8079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2240149234">
                <text:p>25.2240149234</text:p>
              </table:table-cell>
              <table:table-cell office:value-type="float" office:value="15.3512841497">
                <text:p>15.3512841497</text:p>
              </table:table-cell>
              <table:table-cell office:value-type="float" office:value="31.716728">
                <text:p>31.716728</text:p>
              </table:table-cell>
              <table:table-cell office:value-type="float" office:value="19.03006">
                <text:p>19.03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6326724094">
                <text:p>25.6326724094</text:p>
              </table:table-cell>
              <table:table-cell office:value-type="float" office:value="15.6026391477">
                <text:p>15.6026391477</text:p>
              </table:table-cell>
              <table:table-cell office:value-type="float" office:value="32.086891">
                <text:p>32.086891</text:p>
              </table:table-cell>
              <table:table-cell office:value-type="float" office:value="19.252167">
                <text:p>19.2521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0320428902">
                <text:p>26.0320428902</text:p>
              </table:table-cell>
              <table:table-cell office:value-type="float" office:value="15.848347994">
                <text:p>15.848347994</text:p>
              </table:table-cell>
              <table:table-cell office:value-type="float" office:value="32.457054">
                <text:p>32.457054</text:p>
              </table:table-cell>
              <table:table-cell office:value-type="float" office:value="19.474243">
                <text:p>19.474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4345136192">
                <text:p>26.4345136192</text:p>
              </table:table-cell>
              <table:table-cell office:value-type="float" office:value="16.096027183">
                <text:p>16.096027183</text:p>
              </table:table-cell>
              <table:table-cell office:value-type="float" office:value="32.833786">
                <text:p>32.833786</text:p>
              </table:table-cell>
              <table:table-cell office:value-type="float" office:value="19.700287">
                <text:p>19.7002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8526501021">
                <text:p>26.8526501021</text:p>
              </table:table-cell>
              <table:table-cell office:value-type="float" office:value="16.3534193906">
                <text:p>16.3534193906</text:p>
              </table:table-cell>
              <table:table-cell office:value-type="float" office:value="33.21051">
                <text:p>33.21051</text:p>
              </table:table-cell>
              <table:table-cell office:value-type="float" office:value="19.926331">
                <text:p>19.926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0566684533">
                <text:p>27.0566684533</text:p>
              </table:table-cell>
              <table:table-cell office:value-type="float" office:value="16.4789993309">
                <text:p>16.4789993309</text:p>
              </table:table-cell>
              <table:table-cell office:value-type="float" office:value="33.587242">
                <text:p>33.587242</text:p>
              </table:table-cell>
              <table:table-cell office:value-type="float" office:value="20.152374">
                <text:p>20.1523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4669121319">
                <text:p>27.4669121319</text:p>
              </table:table-cell>
              <table:table-cell office:value-type="float" office:value="16.7316250747">
                <text:p>16.7316250747</text:p>
              </table:table-cell>
              <table:table-cell office:value-type="float" office:value="33.963974">
                <text:p>33.963974</text:p>
              </table:table-cell>
              <table:table-cell office:value-type="float" office:value="20.378387">
                <text:p>20.378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8801459028">
                <text:p>27.8801459028</text:p>
              </table:table-cell>
              <table:table-cell office:value-type="float" office:value="16.9861771635">
                <text:p>16.9861771635</text:p>
              </table:table-cell>
              <table:table-cell office:value-type="float" office:value="34.349083">
                <text:p>34.349083</text:p>
              </table:table-cell>
              <table:table-cell office:value-type="float" office:value="20.609436">
                <text:p>20.6094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2964040148">
                <text:p>28.2964040148</text:p>
              </table:table-cell>
              <table:table-cell office:value-type="float" office:value="17.242668332">
                <text:p>17.242668332</text:p>
              </table:table-cell>
              <table:table-cell office:value-type="float" office:value="34.734192">
                <text:p>34.734192</text:p>
              </table:table-cell>
              <table:table-cell office:value-type="float" office:value="20.840515">
                <text:p>20.8405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7288701466">
                <text:p>28.7288701466</text:p>
              </table:table-cell>
              <table:table-cell office:value-type="float" office:value="17.5092268837">
                <text:p>17.5092268837</text:p>
              </table:table-cell>
              <table:table-cell office:value-type="float" office:value="35.119308">
                <text:p>35.119308</text:p>
              </table:table-cell>
              <table:table-cell office:value-type="float" office:value="21.071564">
                <text:p>21.0715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1513861942">
                <text:p>29.1513861942</text:p>
              </table:table-cell>
              <table:table-cell office:value-type="float" office:value="17.7697155119">
                <text:p>17.7697155119</text:p>
              </table:table-cell>
              <table:table-cell office:value-type="float" office:value="35.510841">
                <text:p>35.510841</text:p>
              </table:table-cell>
              <table:table-cell office:value-type="float" office:value="21.306488">
                <text:p>21.306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5769006443">
                <text:p>29.5769006443</text:p>
              </table:table-cell>
              <table:table-cell office:value-type="float" office:value="18.0321357941">
                <text:p>18.0321357941</text:p>
              </table:table-cell>
              <table:table-cell office:value-type="float" office:value="35.902374">
                <text:p>35.902374</text:p>
              </table:table-cell>
              <table:table-cell office:value-type="float" office:value="21.541412">
                <text:p>21.5414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908413524">
                <text:p>29.7908413524</text:p>
              </table:table-cell>
              <table:table-cell office:value-type="float" office:value="18.1640748682">
                <text:p>18.1640748682</text:p>
              </table:table-cell>
              <table:table-cell office:value-type="float" office:value="36.293907">
                <text:p>36.293907</text:p>
              </table:table-cell>
              <table:table-cell office:value-type="float" office:value="21.776337">
                <text:p>21.7763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2208613122">
                <text:p>30.2208613122</text:p>
              </table:table-cell>
              <table:table-cell office:value-type="float" office:value="18.429412121">
                <text:p>18.429412121</text:p>
              </table:table-cell>
              <table:table-cell office:value-type="float" office:value="36.691826">
                <text:p>36.691826</text:p>
              </table:table-cell>
              <table:table-cell office:value-type="float" office:value="22.015076">
                <text:p>22.015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6675578341">
                <text:p>30.6675578341</text:p>
              </table:table-cell>
              <table:table-cell office:value-type="float" office:value="18.7051126059">
                <text:p>18.7051126059</text:p>
              </table:table-cell>
              <table:table-cell office:value-type="float" office:value="37.089745">
                <text:p>37.089745</text:p>
              </table:table-cell>
              <table:table-cell office:value-type="float" office:value="22.253845">
                <text:p>22.253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076481842">
                <text:p>31.076481842</text:p>
              </table:table-cell>
              <table:table-cell office:value-type="float" office:value="18.9575636015">
                <text:p>18.9575636015</text:p>
              </table:table-cell>
              <table:table-cell office:value-type="float" office:value="37.487671">
                <text:p>37.487671</text:p>
              </table:table-cell>
              <table:table-cell office:value-type="float" office:value="22.492584">
                <text:p>22.4925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5155995837">
                <text:p>31.5155995837</text:p>
              </table:table-cell>
              <table:table-cell office:value-type="float" office:value="19.2287405346">
                <text:p>19.2287405346</text:p>
              </table:table-cell>
              <table:table-cell office:value-type="float" office:value="37.891968">
                <text:p>37.891968</text:p>
              </table:table-cell>
              <table:table-cell office:value-type="float" office:value="22.735168">
                <text:p>22.735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9716339052">
                <text:p>31.9716339052</text:p>
              </table:table-cell>
              <table:table-cell office:value-type="float" office:value="19.5104462502">
                <text:p>19.5104462502</text:p>
              </table:table-cell>
              <table:table-cell office:value-type="float" office:value="38.296257">
                <text:p>38.296257</text:p>
              </table:table-cell>
              <table:table-cell office:value-type="float" office:value="22.977753">
                <text:p>22.977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4169947015">
                <text:p>32.4169947015</text:p>
              </table:table-cell>
              <table:table-cell office:value-type="float" office:value="19.7856307024">
                <text:p>19.7856307024</text:p>
              </table:table-cell>
              <table:table-cell office:value-type="float" office:value="38.700554">
                <text:p>38.700554</text:p>
              </table:table-cell>
              <table:table-cell office:value-type="float" office:value="23.220337">
                <text:p>23.220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8652726292">
                <text:p>32.8652726292</text:p>
              </table:table-cell>
              <table:table-cell office:value-type="float" office:value="20.0627156293">
                <text:p>20.0627156293</text:p>
              </table:table-cell>
              <table:table-cell office:value-type="float" office:value="39.111221">
                <text:p>39.111221</text:p>
              </table:table-cell>
              <table:table-cell office:value-type="float" office:value="23.466736">
                <text:p>23.466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0906323709">
                <text:p>33.0906323709</text:p>
              </table:table-cell>
              <table:table-cell office:value-type="float" office:value="20.2020058973">
                <text:p>20.2020058973</text:p>
              </table:table-cell>
              <table:table-cell office:value-type="float" office:value="39.521881">
                <text:p>39.521881</text:p>
              </table:table-cell>
              <table:table-cell office:value-type="float" office:value="23.713135">
                <text:p>23.713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5436104615">
                <text:p>33.5436104615</text:p>
              </table:table-cell>
              <table:table-cell office:value-type="float" office:value="20.4820660104">
                <text:p>20.4820660104</text:p>
              </table:table-cell>
              <table:table-cell office:value-type="float" office:value="39.932549">
                <text:p>39.932549</text:p>
              </table:table-cell>
              <table:table-cell office:value-type="float" office:value="23.959534">
                <text:p>23.9595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9997330949">
                <text:p>33.9997330949</text:p>
              </table:table-cell>
              <table:table-cell office:value-type="float" office:value="20.7640048194">
                <text:p>20.7640048194</text:p>
              </table:table-cell>
              <table:table-cell office:value-type="float" office:value="40.349564">
                <text:p>40.349564</text:p>
              </table:table-cell>
              <table:table-cell office:value-type="float" office:value="24.209747">
                <text:p>24.2097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.458868085">
                <text:p>34.458868085</text:p>
              </table:table-cell>
              <table:table-cell office:value-type="float" office:value="21.0478009323">
                <text:p>21.0478009323</text:p>
              </table:table-cell>
              <table:table-cell office:value-type="float" office:value="40.766579">
                <text:p>40.766579</text:p>
              </table:table-cell>
              <table:table-cell office:value-type="float" office:value="24.459961">
                <text:p>24.4599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.9209985766">
                <text:p>34.9209985766</text:p>
              </table:table-cell>
              <table:table-cell office:value-type="float" office:value="21.3335951294">
                <text:p>21.3335951294</text:p>
              </table:table-cell>
              <table:table-cell office:value-type="float" office:value="41.183601">
                <text:p>41.183601</text:p>
              </table:table-cell>
              <table:table-cell office:value-type="float" office:value="24.710175">
                <text:p>24.71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.4007716739">
                <text:p>35.4007716739</text:p>
              </table:table-cell>
              <table:table-cell office:value-type="float" office:value="21.6303492746">
                <text:p>21.6303492746</text:p>
              </table:table-cell>
              <table:table-cell office:value-type="float" office:value="41.606979">
                <text:p>41.606979</text:p>
              </table:table-cell>
              <table:table-cell office:value-type="float" office:value="24.964203">
                <text:p>24.964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.869130959">
                <text:p>35.869130959</text:p>
              </table:table-cell>
              <table:table-cell office:value-type="float" office:value="21.919944049">
                <text:p>21.919944049</text:p>
              </table:table-cell>
              <table:table-cell office:value-type="float" office:value="42.030357">
                <text:p>42.030357</text:p>
              </table:table-cell>
              <table:table-cell office:value-type="float" office:value="25.218231">
                <text:p>25.2182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3405899664">
                <text:p>36.3405899664</text:p>
              </table:table-cell>
              <table:table-cell office:value-type="float" office:value="22.211563887">
                <text:p>22.211563887</text:p>
              </table:table-cell>
              <table:table-cell office:value-type="float" office:value="42.453735">
                <text:p>42.453735</text:p>
              </table:table-cell>
              <table:table-cell office:value-type="float" office:value="25.47226">
                <text:p>25.47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5775361202">
                <text:p>36.5775361202</text:p>
              </table:table-cell>
              <table:table-cell office:value-type="float" office:value="22.358112037">
                <text:p>22.358112037</text:p>
              </table:table-cell>
              <table:table-cell office:value-type="float" office:value="42.883476">
                <text:p>42.883476</text:p>
              </table:table-cell>
              <table:table-cell office:value-type="float" office:value="25.730103">
                <text:p>25.7301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0536035421">
                <text:p>37.0536035421</text:p>
              </table:table-cell>
              <table:table-cell office:value-type="float" office:value="22.6527870472">
                <text:p>22.6527870472</text:p>
              </table:table-cell>
              <table:table-cell office:value-type="float" office:value="43.313217">
                <text:p>43.313217</text:p>
              </table:table-cell>
              <table:table-cell office:value-type="float" office:value="25.987946">
                <text:p>25.9879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.5326117039">
                <text:p>37.5326117039</text:p>
              </table:table-cell>
              <table:table-cell office:value-type="float" office:value="22.9494125491">
                <text:p>22.9494125491</text:p>
              </table:table-cell>
              <table:table-cell office:value-type="float" office:value="43.742966">
                <text:p>43.742966</text:p>
              </table:table-cell>
              <table:table-cell office:value-type="float" office:value="26.245789">
                <text:p>26.245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0298224149">
                <text:p>38.0298224149</text:p>
              </table:table-cell>
              <table:table-cell office:value-type="float" office:value="23.2573017024">
                <text:p>23.2573017024</text:p>
              </table:table-cell>
              <table:table-cell office:value-type="float" office:value="44.17907">
                <text:p>44.17907</text:p>
              </table:table-cell>
              <table:table-cell office:value-type="float" office:value="26.507446">
                <text:p>26.5074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.4998826765">
                <text:p>38.4998826765</text:p>
              </table:table-cell>
              <table:table-cell office:value-type="float" office:value="23.548391671">
                <text:p>23.548391671</text:p>
              </table:table-cell>
              <table:table-cell office:value-type="float" office:value="44.615173">
                <text:p>44.615173</text:p>
              </table:table-cell>
              <table:table-cell office:value-type="float" office:value="26.769104">
                <text:p>26.769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.0033411115">
                <text:p>39.0033411115</text:p>
              </table:table-cell>
              <table:table-cell office:value-type="float" office:value="23.860198596">
                <text:p>23.860198596</text:p>
              </table:table-cell>
              <table:table-cell office:value-type="float" office:value="45.051285">
                <text:p>45.051285</text:p>
              </table:table-cell>
              <table:table-cell office:value-type="float" office:value="27.030762">
                <text:p>27.030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.4947174664">
                <text:p>39.4947174664</text:p>
              </table:table-cell>
              <table:table-cell office:value-type="float" office:value="24.1646122272">
                <text:p>24.1646122272</text:p>
              </table:table-cell>
              <table:table-cell office:value-type="float" office:value="45.493767">
                <text:p>45.493767</text:p>
              </table:table-cell>
              <table:table-cell office:value-type="float" office:value="27.296234">
                <text:p>27.296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.7261859856">
                <text:p>39.7261859856</text:p>
              </table:table-cell>
              <table:table-cell office:value-type="float" office:value="24.3080254395">
                <text:p>24.3080254395</text:p>
              </table:table-cell>
              <table:table-cell office:value-type="float" office:value="45.936256">
                <text:p>45.936256</text:p>
              </table:table-cell>
              <table:table-cell office:value-type="float" office:value="27.561737">
                <text:p>27.5617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2376867012">
                <text:p>40.2376867012</text:p>
              </table:table-cell>
              <table:table-cell office:value-type="float" office:value="24.6248703818">
                <text:p>24.6248703818</text:p>
              </table:table-cell>
              <table:table-cell office:value-type="float" office:value="46.378746">
                <text:p>46.378746</text:p>
              </table:table-cell>
              <table:table-cell office:value-type="float" office:value="27.827209">
                <text:p>27.8272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7367680366">
                <text:p>40.7367680366</text:p>
              </table:table-cell>
              <table:table-cell office:value-type="float" office:value="24.9341282234">
                <text:p>24.9341282234</text:p>
              </table:table-cell>
              <table:table-cell office:value-type="float" office:value="46.827621">
                <text:p>46.827621</text:p>
              </table:table-cell>
              <table:table-cell office:value-type="float" office:value="28.096527">
                <text:p>28.0965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.2388769062">
                <text:p>41.2388769062</text:p>
              </table:table-cell>
              <table:table-cell office:value-type="float" office:value="25.2453870608">
                <text:p>25.2453870608</text:p>
              </table:table-cell>
              <table:table-cell office:value-type="float" office:value="47.276497">
                <text:p>47.276497</text:p>
              </table:table-cell>
              <table:table-cell office:value-type="float" office:value="28.365875">
                <text:p>28.365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.7440325414">
                <text:p>41.7440325414</text:p>
              </table:table-cell>
              <table:table-cell office:value-type="float" office:value="25.5585199522">
                <text:p>25.5585199522</text:p>
              </table:table-cell>
              <table:table-cell office:value-type="float" office:value="47.725372">
                <text:p>47.725372</text:p>
              </table:table-cell>
              <table:table-cell office:value-type="float" office:value="28.635193">
                <text:p>28.6351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2522009086">
                <text:p>42.2522009086</text:p>
              </table:table-cell>
              <table:table-cell office:value-type="float" office:value="25.8736473935">
                <text:p>25.8736473935</text:p>
              </table:table-cell>
              <table:table-cell office:value-type="float" office:value="48.180664">
                <text:p>48.180664</text:p>
              </table:table-cell>
              <table:table-cell office:value-type="float" office:value="28.908386">
                <text:p>28.908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7634183705">
                <text:p>42.7634183705</text:p>
              </table:table-cell>
              <table:table-cell office:value-type="float" office:value="26.1907292898">
                <text:p>26.1907292898</text:p>
              </table:table-cell>
              <table:table-cell office:value-type="float" office:value="48.635948">
                <text:p>48.635948</text:p>
              </table:table-cell>
              <table:table-cell office:value-type="float" office:value="29.181549">
                <text:p>29.1815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938308758">
                <text:p>43.2938308758</text:p>
              </table:table-cell>
              <table:table-cell office:value-type="float" office:value="26.5196471361">
                <text:p>26.5196471361</text:p>
              </table:table-cell>
              <table:table-cell office:value-type="float" office:value="49.095932">
                <text:p>49.095932</text:p>
              </table:table-cell>
              <table:table-cell office:value-type="float" office:value="29.45755">
                <text:p>29.45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552191606">
                <text:p>43.552191606</text:p>
              </table:table-cell>
              <table:table-cell office:value-type="float" office:value="26.6799009818">
                <text:p>26.6799009818</text:p>
              </table:table-cell>
              <table:table-cell office:value-type="float" office:value="49.555916">
                <text:p>49.555916</text:p>
              </table:table-cell>
              <table:table-cell office:value-type="float" office:value="29.733551">
                <text:p>29.7335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0711816671">
                <text:p>44.0711816671</text:p>
              </table:table-cell>
              <table:table-cell office:value-type="float" office:value="27.0017816485">
                <text:p>27.0017816485</text:p>
              </table:table-cell>
              <table:table-cell office:value-type="float" office:value="50.0159">
                <text:p>50.0159</text:p>
              </table:table-cell>
              <table:table-cell office:value-type="float" office:value="30.009552">
                <text:p>30.0095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5932148226">
                <text:p>44.5932148226</text:p>
              </table:table-cell>
              <table:table-cell office:value-type="float" office:value="27.3257554522">
                <text:p>27.3257554522</text:p>
              </table:table-cell>
              <table:table-cell office:value-type="float" office:value="50.481834">
                <text:p>50.481834</text:p>
              </table:table-cell>
              <table:table-cell office:value-type="float" office:value="30.289093">
                <text:p>30.289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1346796867">
                <text:p>45.1346796867</text:p>
              </table:table-cell>
              <table:table-cell office:value-type="float" office:value="27.6618875609">
                <text:p>27.6618875609</text:p>
              </table:table-cell>
              <table:table-cell office:value-type="float" office:value="50.947769">
                <text:p>50.947769</text:p>
              </table:table-cell>
              <table:table-cell office:value-type="float" office:value="30.568634">
                <text:p>30.5686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6461994475">
                <text:p>45.6461994475</text:p>
              </table:table-cell>
              <table:table-cell office:value-type="float" office:value="27.9795360319">
                <text:p>27.9795360319</text:p>
              </table:table-cell>
              <table:table-cell office:value-type="float" office:value="51.413704">
                <text:p>51.413704</text:p>
              </table:table-cell>
              <table:table-cell office:value-type="float" office:value="30.848206">
                <text:p>30.8482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1606634416">
                <text:p>46.1606634416</text:p>
              </table:table-cell>
              <table:table-cell office:value-type="float" office:value="28.2990710413">
                <text:p>28.2990710413</text:p>
              </table:table-cell>
              <table:table-cell office:value-type="float" office:value="51.885971">
                <text:p>51.885971</text:p>
              </table:table-cell>
              <table:table-cell office:value-type="float" office:value="31.131592">
                <text:p>31.1315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6946103739">
                <text:p>46.6946103739</text:p>
              </table:table-cell>
              <table:table-cell office:value-type="float" office:value="28.6308029553">
                <text:p>28.6308029553</text:p>
              </table:table-cell>
              <table:table-cell office:value-type="float" office:value="52.358238">
                <text:p>52.358238</text:p>
              </table:table-cell>
              <table:table-cell office:value-type="float" office:value="31.414948">
                <text:p>31.414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.2314800319">
                <text:p>47.2314800319</text:p>
              </table:table-cell>
              <table:table-cell office:value-type="float" office:value="28.9645783341">
                <text:p>28.9645783341</text:p>
              </table:table-cell>
              <table:table-cell office:value-type="float" office:value="52.830513">
                <text:p>52.830513</text:p>
              </table:table-cell>
              <table:table-cell office:value-type="float" office:value="31.698334">
                <text:p>31.6983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5011029971">
                <text:p>47.5011029971</text:p>
              </table:table-cell>
              <table:table-cell office:value-type="float" office:value="29.1322403687">
                <text:p>29.1322403687</text:p>
              </table:table-cell>
              <table:table-cell office:value-type="float" office:value="53.309265">
                <text:p>53.309265</text:p>
              </table:table-cell>
              <table:table-cell office:value-type="float" office:value="31.985596">
                <text:p>31.985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0426289788">
                <text:p>48.0426289788</text:p>
              </table:table-cell>
              <table:table-cell office:value-type="float" office:value="29.4689900189">
                <text:p>29.4689900189</text:p>
              </table:table-cell>
              <table:table-cell office:value-type="float" office:value="53.788017">
                <text:p>53.788017</text:p>
              </table:table-cell>
              <table:table-cell office:value-type="float" office:value="32.272827">
                <text:p>32.2728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.6042681016">
                <text:p>48.6042681016</text:p>
              </table:table-cell>
              <table:table-cell office:value-type="float" office:value="29.8184406223">
                <text:p>29.8184406223</text:p>
              </table:table-cell>
              <table:table-cell office:value-type="float" office:value="54.271309">
                <text:p>54.271309</text:p>
              </table:table-cell>
              <table:table-cell office:value-type="float" office:value="32.562805">
                <text:p>32.562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1519099353">
                <text:p>49.1519099353</text:p>
              </table:table-cell>
              <table:table-cell office:value-type="float" office:value="30.1592898817">
                <text:p>30.1592898817</text:p>
              </table:table-cell>
              <table:table-cell office:value-type="float" office:value="54.754601">
                <text:p>54.754601</text:p>
              </table:table-cell>
              <table:table-cell office:value-type="float" office:value="32.852783">
                <text:p>32.8527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7025806658">
                <text:p>49.7025806658</text:p>
              </table:table-cell>
              <table:table-cell office:value-type="float" office:value="30.5021519316">
                <text:p>30.5021519316</text:p>
              </table:table-cell>
              <table:table-cell office:value-type="float" office:value="55.237892">
                <text:p>55.237892</text:p>
              </table:table-cell>
              <table:table-cell office:value-type="float" office:value="33.142761">
                <text:p>33.1427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.2215875194">
                <text:p>50.2215875194</text:p>
              </table:table-cell>
              <table:table-cell office:value-type="float" office:value="30.825417023">
                <text:p>30.825417023</text:p>
              </table:table-cell>
              <table:table-cell office:value-type="float" office:value="55.727249">
                <text:p>55.727249</text:p>
              </table:table-cell>
              <table:table-cell office:value-type="float" office:value="33.436371">
                <text:p>33.4363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.8129826898">
                <text:p>50.8129826898</text:p>
              </table:table-cell>
              <table:table-cell office:value-type="float" office:value="31.1939165149">
                <text:p>31.1939165149</text:p>
              </table:table-cell>
              <table:table-cell office:value-type="float" office:value="56.216614">
                <text:p>56.216614</text:p>
              </table:table-cell>
              <table:table-cell office:value-type="float" office:value="33.72998">
                <text:p>33.72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3726934046">
                <text:p>51.3726934046</text:p>
              </table:table-cell>
              <table:table-cell office:value-type="float" office:value="31.5428207579">
                <text:p>31.5428207579</text:p>
              </table:table-cell>
              <table:table-cell office:value-type="float" office:value="56.710579">
                <text:p>56.710579</text:p>
              </table:table-cell>
              <table:table-cell office:value-type="float" office:value="34.026367">
                <text:p>34.026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.6536947457">
                <text:p>51.6536947457</text:p>
              </table:table-cell>
              <table:table-cell office:value-type="float" office:value="31.7180389864">
                <text:p>31.7180389864</text:p>
              </table:table-cell>
              <table:table-cell office:value-type="float" office:value="57.204544">
                <text:p>57.204544</text:p>
              </table:table-cell>
              <table:table-cell office:value-type="float" office:value="34.322723">
                <text:p>34.3227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.2533548456">
                <text:p>52.2533548456</text:p>
              </table:table-cell>
              <table:table-cell office:value-type="float" office:value="32.0920149003">
                <text:p>32.0920149003</text:p>
              </table:table-cell>
              <table:table-cell office:value-type="float" office:value="57.698517">
                <text:p>57.698517</text:p>
              </table:table-cell>
              <table:table-cell office:value-type="float" office:value="34.61911">
                <text:p>34.619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.8030293949">
                <text:p>52.8030293949</text:p>
              </table:table-cell>
              <table:table-cell office:value-type="float" office:value="32.4350545323">
                <text:p>32.4350545323</text:p>
              </table:table-cell>
              <table:table-cell office:value-type="float" office:value="58.198502">
                <text:p>58.198502</text:p>
              </table:table-cell>
              <table:table-cell office:value-type="float" office:value="34.919098">
                <text:p>34.9190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.3555252441">
                <text:p>53.3555252441</text:p>
              </table:table-cell>
              <table:table-cell office:value-type="float" office:value="32.7799347927">
                <text:p>32.7799347927</text:p>
              </table:table-cell>
              <table:table-cell office:value-type="float" office:value="58.698486">
                <text:p>58.698486</text:p>
              </table:table-cell>
              <table:table-cell office:value-type="float" office:value="35.219086">
                <text:p>35.219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9467171295">
                <text:p>53.9467171295</text:p>
              </table:table-cell>
              <table:table-cell office:value-type="float" office:value="33.1491248172">
                <text:p>33.1491248172</text:p>
              </table:table-cell>
              <table:table-cell office:value-type="float" office:value="59.203087">
                <text:p>59.203087</text:p>
              </table:table-cell>
              <table:table-cell office:value-type="float" office:value="35.521851">
                <text:p>35.5218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4.5231121663">
                <text:p>54.5231121663</text:p>
              </table:table-cell>
              <table:table-cell office:value-type="float" office:value="33.5092147732">
                <text:p>33.5092147732</text:p>
              </table:table-cell>
              <table:table-cell office:value-type="float" office:value="59.707687">
                <text:p>59.707687</text:p>
              </table:table-cell>
              <table:table-cell office:value-type="float" office:value="35.824615">
                <text:p>35.824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.1025263019">
                <text:p>55.1025263019</text:p>
              </table:table-cell>
              <table:table-cell office:value-type="float" office:value="33.8713410329">
                <text:p>33.8713410329</text:p>
              </table:table-cell>
              <table:table-cell office:value-type="float" office:value="60.212296">
                <text:p>60.212296</text:p>
              </table:table-cell>
              <table:table-cell office:value-type="float" office:value="36.12735">
                <text:p>36.12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.3933969414">
                <text:p>55.3933969414</text:p>
              </table:table-cell>
              <table:table-cell office:value-type="float" office:value="34.053183679">
                <text:p>34.053183679</text:p>
              </table:table-cell>
              <table:table-cell office:value-type="float" office:value="60.722923">
                <text:p>60.722923</text:p>
              </table:table-cell>
              <table:table-cell office:value-type="float" office:value="36.433716">
                <text:p>36.433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.995669912">
                <text:p>55.995669912</text:p>
              </table:table-cell>
              <table:table-cell office:value-type="float" office:value="34.429827513">
                <text:p>34.429827513</text:p>
              </table:table-cell>
              <table:table-cell office:value-type="float" office:value="61.233559">
                <text:p>61.233559</text:p>
              </table:table-cell>
              <table:table-cell office:value-type="float" office:value="36.740112">
                <text:p>36.740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5643116803">
                <text:p>56.5643116803</text:p>
              </table:table-cell>
              <table:table-cell office:value-type="float" office:value="34.7856039524">
                <text:p>34.7856039524</text:p>
              </table:table-cell>
              <table:table-cell office:value-type="float" office:value="61.748779">
                <text:p>61.748779</text:p>
              </table:table-cell>
              <table:table-cell office:value-type="float" office:value="37.049255">
                <text:p>37.049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1542401452">
                <text:p>57.1542401452</text:p>
              </table:table-cell>
              <table:table-cell office:value-type="float" office:value="35.1548469224">
                <text:p>35.1548469224</text:p>
              </table:table-cell>
              <table:table-cell office:value-type="float" office:value="62.264">
                <text:p>62.264</text:p>
              </table:table-cell>
              <table:table-cell office:value-type="float" office:value="37.358398">
                <text:p>37.3583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.7657553949">
                <text:p>57.7657553949</text:p>
              </table:table-cell>
              <table:table-cell office:value-type="float" office:value="35.5377661711">
                <text:p>35.5377661711</text:p>
              </table:table-cell>
              <table:table-cell office:value-type="float" office:value="62.779221">
                <text:p>62.779221</text:p>
              </table:table-cell>
              <table:table-cell office:value-type="float" office:value="37.667542">
                <text:p>37.6675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.3618284868">
                <text:p>58.3618284868</text:p>
              </table:table-cell>
              <table:table-cell office:value-type="float" office:value="35.9111803619">
                <text:p>35.9111803619</text:p>
              </table:table-cell>
              <table:table-cell office:value-type="float" office:value="63.300461">
                <text:p>63.300461</text:p>
              </table:table-cell>
              <table:table-cell office:value-type="float" office:value="37.980438">
                <text:p>37.9804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.9607104946">
                <text:p>58.9607104946</text:p>
              </table:table-cell>
              <table:table-cell office:value-type="float" office:value="36.2865454564">
                <text:p>36.2865454564</text:p>
              </table:table-cell>
              <table:table-cell office:value-type="float" office:value="63.821701">
                <text:p>63.821701</text:p>
              </table:table-cell>
              <table:table-cell office:value-type="float" office:value="38.293365">
                <text:p>38.2933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5815144741">
                <text:p>59.5815144741</text:p>
              </table:table-cell>
              <table:table-cell office:value-type="float" office:value="36.6757946842">
                <text:p>36.6757946842</text:p>
              </table:table-cell>
              <table:table-cell office:value-type="float" office:value="64.347237">
                <text:p>64.347237</text:p>
              </table:table-cell>
              <table:table-cell office:value-type="float" office:value="38.609375">
                <text:p>38.60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837344459">
                <text:p>59.8837344459</text:p>
              </table:table-cell>
              <table:table-cell office:value-type="float" office:value="36.8653535436">
                <text:p>36.8653535436</text:p>
              </table:table-cell>
              <table:table-cell office:value-type="float" office:value="64.87278">
                <text:p>64.87278</text:p>
              </table:table-cell>
              <table:table-cell office:value-type="float" office:value="38.925385">
                <text:p>38.925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4903310847">
                <text:p>60.4903310847</text:p>
              </table:table-cell>
              <table:table-cell office:value-type="float" office:value="37.2459610996">
                <text:p>37.2459610996</text:p>
              </table:table-cell>
              <table:table-cell office:value-type="float" office:value="65.398323">
                <text:p>65.398323</text:p>
              </table:table-cell>
              <table:table-cell office:value-type="float" office:value="39.241394">
                <text:p>39.2413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0999820246">
                <text:p>61.0999820246</text:p>
              </table:table-cell>
              <table:table-cell office:value-type="float" office:value="37.6287145576">
                <text:p>37.6287145576</text:p>
              </table:table-cell>
              <table:table-cell office:value-type="float" office:value="65.92952">
                <text:p>65.92952</text:p>
              </table:table-cell>
              <table:table-cell office:value-type="float" office:value="39.562042">
                <text:p>39.5620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.7123679231">
                <text:p>61.7123679231</text:p>
              </table:table-cell>
              <table:table-cell office:value-type="float" office:value="38.0134108242">
                <text:p>38.0134108242</text:p>
              </table:table-cell>
              <table:table-cell office:value-type="float" office:value="66.460709">
                <text:p>66.460709</text:p>
              </table:table-cell>
              <table:table-cell office:value-type="float" office:value="39.88269">
                <text:p>39.88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327930526">
                <text:p>62.327930526</text:p>
              </table:table-cell>
              <table:table-cell office:value-type="float" office:value="38.4002079433">
                <text:p>38.4002079433</text:p>
              </table:table-cell>
              <table:table-cell office:value-type="float" office:value="66.995682">
                <text:p>66.995682</text:p>
              </table:table-cell>
              <table:table-cell office:value-type="float" office:value="40.207001">
                <text:p>40.207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9465289336">
                <text:p>62.9465289336</text:p>
              </table:table-cell>
              <table:table-cell office:value-type="float" office:value="38.7889761959">
                <text:p>38.7889761959</text:p>
              </table:table-cell>
              <table:table-cell office:value-type="float" office:value="67.530663">
                <text:p>67.530663</text:p>
              </table:table-cell>
              <table:table-cell office:value-type="float" office:value="40.531311">
                <text:p>40.5313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5875559096">
                <text:p>63.5875559096</text:p>
              </table:table-cell>
              <table:table-cell office:value-type="float" office:value="39.1921250094">
                <text:p>39.1921250094</text:p>
              </table:table-cell>
              <table:table-cell office:value-type="float" office:value="68.069176">
                <text:p>68.069176</text:p>
              </table:table-cell>
              <table:table-cell office:value-type="float" office:value="40.859589">
                <text:p>40.8595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8019671607">
                <text:p>63.8019671607</text:p>
              </table:table-cell>
              <table:table-cell office:value-type="float" office:value="39.3270040165">
                <text:p>39.3270040165</text:p>
              </table:table-cell>
              <table:table-cell office:value-type="float" office:value="68.607689">
                <text:p>68.607689</text:p>
              </table:table-cell>
              <table:table-cell office:value-type="float" office:value="41.187897">
                <text:p>41.187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4864304391">
                <text:p>64.4864304391</text:p>
              </table:table-cell>
              <table:table-cell office:value-type="float" office:value="39.7577582436">
                <text:p>39.7577582436</text:p>
              </table:table-cell>
              <table:table-cell office:value-type="float" office:value="69.146202">
                <text:p>69.146202</text:p>
              </table:table-cell>
              <table:table-cell office:value-type="float" office:value="41.516174">
                <text:p>41.5161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.1153494967">
                <text:p>65.1153494967</text:p>
              </table:table-cell>
              <table:table-cell office:value-type="float" office:value="40.1537255447">
                <text:p>40.1537255447</text:p>
              </table:table-cell>
              <table:table-cell office:value-type="float" office:value="69.689438">
                <text:p>69.689438</text:p>
              </table:table-cell>
              <table:table-cell office:value-type="float" office:value="41.850494">
                <text:p>41.8504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.7471857736">
                <text:p>65.7471857736</text:p>
              </table:table-cell>
              <table:table-cell office:value-type="float" office:value="40.5517333036">
                <text:p>40.5517333036</text:p>
              </table:table-cell>
              <table:table-cell office:value-type="float" office:value="70.232674">
                <text:p>70.232674</text:p>
              </table:table-cell>
              <table:table-cell office:value-type="float" office:value="42.184814">
                <text:p>42.1848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.3820842893">
                <text:p>66.3820842893</text:p>
              </table:table-cell>
              <table:table-cell office:value-type="float" office:value="40.9517984339">
                <text:p>40.9517984339</text:p>
              </table:table-cell>
              <table:table-cell office:value-type="float" office:value="70.778999">
                <text:p>70.778999</text:p>
              </table:table-cell>
              <table:table-cell office:value-type="float" office:value="42.523895">
                <text:p>42.5238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.0399040413">
                <text:p>67.0399040413</text:p>
              </table:table-cell>
              <table:table-cell office:value-type="float" office:value="41.3665917739">
                <text:p>41.3665917739</text:p>
              </table:table-cell>
              <table:table-cell office:value-type="float" office:value="71.325325">
                <text:p>71.325325</text:p>
              </table:table-cell>
              <table:table-cell office:value-type="float" office:value="42.862946">
                <text:p>42.8629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.6808572761">
                <text:p>67.6808572761</text:p>
              </table:table-cell>
              <table:table-cell office:value-type="float" office:value="41.7708944855">
                <text:p>41.7708944855</text:p>
              </table:table-cell>
              <table:table-cell office:value-type="float" office:value="71.874443">
                <text:p>71.874443</text:p>
              </table:table-cell>
              <table:table-cell office:value-type="float" office:value="43.207062">
                <text:p>43.2070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.3449401981">
                <text:p>68.3449401981</text:p>
              </table:table-cell>
              <table:table-cell office:value-type="float" office:value="42.1899952194">
                <text:p>42.1899952194</text:p>
              </table:table-cell>
              <table:table-cell office:value-type="float" office:value="72.423569">
                <text:p>72.423569</text:p>
              </table:table-cell>
              <table:table-cell office:value-type="float" office:value="43.551178">
                <text:p>43.5511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.6478609296">
                <text:p>68.6478609296</text:p>
              </table:table-cell>
              <table:table-cell office:value-type="float" office:value="42.3812465845">
                <text:p>42.3812465845</text:p>
              </table:table-cell>
              <table:table-cell office:value-type="float" office:value="72.975235">
                <text:p>72.975235</text:p>
              </table:table-cell>
              <table:table-cell office:value-type="float" office:value="43.900665">
                <text:p>43.900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.296226772">
                <text:p>69.296226772</text:p>
              </table:table-cell>
              <table:table-cell office:value-type="float" office:value="42.7908170757">
                <text:p>42.7908170757</text:p>
              </table:table-cell>
              <table:table-cell office:value-type="float" office:value="73.526901">
                <text:p>73.526901</text:p>
              </table:table-cell>
              <table:table-cell office:value-type="float" office:value="44.250153">
                <text:p>44.2501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9680227986">
                <text:p>69.9680227986</text:p>
              </table:table-cell>
              <table:table-cell office:value-type="float" office:value="43.2153098797">
                <text:p>43.2153098797</text:p>
              </table:table-cell>
              <table:table-cell office:value-type="float" office:value="74.078575">
                <text:p>74.078575</text:p>
              </table:table-cell>
              <table:table-cell office:value-type="float" office:value="44.59964">
                <text:p>44.599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.6223922501">
                <text:p>70.6223922501</text:p>
              </table:table-cell>
              <table:table-cell office:value-type="float" office:value="43.6290075093">
                <text:p>43.6290075093</text:p>
              </table:table-cell>
              <table:table-cell office:value-type="float" office:value="74.633507">
                <text:p>74.633507</text:p>
              </table:table-cell>
              <table:table-cell office:value-type="float" office:value="44.957336">
                <text:p>44.957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.2797964755">
                <text:p>71.2797964755</text:p>
              </table:table-cell>
              <table:table-cell office:value-type="float" office:value="44.0448942322">
                <text:p>44.0448942322</text:p>
              </table:table-cell>
              <table:table-cell office:value-type="float" office:value="75.188446">
                <text:p>75.188446</text:p>
              </table:table-cell>
              <table:table-cell office:value-type="float" office:value="45.315002">
                <text:p>45.315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.9401219729">
                <text:p>71.9401219729</text:p>
              </table:table-cell>
              <table:table-cell office:value-type="float" office:value="44.4628204561">
                <text:p>44.4628204561</text:p>
              </table:table-cell>
              <table:table-cell office:value-type="float" office:value="75.745331">
                <text:p>75.745331</text:p>
              </table:table-cell>
              <table:table-cell office:value-type="float" office:value="45.679077">
                <text:p>45.6790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.6241554435">
                <text:p>72.6241554435</text:p>
              </table:table-cell>
              <table:table-cell office:value-type="float" office:value="44.8959298014">
                <text:p>44.8959298014</text:p>
              </table:table-cell>
              <table:table-cell office:value-type="float" office:value="76.302216">
                <text:p>76.302216</text:p>
              </table:table-cell>
              <table:table-cell office:value-type="float" office:value="46.043182">
                <text:p>46.0431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.2696343854">
                <text:p>73.2696343854</text:p>
              </table:table-cell>
              <table:table-cell office:value-type="float" office:value="45.3048191162">
                <text:p>45.3048191162</text:p>
              </table:table-cell>
              <table:table-cell office:value-type="float" office:value="76.860695">
                <text:p>76.860695</text:p>
              </table:table-cell>
              <table:table-cell office:value-type="float" office:value="46.41394">
                <text:p>46.413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.603956636">
                <text:p>73.603956636</text:p>
              </table:table-cell>
              <table:table-cell office:value-type="float" office:value="45.5166258461">
                <text:p>45.5166258461</text:p>
              </table:table-cell>
              <table:table-cell office:value-type="float" office:value="77.419174">
                <text:p>77.419174</text:p>
              </table:table-cell>
              <table:table-cell office:value-type="float" office:value="46.784698">
                <text:p>46.7846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.2957136464">
                <text:p>74.2957136464</text:p>
              </table:table-cell>
              <table:table-cell office:value-type="float" office:value="45.9552167971">
                <text:p>45.9552167971</text:p>
              </table:table-cell>
              <table:table-cell office:value-type="float" office:value="77.978928">
                <text:p>77.978928</text:p>
              </table:table-cell>
              <table:table-cell office:value-type="float" office:value="47.162537">
                <text:p>47.162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.9695130423">
                <text:p>74.9695130423</text:p>
              </table:table-cell>
              <table:table-cell office:value-type="float" office:value="46.382598226">
                <text:p>46.382598226</text:p>
              </table:table-cell>
              <table:table-cell office:value-type="float" office:value="78.538681">
                <text:p>78.538681</text:p>
              </table:table-cell>
              <table:table-cell office:value-type="float" office:value="47.540375">
                <text:p>47.540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.6462297713">
                <text:p>75.6462297713</text:p>
              </table:table-cell>
              <table:table-cell office:value-type="float" office:value="46.8120827662">
                <text:p>46.8120827662</text:p>
              </table:table-cell>
              <table:table-cell office:value-type="float" office:value="79.099365">
                <text:p>79.099365</text:p>
              </table:table-cell>
              <table:table-cell office:value-type="float" office:value="47.925659">
                <text:p>47.9256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325884408">
                <text:p>76.325884408</text:p>
              </table:table-cell>
              <table:table-cell office:value-type="float" office:value="47.2436630003">
                <text:p>47.2436630003</text:p>
              </table:table-cell>
              <table:table-cell office:value-type="float" office:value="79.660049">
                <text:p>79.660049</text:p>
              </table:table-cell>
              <table:table-cell office:value-type="float" office:value="48.310974">
                <text:p>48.310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0299030957">
                <text:p>77.0299030957</text:p>
              </table:table-cell>
              <table:table-cell office:value-type="float" office:value="47.6908987761">
                <text:p>47.6908987761</text:p>
              </table:table-cell>
              <table:table-cell office:value-type="float" office:value="80.221298">
                <text:p>80.221298</text:p>
              </table:table-cell>
              <table:table-cell office:value-type="float" office:value="48.704193">
                <text:p>48.7041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7156766991">
                <text:p>77.7156766991</text:p>
              </table:table-cell>
              <table:table-cell office:value-type="float" office:value="48.1267213939">
                <text:p>48.1267213939</text:p>
              </table:table-cell>
              <table:table-cell office:value-type="float" office:value="80.782547">
                <text:p>80.782547</text:p>
              </table:table-cell>
              <table:table-cell office:value-type="float" office:value="49.097382">
                <text:p>49.097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0381725883">
                <text:p>78.0381725883</text:p>
              </table:table-cell>
              <table:table-cell office:value-type="float" office:value="48.331740097">
                <text:p>48.331740097</text:p>
              </table:table-cell>
              <table:table-cell office:value-type="float" office:value="81.343781">
                <text:p>81.343781</text:p>
              </table:table-cell>
              <table:table-cell office:value-type="float" office:value="49.490601">
                <text:p>49.4906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.7282285738">
                <text:p>78.7282285738</text:p>
              </table:table-cell>
              <table:table-cell office:value-type="float" office:value="48.7706161782">
                <text:p>48.7706161782</text:p>
              </table:table-cell>
              <table:table-cell office:value-type="float" office:value="81.905273">
                <text:p>81.905273</text:p>
              </table:table-cell>
              <table:table-cell office:value-type="float" office:value="49.896088">
                <text:p>49.8960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4212456788">
                <text:p>79.4212456788</text:p>
              </table:table-cell>
              <table:table-cell office:value-type="float" office:value="49.2116927814">
                <text:p>49.2116927814</text:p>
              </table:table-cell>
              <table:table-cell office:value-type="float" office:value="82.466766">
                <text:p>82.466766</text:p>
              </table:table-cell>
              <table:table-cell office:value-type="float" office:value="50.301575">
                <text:p>50.3015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.1170644076">
                <text:p>80.1170644076</text:p>
              </table:table-cell>
              <table:table-cell office:value-type="float" office:value="49.6549034226">
                <text:p>49.6549034226</text:p>
              </table:table-cell>
              <table:table-cell office:value-type="float" office:value="83.027832">
                <text:p>83.027832</text:p>
              </table:table-cell>
              <table:table-cell office:value-type="float" office:value="50.716187">
                <text:p>50.716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.8373243906">
                <text:p>80.8373243906</text:p>
              </table:table-cell>
              <table:table-cell office:value-type="float" office:value="50.1141577249">
                <text:p>50.1141577249</text:p>
              </table:table-cell>
              <table:table-cell office:value-type="float" office:value="83.588898">
                <text:p>83.588898</text:p>
              </table:table-cell>
              <table:table-cell office:value-type="float" office:value="51.130798">
                <text:p>51.1307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.5389067573">
                <text:p>81.5389067573</text:p>
              </table:table-cell>
              <table:table-cell office:value-type="float" office:value="50.5619595303">
                <text:p>50.5619595303</text:p>
              </table:table-cell>
              <table:table-cell office:value-type="float" office:value="84.149078">
                <text:p>84.149078</text:p>
              </table:table-cell>
              <table:table-cell office:value-type="float" office:value="51.554901">
                <text:p>51.554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.2432750094">
                <text:p>82.2432750094</text:p>
              </table:table-cell>
              <table:table-cell office:value-type="float" office:value="51.0120513684">
                <text:p>51.0120513684</text:p>
              </table:table-cell>
              <table:table-cell office:value-type="float" office:value="84.709244">
                <text:p>84.709244</text:p>
              </table:table-cell>
              <table:table-cell office:value-type="float" office:value="51.979034">
                <text:p>51.9790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.950460691">
                <text:p>82.950460691</text:p>
              </table:table-cell>
              <table:table-cell office:value-type="float" office:value="51.4644982199">
                <text:p>51.4644982199</text:p>
              </table:table-cell>
              <table:table-cell office:value-type="float" office:value="85.268021">
                <text:p>85.268021</text:p>
              </table:table-cell>
              <table:table-cell office:value-type="float" office:value="52.413147">
                <text:p>52.4131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3.3050982155">
                <text:p>83.3050982155</text:p>
              </table:table-cell>
              <table:table-cell office:value-type="float" office:value="51.6916980417">
                <text:p>51.6916980417</text:p>
              </table:table-cell>
              <table:table-cell office:value-type="float" office:value="85.826797">
                <text:p>85.826797</text:p>
              </table:table-cell>
              <table:table-cell office:value-type="float" office:value="52.84726">
                <text:p>52.84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.016198157">
                <text:p>84.016198157</text:p>
              </table:table-cell>
              <table:table-cell office:value-type="float" office:value="52.1479569009">
                <text:p>52.1479569009</text:p>
              </table:table-cell>
              <table:table-cell office:value-type="float" office:value="86.383652">
                <text:p>86.383652</text:p>
              </table:table-cell>
              <table:table-cell office:value-type="float" office:value="53.29184">
                <text:p>53.291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.7522553869">
                <text:p>84.7522553869</text:p>
              </table:table-cell>
              <table:table-cell office:value-type="float" office:value="52.6212199751">
                <text:p>52.6212199751</text:p>
              </table:table-cell>
              <table:table-cell office:value-type="float" office:value="86.940506">
                <text:p>86.940506</text:p>
              </table:table-cell>
              <table:table-cell office:value-type="float" office:value="53.73642">
                <text:p>53.736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.4459266342">
                <text:p>85.4459266342</text:p>
              </table:table-cell>
              <table:table-cell office:value-type="float" office:value="53.0683101439">
                <text:p>53.0683101439</text:p>
              </table:table-cell>
              <table:table-cell office:value-type="float" office:value="87.494888">
                <text:p>87.494888</text:p>
              </table:table-cell>
              <table:table-cell office:value-type="float" office:value="54.191956">
                <text:p>54.1919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.1644661939">
                <text:p>86.1644661939</text:p>
              </table:table-cell>
              <table:table-cell office:value-type="float" office:value="53.5325748804">
                <text:p>53.5325748804</text:p>
              </table:table-cell>
              <table:table-cell office:value-type="float" office:value="88.049271">
                <text:p>88.049271</text:p>
              </table:table-cell>
              <table:table-cell office:value-type="float" office:value="54.647461">
                <text:p>54.6474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6.9305929501">
                <text:p>86.9305929501</text:p>
              </table:table-cell>
              <table:table-cell office:value-type="float" office:value="54.0290200315">
                <text:p>54.0290200315</text:p>
              </table:table-cell>
              <table:table-cell office:value-type="float" office:value="88.600571">
                <text:p>88.600571</text:p>
              </table:table-cell>
              <table:table-cell office:value-type="float" office:value="55.114471">
                <text:p>55.1144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.6541010313">
                <text:p>87.6541010313</text:p>
              </table:table-cell>
              <table:table-cell office:value-type="float" office:value="54.4992962474">
                <text:p>54.4992962474</text:p>
              </table:table-cell>
              <table:table-cell office:value-type="float" office:value="89.151886">
                <text:p>89.151886</text:p>
              </table:table-cell>
              <table:table-cell office:value-type="float" office:value="55.581451">
                <text:p>55.5814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.0167831399">
                <text:p>88.0167831399</text:p>
              </table:table-cell>
              <table:table-cell office:value-type="float" office:value="54.7355692698">
                <text:p>54.7355692698</text:p>
              </table:table-cell>
              <table:table-cell office:value-type="float" office:value="89.692078">
                <text:p>89.692078</text:p>
              </table:table-cell>
              <table:table-cell office:value-type="float" office:value="56.053925">
                <text:p>56.0539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.7437400303">
                <text:p>88.7437400303</text:p>
              </table:table-cell>
              <table:table-cell office:value-type="float" office:value="55.2104121537">
                <text:p>55.2104121537</text:p>
              </table:table-cell>
              <table:table-cell office:value-type="float" office:value="90.232254">
                <text:p>90.232254</text:p>
              </table:table-cell>
              <table:table-cell office:value-type="float" office:value="56.526398">
                <text:p>56.5263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.4728634723">
                <text:p>89.4728634723</text:p>
              </table:table-cell>
              <table:table-cell office:value-type="float" office:value="55.688400047">
                <text:p>55.688400047</text:p>
              </table:table-cell>
              <table:table-cell office:value-type="float" office:value="90.75589">
                <text:p>90.75589</text:p>
              </table:table-cell>
              <table:table-cell office:value-type="float" office:value="56.999847">
                <text:p>56.9998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2041781523">
                <text:p>90.2041781523</text:p>
              </table:table-cell>
              <table:table-cell office:value-type="float" office:value="56.1696700164">
                <text:p>56.1696700164</text:p>
              </table:table-cell>
              <table:table-cell office:value-type="float" office:value="91.279526">
                <text:p>91.279526</text:p>
              </table:table-cell>
              <table:table-cell office:value-type="float" office:value="57.473328">
                <text:p>57.4733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.937650855">
                <text:p>90.937650855</text:p>
              </table:table-cell>
              <table:table-cell office:value-type="float" office:value="56.654304597">
                <text:p>56.654304597</text:p>
              </table:table-cell>
              <table:table-cell office:value-type="float" office:value="91.785965">
                <text:p>91.785965</text:p>
              </table:table-cell>
              <table:table-cell office:value-type="float" office:value="57.947144">
                <text:p>57.947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6960790207">
                <text:p>91.6960790207</text:p>
              </table:table-cell>
              <table:table-cell office:value-type="float" office:value="57.15769075">
                <text:p>57.15769075</text:p>
              </table:table-cell>
              <table:table-cell office:value-type="float" office:value="92.292389">
                <text:p>92.292389</text:p>
              </table:table-cell>
              <table:table-cell office:value-type="float" office:value="58.42099">
                <text:p>58.420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.4335103434">
                <text:p>92.4335103434</text:p>
              </table:table-cell>
              <table:table-cell office:value-type="float" office:value="57.6494840335">
                <text:p>57.6494840335</text:p>
              </table:table-cell>
              <table:table-cell office:value-type="float" office:value="92.781784">
                <text:p>92.781784</text:p>
              </table:table-cell>
              <table:table-cell office:value-type="float" office:value="58.895172">
                <text:p>58.8951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3.1727617233">
                <text:p>93.1727617233</text:p>
              </table:table-cell>
              <table:table-cell office:value-type="float" office:value="58.1451136567">
                <text:p>58.1451136567</text:p>
              </table:table-cell>
              <table:table-cell office:value-type="float" office:value="93.271194">
                <text:p>93.271194</text:p>
              </table:table-cell>
              <table:table-cell office:value-type="float" office:value="59.369354">
                <text:p>59.3693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3.5199487326">
                <text:p>93.5199487326</text:p>
              </table:table-cell>
              <table:table-cell office:value-type="float" office:value="58.3788664835">
                <text:p>58.3788664835</text:p>
              </table:table-cell>
              <table:table-cell office:value-type="float" office:value="93.743866">
                <text:p>93.743866</text:p>
              </table:table-cell>
              <table:table-cell office:value-type="float" office:value="59.843994">
                <text:p>59.8439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4.2617035749">
                <text:p>94.2617035749</text:p>
              </table:table-cell>
              <table:table-cell office:value-type="float" office:value="58.8805161126">
                <text:p>58.8805161126</text:p>
              </table:table-cell>
              <table:table-cell office:value-type="float" office:value="94.216537">
                <text:p>94.216537</text:p>
              </table:table-cell>
              <table:table-cell office:value-type="float" office:value="60.318634">
                <text:p>60.3186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.0049570493">
                <text:p>95.0049570493</text:p>
              </table:table-cell>
              <table:table-cell office:value-type="float" office:value="59.3863070797">
                <text:p>59.3863070797</text:p>
              </table:table-cell>
              <table:table-cell office:value-type="float" office:value="94.673019">
                <text:p>94.673019</text:p>
              </table:table-cell>
              <table:table-cell office:value-type="float" office:value="60.794037">
                <text:p>60.7940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.7496245677">
                <text:p>95.7496245677</text:p>
              </table:table-cell>
              <table:table-cell office:value-type="float" office:value="59.8963242307">
                <text:p>59.8963242307</text:p>
              </table:table-cell>
              <table:table-cell office:value-type="float" office:value="95.129486">
                <text:p>95.129486</text:p>
              </table:table-cell>
              <table:table-cell office:value-type="float" office:value="61.26944">
                <text:p>61.269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.5185944777">
                <text:p>96.5185944777</text:p>
              </table:table-cell>
              <table:table-cell office:value-type="float" office:value="60.4266803224">
                <text:p>60.4266803224</text:p>
              </table:table-cell>
              <table:table-cell office:value-type="float" office:value="95.570526">
                <text:p>95.570526</text:p>
              </table:table-cell>
              <table:table-cell office:value-type="float" office:value="61.746216">
                <text:p>61.7462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.2891902505">
                <text:p>97.2891902505</text:p>
              </table:table-cell>
              <table:table-cell office:value-type="float" office:value="60.9618518712">
                <text:p>60.9618518712</text:p>
              </table:table-cell>
              <table:table-cell office:value-type="float" office:value="96.011566">
                <text:p>96.011566</text:p>
              </table:table-cell>
              <table:table-cell office:value-type="float" office:value="62.222992">
                <text:p>62.2229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.9908474029">
                <text:p>97.9908474029</text:p>
              </table:table-cell>
              <table:table-cell office:value-type="float" office:value="61.452628267">
                <text:p>61.452628267</text:p>
              </table:table-cell>
              <table:table-cell office:value-type="float" office:value="96.43779">
                <text:p>96.43779</text:p>
              </table:table-cell>
              <table:table-cell office:value-type="float" office:value="62.70163">
                <text:p>62.701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.7872204744">
                <text:p>98.7872204744</text:p>
              </table:table-cell>
              <table:table-cell office:value-type="float" office:value="62.0138553447">
                <text:p>62.0138553447</text:p>
              </table:table-cell>
              <table:table-cell office:value-type="float" office:value="96.864014">
                <text:p>96.864014</text:p>
              </table:table-cell>
              <table:table-cell office:value-type="float" office:value="63.180267">
                <text:p>63.1802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1389762129">
                <text:p>99.1389762129</text:p>
              </table:table-cell>
              <table:table-cell office:value-type="float" office:value="62.2632285554">
                <text:p>62.2632285554</text:p>
              </table:table-cell>
              <table:table-cell office:value-type="float" office:value="97.290222">
                <text:p>97.290222</text:p>
              </table:table-cell>
              <table:table-cell office:value-type="float" office:value="63.658905">
                <text:p>63.6589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8900325995">
                <text:p>99.8900325995</text:p>
              </table:table-cell>
              <table:table-cell office:value-type="float" office:value="62.7987692914">
                <text:p>62.7987692914</text:p>
              </table:table-cell>
              <table:table-cell office:value-type="float" office:value="97.696091">
                <text:p>97.696091</text:p>
              </table:table-cell>
              <table:table-cell office:value-type="float" office:value="64.140717">
                <text:p>64.1407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.524552186">
                <text:p>100.524552186</text:p>
              </table:table-cell>
              <table:table-cell office:value-type="float" office:value="63.2544566516">
                <text:p>63.2544566516</text:p>
              </table:table-cell>
              <table:table-cell office:value-type="float" office:value="98.101959">
                <text:p>98.101959</text:p>
              </table:table-cell>
              <table:table-cell office:value-type="float" office:value="64.622528">
                <text:p>64.6225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.394774555">
                <text:p>101.394774555</text:p>
              </table:table-cell>
              <table:table-cell office:value-type="float" office:value="63.8845862754">
                <text:p>63.8845862754</text:p>
              </table:table-cell>
              <table:table-cell office:value-type="float" office:value="98.493698">
                <text:p>98.493698</text:p>
              </table:table-cell>
              <table:table-cell office:value-type="float" office:value="65.106964">
                <text:p>65.1069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.148581568">
                <text:p>102.148581568</text:p>
              </table:table-cell>
              <table:table-cell office:value-type="float" office:value="64.435033302">
                <text:p>64.435033302</text:p>
              </table:table-cell>
              <table:table-cell office:value-type="float" office:value="98.885437">
                <text:p>98.885437</text:p>
              </table:table-cell>
              <table:table-cell office:value-type="float" office:value="65.591431">
                <text:p>65.5914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.926423819">
                <text:p>102.926423819</text:p>
              </table:table-cell>
              <table:table-cell office:value-type="float" office:value="65.0081108454">
                <text:p>65.0081108454</text:p>
              </table:table-cell>
              <table:table-cell office:value-type="float" office:value="99.263931">
                <text:p>99.263931</text:p>
              </table:table-cell>
              <table:table-cell office:value-type="float" office:value="66.079193">
                <text:p>66.079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3.681165685">
                <text:p>103.681165685</text:p>
              </table:table-cell>
              <table:table-cell office:value-type="float" office:value="65.5691999117">
                <text:p>65.5691999117</text:p>
              </table:table-cell>
              <table:table-cell office:value-type="float" office:value="99.642426">
                <text:p>99.642426</text:p>
              </table:table-cell>
              <table:table-cell office:value-type="float" office:value="66.566925">
                <text:p>66.5669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4.058735821">
                <text:p>104.058735821</text:p>
              </table:table-cell>
              <table:table-cell office:value-type="float" office:value="65.8518111376">
                <text:p>65.8518111376</text:p>
              </table:table-cell>
              <table:table-cell office:value-type="float" office:value="100.02092">
                <text:p>100.02092</text:p>
              </table:table-cell>
              <table:table-cell office:value-type="float" office:value="67.054657">
                <text:p>67.054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4.837774079">
                <text:p>104.837774079</text:p>
              </table:table-cell>
              <table:table-cell office:value-type="float" office:value="66.4389516781">
                <text:p>66.4389516781</text:p>
              </table:table-cell>
              <table:table-cell office:value-type="float" office:value="100.381302">
                <text:p>100.381302</text:p>
              </table:table-cell>
              <table:table-cell office:value-type="float" office:value="67.547791">
                <text:p>67.5477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5.569982575">
                <text:p>105.569982575</text:p>
              </table:table-cell>
              <table:table-cell office:value-type="float" office:value="66.995775491">
                <text:p>66.995775491</text:p>
              </table:table-cell>
              <table:table-cell office:value-type="float" office:value="100.741684">
                <text:p>100.741684</text:p>
              </table:table-cell>
              <table:table-cell office:value-type="float" office:value="68.040924">
                <text:p>68.040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.373316168">
                <text:p>106.373316168</text:p>
              </table:table-cell>
              <table:table-cell office:value-type="float" office:value="67.612420688">
                <text:p>67.612420688</text:p>
              </table:table-cell>
              <table:table-cell office:value-type="float" office:value="101.089447">
                <text:p>101.089447</text:p>
              </table:table-cell>
              <table:table-cell office:value-type="float" office:value="68.538055">
                <text:p>68.538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.082325914">
                <text:p>107.082325914</text:p>
              </table:table-cell>
              <table:table-cell office:value-type="float" office:value="68.1617932022">
                <text:p>68.1617932022</text:p>
              </table:table-cell>
              <table:table-cell office:value-type="float" office:value="101.43721">
                <text:p>101.43721</text:p>
              </table:table-cell>
              <table:table-cell office:value-type="float" office:value="69.035187">
                <text:p>69.0351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7.838434306">
                <text:p>107.838434306</text:p>
              </table:table-cell>
              <table:table-cell office:value-type="float" office:value="68.7533520458">
                <text:p>68.7533520458</text:p>
              </table:table-cell>
              <table:table-cell office:value-type="float" office:value="101.772766">
                <text:p>101.772766</text:p>
              </table:table-cell>
              <table:table-cell office:value-type="float" office:value="69.536774">
                <text:p>69.5367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.570665882">
                <text:p>108.570665882</text:p>
              </table:table-cell>
              <table:table-cell office:value-type="float" office:value="69.3320230916">
                <text:p>69.3320230916</text:p>
              </table:table-cell>
              <table:table-cell office:value-type="float" office:value="102.108322">
                <text:p>102.108322</text:p>
              </table:table-cell>
              <table:table-cell office:value-type="float" office:value="70.038361">
                <text:p>70.0383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.948433086">
                <text:p>108.948433086</text:p>
              </table:table-cell>
              <table:table-cell office:value-type="float" office:value="69.6328742211">
                <text:p>69.6328742211</text:p>
              </table:table-cell>
              <table:table-cell office:value-type="float" office:value="102.443878">
                <text:p>102.443878</text:p>
              </table:table-cell>
              <table:table-cell office:value-type="float" office:value="70.539917">
                <text:p>70.5399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.727069609">
                <text:p>109.727069609</text:p>
              </table:table-cell>
              <table:table-cell office:value-type="float" office:value="70.2581809328">
                <text:p>70.2581809328</text:p>
              </table:table-cell>
              <table:table-cell office:value-type="float" office:value="102.762878">
                <text:p>102.762878</text:p>
              </table:table-cell>
              <table:table-cell office:value-type="float" office:value="71.048096">
                <text:p>71.048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0.481156118">
                <text:p>110.481156118</text:p>
              </table:table-cell>
              <table:table-cell office:value-type="float" office:value="70.8707516372">
                <text:p>70.8707516372</text:p>
              </table:table-cell>
              <table:table-cell office:value-type="float" office:value="103.081879">
                <text:p>103.081879</text:p>
              </table:table-cell>
              <table:table-cell office:value-type="float" office:value="71.556274">
                <text:p>71.5562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1.233865743">
                <text:p>111.233865743</text:p>
              </table:table-cell>
              <table:table-cell office:value-type="float" office:value="71.4896265042">
                <text:p>71.4896265042</text:p>
              </table:table-cell>
              <table:table-cell office:value-type="float" office:value="103.388824">
                <text:p>103.388824</text:p>
              </table:table-cell>
              <table:table-cell office:value-type="float" office:value="72.069672">
                <text:p>72.0696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.983869733">
                <text:p>111.983869733</text:p>
              </table:table-cell>
              <table:table-cell office:value-type="float" office:value="72.114378265">
                <text:p>72.114378265</text:p>
              </table:table-cell>
              <table:table-cell office:value-type="float" office:value="103.69577">
                <text:p>103.69577</text:p>
              </table:table-cell>
              <table:table-cell office:value-type="float" office:value="72.583069">
                <text:p>72.5830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2.682289918">
                <text:p>112.682289918</text:p>
              </table:table-cell>
              <table:table-cell office:value-type="float" office:value="72.703844054">
                <text:p>72.703844054</text:p>
              </table:table-cell>
              <table:table-cell office:value-type="float" office:value="104.002701">
                <text:p>104.002701</text:p>
              </table:table-cell>
              <table:table-cell office:value-type="float" office:value="73.096497">
                <text:p>73.096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.465838835">
                <text:p>113.465838835</text:p>
              </table:table-cell>
              <table:table-cell office:value-type="float" office:value="73.3740021683">
                <text:p>73.3740021683</text:p>
              </table:table-cell>
              <table:table-cell office:value-type="float" office:value="104.293762">
                <text:p>104.293762</text:p>
              </table:table-cell>
              <table:table-cell office:value-type="float" office:value="73.618042">
                <text:p>73.6180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4.195217595">
                <text:p>114.195217595</text:p>
              </table:table-cell>
              <table:table-cell office:value-type="float" office:value="74.0054809099">
                <text:p>74.0054809099</text:p>
              </table:table-cell>
              <table:table-cell office:value-type="float" office:value="104.584808">
                <text:p>104.584808</text:p>
              </table:table-cell>
              <table:table-cell office:value-type="float" office:value="74.139587">
                <text:p>74.1395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4.961056025">
                <text:p>114.961056025</text:p>
              </table:table-cell>
              <table:table-cell office:value-type="float" office:value="74.6766584819">
                <text:p>74.6766584819</text:p>
              </table:table-cell>
              <table:table-cell office:value-type="float" office:value="104.864456">
                <text:p>104.864456</text:p>
              </table:table-cell>
              <table:table-cell office:value-type="float" office:value="74.667419">
                <text:p>74.6674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5.295751484">
                <text:p>115.295751484</text:p>
              </table:table-cell>
              <table:table-cell office:value-type="float" office:value="74.9727047387">
                <text:p>74.9727047387</text:p>
              </table:table-cell>
              <table:table-cell office:value-type="float" office:value="105.144104">
                <text:p>105.144104</text:p>
              </table:table-cell>
              <table:table-cell office:value-type="float" office:value="75.195221">
                <text:p>75.1952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.002882897">
                <text:p>116.002882897</text:p>
              </table:table-cell>
              <table:table-cell office:value-type="float" office:value="75.6048289683">
                <text:p>75.6048289683</text:p>
              </table:table-cell>
              <table:table-cell office:value-type="float" office:value="105.423737">
                <text:p>105.423737</text:p>
              </table:table-cell>
              <table:table-cell office:value-type="float" office:value="75.723022">
                <text:p>75.7230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6.700306814">
                <text:p>116.700306814</text:p>
              </table:table-cell>
              <table:table-cell office:value-type="float" office:value="76.2375931998">
                <text:p>76.2375931998</text:p>
              </table:table-cell>
              <table:table-cell office:value-type="float" office:value="105.687805">
                <text:p>105.687805</text:p>
              </table:table-cell>
              <table:table-cell office:value-type="float" office:value="76.259705">
                <text:p>76.2597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.388036079">
                <text:p>117.388036079</text:p>
              </table:table-cell>
              <table:table-cell office:value-type="float" office:value="76.8710042449">
                <text:p>76.8710042449</text:p>
              </table:table-cell>
              <table:table-cell office:value-type="float" office:value="105.951874">
                <text:p>105.951874</text:p>
              </table:table-cell>
              <table:table-cell office:value-type="float" office:value="76.796387">
                <text:p>76.7963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8.065543268">
                <text:p>118.065543268</text:p>
              </table:table-cell>
              <table:table-cell office:value-type="float" office:value="77.505467101">
                <text:p>77.505467101</text:p>
              </table:table-cell>
              <table:table-cell office:value-type="float" office:value="106.204834">
                <text:p>106.204834</text:p>
              </table:table-cell>
              <table:table-cell office:value-type="float" office:value="77.340179">
                <text:p>77.3401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711909745">
                <text:p>118.711909745</text:p>
              </table:table-cell>
              <table:table-cell office:value-type="float" office:value="78.1215383758">
                <text:p>78.1215383758</text:p>
              </table:table-cell>
              <table:table-cell office:value-type="float" office:value="106.457794">
                <text:p>106.457794</text:p>
              </table:table-cell>
              <table:table-cell office:value-type="float" office:value="77.883972">
                <text:p>77.8839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9.390342864">
                <text:p>119.390342864</text:p>
              </table:table-cell>
              <table:table-cell office:value-type="float" office:value="78.7784756037">
                <text:p>78.7784756037</text:p>
              </table:table-cell>
              <table:table-cell office:value-type="float" office:value="106.710739">
                <text:p>106.710739</text:p>
              </table:table-cell>
              <table:table-cell office:value-type="float" office:value="78.427734">
                <text:p>78.4277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.058157541">
                <text:p>120.058157541</text:p>
              </table:table-cell>
              <table:table-cell office:value-type="float" office:value="79.4373025217">
                <text:p>79.4373025217</text:p>
              </table:table-cell>
              <table:table-cell office:value-type="float" office:value="106.948486">
                <text:p>106.948486</text:p>
              </table:table-cell>
              <table:table-cell office:value-type="float" office:value="78.981384">
                <text:p>78.9813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0.378823026">
                <text:p>120.378823026</text:p>
              </table:table-cell>
              <table:table-cell office:value-type="float" office:value="79.7571578109">
                <text:p>79.7571578109</text:p>
              </table:table-cell>
              <table:table-cell office:value-type="float" office:value="107.186234">
                <text:p>107.186234</text:p>
              </table:table-cell>
              <table:table-cell office:value-type="float" office:value="79.535034">
                <text:p>79.5350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0.994599479">
                <text:p>120.994599479</text:p>
              </table:table-cell>
              <table:table-cell office:value-type="float" office:value="80.3778299828">
                <text:p>80.3778299828</text:p>
              </table:table-cell>
              <table:table-cell office:value-type="float" office:value="107.412903">
                <text:p>107.412903</text:p>
              </table:table-cell>
              <table:table-cell office:value-type="float" office:value="80.096558">
                <text:p>80.0965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1.621992855">
                <text:p>121.621992855</text:p>
              </table:table-cell>
              <table:table-cell office:value-type="float" office:value="81.0201010608">
                <text:p>81.0201010608</text:p>
              </table:table-cell>
              <table:table-cell office:value-type="float" office:value="107.639572">
                <text:p>107.639572</text:p>
              </table:table-cell>
              <table:table-cell office:value-type="float" office:value="80.658081">
                <text:p>80.6580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2.259945739">
                <text:p>122.259945739</text:p>
              </table:table-cell>
              <table:table-cell office:value-type="float" office:value="81.6844050485">
                <text:p>81.6844050485</text:p>
              </table:table-cell>
              <table:table-cell office:value-type="float" office:value="107.866257">
                <text:p>107.866257</text:p>
              </table:table-cell>
              <table:table-cell office:value-type="float" office:value="81.219604">
                <text:p>81.219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2.870357383">
                <text:p>122.870357383</text:p>
              </table:table-cell>
              <table:table-cell office:value-type="float" office:value="82.3307707956">
                <text:p>82.3307707956</text:p>
              </table:table-cell>
              <table:table-cell office:value-type="float" office:value="108.07814">
                <text:p>108.07814</text:p>
              </table:table-cell>
              <table:table-cell office:value-type="float" office:value="81.792419">
                <text:p>81.7924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3.469654924">
                <text:p>123.469654924</text:p>
              </table:table-cell>
              <table:table-cell office:value-type="float" office:value="82.9791595588">
                <text:p>82.9791595588</text:p>
              </table:table-cell>
              <table:table-cell office:value-type="float" office:value="108.290024">
                <text:p>108.290024</text:p>
              </table:table-cell>
              <table:table-cell office:value-type="float" office:value="82.365234">
                <text:p>82.3652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.060958852">
                <text:p>124.060958852</text:p>
              </table:table-cell>
              <table:table-cell office:value-type="float" office:value="83.6291232033">
                <text:p>83.6291232033</text:p>
              </table:table-cell>
              <table:table-cell office:value-type="float" office:value="108.490723">
                <text:p>108.490723</text:p>
              </table:table-cell>
              <table:table-cell office:value-type="float" office:value="82.946838">
                <text:p>82.9468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4.352984967">
                <text:p>124.352984967</text:p>
              </table:table-cell>
              <table:table-cell office:value-type="float" office:value="83.9548885965">
                <text:p>83.9548885965</text:p>
              </table:table-cell>
              <table:table-cell office:value-type="float" office:value="108.691422">
                <text:p>108.691422</text:p>
              </table:table-cell>
              <table:table-cell office:value-type="float" office:value="83.528442">
                <text:p>83.5284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.931589517">
                <text:p>124.931589517</text:p>
              </table:table-cell>
              <table:table-cell office:value-type="float" office:value="84.6066297822">
                <text:p>84.6066297822</text:p>
              </table:table-cell>
              <table:table-cell office:value-type="float" office:value="108.89212">
                <text:p>108.89212</text:p>
              </table:table-cell>
              <table:table-cell office:value-type="float" office:value="84.110046">
                <text:p>84.110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5.501193413">
                <text:p>125.501193413</text:p>
              </table:table-cell>
              <table:table-cell office:value-type="float" office:value="85.2607308789">
                <text:p>85.2607308789</text:p>
              </table:table-cell>
              <table:table-cell office:value-type="float" office:value="109.078033">
                <text:p>109.078033</text:p>
              </table:table-cell>
              <table:table-cell office:value-type="float" office:value="84.703522">
                <text:p>84.7035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.080537538">
                <text:p>126.080537538</text:p>
              </table:table-cell>
              <table:table-cell office:value-type="float" office:value="85.9377744345">
                <text:p>85.9377744345</text:p>
              </table:table-cell>
              <table:table-cell office:value-type="float" office:value="109.263962">
                <text:p>109.263962</text:p>
              </table:table-cell>
              <table:table-cell office:value-type="float" office:value="85.296997">
                <text:p>85.2969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.633118396">
                <text:p>126.633118396</text:p>
              </table:table-cell>
              <table:table-cell office:value-type="float" office:value="86.5966840315">
                <text:p>86.5966840315</text:p>
              </table:table-cell>
              <table:table-cell office:value-type="float" office:value="109.438309">
                <text:p>109.438309</text:p>
              </table:table-cell>
              <table:table-cell office:value-type="float" office:value="85.899597">
                <text:p>85.8995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7.176562109">
                <text:p>127.176562109</text:p>
              </table:table-cell>
              <table:table-cell office:value-type="float" office:value="87.2590329186">
                <text:p>87.2590329186</text:p>
              </table:table-cell>
              <table:table-cell office:value-type="float" office:value="109.612656">
                <text:p>109.612656</text:p>
              </table:table-cell>
              <table:table-cell office:value-type="float" office:value="86.502197">
                <text:p>86.5021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7.711205225">
                <text:p>127.711205225</text:p>
              </table:table-cell>
              <table:table-cell office:value-type="float" office:value="87.9232863262">
                <text:p>87.9232863262</text:p>
              </table:table-cell>
              <table:table-cell office:value-type="float" office:value="109.786987">
                <text:p>109.786987</text:p>
              </table:table-cell>
              <table:table-cell office:value-type="float" office:value="87.104797">
                <text:p>87.104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7.992218716">
                <text:p>127.992218716</text:p>
              </table:table-cell>
              <table:table-cell office:value-type="float" office:value="88.2772304904">
                <text:p>88.2772304904</text:p>
              </table:table-cell>
              <table:table-cell office:value-type="float" office:value="109.946228">
                <text:p>109.946228</text:p>
              </table:table-cell>
              <table:table-cell office:value-type="float" office:value="87.718811">
                <text:p>87.7188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8.480721346">
                <text:p>128.480721346</text:p>
              </table:table-cell>
              <table:table-cell office:value-type="float" office:value="88.9037555454">
                <text:p>88.9037555454</text:p>
              </table:table-cell>
              <table:table-cell office:value-type="float" office:value="110.105484">
                <text:p>110.105484</text:p>
              </table:table-cell>
              <table:table-cell office:value-type="float" office:value="88.332825">
                <text:p>88.3328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8.994289633">
                <text:p>128.994289633</text:p>
              </table:table-cell>
              <table:table-cell office:value-type="float" office:value="89.5743650047">
                <text:p>89.5743650047</text:p>
              </table:table-cell>
              <table:table-cell office:value-type="float" office:value="110.264725">
                <text:p>110.264725</text:p>
              </table:table-cell>
              <table:table-cell office:value-type="float" office:value="88.946838">
                <text:p>88.9468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9.528962283">
                <text:p>129.528962283</text:p>
              </table:table-cell>
              <table:table-cell office:value-type="float" office:value="90.2905054935">
                <text:p>90.2905054935</text:p>
              </table:table-cell>
              <table:table-cell office:value-type="float" office:value="110.407501">
                <text:p>110.407501</text:p>
              </table:table-cell>
              <table:table-cell office:value-type="float" office:value="89.572723">
                <text:p>89.5727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9.992965453">
                <text:p>129.992965453</text:p>
              </table:table-cell>
              <table:table-cell office:value-type="float" office:value="90.9246744561">
                <text:p>90.9246744561</text:p>
              </table:table-cell>
              <table:table-cell office:value-type="float" office:value="110.550278">
                <text:p>110.550278</text:p>
              </table:table-cell>
              <table:table-cell office:value-type="float" office:value="90.198608">
                <text:p>90.1986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0.479012914">
                <text:p>130.479012914</text:p>
              </table:table-cell>
              <table:table-cell office:value-type="float" office:value="91.6037162465">
                <text:p>91.6037162465</text:p>
              </table:table-cell>
              <table:table-cell office:value-type="float" office:value="110.681427">
                <text:p>110.681427</text:p>
              </table:table-cell>
              <table:table-cell office:value-type="float" office:value="90.83252">
                <text:p>90.832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0.95611469">
                <text:p>130.95611469</text:p>
              </table:table-cell>
              <table:table-cell office:value-type="float" office:value="92.2852848485">
                <text:p>92.2852848485</text:p>
              </table:table-cell>
              <table:table-cell office:value-type="float" office:value="110.812592">
                <text:p>110.812592</text:p>
              </table:table-cell>
              <table:table-cell office:value-type="float" office:value="91.466431">
                <text:p>91.4664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1.440598497">
                <text:p>131.440598497</text:p>
              </table:table-cell>
              <table:table-cell office:value-type="float" office:value="92.9904942621">
                <text:p>92.9904942621</text:p>
              </table:table-cell>
              <table:table-cell office:value-type="float" office:value="110.943741">
                <text:p>110.943741</text:p>
              </table:table-cell>
              <table:table-cell office:value-type="float" office:value="92.100342">
                <text:p>92.1003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1.885867864">
                <text:p>131.885867864</text:p>
              </table:table-cell>
              <table:table-cell office:value-type="float" office:value="93.6555503482">
                <text:p>93.6555503482</text:p>
              </table:table-cell>
              <table:table-cell office:value-type="float" office:value="111.060104">
                <text:p>111.060104</text:p>
              </table:table-cell>
              <table:table-cell office:value-type="float" office:value="92.744385">
                <text:p>92.7443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2.127449023">
                <text:p>132.127449023</text:p>
              </table:table-cell>
              <table:table-cell office:value-type="float" office:value="94.0215375733">
                <text:p>94.0215375733</text:p>
              </table:table-cell>
              <table:table-cell office:value-type="float" office:value="111.176468">
                <text:p>111.176468</text:p>
              </table:table-cell>
              <table:table-cell office:value-type="float" office:value="93.388397">
                <text:p>93.3883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2.573832731">
                <text:p>132.573832731</text:p>
              </table:table-cell>
              <table:table-cell office:value-type="float" office:value="94.7130872464">
                <text:p>94.7130872464</text:p>
              </table:table-cell>
              <table:table-cell office:value-type="float" office:value="111.292816">
                <text:p>111.292816</text:p>
              </table:table-cell>
              <table:table-cell office:value-type="float" office:value="94.03244">
                <text:p>94.032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3.010515644">
                <text:p>133.010515644</text:p>
              </table:table-cell>
              <table:table-cell office:value-type="float" office:value="95.4086431292">
                <text:p>95.4086431292</text:p>
              </table:table-cell>
              <table:table-cell office:value-type="float" office:value="111.393982">
                <text:p>111.393982</text:p>
              </table:table-cell>
              <table:table-cell office:value-type="float" office:value="94.686737">
                <text:p>94.6867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3.451867897">
                <text:p>133.451867897</text:p>
              </table:table-cell>
              <table:table-cell office:value-type="float" office:value="96.1291812698">
                <text:p>96.1291812698</text:p>
              </table:table-cell>
              <table:table-cell office:value-type="float" office:value="111.495163">
                <text:p>111.495163</text:p>
              </table:table-cell>
              <table:table-cell office:value-type="float" office:value="95.341003">
                <text:p>95.3410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.858543332">
                <text:p>133.858543332</text:p>
              </table:table-cell>
              <table:table-cell office:value-type="float" office:value="96.8087713319">
                <text:p>96.8087713319</text:p>
              </table:table-cell>
              <table:table-cell office:value-type="float" office:value="111.585983">
                <text:p>111.585983</text:p>
              </table:table-cell>
              <table:table-cell office:value-type="float" office:value="96.002228">
                <text:p>96.0022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4.295265915">
                <text:p>134.295265915</text:p>
              </table:table-cell>
              <table:table-cell office:value-type="float" office:value="97.5577753834">
                <text:p>97.5577753834</text:p>
              </table:table-cell>
              <table:table-cell office:value-type="float" office:value="111.676788">
                <text:p>111.676788</text:p>
              </table:table-cell>
              <table:table-cell office:value-type="float" office:value="96.663452">
                <text:p>96.663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684400094">
                <text:p>134.684400094</text:p>
              </table:table-cell>
              <table:table-cell office:value-type="float" office:value="98.2437260529">
                <text:p>98.2437260529</text:p>
              </table:table-cell>
              <table:table-cell office:value-type="float" office:value="111.767609">
                <text:p>111.767609</text:p>
              </table:table-cell>
              <table:table-cell office:value-type="float" office:value="97.324677">
                <text:p>97.324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4.881956275">
                <text:p>134.881956275</text:p>
              </table:table-cell>
              <table:table-cell office:value-type="float" office:value="98.5993083792">
                <text:p>98.5993083792</text:p>
              </table:table-cell>
              <table:table-cell office:value-type="float" office:value="111.8452">
                <text:p>111.8452</text:p>
              </table:table-cell>
              <table:table-cell office:value-type="float" office:value="97.994751">
                <text:p>97.9947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5.270456534">
                <text:p>135.270456534</text:p>
              </table:table-cell>
              <table:table-cell office:value-type="float" office:value="99.3136586048">
                <text:p>99.3136586048</text:p>
              </table:table-cell>
              <table:table-cell office:value-type="float" office:value="111.922791">
                <text:p>111.922791</text:p>
              </table:table-cell>
              <table:table-cell office:value-type="float" office:value="98.664795">
                <text:p>98.6647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5.649933725">
                <text:p>135.649933725</text:p>
              </table:table-cell>
              <table:table-cell office:value-type="float" office:value="100.031738176">
                <text:p>100.031738176</text:p>
              </table:table-cell>
              <table:table-cell office:value-type="float" office:value="112.000397">
                <text:p>112.000397</text:p>
              </table:table-cell>
              <table:table-cell office:value-type="float" office:value="99.334839">
                <text:p>99.3348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6.032246627">
                <text:p>136.032246627</text:p>
              </table:table-cell>
              <table:table-cell office:value-type="float" office:value="100.776268488">
                <text:p>100.776268488</text:p>
              </table:table-cell>
              <table:table-cell office:value-type="float" office:value="112.064514">
                <text:p>112.064514</text:p>
              </table:table-cell>
              <table:table-cell office:value-type="float" office:value="100.013916">
                <text:p>100.013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6.394772816">
                <text:p>136.394772816</text:p>
              </table:table-cell>
              <table:table-cell office:value-type="float" office:value="101.501717574">
                <text:p>101.501717574</text:p>
              </table:table-cell>
              <table:table-cell office:value-type="float" office:value="112.128632">
                <text:p>112.128632</text:p>
              </table:table-cell>
              <table:table-cell office:value-type="float" office:value="100.693024">
                <text:p>100.6930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.747942569">
                <text:p>136.747942569</text:p>
              </table:table-cell>
              <table:table-cell office:value-type="float" office:value="102.231196504">
                <text:p>102.231196504</text:p>
              </table:table-cell>
              <table:table-cell office:value-type="float" office:value="112.183411">
                <text:p>112.183411</text:p>
              </table:table-cell>
              <table:table-cell office:value-type="float" office:value="101.378387">
                <text:p>101.3783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7.092973628">
                <text:p>137.092973628</text:p>
              </table:table-cell>
              <table:table-cell office:value-type="float" office:value="102.964708098">
                <text:p>102.964708098</text:p>
              </table:table-cell>
              <table:table-cell office:value-type="float" office:value="112.238205">
                <text:p>112.238205</text:p>
              </table:table-cell>
              <table:table-cell office:value-type="float" office:value="102.063721">
                <text:p>102.0637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7.262826397">
                <text:p>137.262826397</text:p>
              </table:table-cell>
              <table:table-cell office:value-type="float" office:value="103.333065218">
                <text:p>103.333065218</text:p>
              </table:table-cell>
              <table:table-cell office:value-type="float" office:value="112.292984">
                <text:p>112.292984</text:p>
              </table:table-cell>
              <table:table-cell office:value-type="float" office:value="102.749084">
                <text:p>102.749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7.597441303">
                <text:p>137.597441303</text:p>
              </table:table-cell>
              <table:table-cell office:value-type="float" office:value="104.072678395">
                <text:p>104.072678395</text:p>
              </table:table-cell>
              <table:table-cell office:value-type="float" office:value="112.33606">
                <text:p>112.33606</text:p>
              </table:table-cell>
              <table:table-cell office:value-type="float" office:value="103.442352">
                <text:p>103.4423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7.928185557">
                <text:p>137.928185557</text:p>
              </table:table-cell>
              <table:table-cell office:value-type="float" office:value="104.817590159">
                <text:p>104.817590159</text:p>
              </table:table-cell>
              <table:table-cell office:value-type="float" office:value="112.379135">
                <text:p>112.379135</text:p>
              </table:table-cell>
              <table:table-cell office:value-type="float" office:value="104.13562">
                <text:p>104.135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8.265350842">
                <text:p>138.265350842</text:p>
              </table:table-cell>
              <table:table-cell office:value-type="float" office:value="105.59252534">
                <text:p>105.59252534</text:p>
              </table:table-cell>
              <table:table-cell office:value-type="float" office:value="112.422226">
                <text:p>112.422226</text:p>
              </table:table-cell>
              <table:table-cell office:value-type="float" office:value="104.828888">
                <text:p>104.8288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.586839609">
                <text:p>138.586839609</text:p>
              </table:table-cell>
              <table:table-cell office:value-type="float" office:value="106.349902261">
                <text:p>106.349902261</text:p>
              </table:table-cell>
              <table:table-cell office:value-type="float" office:value="112.453354">
                <text:p>112.453354</text:p>
              </table:table-cell>
              <table:table-cell office:value-type="float" office:value="105.530304">
                <text:p>105.5303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.902672047">
                <text:p>138.902672047</text:p>
              </table:table-cell>
              <table:table-cell office:value-type="float" office:value="107.112734745">
                <text:p>107.112734745</text:p>
              </table:table-cell>
              <table:table-cell office:value-type="float" office:value="112.484497">
                <text:p>112.484497</text:p>
              </table:table-cell>
              <table:table-cell office:value-type="float" office:value="106.23172">
                <text:p>106.231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9.21259714">
                <text:p>139.21259714</text:p>
              </table:table-cell>
              <table:table-cell office:value-type="float" office:value="107.881019215">
                <text:p>107.881019215</text:p>
              </table:table-cell>
              <table:table-cell office:value-type="float" office:value="112.515625">
                <text:p>112.515625</text:p>
              </table:table-cell>
              <table:table-cell office:value-type="float" office:value="106.933167">
                <text:p>106.9331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9.516490893">
                <text:p>139.516490893</text:p>
              </table:table-cell>
              <table:table-cell office:value-type="float" office:value="108.654455865">
                <text:p>108.654455865</text:p>
              </table:table-cell>
              <table:table-cell office:value-type="float" office:value="112.535187">
                <text:p>112.535187</text:p>
              </table:table-cell>
              <table:table-cell office:value-type="float" office:value="107.642609">
                <text:p>107.6426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9.675805529">
                <text:p>139.675805529</text:p>
              </table:table-cell>
              <table:table-cell office:value-type="float" office:value="109.067477172">
                <text:p>109.067477172</text:p>
              </table:table-cell>
              <table:table-cell office:value-type="float" office:value="112.554764">
                <text:p>112.554764</text:p>
              </table:table-cell>
              <table:table-cell office:value-type="float" office:value="108.35202">
                <text:p>108.35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9.961424142">
                <text:p>139.961424142</text:p>
              </table:table-cell>
              <table:table-cell office:value-type="float" office:value="109.824715445">
                <text:p>109.824715445</text:p>
              </table:table-cell>
              <table:table-cell office:value-type="float" office:value="112.566376">
                <text:p>112.566376</text:p>
              </table:table-cell>
              <table:table-cell office:value-type="float" office:value="109.067047">
                <text:p>109.067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0.250138874">
                <text:p>140.250138874</text:p>
              </table:table-cell>
              <table:table-cell office:value-type="float" office:value="110.61148418">
                <text:p>110.61148418</text:p>
              </table:table-cell>
              <table:table-cell office:value-type="float" office:value="112.577988">
                <text:p>112.577988</text:p>
              </table:table-cell>
              <table:table-cell office:value-type="float" office:value="109.782074">
                <text:p>109.7820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0.524063512">
                <text:p>140.524063512</text:p>
              </table:table-cell>
              <table:table-cell office:value-type="float" office:value="111.378864911">
                <text:p>111.378864911</text:p>
              </table:table-cell>
              <table:table-cell office:value-type="float" office:value="112.5896">
                <text:p>112.5896</text:p>
              </table:table-cell>
              <table:table-cell office:value-type="float" office:value="110.497131">
                <text:p>110.4971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.800271048">
                <text:p>140.800271048</text:p>
              </table:table-cell>
              <table:table-cell office:value-type="float" office:value="112.17625311">
                <text:p>112.17625311</text:p>
              </table:table-cell>
              <table:table-cell office:value-type="float" office:value="112.591187">
                <text:p>112.591187</text:p>
              </table:table-cell>
              <table:table-cell office:value-type="float" office:value="111.21933">
                <text:p>111.21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.070542954">
                <text:p>141.070542954</text:p>
              </table:table-cell>
              <table:table-cell office:value-type="float" office:value="112.979038168">
                <text:p>112.979038168</text:p>
              </table:table-cell>
              <table:table-cell office:value-type="float" office:value="112.592758">
                <text:p>112.592758</text:p>
              </table:table-cell>
              <table:table-cell office:value-type="float" office:value="111.941528">
                <text:p>111.9415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.342344704">
                <text:p>141.342344704</text:p>
              </table:table-cell>
              <table:table-cell office:value-type="float" office:value="113.81272634">
                <text:p>113.81272634</text:p>
              </table:table-cell>
              <table:table-cell office:value-type="float" office:value="112.594345">
                <text:p>112.594345</text:p>
              </table:table-cell>
              <table:table-cell office:value-type="float" office:value="112.663696">
                <text:p>112.663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.615566009">
                <text:p>141.615566009</text:p>
              </table:table-cell>
              <table:table-cell office:value-type="float" office:value="114.67748302">
                <text:p>114.67748302</text:p>
              </table:table-cell>
              <table:table-cell office:value-type="float" office:value="112.585709">
                <text:p>112.585709</text:p>
              </table:table-cell>
              <table:table-cell office:value-type="float" office:value="113.393341">
                <text:p>113.3933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.725655873">
                <text:p>141.725655873</text:p>
              </table:table-cell>
              <table:table-cell office:value-type="float" office:value="115.035571514">
                <text:p>115.035571514</text:p>
              </table:table-cell>
              <table:table-cell office:value-type="float" office:value="112.577072">
                <text:p>112.577072</text:p>
              </table:table-cell>
              <table:table-cell office:value-type="float" office:value="114.122955">
                <text:p>114.1229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1.973156691">
                <text:p>141.973156691</text:p>
              </table:table-cell>
              <table:table-cell office:value-type="float" office:value="115.857804073">
                <text:p>115.857804073</text:p>
              </table:table-cell>
              <table:table-cell office:value-type="float" office:value="112.568436">
                <text:p>112.568436</text:p>
              </table:table-cell>
              <table:table-cell office:value-type="float" office:value="114.8526">
                <text:p>114.85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.214043948">
                <text:p>142.214043948</text:p>
              </table:table-cell>
              <table:table-cell office:value-type="float" office:value="116.685327243">
                <text:p>116.685327243</text:p>
              </table:table-cell>
              <table:table-cell office:value-type="float" office:value="112.549896">
                <text:p>112.549896</text:p>
              </table:table-cell>
              <table:table-cell office:value-type="float" office:value="115.5896">
                <text:p>115.58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.448472026">
                <text:p>142.448472026</text:p>
              </table:table-cell>
              <table:table-cell office:value-type="float" office:value="117.518439156">
                <text:p>117.518439156</text:p>
              </table:table-cell>
              <table:table-cell office:value-type="float" office:value="112.531357">
                <text:p>112.531357</text:p>
              </table:table-cell>
              <table:table-cell office:value-type="float" office:value="116.326599">
                <text:p>116.3265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.675905574">
                <text:p>142.675905574</text:p>
              </table:table-cell>
              <table:table-cell office:value-type="float" office:value="118.357023008">
                <text:p>118.357023008</text:p>
              </table:table-cell>
              <table:table-cell office:value-type="float" office:value="112.505829">
                <text:p>112.505829</text:p>
              </table:table-cell>
              <table:table-cell office:value-type="float" office:value="117.068909">
                <text:p>117.0689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.903770239">
                <text:p>142.903770239</text:p>
              </table:table-cell>
              <table:table-cell office:value-type="float" office:value="119.227571216">
                <text:p>119.227571216</text:p>
              </table:table-cell>
              <table:table-cell office:value-type="float" office:value="112.480301">
                <text:p>112.480301</text:p>
              </table:table-cell>
              <table:table-cell office:value-type="float" office:value="117.811218">
                <text:p>117.8112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.110904427">
                <text:p>143.110904427</text:p>
              </table:table-cell>
              <table:table-cell office:value-type="float" office:value="120.050729668">
                <text:p>120.050729668</text:p>
              </table:table-cell>
              <table:table-cell office:value-type="float" office:value="112.454773">
                <text:p>112.454773</text:p>
              </table:table-cell>
              <table:table-cell office:value-type="float" office:value="118.553528">
                <text:p>118.5535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.318069309">
                <text:p>143.318069309</text:p>
              </table:table-cell>
              <table:table-cell office:value-type="float" office:value="120.905514552">
                <text:p>120.905514552</text:p>
              </table:table-cell>
              <table:table-cell office:value-type="float" office:value="112.420654">
                <text:p>112.420654</text:p>
              </table:table-cell>
              <table:table-cell office:value-type="float" office:value="119.302521">
                <text:p>119.3025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3.419063806">
                <text:p>143.419063806</text:p>
              </table:table-cell>
              <table:table-cell office:value-type="float" office:value="121.334905186">
                <text:p>121.334905186</text:p>
              </table:table-cell>
              <table:table-cell office:value-type="float" office:value="112.386536">
                <text:p>112.386536</text:p>
              </table:table-cell>
              <table:table-cell office:value-type="float" office:value="120.051514">
                <text:p>120.0515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3.616087554">
                <text:p>143.616087554</text:p>
              </table:table-cell>
              <table:table-cell office:value-type="float" office:value="122.197642796">
                <text:p>122.197642796</text:p>
              </table:table-cell>
              <table:table-cell office:value-type="float" office:value="112.352432">
                <text:p>112.352432</text:p>
              </table:table-cell>
              <table:table-cell office:value-type="float" office:value="120.800507">
                <text:p>120.8005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3.811894516">
                <text:p>143.811894516</text:p>
              </table:table-cell>
              <table:table-cell office:value-type="float" office:value="123.0926761">
                <text:p>123.0926761</text:p>
              </table:table-cell>
              <table:table-cell office:value-type="float" office:value="112.309525">
                <text:p>112.309525</text:p>
              </table:table-cell>
              <table:table-cell office:value-type="float" office:value="121.556488">
                <text:p>121.5564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.994876446">
                <text:p>143.994876446</text:p>
              </table:table-cell>
              <table:table-cell office:value-type="float" office:value="123.965922618">
                <text:p>123.965922618</text:p>
              </table:table-cell>
              <table:table-cell office:value-type="float" office:value="112.266617">
                <text:p>112.266617</text:p>
              </table:table-cell>
              <table:table-cell office:value-type="float" office:value="122.312469">
                <text:p>122.312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.171231786">
                <text:p>144.171231786</text:p>
              </table:table-cell>
              <table:table-cell office:value-type="float" office:value="124.844148741">
                <text:p>124.844148741</text:p>
              </table:table-cell>
              <table:table-cell office:value-type="float" office:value="112.223724">
                <text:p>112.223724</text:p>
              </table:table-cell>
              <table:table-cell office:value-type="float" office:value="123.068451">
                <text:p>123.0684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.340777161">
                <text:p>144.340777161</text:p>
              </table:table-cell>
              <table:table-cell office:value-type="float" office:value="125.727813317">
                <text:p>125.727813317</text:p>
              </table:table-cell>
              <table:table-cell office:value-type="float" office:value="112.172272">
                <text:p>112.172272</text:p>
              </table:table-cell>
              <table:table-cell office:value-type="float" office:value="123.831451">
                <text:p>123.8314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4.503513663">
                <text:p>144.503513663</text:p>
              </table:table-cell>
              <table:table-cell office:value-type="float" office:value="126.616482029">
                <text:p>126.616482029</text:p>
              </table:table-cell>
              <table:table-cell office:value-type="float" office:value="112.120819">
                <text:p>112.120819</text:p>
              </table:table-cell>
              <table:table-cell office:value-type="float" office:value="124.594452">
                <text:p>124.5944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4.582290214">
                <text:p>144.582290214</text:p>
              </table:table-cell>
              <table:table-cell office:value-type="float" office:value="127.062780469">
                <text:p>127.062780469</text:p>
              </table:table-cell>
              <table:table-cell office:value-type="float" office:value="112.069366">
                <text:p>112.069366</text:p>
              </table:table-cell>
              <table:table-cell office:value-type="float" office:value="125.357452">
                <text:p>125.3574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4.734759659">
                <text:p>144.734759659</text:p>
              </table:table-cell>
              <table:table-cell office:value-type="float" office:value="127.959172299">
                <text:p>127.959172299</text:p>
              </table:table-cell>
              <table:table-cell office:value-type="float" office:value="112.009644">
                <text:p>112.009644</text:p>
              </table:table-cell>
              <table:table-cell office:value-type="float" office:value="126.127411">
                <text:p>126.1274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4.884892586">
                <text:p>144.884892586</text:p>
              </table:table-cell>
              <table:table-cell office:value-type="float" office:value="128.888979641">
                <text:p>128.888979641</text:p>
              </table:table-cell>
              <table:table-cell office:value-type="float" office:value="111.949921">
                <text:p>111.949921</text:p>
              </table:table-cell>
              <table:table-cell office:value-type="float" office:value="126.897369">
                <text:p>126.8973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5.027912899">
                <text:p>145.027912899</text:p>
              </table:table-cell>
              <table:table-cell office:value-type="float" office:value="129.824300727">
                <text:p>129.824300727</text:p>
              </table:table-cell>
              <table:table-cell office:value-type="float" office:value="111.890198">
                <text:p>111.890198</text:p>
              </table:table-cell>
              <table:table-cell office:value-type="float" office:value="127.667297">
                <text:p>127.6672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5.155805256">
                <text:p>145.155805256</text:p>
              </table:table-cell>
              <table:table-cell office:value-type="float" office:value="130.70777854">
                <text:p>130.70777854</text:p>
              </table:table-cell>
              <table:table-cell office:value-type="float" office:value="111.822525">
                <text:p>111.822525</text:p>
              </table:table-cell>
              <table:table-cell office:value-type="float" office:value="128.444153">
                <text:p>128.4441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5.285179274">
                <text:p>145.285179274</text:p>
              </table:table-cell>
              <table:table-cell office:value-type="float" office:value="131.653450078">
                <text:p>131.653450078</text:p>
              </table:table-cell>
              <table:table-cell office:value-type="float" office:value="111.754852">
                <text:p>111.754852</text:p>
              </table:table-cell>
              <table:table-cell office:value-type="float" office:value="129.221008">
                <text:p>129.2210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.403927413">
                <text:p>145.403927413</text:p>
              </table:table-cell>
              <table:table-cell office:value-type="float" office:value="132.57559235">
                <text:p>132.57559235</text:p>
              </table:table-cell>
              <table:table-cell office:value-type="float" office:value="111.68158">
                <text:p>111.68158</text:p>
              </table:table-cell>
              <table:table-cell office:value-type="float" office:value="130.002899">
                <text:p>130.0028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5.457123521">
                <text:p>145.457123521</text:p>
              </table:table-cell>
              <table:table-cell office:value-type="float" office:value="133.009713695">
                <text:p>133.009713695</text:p>
              </table:table-cell>
              <table:table-cell office:value-type="float" office:value="111.608307">
                <text:p>111.608307</text:p>
              </table:table-cell>
              <table:table-cell office:value-type="float" office:value="130.78479">
                <text:p>130.784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5.569534682">
                <text:p>145.569534682</text:p>
              </table:table-cell>
              <table:table-cell office:value-type="float" office:value="133.968484227">
                <text:p>133.968484227</text:p>
              </table:table-cell>
              <table:table-cell office:value-type="float" office:value="111.535049">
                <text:p>111.535049</text:p>
              </table:table-cell>
              <table:table-cell office:value-type="float" office:value="131.56665">
                <text:p>131.566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5.672009941">
                <text:p>145.672009941</text:p>
              </table:table-cell>
              <table:table-cell office:value-type="float" office:value="134.903641558">
                <text:p>134.903641558</text:p>
              </table:table-cell>
              <table:table-cell office:value-type="float" office:value="111.454834">
                <text:p>111.454834</text:p>
              </table:table-cell>
              <table:table-cell office:value-type="float" office:value="132.354919">
                <text:p>132.3549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5.768333785">
                <text:p>145.768333785</text:p>
              </table:table-cell>
              <table:table-cell office:value-type="float" office:value="135.8441678">
                <text:p>135.8441678</text:p>
              </table:table-cell>
              <table:table-cell office:value-type="float" office:value="111.374619">
                <text:p>111.374619</text:p>
              </table:table-cell>
              <table:table-cell office:value-type="float" office:value="133.143158">
                <text:p>133.143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5.858556101">
                <text:p>145.858556101</text:p>
              </table:table-cell>
              <table:table-cell office:value-type="float" office:value="136.789688091">
                <text:p>136.789688091</text:p>
              </table:table-cell>
              <table:table-cell office:value-type="float" office:value="111.294388">
                <text:p>111.294388</text:p>
              </table:table-cell>
              <table:table-cell office:value-type="float" office:value="133.931427">
                <text:p>133.9314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5.942824715">
                <text:p>145.942824715</text:p>
              </table:table-cell>
              <table:table-cell office:value-type="float" office:value="137.740026339">
                <text:p>137.740026339</text:p>
              </table:table-cell>
              <table:table-cell office:value-type="float" office:value="111.207077">
                <text:p>111.207077</text:p>
              </table:table-cell>
              <table:table-cell office:value-type="float" office:value="134.72641">
                <text:p>134.726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.021246678">
                <text:p>146.021246678</text:p>
              </table:table-cell>
              <table:table-cell office:value-type="float" office:value="138.694995906">
                <text:p>138.694995906</text:p>
              </table:table-cell>
              <table:table-cell office:value-type="float" office:value="111.119781">
                <text:p>111.119781</text:p>
              </table:table-cell>
              <table:table-cell office:value-type="float" office:value="135.521362">
                <text:p>135.5213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.091668626">
                <text:p>146.091668626</text:p>
              </table:table-cell>
              <table:table-cell office:value-type="float" office:value="139.624467038">
                <text:p>139.624467038</text:p>
              </table:table-cell>
              <table:table-cell office:value-type="float" office:value="111.032471">
                <text:p>111.032471</text:p>
              </table:table-cell>
              <table:table-cell office:value-type="float" office:value="136.316315">
                <text:p>136.3163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6.12592108">
                <text:p>146.12592108</text:p>
              </table:table-cell>
              <table:table-cell office:value-type="float" office:value="140.105852011">
                <text:p>140.105852011</text:p>
              </table:table-cell>
              <table:table-cell office:value-type="float" office:value="110.938248">
                <text:p>110.938248</text:p>
              </table:table-cell>
              <table:table-cell office:value-type="float" office:value="137.118073">
                <text:p>137.1180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6.190198585">
                <text:p>146.190198585</text:p>
              </table:table-cell>
              <table:table-cell office:value-type="float" office:value="141.071979459">
                <text:p>141.071979459</text:p>
              </table:table-cell>
              <table:table-cell office:value-type="float" office:value="110.844025">
                <text:p>110.844025</text:p>
              </table:table-cell>
              <table:table-cell office:value-type="float" office:value="137.9198">
                <text:p>137.9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6.24893923">
                <text:p>146.24893923</text:p>
              </table:table-cell>
              <table:table-cell office:value-type="float" office:value="142.042550492">
                <text:p>142.042550492</text:p>
              </table:table-cell>
              <table:table-cell office:value-type="float" office:value="110.749802">
                <text:p>110.749802</text:p>
              </table:table-cell>
              <table:table-cell office:value-type="float" office:value="138.721527">
                <text:p>138.7215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6.302206102">
                <text:p>146.302206102</text:p>
              </table:table-cell>
              <table:table-cell office:value-type="float" office:value="143.017484121">
                <text:p>143.017484121</text:p>
              </table:table-cell>
              <table:table-cell office:value-type="float" office:value="110.64888">
                <text:p>110.64888</text:p>
              </table:table-cell>
              <table:table-cell office:value-type="float" office:value="139.530029">
                <text:p>139.5300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6.351517071">
                <text:p>146.351517071</text:p>
              </table:table-cell>
              <table:table-cell office:value-type="float" office:value="144.027382241">
                <text:p>144.027382241</text:p>
              </table:table-cell>
              <table:table-cell office:value-type="float" office:value="110.547958">
                <text:p>110.547958</text:p>
              </table:table-cell>
              <table:table-cell office:value-type="float" office:value="140.338531">
                <text:p>140.3385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.393936309">
                <text:p>146.393936309</text:p>
              </table:table-cell>
              <table:table-cell office:value-type="float" office:value="145.010991336">
                <text:p>145.010991336</text:p>
              </table:table-cell>
              <table:table-cell office:value-type="float" office:value="110.447037">
                <text:p>110.447037</text:p>
              </table:table-cell>
              <table:table-cell office:value-type="float" office:value="141.147064">
                <text:p>141.1470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.430042295">
                <text:p>146.430042295</text:p>
              </table:table-cell>
              <table:table-cell office:value-type="float" office:value="145.967830061">
                <text:p>145.967830061</text:p>
              </table:table-cell>
              <table:table-cell office:value-type="float" office:value="110.339676">
                <text:p>110.339676</text:p>
              </table:table-cell>
              <table:table-cell office:value-type="float" office:value="141.962311">
                <text:p>141.962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6.462322674">
                <text:p>146.462322674</text:p>
              </table:table-cell>
              <table:table-cell office:value-type="float" office:value="146.959580447">
                <text:p>146.959580447</text:p>
              </table:table-cell>
              <table:table-cell office:value-type="float" office:value="110.232315">
                <text:p>110.232315</text:p>
              </table:table-cell>
              <table:table-cell office:value-type="float" office:value="142.777557">
                <text:p>142.7775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6.477507957">
                <text:p>146.477507957</text:p>
              </table:table-cell>
              <table:table-cell office:value-type="float" office:value="147.488112711">
                <text:p>147.488112711</text:p>
              </table:table-cell>
              <table:table-cell office:value-type="float" office:value="110.120377">
                <text:p>110.120377</text:p>
              </table:table-cell>
              <table:table-cell office:value-type="float" office:value="143.597748">
                <text:p>143.5977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.502303265">
                <text:p>146.502303265</text:p>
              </table:table-cell>
              <table:table-cell office:value-type="float" office:value="148.486037107">
                <text:p>148.486037107</text:p>
              </table:table-cell>
              <table:table-cell office:value-type="float" office:value="110.008438">
                <text:p>110.008438</text:p>
              </table:table-cell>
              <table:table-cell office:value-type="float" office:value="144.417908">
                <text:p>144.4179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6.522015819">
                <text:p>146.522015819</text:p>
              </table:table-cell>
              <table:table-cell office:value-type="float" office:value="149.487983503">
                <text:p>149.487983503</text:p>
              </table:table-cell>
              <table:table-cell office:value-type="float" office:value="109.8965">
                <text:p>109.8965</text:p>
              </table:table-cell>
              <table:table-cell office:value-type="float" office:value="145.238068">
                <text:p>145.2380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.53722437">
                <text:p>146.53722437</text:p>
              </table:table-cell>
              <table:table-cell office:value-type="float" office:value="150.525409313">
                <text:p>150.525409313</text:p>
              </table:table-cell>
              <table:table-cell office:value-type="float" office:value="109.781311">
                <text:p>109.781311</text:p>
              </table:table-cell>
              <table:table-cell office:value-type="float" office:value="146.048035">
                <text:p>146.0480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.547139295">
                <text:p>146.547139295</text:p>
              </table:table-cell>
              <table:table-cell office:value-type="float" office:value="151.535300499">
                <text:p>151.535300499</text:p>
              </table:table-cell>
              <table:table-cell office:value-type="float" office:value="109.666122">
                <text:p>109.666122</text:p>
              </table:table-cell>
              <table:table-cell office:value-type="float" office:value="146.858002">
                <text:p>146.858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.552364074">
                <text:p>146.552364074</text:p>
              </table:table-cell>
              <table:table-cell office:value-type="float" office:value="152.549026536">
                <text:p>152.549026536</text:p>
              </table:table-cell>
              <table:table-cell office:value-type="float" office:value="109.550919">
                <text:p>109.550919</text:p>
              </table:table-cell>
              <table:table-cell office:value-type="float" office:value="147.667938">
                <text:p>147.667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.552796736">
                <text:p>146.552796736</text:p>
              </table:table-cell>
              <table:table-cell office:value-type="float" office:value="153.59848152">
                <text:p>153.59848152</text:p>
              </table:table-cell>
              <table:table-cell office:value-type="float" office:value="109.433716">
                <text:p>109.433716</text:p>
              </table:table-cell>
              <table:table-cell office:value-type="float" office:value="148.46051">
                <text:p>148.460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.548721061">
                <text:p>146.548721061</text:p>
              </table:table-cell>
              <table:table-cell office:value-type="float" office:value="154.588015398">
                <text:p>154.588015398</text:p>
              </table:table-cell>
              <table:table-cell office:value-type="float" office:value="109.316513">
                <text:p>109.316513</text:p>
              </table:table-cell>
              <table:table-cell office:value-type="float" office:value="149.253113">
                <text:p>149.2531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.544684855">
                <text:p>146.544684855</text:p>
              </table:table-cell>
              <table:table-cell office:value-type="float" office:value="155.13219668">
                <text:p>155.13219668</text:p>
              </table:table-cell>
              <table:table-cell office:value-type="float" office:value="109.199326">
                <text:p>109.199326</text:p>
              </table:table-cell>
              <table:table-cell office:value-type="float" office:value="150.045685">
                <text:p>150.0456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.533625143">
                <text:p>146.533625143</text:p>
              </table:table-cell>
              <table:table-cell office:value-type="float" office:value="156.159311601">
                <text:p>156.159311601</text:p>
              </table:table-cell>
              <table:table-cell office:value-type="float" office:value="109.080872">
                <text:p>109.080872</text:p>
              </table:table-cell>
              <table:table-cell office:value-type="float" office:value="150.819305">
                <text:p>150.8193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.518091188">
                <text:p>146.518091188</text:p>
              </table:table-cell>
              <table:table-cell office:value-type="float" office:value="157.19005796">
                <text:p>157.19005796</text:p>
              </table:table-cell>
              <table:table-cell office:value-type="float" office:value="108.962418">
                <text:p>108.962418</text:p>
              </table:table-cell>
              <table:table-cell office:value-type="float" office:value="151.592926">
                <text:p>151.5929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.498112942">
                <text:p>146.498112942</text:p>
              </table:table-cell>
              <table:table-cell office:value-type="float" office:value="158.224464588">
                <text:p>158.224464588</text:p>
              </table:table-cell>
              <table:table-cell office:value-type="float" office:value="108.843964">
                <text:p>108.843964</text:p>
              </table:table-cell>
              <table:table-cell office:value-type="float" office:value="152.366547">
                <text:p>152.3665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.473732779">
                <text:p>146.473732779</text:p>
              </table:table-cell>
              <table:table-cell office:value-type="float" office:value="159.262539834">
                <text:p>159.262539834</text:p>
              </table:table-cell>
              <table:table-cell office:value-type="float" office:value="108.724854">
                <text:p>108.724854</text:p>
              </table:table-cell>
              <table:table-cell office:value-type="float" office:value="153.120911">
                <text:p>153.1209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6.445015464">
                <text:p>146.445015464</text:p>
              </table:table-cell>
              <table:table-cell office:value-type="float" office:value="160.304241248">
                <text:p>160.304241248</text:p>
              </table:table-cell>
              <table:table-cell office:value-type="float" office:value="108.605743">
                <text:p>108.605743</text:p>
              </table:table-cell>
              <table:table-cell office:value-type="float" office:value="153.875275">
                <text:p>153.875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6.410948655">
                <text:p>146.410948655</text:p>
              </table:table-cell>
              <table:table-cell office:value-type="float" office:value="161.382285459">
                <text:p>161.382285459</text:p>
              </table:table-cell>
              <table:table-cell office:value-type="float" office:value="108.486633">
                <text:p>108.486633</text:p>
              </table:table-cell>
              <table:table-cell office:value-type="float" office:value="154.629639">
                <text:p>154.6296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.393974724">
                <text:p>146.393974724</text:p>
              </table:table-cell>
              <table:table-cell office:value-type="float" office:value="161.873571368">
                <text:p>161.873571368</text:p>
              </table:table-cell>
              <table:table-cell office:value-type="float" office:value="108.367523">
                <text:p>108.367523</text:p>
              </table:table-cell>
              <table:table-cell office:value-type="float" office:value="155.383972">
                <text:p>155.3839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.353501608">
                <text:p>146.353501608</text:p>
              </table:table-cell>
              <table:table-cell office:value-type="float" office:value="162.957067293">
                <text:p>162.957067293</text:p>
              </table:table-cell>
              <table:table-cell office:value-type="float" office:value="108.248215">
                <text:p>108.248215</text:p>
              </table:table-cell>
              <table:table-cell office:value-type="float" office:value="156.113159">
                <text:p>156.1131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.31134865">
                <text:p>146.31134865</text:p>
              </table:table-cell>
              <table:table-cell office:value-type="float" office:value="163.978389231">
                <text:p>163.978389231</text:p>
              </table:table-cell>
              <table:table-cell office:value-type="float" office:value="108.128906">
                <text:p>108.128906</text:p>
              </table:table-cell>
              <table:table-cell office:value-type="float" office:value="156.842346">
                <text:p>156.8423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6.262012949">
                <text:p>146.262012949</text:p>
              </table:table-cell>
              <table:table-cell office:value-type="float" office:value="165.069209435">
                <text:p>165.069209435</text:p>
              </table:table-cell>
              <table:table-cell office:value-type="float" office:value="108.009583">
                <text:p>108.009583</text:p>
              </table:table-cell>
              <table:table-cell office:value-type="float" office:value="157.571533">
                <text:p>157.5715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210046783">
                <text:p>146.210046783</text:p>
              </table:table-cell>
              <table:table-cell office:value-type="float" office:value="166.130506233">
                <text:p>166.130506233</text:p>
              </table:table-cell>
              <table:table-cell office:value-type="float" office:value="107.890686">
                <text:p>107.890686</text:p>
              </table:table-cell>
              <table:table-cell office:value-type="float" office:value="158.281433">
                <text:p>158.2814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6.15405505">
                <text:p>146.15405505</text:p>
              </table:table-cell>
              <table:table-cell office:value-type="float" office:value="167.19535115">
                <text:p>167.19535115</text:p>
              </table:table-cell>
              <table:table-cell office:value-type="float" office:value="107.77179">
                <text:p>107.77179</text:p>
              </table:table-cell>
              <table:table-cell office:value-type="float" office:value="158.991333">
                <text:p>158.991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.092205695">
                <text:p>146.092205695</text:p>
              </table:table-cell>
              <table:table-cell office:value-type="float" office:value="168.297071265">
                <text:p>168.297071265</text:p>
              </table:table-cell>
              <table:table-cell office:value-type="float" office:value="107.652908">
                <text:p>107.652908</text:p>
              </table:table-cell>
              <table:table-cell office:value-type="float" office:value="159.701233">
                <text:p>159.7012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.030326009">
                <text:p>146.030326009</text:p>
              </table:table-cell>
              <table:table-cell office:value-type="float" office:value="169.335389057">
                <text:p>169.335389057</text:p>
              </table:table-cell>
              <table:table-cell office:value-type="float" office:value="107.534821">
                <text:p>107.534821</text:p>
              </table:table-cell>
              <table:table-cell office:value-type="float" office:value="160.391724">
                <text:p>160.3917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.962613754">
                <text:p>145.962613754</text:p>
              </table:table-cell>
              <table:table-cell office:value-type="float" office:value="170.410831706">
                <text:p>170.410831706</text:p>
              </table:table-cell>
              <table:table-cell office:value-type="float" office:value="107.416748">
                <text:p>107.416748</text:p>
              </table:table-cell>
              <table:table-cell office:value-type="float" office:value="161.082214">
                <text:p>161.0822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.929635169">
                <text:p>145.929635169</text:p>
              </table:table-cell>
              <table:table-cell office:value-type="float" office:value="170.916175608">
                <text:p>170.916175608</text:p>
              </table:table-cell>
              <table:table-cell office:value-type="float" office:value="107.29866">
                <text:p>107.29866</text:p>
              </table:table-cell>
              <table:table-cell office:value-type="float" office:value="161.772705">
                <text:p>161.7727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.85652237">
                <text:p>145.85652237</text:p>
              </table:table-cell>
              <table:table-cell office:value-type="float" office:value="171.99676708">
                <text:p>171.99676708</text:p>
              </table:table-cell>
              <table:table-cell office:value-type="float" office:value="107.180588">
                <text:p>107.180588</text:p>
              </table:table-cell>
              <table:table-cell office:value-type="float" office:value="162.463165">
                <text:p>162.4631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5.78695483">
                <text:p>145.78695483</text:p>
              </table:table-cell>
              <table:table-cell office:value-type="float" office:value="172.979119015">
                <text:p>172.979119015</text:p>
              </table:table-cell>
              <table:table-cell office:value-type="float" office:value="107.064011">
                <text:p>107.064011</text:p>
              </table:table-cell>
              <table:table-cell office:value-type="float" office:value="163.129089">
                <text:p>163.1290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5.699009606">
                <text:p>145.699009606</text:p>
              </table:table-cell>
              <table:table-cell office:value-type="float" office:value="174.168207606">
                <text:p>174.168207606</text:p>
              </table:table-cell>
              <table:table-cell office:value-type="float" office:value="106.947418">
                <text:p>106.947418</text:p>
              </table:table-cell>
              <table:table-cell office:value-type="float" office:value="163.794983">
                <text:p>163.794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5.614720136">
                <text:p>145.614720136</text:p>
              </table:table-cell>
              <table:table-cell office:value-type="float" office:value="175.259064569">
                <text:p>175.259064569</text:p>
              </table:table-cell>
              <table:table-cell office:value-type="float" office:value="106.830841">
                <text:p>106.830841</text:p>
              </table:table-cell>
              <table:table-cell office:value-type="float" office:value="164.460907">
                <text:p>164.4609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5.523955738">
                <text:p>145.523955738</text:p>
              </table:table-cell>
              <table:table-cell office:value-type="float" office:value="176.387652855">
                <text:p>176.387652855</text:p>
              </table:table-cell>
              <table:table-cell office:value-type="float" office:value="106.715881">
                <text:p>106.715881</text:p>
              </table:table-cell>
              <table:table-cell office:value-type="float" office:value="165.106781">
                <text:p>165.1067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5.429356523">
                <text:p>145.429356523</text:p>
              </table:table-cell>
              <table:table-cell office:value-type="float" office:value="177.51988562">
                <text:p>177.51988562</text:p>
              </table:table-cell>
              <table:table-cell office:value-type="float" office:value="106.600906">
                <text:p>106.600906</text:p>
              </table:table-cell>
              <table:table-cell office:value-type="float" office:value="165.752655">
                <text:p>165.7526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.385082849">
                <text:p>145.385082849</text:p>
              </table:table-cell>
              <table:table-cell office:value-type="float" office:value="178.035773452">
                <text:p>178.035773452</text:p>
              </table:table-cell>
              <table:table-cell office:value-type="float" office:value="106.485947">
                <text:p>106.485947</text:p>
              </table:table-cell>
              <table:table-cell office:value-type="float" office:value="166.398499">
                <text:p>166.3984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84942704">
                <text:p>145.284942704</text:p>
              </table:table-cell>
              <table:table-cell office:value-type="float" office:value="179.173305757">
                <text:p>179.173305757</text:p>
              </table:table-cell>
              <table:table-cell office:value-type="float" office:value="106.370972">
                <text:p>106.370972</text:p>
              </table:table-cell>
              <table:table-cell office:value-type="float" office:value="167.044342">
                <text:p>167.0443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.184276049">
                <text:p>145.184276049</text:p>
              </table:table-cell>
              <table:table-cell office:value-type="float" office:value="180.279792907">
                <text:p>180.279792907</text:p>
              </table:table-cell>
              <table:table-cell office:value-type="float" office:value="106.258347">
                <text:p>106.258347</text:p>
              </table:table-cell>
              <table:table-cell office:value-type="float" office:value="167.665863">
                <text:p>167.6658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080112739">
                <text:p>145.080112739</text:p>
              </table:table-cell>
              <table:table-cell office:value-type="float" office:value="181.38958831">
                <text:p>181.38958831</text:p>
              </table:table-cell>
              <table:table-cell office:value-type="float" office:value="106.145721">
                <text:p>106.145721</text:p>
              </table:table-cell>
              <table:table-cell office:value-type="float" office:value="168.287384">
                <text:p>168.2873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.972601641">
                <text:p>144.972601641</text:p>
              </table:table-cell>
              <table:table-cell office:value-type="float" office:value="182.501957302">
                <text:p>182.501957302</text:p>
              </table:table-cell>
              <table:table-cell office:value-type="float" office:value="106.033112">
                <text:p>106.033112</text:p>
              </table:table-cell>
              <table:table-cell office:value-type="float" office:value="168.908875">
                <text:p>168.908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.861983755">
                <text:p>144.861983755</text:p>
              </table:table-cell>
              <table:table-cell office:value-type="float" office:value="183.61517865">
                <text:p>183.61517865</text:p>
              </table:table-cell>
              <table:table-cell office:value-type="float" office:value="105.920502">
                <text:p>105.920502</text:p>
              </table:table-cell>
              <table:table-cell office:value-type="float" office:value="169.530365">
                <text:p>169.5303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.740553263">
                <text:p>144.740553263</text:p>
              </table:table-cell>
              <table:table-cell office:value-type="float" office:value="184.798546946">
                <text:p>184.798546946</text:p>
              </table:table-cell>
              <table:table-cell office:value-type="float" office:value="105.810715">
                <text:p>105.810715</text:p>
              </table:table-cell>
              <table:table-cell office:value-type="float" office:value="170.126648">
                <text:p>170.1266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.685852996">
                <text:p>144.685852996</text:p>
              </table:table-cell>
              <table:table-cell office:value-type="float" office:value="185.319697714">
                <text:p>185.319697714</text:p>
              </table:table-cell>
              <table:table-cell office:value-type="float" office:value="105.700912">
                <text:p>105.700912</text:p>
              </table:table-cell>
              <table:table-cell office:value-type="float" office:value="170.722931">
                <text:p>170.7229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4.567566501">
                <text:p>144.567566501</text:p>
              </table:table-cell>
              <table:table-cell office:value-type="float" office:value="186.427448465">
                <text:p>186.427448465</text:p>
              </table:table-cell>
              <table:table-cell office:value-type="float" office:value="105.591125">
                <text:p>105.591125</text:p>
              </table:table-cell>
              <table:table-cell office:value-type="float" office:value="171.319214">
                <text:p>171.3192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4.448180051">
                <text:p>144.448180051</text:p>
              </table:table-cell>
              <table:table-cell office:value-type="float" office:value="187.529392822">
                <text:p>187.529392822</text:p>
              </table:table-cell>
              <table:table-cell office:value-type="float" office:value="105.481323">
                <text:p>105.481323</text:p>
              </table:table-cell>
              <table:table-cell office:value-type="float" office:value="171.915497">
                <text:p>171.9154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.327382584">
                <text:p>144.327382584</text:p>
              </table:table-cell>
              <table:table-cell office:value-type="float" office:value="188.62527216">
                <text:p>188.62527216</text:p>
              </table:table-cell>
              <table:table-cell office:value-type="float" office:value="105.374756">
                <text:p>105.374756</text:p>
              </table:table-cell>
              <table:table-cell office:value-type="float" office:value="172.486359">
                <text:p>172.4863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4.205205789">
                <text:p>144.205205789</text:p>
              </table:table-cell>
              <table:table-cell office:value-type="float" office:value="189.714138025">
                <text:p>189.714138025</text:p>
              </table:table-cell>
              <table:table-cell office:value-type="float" office:value="105.268173">
                <text:p>105.268173</text:p>
              </table:table-cell>
              <table:table-cell office:value-type="float" office:value="173.05722">
                <text:p>173.057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4.082038291">
                <text:p>144.082038291</text:p>
              </table:table-cell>
              <table:table-cell office:value-type="float" office:value="190.79554497">
                <text:p>190.79554497</text:p>
              </table:table-cell>
              <table:table-cell office:value-type="float" office:value="105.161606">
                <text:p>105.161606</text:p>
              </table:table-cell>
              <table:table-cell office:value-type="float" office:value="173.628082">
                <text:p>173.6280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3.95347184">
                <text:p>143.95347184</text:p>
              </table:table-cell>
              <table:table-cell office:value-type="float" office:value="191.902852957">
                <text:p>191.902852957</text:p>
              </table:table-cell>
              <table:table-cell office:value-type="float" office:value="105.055023">
                <text:p>105.055023</text:p>
              </table:table-cell>
              <table:table-cell office:value-type="float" office:value="174.198914">
                <text:p>174.1989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3.8866114">
                <text:p>143.8866114</text:p>
              </table:table-cell>
              <table:table-cell office:value-type="float" office:value="192.469988696">
                <text:p>192.469988696</text:p>
              </table:table-cell>
              <table:table-cell office:value-type="float" office:value="104.948456">
                <text:p>104.948456</text:p>
              </table:table-cell>
              <table:table-cell office:value-type="float" office:value="174.769745">
                <text:p>174.769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3.763559901">
                <text:p>143.763559901</text:p>
              </table:table-cell>
              <table:table-cell office:value-type="float" office:value="193.498153484">
                <text:p>193.498153484</text:p>
              </table:table-cell>
              <table:table-cell office:value-type="float" office:value="104.846176">
                <text:p>104.846176</text:p>
              </table:table-cell>
              <table:table-cell office:value-type="float" office:value="175.309723">
                <text:p>175.3097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3.635075267">
                <text:p>143.635075267</text:p>
              </table:table-cell>
              <table:table-cell office:value-type="float" office:value="194.55099245">
                <text:p>194.55099245</text:p>
              </table:table-cell>
              <table:table-cell office:value-type="float" office:value="104.743896">
                <text:p>104.743896</text:p>
              </table:table-cell>
              <table:table-cell office:value-type="float" office:value="175.849701">
                <text:p>175.8497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3.50516179">
                <text:p>143.50516179</text:p>
              </table:table-cell>
              <table:table-cell office:value-type="float" office:value="195.594901312">
                <text:p>195.594901312</text:p>
              </table:table-cell>
              <table:table-cell office:value-type="float" office:value="104.641617">
                <text:p>104.641617</text:p>
              </table:table-cell>
              <table:table-cell office:value-type="float" office:value="176.389679">
                <text:p>176.3896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3.377883342">
                <text:p>143.377883342</text:p>
              </table:table-cell>
              <table:table-cell office:value-type="float" office:value="196.597577113">
                <text:p>196.597577113</text:p>
              </table:table-cell>
              <table:table-cell office:value-type="float" office:value="104.539337">
                <text:p>104.539337</text:p>
              </table:table-cell>
              <table:table-cell office:value-type="float" office:value="176.929657">
                <text:p>176.9296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3.236604436">
                <text:p>143.236604436</text:p>
              </table:table-cell>
              <table:table-cell office:value-type="float" office:value="197.68761947">
                <text:p>197.68761947</text:p>
              </table:table-cell>
              <table:table-cell office:value-type="float" office:value="104.44104">
                <text:p>104.44104</text:p>
              </table:table-cell>
              <table:table-cell office:value-type="float" office:value="177.443451">
                <text:p>177.4434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3.106372914">
                <text:p>143.106372914</text:p>
              </table:table-cell>
              <table:table-cell office:value-type="float" office:value="198.672569386">
                <text:p>198.672569386</text:p>
              </table:table-cell>
              <table:table-cell office:value-type="float" office:value="104.342743">
                <text:p>104.342743</text:p>
              </table:table-cell>
              <table:table-cell office:value-type="float" office:value="177.957214">
                <text:p>177.957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.966270531">
                <text:p>142.966270531</text:p>
              </table:table-cell>
              <table:table-cell office:value-type="float" office:value="199.71164791">
                <text:p>199.71164791</text:p>
              </table:table-cell>
              <table:table-cell office:value-type="float" office:value="104.244446">
                <text:p>104.244446</text:p>
              </table:table-cell>
              <table:table-cell office:value-type="float" office:value="178.470978">
                <text:p>178.4709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2.902107585">
                <text:p>142.902107585</text:p>
              </table:table-cell>
              <table:table-cell office:value-type="float" office:value="200.180801014">
                <text:p>200.180801014</text:p>
              </table:table-cell>
              <table:table-cell office:value-type="float" office:value="104.146149">
                <text:p>104.146149</text:p>
              </table:table-cell>
              <table:table-cell office:value-type="float" office:value="178.984772">
                <text:p>178.9847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2.75988767">
                <text:p>142.75988767</text:p>
              </table:table-cell>
              <table:table-cell office:value-type="float" office:value="201.206002799">
                <text:p>201.206002799</text:p>
              </table:table-cell>
              <table:table-cell office:value-type="float" office:value="104.047867">
                <text:p>104.047867</text:p>
              </table:table-cell>
              <table:table-cell office:value-type="float" office:value="179.498535">
                <text:p>179.4985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2.620743067">
                <text:p>142.620743067</text:p>
              </table:table-cell>
              <table:table-cell office:value-type="float" office:value="202.190917478">
                <text:p>202.190917478</text:p>
              </table:table-cell>
              <table:table-cell office:value-type="float" office:value="103.954575">
                <text:p>103.954575</text:p>
              </table:table-cell>
              <table:table-cell office:value-type="float" office:value="179.981354">
                <text:p>179.9813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2.476097677">
                <text:p>142.476097677</text:p>
              </table:table-cell>
              <table:table-cell office:value-type="float" office:value="203.197125282">
                <text:p>203.197125282</text:p>
              </table:table-cell>
              <table:table-cell office:value-type="float" office:value="103.861282">
                <text:p>103.861282</text:p>
              </table:table-cell>
              <table:table-cell office:value-type="float" office:value="180.464172">
                <text:p>180.4641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2.343740251">
                <text:p>142.343740251</text:p>
              </table:table-cell>
              <table:table-cell office:value-type="float" office:value="204.10357811">
                <text:p>204.10357811</text:p>
              </table:table-cell>
              <table:table-cell office:value-type="float" office:value="103.76799">
                <text:p>103.76799</text:p>
              </table:table-cell>
              <table:table-cell office:value-type="float" office:value="180.946991">
                <text:p>180.946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.197403435">
                <text:p>142.197403435</text:p>
              </table:table-cell>
              <table:table-cell office:value-type="float" office:value="205.091340107">
                <text:p>205.091340107</text:p>
              </table:table-cell>
              <table:table-cell office:value-type="float" office:value="103.674698">
                <text:p>103.674698</text:p>
              </table:table-cell>
              <table:table-cell office:value-type="float" office:value="181.42981">
                <text:p>181.429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2.059336383">
                <text:p>142.059336383</text:p>
              </table:table-cell>
              <table:table-cell office:value-type="float" office:value="206.010345583">
                <text:p>206.010345583</text:p>
              </table:table-cell>
              <table:table-cell office:value-type="float" office:value="103.581406">
                <text:p>103.581406</text:p>
              </table:table-cell>
              <table:table-cell office:value-type="float" office:value="181.912628">
                <text:p>181.9126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1.911864039">
                <text:p>141.911864039</text:p>
              </table:table-cell>
              <table:table-cell office:value-type="float" office:value="206.979198307">
                <text:p>206.979198307</text:p>
              </table:table-cell>
              <table:table-cell office:value-type="float" office:value="103.488098">
                <text:p>103.488098</text:p>
              </table:table-cell>
              <table:table-cell office:value-type="float" office:value="182.395477">
                <text:p>182.3954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1.853695229">
                <text:p>141.853695229</text:p>
              </table:table-cell>
              <table:table-cell office:value-type="float" office:value="207.358180448">
                <text:p>207.358180448</text:p>
              </table:table-cell>
              <table:table-cell office:value-type="float" office:value="103.401215">
                <text:p>103.401215</text:p>
              </table:table-cell>
              <table:table-cell office:value-type="float" office:value="182.840698">
                <text:p>182.8406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1.701449418">
                <text:p>141.701449418</text:p>
              </table:table-cell>
              <table:table-cell office:value-type="float" office:value="208.342074499">
                <text:p>208.342074499</text:p>
              </table:table-cell>
              <table:table-cell office:value-type="float" office:value="103.314331">
                <text:p>103.314331</text:p>
              </table:table-cell>
              <table:table-cell office:value-type="float" office:value="183.285919">
                <text:p>183.285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1.558148737">
                <text:p>141.558148737</text:p>
              </table:table-cell>
              <table:table-cell office:value-type="float" office:value="209.25849197">
                <text:p>209.25849197</text:p>
              </table:table-cell>
              <table:table-cell office:value-type="float" office:value="103.227448">
                <text:p>103.227448</text:p>
              </table:table-cell>
              <table:table-cell office:value-type="float" office:value="183.73114">
                <text:p>183.731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1.387816017">
                <text:p>141.387816017</text:p>
              </table:table-cell>
              <table:table-cell office:value-type="float" office:value="210.33480956">
                <text:p>210.33480956</text:p>
              </table:table-cell>
              <table:table-cell office:value-type="float" office:value="103.140564">
                <text:p>103.140564</text:p>
              </table:table-cell>
              <table:table-cell office:value-type="float" office:value="184.176361">
                <text:p>184.1763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1.26687896">
                <text:p>141.26687896</text:p>
              </table:table-cell>
              <table:table-cell office:value-type="float" office:value="211.091645627">
                <text:p>211.091645627</text:p>
              </table:table-cell>
              <table:table-cell office:value-type="float" office:value="103.05368">
                <text:p>103.05368</text:p>
              </table:table-cell>
              <table:table-cell office:value-type="float" office:value="184.621613">
                <text:p>184.6216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1.123535539">
                <text:p>141.123535539</text:p>
              </table:table-cell>
              <table:table-cell office:value-type="float" office:value="211.980276494">
                <text:p>211.980276494</text:p>
              </table:table-cell>
              <table:table-cell office:value-type="float" office:value="102.972626">
                <text:p>102.972626</text:p>
              </table:table-cell>
              <table:table-cell office:value-type="float" office:value="185.034332">
                <text:p>185.0343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0.980415936">
                <text:p>140.980415936</text:p>
              </table:table-cell>
              <table:table-cell office:value-type="float" office:value="212.859747421">
                <text:p>212.859747421</text:p>
              </table:table-cell>
              <table:table-cell office:value-type="float" office:value="102.891571">
                <text:p>102.891571</text:p>
              </table:table-cell>
              <table:table-cell office:value-type="float" office:value="185.447052">
                <text:p>185.4470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.837461321">
                <text:p>140.837461321</text:p>
              </table:table-cell>
              <table:table-cell office:value-type="float" office:value="213.730136288">
                <text:p>213.730136288</text:p>
              </table:table-cell>
              <table:table-cell office:value-type="float" office:value="102.810516">
                <text:p>102.810516</text:p>
              </table:table-cell>
              <table:table-cell office:value-type="float" office:value="185.859772">
                <text:p>185.8597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.757165123">
                <text:p>140.757165123</text:p>
              </table:table-cell>
              <table:table-cell office:value-type="float" office:value="214.215749027">
                <text:p>214.215749027</text:p>
              </table:table-cell>
              <table:table-cell office:value-type="float" office:value="102.729462">
                <text:p>102.729462</text:p>
              </table:table-cell>
              <table:table-cell office:value-type="float" office:value="186.272491">
                <text:p>186.2724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0.623688523">
                <text:p>140.623688523</text:p>
              </table:table-cell>
              <table:table-cell office:value-type="float" office:value="215.018653531">
                <text:p>215.018653531</text:p>
              </table:table-cell>
              <table:table-cell office:value-type="float" office:value="102.648407">
                <text:p>102.648407</text:p>
              </table:table-cell>
              <table:table-cell office:value-type="float" office:value="186.685211">
                <text:p>186.6852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0.481606449">
                <text:p>140.481606449</text:p>
              </table:table-cell>
              <table:table-cell office:value-type="float" office:value="215.866344124">
                <text:p>215.866344124</text:p>
              </table:table-cell>
              <table:table-cell office:value-type="float" office:value="102.567352">
                <text:p>102.567352</text:p>
              </table:table-cell>
              <table:table-cell office:value-type="float" office:value="187.097931">
                <text:p>187.0979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0.339916821">
                <text:p>140.339916821</text:p>
              </table:table-cell>
              <table:table-cell office:value-type="float" office:value="216.704986975">
                <text:p>216.704986975</text:p>
              </table:table-cell>
              <table:table-cell office:value-type="float" office:value="102.493393">
                <text:p>102.493393</text:p>
              </table:table-cell>
              <table:table-cell office:value-type="float" office:value="187.472351">
                <text:p>187.472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0.1986082">
                <text:p>140.1986082</text:p>
              </table:table-cell>
              <table:table-cell office:value-type="float" office:value="217.534672325">
                <text:p>217.534672325</text:p>
              </table:table-cell>
              <table:table-cell office:value-type="float" office:value="102.419434">
                <text:p>102.419434</text:p>
              </table:table-cell>
              <table:table-cell office:value-type="float" office:value="187.846771">
                <text:p>187.8467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0.057845952">
                <text:p>140.057845952</text:p>
              </table:table-cell>
              <table:table-cell office:value-type="float" office:value="218.355323553">
                <text:p>218.355323553</text:p>
              </table:table-cell>
              <table:table-cell office:value-type="float" office:value="102.345459">
                <text:p>102.345459</text:p>
              </table:table-cell>
              <table:table-cell office:value-type="float" office:value="188.221191">
                <text:p>188.2211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9.917628322">
                <text:p>139.917628322</text:p>
              </table:table-cell>
              <table:table-cell office:value-type="float" office:value="219.166988396">
                <text:p>219.166988396</text:p>
              </table:table-cell>
              <table:table-cell office:value-type="float" office:value="102.2715">
                <text:p>102.2715</text:p>
              </table:table-cell>
              <table:table-cell office:value-type="float" office:value="188.595642">
                <text:p>188.5956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9.769298983">
                <text:p>139.769298983</text:p>
              </table:table-cell>
              <table:table-cell office:value-type="float" office:value="220.019534167">
                <text:p>220.019534167</text:p>
              </table:table-cell>
              <table:table-cell office:value-type="float" office:value="102.197525">
                <text:p>102.197525</text:p>
              </table:table-cell>
              <table:table-cell office:value-type="float" office:value="188.970062">
                <text:p>188.9700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9.699773293">
                <text:p>139.699773293</text:p>
              </table:table-cell>
              <table:table-cell office:value-type="float" office:value="220.417179065">
                <text:p>220.417179065</text:p>
              </table:table-cell>
              <table:table-cell office:value-type="float" office:value="102.123566">
                <text:p>102.123566</text:p>
              </table:table-cell>
              <table:table-cell office:value-type="float" office:value="189.344513">
                <text:p>189.3445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9.565479477">
                <text:p>139.565479477</text:p>
              </table:table-cell>
              <table:table-cell office:value-type="float" office:value="221.181311356">
                <text:p>221.181311356</text:p>
              </table:table-cell>
              <table:table-cell office:value-type="float" office:value="102.049591">
                <text:p>102.049591</text:p>
              </table:table-cell>
              <table:table-cell office:value-type="float" office:value="189.718933">
                <text:p>189.7189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9.427560596">
                <text:p>139.427560596</text:p>
              </table:table-cell>
              <table:table-cell office:value-type="float" office:value="221.961369512">
                <text:p>221.961369512</text:p>
              </table:table-cell>
              <table:table-cell office:value-type="float" office:value="101.984207">
                <text:p>101.984207</text:p>
              </table:table-cell>
              <table:table-cell office:value-type="float" office:value="190.048279">
                <text:p>190.0482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9.290496659">
                <text:p>139.290496659</text:p>
              </table:table-cell>
              <table:table-cell office:value-type="float" office:value="222.732410429">
                <text:p>222.732410429</text:p>
              </table:table-cell>
              <table:table-cell office:value-type="float" office:value="101.918839">
                <text:p>101.918839</text:p>
              </table:table-cell>
              <table:table-cell office:value-type="float" office:value="190.377625">
                <text:p>190.3776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9.154203383">
                <text:p>139.154203383</text:p>
              </table:table-cell>
              <table:table-cell office:value-type="float" office:value="223.494507375">
                <text:p>223.494507375</text:p>
              </table:table-cell>
              <table:table-cell office:value-type="float" office:value="101.853455">
                <text:p>101.853455</text:p>
              </table:table-cell>
              <table:table-cell office:value-type="float" office:value="190.70697">
                <text:p>190.706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9.018797249">
                <text:p>139.018797249</text:p>
              </table:table-cell>
              <table:table-cell office:value-type="float" office:value="224.247610694">
                <text:p>224.247610694</text:p>
              </table:table-cell>
              <table:table-cell office:value-type="float" office:value="101.788086">
                <text:p>101.788086</text:p>
              </table:table-cell>
              <table:table-cell office:value-type="float" office:value="191.036316">
                <text:p>191.0363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8.94720584">
                <text:p>138.94720584</text:p>
              </table:table-cell>
              <table:table-cell office:value-type="float" office:value="224.644097652">
                <text:p>224.644097652</text:p>
              </table:table-cell>
              <table:table-cell office:value-type="float" office:value="101.722702">
                <text:p>101.722702</text:p>
              </table:table-cell>
              <table:table-cell office:value-type="float" office:value="191.365662">
                <text:p>191.3656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8.813086584">
                <text:p>138.813086584</text:p>
              </table:table-cell>
              <table:table-cell office:value-type="float" office:value="225.383551321">
                <text:p>225.383551321</text:p>
              </table:table-cell>
              <table:table-cell office:value-type="float" office:value="101.657333">
                <text:p>101.657333</text:p>
              </table:table-cell>
              <table:table-cell office:value-type="float" office:value="191.695007">
                <text:p>191.695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8.67993609">
                <text:p>138.67993609</text:p>
              </table:table-cell>
              <table:table-cell office:value-type="float" office:value="226.11408212">
                <text:p>226.11408212</text:p>
              </table:table-cell>
              <table:table-cell office:value-type="float" office:value="101.591949">
                <text:p>101.591949</text:p>
              </table:table-cell>
              <table:table-cell office:value-type="float" office:value="192.024353">
                <text:p>192.0243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8.547856343">
                <text:p>138.547856343</text:p>
              </table:table-cell>
              <table:table-cell office:value-type="float" office:value="226.835627229">
                <text:p>226.835627229</text:p>
              </table:table-cell>
              <table:table-cell office:value-type="float" office:value="101.526581">
                <text:p>101.526581</text:p>
              </table:table-cell>
              <table:table-cell office:value-type="float" office:value="192.353699">
                <text:p>192.3536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8.420822778">
                <text:p>138.420822778</text:p>
              </table:table-cell>
              <table:table-cell office:value-type="float" office:value="227.526096417">
                <text:p>227.526096417</text:p>
              </table:table-cell>
              <table:table-cell office:value-type="float" office:value="101.471497">
                <text:p>101.471497</text:p>
              </table:table-cell>
              <table:table-cell office:value-type="float" office:value="192.630188">
                <text:p>192.6301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8.286644394">
                <text:p>138.286644394</text:p>
              </table:table-cell>
              <table:table-cell office:value-type="float" office:value="228.251873187">
                <text:p>228.251873187</text:p>
              </table:table-cell>
              <table:table-cell office:value-type="float" office:value="101.416412">
                <text:p>101.416412</text:p>
              </table:table-cell>
              <table:table-cell office:value-type="float" office:value="192.906677">
                <text:p>192.9066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8.157603742">
                <text:p>138.157603742</text:p>
              </table:table-cell>
              <table:table-cell office:value-type="float" office:value="228.94656763">
                <text:p>228.94656763</text:p>
              </table:table-cell>
              <table:table-cell office:value-type="float" office:value="101.361328">
                <text:p>101.361328</text:p>
              </table:table-cell>
              <table:table-cell office:value-type="float" office:value="193.183167">
                <text:p>193.1831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8.02966921">
                <text:p>138.02966921</text:p>
              </table:table-cell>
              <table:table-cell office:value-type="float" office:value="229.632316836">
                <text:p>229.632316836</text:p>
              </table:table-cell>
              <table:table-cell office:value-type="float" office:value="101.306244">
                <text:p>101.306244</text:p>
              </table:table-cell>
              <table:table-cell office:value-type="float" office:value="193.459656">
                <text:p>193.4596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7.970093804">
                <text:p>137.970093804</text:p>
              </table:table-cell>
              <table:table-cell office:value-type="float" office:value="229.950701258">
                <text:p>229.950701258</text:p>
              </table:table-cell>
              <table:table-cell office:value-type="float" office:value="101.251144">
                <text:p>101.251144</text:p>
              </table:table-cell>
              <table:table-cell office:value-type="float" office:value="193.736145">
                <text:p>193.7361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7.843803643">
                <text:p>137.843803643</text:p>
              </table:table-cell>
              <table:table-cell office:value-type="float" office:value="230.623335079">
                <text:p>230.623335079</text:p>
              </table:table-cell>
              <table:table-cell office:value-type="float" office:value="101.19606">
                <text:p>101.19606</text:p>
              </table:table-cell>
              <table:table-cell office:value-type="float" office:value="194.012604">
                <text:p>194.0126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7.714808785">
                <text:p>137.714808785</text:p>
              </table:table-cell>
              <table:table-cell office:value-type="float" office:value="231.30765231">
                <text:p>231.30765231</text:p>
              </table:table-cell>
              <table:table-cell office:value-type="float" office:value="101.140961">
                <text:p>101.140961</text:p>
              </table:table-cell>
              <table:table-cell office:value-type="float" office:value="194.289093">
                <text:p>194.289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7.590948551">
                <text:p>137.590948551</text:p>
              </table:table-cell>
              <table:table-cell office:value-type="float" office:value="231.962194113">
                <text:p>231.962194113</text:p>
              </table:table-cell>
              <table:table-cell office:value-type="float" office:value="101.085876">
                <text:p>101.085876</text:p>
              </table:table-cell>
              <table:table-cell office:value-type="float" office:value="194.565552">
                <text:p>194.5655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7.464499622">
                <text:p>137.464499622</text:p>
              </table:table-cell>
              <table:table-cell office:value-type="float" office:value="232.627874252">
                <text:p>232.627874252</text:p>
              </table:table-cell>
              <table:table-cell office:value-type="float" office:value="101.030777">
                <text:p>101.030777</text:p>
              </table:table-cell>
              <table:table-cell office:value-type="float" office:value="194.84201">
                <text:p>194.842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7.346927905">
                <text:p>137.346927905</text:p>
              </table:table-cell>
              <table:table-cell office:value-type="float" office:value="233.244592603">
                <text:p>233.244592603</text:p>
              </table:table-cell>
              <table:table-cell office:value-type="float" office:value="100.98819">
                <text:p>100.98819</text:p>
              </table:table-cell>
              <table:table-cell office:value-type="float" office:value="195.055237">
                <text:p>195.0552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7.223070178">
                <text:p>137.223070178</text:p>
              </table:table-cell>
              <table:table-cell office:value-type="float" office:value="233.891926012">
                <text:p>233.891926012</text:p>
              </table:table-cell>
              <table:table-cell office:value-type="float" office:value="100.945602">
                <text:p>100.945602</text:p>
              </table:table-cell>
              <table:table-cell office:value-type="float" office:value="195.268463">
                <text:p>195.2684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7.104313837">
                <text:p>137.104313837</text:p>
              </table:table-cell>
              <table:table-cell office:value-type="float" office:value="234.510528251">
                <text:p>234.510528251</text:p>
              </table:table-cell>
              <table:table-cell office:value-type="float" office:value="100.903015">
                <text:p>100.903015</text:p>
              </table:table-cell>
              <table:table-cell office:value-type="float" office:value="195.481689">
                <text:p>195.4816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7.045411469">
                <text:p>137.045411469</text:p>
              </table:table-cell>
              <table:table-cell office:value-type="float" office:value="234.816551158">
                <text:p>234.816551158</text:p>
              </table:table-cell>
              <table:table-cell office:value-type="float" office:value="100.860428">
                <text:p>100.860428</text:p>
              </table:table-cell>
              <table:table-cell office:value-type="float" office:value="195.694916">
                <text:p>195.6949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6.924859052">
                <text:p>136.924859052</text:p>
              </table:table-cell>
              <table:table-cell office:value-type="float" office:value="235.440864132">
                <text:p>235.440864132</text:p>
              </table:table-cell>
              <table:table-cell office:value-type="float" office:value="100.817841">
                <text:p>100.817841</text:p>
              </table:table-cell>
              <table:table-cell office:value-type="float" office:value="195.908142">
                <text:p>195.9081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6.813035532">
                <text:p>136.813035532</text:p>
              </table:table-cell>
              <table:table-cell office:value-type="float" office:value="236.018727433">
                <text:p>236.018727433</text:p>
              </table:table-cell>
              <table:table-cell office:value-type="float" office:value="100.775253">
                <text:p>100.775253</text:p>
              </table:table-cell>
              <table:table-cell office:value-type="float" office:value="196.121368">
                <text:p>196.1213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6.698902698">
                <text:p>136.698902698</text:p>
              </table:table-cell>
              <table:table-cell office:value-type="float" office:value="236.606598005">
                <text:p>236.606598005</text:p>
              </table:table-cell>
              <table:table-cell office:value-type="float" office:value="100.732666">
                <text:p>100.732666</text:p>
              </table:table-cell>
              <table:table-cell office:value-type="float" office:value="196.334595">
                <text:p>196.3345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6.582704827">
                <text:p>136.582704827</text:p>
              </table:table-cell>
              <table:table-cell office:value-type="float" office:value="237.203494361">
                <text:p>237.203494361</text:p>
              </table:table-cell>
              <table:table-cell office:value-type="float" office:value="100.690079">
                <text:p>100.690079</text:p>
              </table:table-cell>
              <table:table-cell office:value-type="float" office:value="196.547821">
                <text:p>196.5478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6.471373017">
                <text:p>136.471373017</text:p>
              </table:table-cell>
              <table:table-cell office:value-type="float" office:value="237.773328232">
                <text:p>237.773328232</text:p>
              </table:table-cell>
              <table:table-cell office:value-type="float" office:value="100.647491">
                <text:p>100.647491</text:p>
              </table:table-cell>
              <table:table-cell office:value-type="float" office:value="196.761047">
                <text:p>196.7610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6.361498">
                <text:p>136.361498</text:p>
              </table:table-cell>
              <table:table-cell office:value-type="float" office:value="238.334312285">
                <text:p>238.334312285</text:p>
              </table:table-cell>
              <table:table-cell office:value-type="float" office:value="100.604919">
                <text:p>100.604919</text:p>
              </table:table-cell>
              <table:table-cell office:value-type="float" office:value="196.974274">
                <text:p>196.9742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6.303764757">
                <text:p>136.303764757</text:p>
              </table:table-cell>
              <table:table-cell office:value-type="float" office:value="238.628713732">
                <text:p>238.628713732</text:p>
              </table:table-cell>
              <table:table-cell office:value-type="float" office:value="100.562332">
                <text:p>100.562332</text:p>
              </table:table-cell>
              <table:table-cell office:value-type="float" office:value="197.1875">
                <text:p>197.18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6.199433011">
                <text:p>136.199433011</text:p>
              </table:table-cell>
              <table:table-cell office:value-type="float" office:value="239.159152278">
                <text:p>239.159152278</text:p>
              </table:table-cell>
              <table:table-cell office:value-type="float" office:value="100.51976">
                <text:p>100.51976</text:p>
              </table:table-cell>
              <table:table-cell office:value-type="float" office:value="197.400726">
                <text:p>197.4007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6.089899193">
                <text:p>136.089899193</text:p>
              </table:table-cell>
              <table:table-cell office:value-type="float" office:value="239.714637916">
                <text:p>239.714637916</text:p>
              </table:table-cell>
              <table:table-cell office:value-type="float" office:value="100.501968">
                <text:p>100.501968</text:p>
              </table:table-cell>
              <table:table-cell office:value-type="float" office:value="197.489716">
                <text:p>197.489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985211516">
                <text:p>135.985211516</text:p>
              </table:table-cell>
              <table:table-cell office:value-type="float" office:value="240.244269442">
                <text:p>240.244269442</text:p>
              </table:table-cell>
              <table:table-cell office:value-type="float" office:value="100.484177">
                <text:p>100.484177</text:p>
              </table:table-cell>
              <table:table-cell office:value-type="float" office:value="197.578705">
                <text:p>197.5787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881920326">
                <text:p>135.881920326</text:p>
              </table:table-cell>
              <table:table-cell office:value-type="float" office:value="240.76509771">
                <text:p>240.76509771</text:p>
              </table:table-cell>
              <table:table-cell office:value-type="float" office:value="100.466385">
                <text:p>100.466385</text:p>
              </table:table-cell>
              <table:table-cell office:value-type="float" office:value="197.667694">
                <text:p>197.6676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80196196">
                <text:p>135.780196196</text:p>
              </table:table-cell>
              <table:table-cell office:value-type="float" office:value="241.27704933">
                <text:p>241.27704933</text:p>
              </table:table-cell>
              <table:table-cell office:value-type="float" office:value="100.448593">
                <text:p>100.448593</text:p>
              </table:table-cell>
              <table:table-cell office:value-type="float" office:value="197.756683">
                <text:p>197.7566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5.679940341">
                <text:p>135.679940341</text:p>
              </table:table-cell>
              <table:table-cell office:value-type="float" office:value="241.780284696">
                <text:p>241.780284696</text:p>
              </table:table-cell>
              <table:table-cell office:value-type="float" office:value="100.430801">
                <text:p>100.430801</text:p>
              </table:table-cell>
              <table:table-cell office:value-type="float" office:value="197.845673">
                <text:p>197.8456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5.57823776">
                <text:p>135.57823776</text:p>
              </table:table-cell>
              <table:table-cell office:value-type="float" office:value="242.289904579">
                <text:p>242.289904579</text:p>
              </table:table-cell>
              <table:table-cell office:value-type="float" office:value="100.41301">
                <text:p>100.41301</text:p>
              </table:table-cell>
              <table:table-cell office:value-type="float" office:value="197.934662">
                <text:p>197.9346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5.532538127">
                <text:p>135.532538127</text:p>
              </table:table-cell>
              <table:table-cell office:value-type="float" office:value="242.518449914">
                <text:p>242.518449914</text:p>
              </table:table-cell>
              <table:table-cell office:value-type="float" office:value="100.395218">
                <text:p>100.395218</text:p>
              </table:table-cell>
              <table:table-cell office:value-type="float" office:value="198.023651">
                <text:p>198.0236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5.433202987">
                <text:p>135.433202987</text:p>
              </table:table-cell>
              <table:table-cell office:value-type="float" office:value="243.01438572">
                <text:p>243.01438572</text:p>
              </table:table-cell>
              <table:table-cell office:value-type="float" office:value="100.377426">
                <text:p>100.377426</text:p>
              </table:table-cell>
              <table:table-cell office:value-type="float" office:value="198.11264">
                <text:p>198.112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5.338499062">
                <text:p>135.338499062</text:p>
              </table:table-cell>
              <table:table-cell office:value-type="float" office:value="243.486296688">
                <text:p>243.486296688</text:p>
              </table:table-cell>
              <table:table-cell office:value-type="float" office:value="100.359634">
                <text:p>100.359634</text:p>
              </table:table-cell>
              <table:table-cell office:value-type="float" office:value="198.20163">
                <text:p>198.201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5.245183372">
                <text:p>135.245183372</text:p>
              </table:table-cell>
              <table:table-cell office:value-type="float" office:value="243.949555927">
                <text:p>243.949555927</text:p>
              </table:table-cell>
              <table:table-cell office:value-type="float" office:value="100.341843">
                <text:p>100.341843</text:p>
              </table:table-cell>
              <table:table-cell office:value-type="float" office:value="198.290619">
                <text:p>198.2906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5.150754626">
                <text:p>135.150754626</text:p>
              </table:table-cell>
              <table:table-cell office:value-type="float" office:value="244.417956233">
                <text:p>244.417956233</text:p>
              </table:table-cell>
              <table:table-cell office:value-type="float" office:value="100.324051">
                <text:p>100.324051</text:p>
              </table:table-cell>
              <table:table-cell office:value-type="float" office:value="198.379608">
                <text:p>198.379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5.063611359">
                <text:p>135.063611359</text:p>
              </table:table-cell>
              <table:table-cell office:value-type="float" office:value="244.849429833">
                <text:p>244.849429833</text:p>
              </table:table-cell>
              <table:table-cell office:value-type="float" office:value="100.306259">
                <text:p>100.306259</text:p>
              </table:table-cell>
              <table:table-cell office:value-type="float" office:value="198.468597">
                <text:p>198.4685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4.972476791">
                <text:p>134.972476791</text:p>
              </table:table-cell>
              <table:table-cell office:value-type="float" office:value="245.299671593">
                <text:p>245.299671593</text:p>
              </table:table-cell>
              <table:table-cell office:value-type="float" office:value="100.288467">
                <text:p>100.288467</text:p>
              </table:table-cell>
              <table:table-cell office:value-type="float" office:value="198.557587">
                <text:p>198.5575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4.88570862">
                <text:p>134.88570862</text:p>
              </table:table-cell>
              <table:table-cell office:value-type="float" office:value="245.727427933">
                <text:p>245.727427933</text:p>
              </table:table-cell>
              <table:table-cell office:value-type="float" office:value="100.270676">
                <text:p>100.270676</text:p>
              </table:table-cell>
              <table:table-cell office:value-type="float" office:value="198.646576">
                <text:p>198.6465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4.845650901">
                <text:p>134.845650901</text:p>
              </table:table-cell>
              <table:table-cell office:value-type="float" office:value="245.924853322">
                <text:p>245.924853322</text:p>
              </table:table-cell>
              <table:table-cell office:value-type="float" office:value="100.252869">
                <text:p>100.252869</text:p>
              </table:table-cell>
              <table:table-cell office:value-type="float" office:value="198.735565">
                <text:p>198.7355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4.761371645">
                <text:p>134.761371645</text:p>
              </table:table-cell>
              <table:table-cell office:value-type="float" office:value="246.339531189">
                <text:p>246.339531189</text:p>
              </table:table-cell>
              <table:table-cell office:value-type="float" office:value="100.235077">
                <text:p>100.235077</text:p>
              </table:table-cell>
              <table:table-cell office:value-type="float" office:value="198.824585">
                <text:p>198.8245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4.678778878">
                <text:p>134.678778878</text:p>
              </table:table-cell>
              <table:table-cell office:value-type="float" office:value="246.745266304">
                <text:p>246.745266304</text:p>
              </table:table-cell>
              <table:table-cell office:value-type="float" office:value="100.21727">
                <text:p>100.21727</text:p>
              </table:table-cell>
              <table:table-cell office:value-type="float" office:value="198.913574">
                <text:p>198.9135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4.600277129">
                <text:p>134.600277129</text:p>
              </table:table-cell>
              <table:table-cell office:value-type="float" office:value="247.129938424">
                <text:p>247.129938424</text:p>
              </table:table-cell>
              <table:table-cell office:value-type="float" office:value="100.199463">
                <text:p>100.199463</text:p>
              </table:table-cell>
              <table:table-cell office:value-type="float" office:value="199.002594">
                <text:p>199.0025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4.518359745">
                <text:p>134.518359745</text:p>
              </table:table-cell>
              <table:table-cell office:value-type="float" office:value="247.530371882">
                <text:p>247.530371882</text:p>
              </table:table-cell>
              <table:table-cell office:value-type="float" office:value="100.181671">
                <text:p>100.181671</text:p>
              </table:table-cell>
              <table:table-cell office:value-type="float" office:value="199.091614">
                <text:p>199.0916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4.443101161">
                <text:p>134.443101161</text:p>
              </table:table-cell>
              <table:table-cell office:value-type="float" office:value="247.897955741">
                <text:p>247.897955741</text:p>
              </table:table-cell>
              <table:table-cell office:value-type="float" office:value="100.163864">
                <text:p>100.163864</text:p>
              </table:table-cell>
              <table:table-cell office:value-type="float" office:value="199.180603">
                <text:p>199.1806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4.362299673">
                <text:p>134.362299673</text:p>
              </table:table-cell>
              <table:table-cell office:value-type="float" office:value="248.291670471">
                <text:p>248.291670471</text:p>
              </table:table-cell>
              <table:table-cell office:value-type="float" office:value="100.146072">
                <text:p>100.146072</text:p>
              </table:table-cell>
              <table:table-cell office:value-type="float" office:value="199.269623">
                <text:p>199.2696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4.290267386">
                <text:p>134.290267386</text:p>
              </table:table-cell>
              <table:table-cell office:value-type="float" office:value="248.642008654">
                <text:p>248.642008654</text:p>
              </table:table-cell>
              <table:table-cell office:value-type="float" office:value="100.128265">
                <text:p>100.128265</text:p>
              </table:table-cell>
              <table:table-cell office:value-type="float" office:value="199.358612">
                <text:p>199.3586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4.253742427">
                <text:p>134.253742427</text:p>
              </table:table-cell>
              <table:table-cell office:value-type="float" office:value="248.819591687">
                <text:p>248.819591687</text:p>
              </table:table-cell>
              <table:table-cell office:value-type="float" office:value="100.110474">
                <text:p>100.110474</text:p>
              </table:table-cell>
              <table:table-cell office:value-type="float" office:value="199.447632">
                <text:p>199.4476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4.179790593">
                <text:p>134.179790593</text:p>
              </table:table-cell>
              <table:table-cell office:value-type="float" office:value="249.178875834">
                <text:p>249.178875834</text:p>
              </table:table-cell>
              <table:table-cell office:value-type="float" office:value="100.092667">
                <text:p>100.092667</text:p>
              </table:table-cell>
              <table:table-cell office:value-type="float" office:value="199.536621">
                <text:p>199.5366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4.109737878">
                <text:p>134.109737878</text:p>
              </table:table-cell>
              <table:table-cell office:value-type="float" office:value="249.51837243">
                <text:p>249.51837243</text:p>
              </table:table-cell>
              <table:table-cell office:value-type="float" office:value="100.074875">
                <text:p>100.074875</text:p>
              </table:table-cell>
              <table:table-cell office:value-type="float" office:value="199.625641">
                <text:p>199.6256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4.04135402">
                <text:p>134.04135402</text:p>
              </table:table-cell>
              <table:table-cell office:value-type="float" office:value="249.849165248">
                <text:p>249.849165248</text:p>
              </table:table-cell>
              <table:table-cell office:value-type="float" office:value="100.057068">
                <text:p>100.057068</text:p>
              </table:table-cell>
              <table:table-cell office:value-type="float" office:value="199.714661">
                <text:p>199.7146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.974801581">
                <text:p>133.974801581</text:p>
              </table:table-cell>
              <table:table-cell office:value-type="float" office:value="250.171077992">
                <text:p>250.171077992</text:p>
              </table:table-cell>
              <table:table-cell office:value-type="float" office:value="100.039276">
                <text:p>100.039276</text:p>
              </table:table-cell>
              <table:table-cell office:value-type="float" office:value="199.80365">
                <text:p>199.803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.909884451">
                <text:p>133.909884451</text:p>
              </table:table-cell>
              <table:table-cell office:value-type="float" office:value="250.48430492">
                <text:p>250.48430492</text:p>
              </table:table-cell>
              <table:table-cell office:value-type="float" office:value="100.021469">
                <text:p>100.021469</text:p>
              </table:table-cell>
              <table:table-cell office:value-type="float" office:value="199.89267">
                <text:p>199.892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.846799141">
                <text:p>133.846799141</text:p>
              </table:table-cell>
              <table:table-cell office:value-type="float" office:value="250.788637336">
                <text:p>250.788637336</text:p>
              </table:table-cell>
              <table:table-cell office:value-type="float" office:value="100.003677">
                <text:p>100.003677</text:p>
              </table:table-cell>
              <table:table-cell office:value-type="float" office:value="199.981659">
                <text:p>199.9816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.817858215">
                <text:p>133.817858215</text:p>
              </table:table-cell>
              <table:table-cell office:value-type="float" office:value="250.928243832">
                <text:p>250.92824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.7515804">
                <text:p>133.7515804</text:p>
              </table:table-cell>
              <table:table-cell office:value-type="float" office:value="251.246622107">
                <text:p>251.2466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3.694741786">
                <text:p>133.694741786</text:p>
              </table:table-cell>
              <table:table-cell office:value-type="float" office:value="251.519777823">
                <text:p>251.519777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3.637679194">
                <text:p>133.637679194</text:p>
              </table:table-cell>
              <table:table-cell office:value-type="float" office:value="251.793236977">
                <text:p>251.79323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3.582439786">
                <text:p>133.582439786</text:p>
              </table:table-cell>
              <table:table-cell office:value-type="float" office:value="252.057862814">
                <text:p>252.05786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3.52900224">
                <text:p>133.52900224</text:p>
              </table:table-cell>
              <table:table-cell office:value-type="float" office:value="252.313682251">
                <text:p>252.31368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3.477339491">
                <text:p>133.477339491</text:p>
              </table:table-cell>
              <table:table-cell office:value-type="float" office:value="252.560717522">
                <text:p>252.56071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3.427474728">
                <text:p>133.427474728</text:p>
              </table:table-cell>
              <table:table-cell office:value-type="float" office:value="252.798951042">
                <text:p>252.79895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3.4032844">
                <text:p>133.4032844</text:p>
              </table:table-cell>
              <table:table-cell office:value-type="float" office:value="252.914715679">
                <text:p>252.91471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3.354665026">
                <text:p>133.354665026</text:p>
              </table:table-cell>
              <table:table-cell office:value-type="float" office:value="253.146598082">
                <text:p>253.14659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3.306617596">
                <text:p>133.306617596</text:p>
              </table:table-cell>
              <table:table-cell office:value-type="float" office:value="253.375686201">
                <text:p>253.37568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3.267282021">
                <text:p>133.267282021</text:p>
              </table:table-cell>
              <table:table-cell office:value-type="float" office:value="253.563217546">
                <text:p>253.5632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3.224192283">
                <text:p>133.224192283</text:p>
              </table:table-cell>
              <table:table-cell office:value-type="float" office:value="253.767976022">
                <text:p>253.76797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3.184268943">
                <text:p>133.184268943</text:p>
              </table:table-cell>
              <table:table-cell office:value-type="float" office:value="253.957577506">
                <text:p>253.95757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3.143870367">
                <text:p>133.143870367</text:p>
              </table:table-cell>
              <table:table-cell office:value-type="float" office:value="254.149430053">
                <text:p>254.14943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3.127865324">
                <text:p>133.127865324</text:p>
              </table:table-cell>
              <table:table-cell office:value-type="float" office:value="254.225532418">
                <text:p>254.22553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3.092626404">
                <text:p>133.092626404</text:p>
              </table:table-cell>
              <table:table-cell office:value-type="float" office:value="254.393151615">
                <text:p>254.39315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3.05713061">
                <text:p>133.05713061</text:p>
              </table:table-cell>
              <table:table-cell office:value-type="float" office:value="254.561650803">
                <text:p>254.56165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3.025590513">
                <text:p>133.025590513</text:p>
              </table:table-cell>
              <table:table-cell office:value-type="float" office:value="254.711202362">
                <text:p>254.71120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.996907736">
                <text:p>132.996907736</text:p>
              </table:table-cell>
              <table:table-cell office:value-type="float" office:value="254.847658952">
                <text:p>254.84765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2.969987026">
                <text:p>132.969987026</text:p>
              </table:table-cell>
              <table:table-cell office:value-type="float" office:value="254.975776491">
                <text:p>254.97577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2.94400965">
                <text:p>132.94400965</text:p>
              </table:table-cell>
              <table:table-cell office:value-type="float" office:value="255.099335167">
                <text:p>255.09933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2.931745721">
                <text:p>132.931745721</text:p>
              </table:table-cell>
              <table:table-cell office:value-type="float" office:value="255.157851246">
                <text:p>255.15785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.907811251">
                <text:p>132.907811251</text:p>
              </table:table-cell>
              <table:table-cell office:value-type="float" office:value="255.271638331">
                <text:p>255.2716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2.887189251">
                <text:p>132.887189251</text:p>
              </table:table-cell>
              <table:table-cell office:value-type="float" office:value="255.370025345">
                <text:p>255.37002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2.867220347">
                <text:p>132.867220347</text:p>
              </table:table-cell>
              <table:table-cell office:value-type="float" office:value="255.465721555">
                <text:p>255.46572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2.850199287">
                <text:p>132.850199287</text:p>
              </table:table-cell>
              <table:table-cell office:value-type="float" office:value="255.547192169">
                <text:p>255.54719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2.834568196">
                <text:p>132.834568196</text:p>
              </table:table-cell>
              <table:table-cell office:value-type="float" office:value="255.622639654">
                <text:p>255.62263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2.820752065">
                <text:p>132.820752065</text:p>
              </table:table-cell>
              <table:table-cell office:value-type="float" office:value="255.689479777">
                <text:p>255.68947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.80884889">
                <text:p>132.80884889</text:p>
              </table:table-cell>
              <table:table-cell office:value-type="float" office:value="255.74754519">
                <text:p>255.7475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2.798608735">
                <text:p>132.798608735</text:p>
              </table:table-cell>
              <table:table-cell office:value-type="float" office:value="255.798272099">
                <text:p>255.79827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2.79421367">
                <text:p>132.79421367</text:p>
              </table:table-cell>
              <table:table-cell office:value-type="float" office:value="255.820713924">
                <text:p>255.82071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2.787544159">
                <text:p>132.787544159</text:p>
              </table:table-cell>
              <table:table-cell office:value-type="float" office:value="255.855311626">
                <text:p>255.85531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2.782459103">
                <text:p>132.782459103</text:p>
              </table:table-cell>
              <table:table-cell office:value-type="float" office:value="255.882435493">
                <text:p>255.88243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2.779378777">
                <text:p>132.779378777</text:p>
              </table:table-cell>
              <table:table-cell office:value-type="float" office:value="255.900761481">
                <text:p>255.90076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2.777304057">
                <text:p>132.777304057</text:p>
              </table:table-cell>
              <table:table-cell office:value-type="float" office:value="255.911524665">
                <text:p>255.91152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2.775291728">
                <text:p>132.775291728</text:p>
              </table:table-cell>
              <table:table-cell office:value-type="float" office:value="255.91800258">
                <text:p>255.918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2.774048272">
                <text:p>132.774048272</text:p>
              </table:table-cell>
              <table:table-cell office:value-type="float" office:value="255.922200397">
                <text:p>255.92220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2.773664416">
                <text:p>132.773664416</text:p>
              </table:table-cell>
              <table:table-cell office:value-type="float" office:value="255.923806881">
                <text:p>255.92380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2.773132185">
                <text:p>132.773132185</text:p>
              </table:table-cell>
              <table:table-cell office:value-type="float" office:value="255.926366134">
                <text:p>255.92636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2.772771724">
                <text:p>132.772771724</text:p>
              </table:table-cell>
              <table:table-cell office:value-type="float" office:value="255.928334836">
                <text:p>255.92833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2.772468216">
                <text:p>132.772468216</text:p>
              </table:table-cell>
              <table:table-cell office:value-type="float" office:value="255.930151517">
                <text:p>255.93015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2.772181179">
                <text:p>132.772181179</text:p>
              </table:table-cell>
              <table:table-cell office:value-type="float" office:value="255.931883555">
                <text:p>255.9318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.771903958">
                <text:p>132.771903958</text:p>
              </table:table-cell>
              <table:table-cell office:value-type="float" office:value="255.933579527">
                <text:p>255.93357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2.771864176">
                <text:p>132.771864176</text:p>
              </table:table-cell>
              <table:table-cell office:value-type="float" office:value="255.934256403">
                <text:p>255.93425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.771829257">
                <text:p>132.771829257</text:p>
              </table:table-cell>
              <table:table-cell office:value-type="float" office:value="255.934425477">
                <text:p>255.93442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2.771746003">
                <text:p>132.771746003</text:p>
              </table:table-cell>
              <table:table-cell office:value-type="float" office:value="255.934658">
                <text:p>255.93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2.771720955">
                <text:p>132.771720955</text:p>
              </table:table-cell>
              <table:table-cell office:value-type="float" office:value="255.934817436">
                <text:p>255.93481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2.771732833">
                <text:p>132.771732833</text:p>
              </table:table-cell>
              <table:table-cell office:value-type="float" office:value="255.934854154">
                <text:p>255.93485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2.77175232">
                <text:p>132.77175232</text:p>
              </table:table-cell>
              <table:table-cell office:value-type="float" office:value="255.934812316">
                <text:p>255.93481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2.771776469">
                <text:p>132.771776469</text:p>
              </table:table-cell>
              <table:table-cell office:value-type="float" office:value="255.934737624">
                <text:p>255.934737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2.77179991">
                <text:p>132.77179991</text:p>
              </table:table-cell>
              <table:table-cell office:value-type="float" office:value="255.93465345">
                <text:p>255.9346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2.771821148">
                <text:p>132.771821148</text:p>
              </table:table-cell>
              <table:table-cell office:value-type="float" office:value="255.93456855">
                <text:p>255.9345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2.771829554">
                <text:p>132.771829554</text:p>
              </table:table-cell>
              <table:table-cell office:value-type="float" office:value="255.934529831">
                <text:p>255.93452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2.771848101">
                <text:p>132.771848101</text:p>
              </table:table-cell>
              <table:table-cell office:value-type="float" office:value="255.934451312">
                <text:p>255.93445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2.771865325">
                <text:p>132.771865325</text:p>
              </table:table-cell>
              <table:table-cell office:value-type="float" office:value="255.934380913">
                <text:p>255.93438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.771880752">
                <text:p>132.771880752</text:p>
              </table:table-cell>
              <table:table-cell office:value-type="float" office:value="255.934311308">
                <text:p>255.93431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2.771896545">
                <text:p>132.771896545</text:p>
              </table:table-cell>
              <table:table-cell office:value-type="float" office:value="255.934249153">
                <text:p>255.93424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2.771909369">
                <text:p>132.771909369</text:p>
              </table:table-cell>
              <table:table-cell office:value-type="float" office:value="255.934196201">
                <text:p>255.93419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771922041">
                <text:p>132.771922041</text:p>
              </table:table-cell>
              <table:table-cell office:value-type="float" office:value="255.934143128">
                <text:p>255.93414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2.771934317">
                <text:p>132.771934317</text:p>
              </table:table-cell>
              <table:table-cell office:value-type="float" office:value="255.934098246">
                <text:p>255.9340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2.771944693">
                <text:p>132.771944693</text:p>
              </table:table-cell>
              <table:table-cell office:value-type="float" office:value="255.934055978">
                <text:p>255.93405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2.771949439">
                <text:p>132.771949439</text:p>
              </table:table-cell>
              <table:table-cell office:value-type="float" office:value="255.934037252">
                <text:p>255.93403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2.771958348">
                <text:p>132.771958348</text:p>
              </table:table-cell>
              <table:table-cell office:value-type="float" office:value="255.933999897">
                <text:p>255.93399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2.771962533">
                <text:p>132.771962533</text:p>
              </table:table-cell>
              <table:table-cell office:value-type="float" office:value="255.93395996">
                <text:p>255.9339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2.771966275">
                <text:p>132.771966275</text:p>
              </table:table-cell>
              <table:table-cell office:value-type="float" office:value="255.933928117">
                <text:p>255.93392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2.771971901">
                <text:p>132.771971901</text:p>
              </table:table-cell>
              <table:table-cell office:value-type="float" office:value="255.933897757">
                <text:p>255.933897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2.771969416">
                <text:p>132.771969416</text:p>
              </table:table-cell>
              <table:table-cell office:value-type="float" office:value="255.933861022">
                <text:p>255.93386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2.771965166">
                <text:p>132.771965166</text:p>
              </table:table-cell>
              <table:table-cell office:value-type="float" office:value="255.933822354">
                <text:p>255.93382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2.77196341">
                <text:p>132.77196341</text:p>
              </table:table-cell>
              <table:table-cell office:value-type="float" office:value="255.933805256">
                <text:p>255.93380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2.771961672">
                <text:p>132.771961672</text:p>
              </table:table-cell>
              <table:table-cell office:value-type="float" office:value="255.933770986">
                <text:p>255.93377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2.771960925">
                <text:p>132.771960925</text:p>
              </table:table-cell>
              <table:table-cell office:value-type="float" office:value="255.933739243">
                <text:p>255.933739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2.771959572">
                <text:p>132.771959572</text:p>
              </table:table-cell>
              <table:table-cell office:value-type="float" office:value="255.933709524">
                <text:p>255.9337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2.771958737">
                <text:p>132.771958737</text:p>
              </table:table-cell>
              <table:table-cell office:value-type="float" office:value="255.933682848">
                <text:p>255.93368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2.771958865">
                <text:p>132.771958865</text:p>
              </table:table-cell>
              <table:table-cell office:value-type="float" office:value="255.933659847">
                <text:p>255.93365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2.77195887">
                <text:p>132.77195887</text:p>
              </table:table-cell>
              <table:table-cell office:value-type="float" office:value="255.93363716">
                <text:p>255.9336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2.771958784">
                <text:p>132.771958784</text:p>
              </table:table-cell>
              <table:table-cell office:value-type="float" office:value="255.933628225">
                <text:p>255.93362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.771958392">
                <text:p>132.771958392</text:p>
              </table:table-cell>
              <table:table-cell office:value-type="float" office:value="255.93361063">
                <text:p>255.9336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2.771958024">
                <text:p>132.771958024</text:p>
              </table:table-cell>
              <table:table-cell office:value-type="float" office:value="255.933594668">
                <text:p>255.93359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2.771957931">
                <text:p>132.771957931</text:p>
              </table:table-cell>
              <table:table-cell office:value-type="float" office:value="255.933580282">
                <text:p>255.93358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2.771957452">
                <text:p>132.771957452</text:p>
              </table:table-cell>
              <table:table-cell office:value-type="float" office:value="255.93356744">
                <text:p>255.9335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2.771957577">
                <text:p>132.771957577</text:p>
              </table:table-cell>
              <table:table-cell office:value-type="float" office:value="255.933555471">
                <text:p>255.933555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2.771957244">
                <text:p>132.771957244</text:p>
              </table:table-cell>
              <table:table-cell office:value-type="float" office:value="255.93354545">
                <text:p>255.933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2.771957505">
                <text:p>132.771957505</text:p>
              </table:table-cell>
              <table:table-cell office:value-type="float" office:value="255.933536009">
                <text:p>255.933536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2.771957301">
                <text:p>132.771957301</text:p>
              </table:table-cell>
              <table:table-cell office:value-type="float" office:value="255.93353173">
                <text:p>255.9335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.771957795">
                <text:p>132.771957795</text:p>
              </table:table-cell>
              <table:table-cell office:value-type="float" office:value="255.933523524">
                <text:p>255.93352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2.771958086">
                <text:p>132.771958086</text:p>
              </table:table-cell>
              <table:table-cell office:value-type="float" office:value="255.933516565">
                <text:p>255.93351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.771958351">
                <text:p>132.771958351</text:p>
              </table:table-cell>
              <table:table-cell office:value-type="float" office:value="255.933510078">
                <text:p>255.93351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2.771959035">
                <text:p>132.771959035</text:p>
              </table:table-cell>
              <table:table-cell office:value-type="float" office:value="255.933504375">
                <text:p>255.93350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2.77195969">
                <text:p>132.77195969</text:p>
              </table:table-cell>
              <table:table-cell office:value-type="float" office:value="255.933499049">
                <text:p>255.93349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2.771959988">
                <text:p>132.771959988</text:p>
              </table:table-cell>
              <table:table-cell office:value-type="float" office:value="255.93349399">
                <text:p>255.9334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2.771960562">
                <text:p>132.771960562</text:p>
              </table:table-cell>
              <table:table-cell office:value-type="float" office:value="255.933491984">
                <text:p>255.93349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.771961216">
                <text:p>132.771961216</text:p>
              </table:table-cell>
              <table:table-cell office:value-type="float" office:value="255.933487669">
                <text:p>255.93348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.771961567">
                <text:p>132.771961567</text:p>
              </table:table-cell>
              <table:table-cell office:value-type="float" office:value="255.933483504">
                <text:p>255.93348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.77196219">
                <text:p>132.77196219</text:p>
              </table:table-cell>
              <table:table-cell office:value-type="float" office:value="255.933479711">
                <text:p>255.93347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.771962791">
                <text:p>132.771962791</text:p>
              </table:table-cell>
              <table:table-cell office:value-type="float" office:value="255.933476079">
                <text:p>255.93347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.771963438">
                <text:p>132.771963438</text:p>
              </table:table-cell>
              <table:table-cell office:value-type="float" office:value="255.933472726">
                <text:p>255.9334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.771964174">
                <text:p>132.771964174</text:p>
              </table:table-cell>
              <table:table-cell office:value-type="float" office:value="255.93346951">
                <text:p>255.93346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2.771965004">
                <text:p>132.771965004</text:p>
              </table:table-cell>
              <table:table-cell office:value-type="float" office:value="255.933466336">
                <text:p>255.93346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2.771965076">
                <text:p>132.771965076</text:p>
              </table:table-cell>
              <table:table-cell office:value-type="float" office:value="255.933464784">
                <text:p>255.93346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2.771966107">
                <text:p>132.771966107</text:p>
              </table:table-cell>
              <table:table-cell office:value-type="float" office:value="255.933461792">
                <text:p>255.93346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2.771966911">
                <text:p>132.771966911</text:p>
              </table:table-cell>
              <table:table-cell office:value-type="float" office:value="255.933459067">
                <text:p>255.9334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2.771967662">
                <text:p>132.771967662</text:p>
              </table:table-cell>
              <table:table-cell office:value-type="float" office:value="255.93345643">
                <text:p>255.9334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2.771969391">
                <text:p>132.771969391</text:p>
              </table:table-cell>
              <table:table-cell office:value-type="float" office:value="255.933454832">
                <text:p>255.93345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2.77197036">
                <text:p>132.77197036</text:p>
              </table:table-cell>
              <table:table-cell office:value-type="float" office:value="255.933452835">
                <text:p>255.93345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.771971879">
                <text:p>132.771971879</text:p>
              </table:table-cell>
              <table:table-cell office:value-type="float" office:value="255.933451538">
                <text:p>255.93345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2.771972118">
                <text:p>132.771972118</text:p>
              </table:table-cell>
              <table:table-cell office:value-type="float" office:value="255.93345072">
                <text:p>255.9334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2.771973427">
                <text:p>132.771973427</text:p>
              </table:table-cell>
              <table:table-cell office:value-type="float" office:value="255.933449213">
                <text:p>255.933449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.771974255">
                <text:p>132.771974255</text:p>
              </table:table-cell>
              <table:table-cell office:value-type="float" office:value="255.933447385">
                <text:p>255.9334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2.771975277">
                <text:p>132.771975277</text:p>
              </table:table-cell>
              <table:table-cell office:value-type="float" office:value="255.933446053">
                <text:p>255.93344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2.771976494">
                <text:p>132.771976494</text:p>
              </table:table-cell>
              <table:table-cell office:value-type="float" office:value="255.933444715">
                <text:p>255.93344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.771977702">
                <text:p>132.771977702</text:p>
              </table:table-cell>
              <table:table-cell office:value-type="float" office:value="255.933443472">
                <text:p>255.93344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2.771978589">
                <text:p>132.771978589</text:p>
              </table:table-cell>
              <table:table-cell office:value-type="float" office:value="255.933442055">
                <text:p>255.9334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2.771979296">
                <text:p>132.771979296</text:p>
              </table:table-cell>
              <table:table-cell office:value-type="float" office:value="255.933441485">
                <text:p>255.93344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2.771980226">
                <text:p>132.771980226</text:p>
              </table:table-cell>
              <table:table-cell office:value-type="float" office:value="255.933440123">
                <text:p>255.93344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2.771981619">
                <text:p>132.771981619</text:p>
              </table:table-cell>
              <table:table-cell office:value-type="float" office:value="255.933439078">
                <text:p>255.93343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2.771982758">
                <text:p>132.771982758</text:p>
              </table:table-cell>
              <table:table-cell office:value-type="float" office:value="255.933438327">
                <text:p>255.93343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2.77198417">
                <text:p>132.77198417</text:p>
              </table:table-cell>
              <table:table-cell office:value-type="float" office:value="255.933437242">
                <text:p>255.93343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2.771985094">
                <text:p>132.771985094</text:p>
              </table:table-cell>
              <table:table-cell office:value-type="float" office:value="255.933436137">
                <text:p>255.93343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.771986222">
                <text:p>132.771986222</text:p>
              </table:table-cell>
              <table:table-cell office:value-type="float" office:value="255.933434781">
                <text:p>255.93343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2.771986616">
                <text:p>132.771986616</text:p>
              </table:table-cell>
              <table:table-cell office:value-type="float" office:value="255.933434229">
                <text:p>255.93343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2.771988404">
                <text:p>132.771988404</text:p>
              </table:table-cell>
              <table:table-cell office:value-type="float" office:value="255.933433882">
                <text:p>255.93343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2.771989227">
                <text:p>132.771989227</text:p>
              </table:table-cell>
              <table:table-cell office:value-type="float" office:value="255.933432571">
                <text:p>255.93343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2.77199036">
                <text:p>132.77199036</text:p>
              </table:table-cell>
              <table:table-cell office:value-type="float" office:value="255.933431789">
                <text:p>255.93343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2.771991905">
                <text:p>132.771991905</text:p>
              </table:table-cell>
              <table:table-cell office:value-type="float" office:value="255.933431109">
                <text:p>255.93343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.771993063">
                <text:p>132.771993063</text:p>
              </table:table-cell>
              <table:table-cell office:value-type="float" office:value="255.933430473">
                <text:p>255.9334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2.771994035">
                <text:p>132.771994035</text:p>
              </table:table-cell>
              <table:table-cell office:value-type="float" office:value="255.933429465">
                <text:p>255.93342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2.771995255">
                <text:p>132.771995255</text:p>
              </table:table-cell>
              <table:table-cell office:value-type="float" office:value="255.933428202">
                <text:p>255.93342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2.77199659">
                <text:p>132.77199659</text:p>
              </table:table-cell>
              <table:table-cell office:value-type="float" office:value="255.9334276">
                <text:p>255.933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2.771997139">
                <text:p>132.771997139</text:p>
              </table:table-cell>
              <table:table-cell office:value-type="float" office:value="255.933427194">
                <text:p>255.93342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2.771998431">
                <text:p>132.771998431</text:p>
              </table:table-cell>
              <table:table-cell office:value-type="float" office:value="255.933426205">
                <text:p>255.93342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2.771999706">
                <text:p>132.771999706</text:p>
              </table:table-cell>
              <table:table-cell office:value-type="float" office:value="255.9334255">
                <text:p>255.933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2.772001246">
                <text:p>132.772001246</text:p>
              </table:table-cell>
              <table:table-cell office:value-type="float" office:value="255.933425059">
                <text:p>255.93342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2.772002157">
                <text:p>132.772002157</text:p>
              </table:table-cell>
              <table:table-cell office:value-type="float" office:value="255.93342429">
                <text:p>255.9334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2.772003384">
                <text:p>132.772003384</text:p>
              </table:table-cell>
              <table:table-cell office:value-type="float" office:value="255.933423087">
                <text:p>255.93342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2.772004908">
                <text:p>132.772004908</text:p>
              </table:table-cell>
              <table:table-cell office:value-type="float" office:value="255.933422611">
                <text:p>255.93342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2.772005839">
                <text:p>132.772005839</text:p>
              </table:table-cell>
              <table:table-cell office:value-type="float" office:value="255.933421448">
                <text:p>255.93342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2.772006419">
                <text:p>132.772006419</text:p>
              </table:table-cell>
              <table:table-cell office:value-type="float" office:value="255.933421119">
                <text:p>255.93342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2.772007986">
                <text:p>132.772007986</text:p>
              </table:table-cell>
              <table:table-cell office:value-type="float" office:value="255.933420522">
                <text:p>255.93342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2.772009252">
                <text:p>132.772009252</text:p>
              </table:table-cell>
              <table:table-cell office:value-type="float" office:value="255.933420032">
                <text:p>255.93342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2.772010153">
                <text:p>132.772010153</text:p>
              </table:table-cell>
              <table:table-cell office:value-type="float" office:value="255.933419255">
                <text:p>255.93341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2.772011388">
                <text:p>132.772011388</text:p>
              </table:table-cell>
              <table:table-cell office:value-type="float" office:value="255.933418066">
                <text:p>255.93341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